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145cm"/>
    </style:style>
    <style:style style:name="co3" style:family="table-column">
      <style:table-column-properties fo:break-before="auto" style:column-width="1.84cm"/>
    </style:style>
    <style:style style:name="co4" style:family="table-column">
      <style:table-column-properties fo:break-before="auto" style:column-width="1.7cm"/>
    </style:style>
    <style:style style:name="co5" style:family="table-column">
      <style:table-column-properties fo:break-before="auto" style:column-width="2.339cm"/>
    </style:style>
    <style:style style:name="co6" style:family="table-column">
      <style:table-column-properties fo:break-before="auto" style:column-width="5.482cm"/>
    </style:style>
    <style:style style:name="co7" style:family="table-column">
      <style:table-column-properties fo:break-before="auto" style:column-width="2.006cm"/>
    </style:style>
    <style:style style:name="co8" style:family="table-column">
      <style:table-column-properties fo:break-before="auto" style:column-width="4.509cm"/>
    </style:style>
    <style:style style:name="co9" style:family="table-column">
      <style:table-column-properties fo:break-before="auto" style:column-width="5.28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otal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login</text:p>
          </table:table-cell>
          <table:table-cell office:value-type="string">
            <text:p>prenom</text:p>
          </table:table-cell>
          <table:table-cell office:value-type="string">
            <text:p>pass</text:p>
          </table:table-cell>
          <table:table-cell office:value-type="string">
            <text:p>pseudo_spip</text:p>
          </table:table-cell>
          <table:table-cell office:value-type="string">
            <text:p>email</text:p>
          </table:table-cell>
          <table:table-cell office:value-type="string">
            <text:p>groupe</text:p>
          </table:table-cell>
          <table:table-cell office:value-type="string">
            <text:p>ss_groupe</text:p>
          </table:table-cell>
        </table:table-row>
        <table:table-row table:style-name="ro1">
          <table:table-cell office:value-type="string">
            <text:p>ELEVE01</text:p>
          </table:table-cell>
          <table:table-cell office:value-type="string">
            <text:p>nadia</text:p>
          </table:table-cell>
          <table:table-cell office:value-type="string">
            <text:p>eleve01</text:p>
          </table:table-cell>
          <table:table-cell/>
          <table:table-cell office:value-type="string">
            <text:p>eleve01.nadia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02</text:p>
          </table:table-cell>
          <table:table-cell office:value-type="string">
            <text:p>guillaume</text:p>
          </table:table-cell>
          <table:table-cell office:value-type="string">
            <text:p>eleve02</text:p>
          </table:table-cell>
          <table:table-cell/>
          <table:table-cell office:value-type="string">
            <text:p>eleve02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03</text:p>
          </table:table-cell>
          <table:table-cell office:value-type="string">
            <text:p>janique</text:p>
          </table:table-cell>
          <table:table-cell office:value-type="string">
            <text:p>eleve03</text:p>
          </table:table-cell>
          <table:table-cell/>
          <table:table-cell office:value-type="string">
            <text:p>eleve03.janique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04</text:p>
          </table:table-cell>
          <table:table-cell office:value-type="string">
            <text:p>clement</text:p>
          </table:table-cell>
          <table:table-cell office:value-type="string">
            <text:p>eleve04</text:p>
          </table:table-cell>
          <table:table-cell/>
          <table:table-cell office:value-type="string">
            <text:p>eleve04.clement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05</text:p>
          </table:table-cell>
          <table:table-cell office:value-type="string">
            <text:p>anne</text:p>
          </table:table-cell>
          <table:table-cell office:value-type="string">
            <text:p>eleve05</text:p>
          </table:table-cell>
          <table:table-cell/>
          <table:table-cell office:value-type="string">
            <text:p>eleve05.anne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06</text:p>
          </table:table-cell>
          <table:table-cell office:value-type="string">
            <text:p>laure</text:p>
          </table:table-cell>
          <table:table-cell office:value-type="string">
            <text:p>eleve06</text:p>
          </table:table-cell>
          <table:table-cell/>
          <table:table-cell office:value-type="string">
            <text:p>eleve06.laure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07</text:p>
          </table:table-cell>
          <table:table-cell office:value-type="string">
            <text:p>aurelia</text:p>
          </table:table-cell>
          <table:table-cell office:value-type="string">
            <text:p>eleve07</text:p>
          </table:table-cell>
          <table:table-cell/>
          <table:table-cell office:value-type="string">
            <text:p>eleve07.aurelia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08</text:p>
          </table:table-cell>
          <table:table-cell office:value-type="string">
            <text:p>olivier</text:p>
          </table:table-cell>
          <table:table-cell office:value-type="string">
            <text:p>eleve08</text:p>
          </table:table-cell>
          <table:table-cell/>
          <table:table-cell office:value-type="string">
            <text:p>eleve08.olivier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09</text:p>
          </table:table-cell>
          <table:table-cell office:value-type="string">
            <text:p>mickael</text:p>
          </table:table-cell>
          <table:table-cell office:value-type="string">
            <text:p>eleve0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0</text:p>
          </table:table-cell>
          <table:table-cell office:value-type="string">
            <text:p>laetitia</text:p>
          </table:table-cell>
          <table:table-cell office:value-type="string">
            <text:p>eleve1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1</text:p>
          </table:table-cell>
          <table:table-cell office:value-type="string">
            <text:p>nadia</text:p>
          </table:table-cell>
          <table:table-cell office:value-type="string">
            <text:p>eleve1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2</text:p>
          </table:table-cell>
          <table:table-cell office:value-type="string">
            <text:p>guillaume</text:p>
          </table:table-cell>
          <table:table-cell office:value-type="string">
            <text:p>eleve1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3</text:p>
          </table:table-cell>
          <table:table-cell office:value-type="string">
            <text:p>janique</text:p>
          </table:table-cell>
          <table:table-cell office:value-type="string">
            <text:p>eleve1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4</text:p>
          </table:table-cell>
          <table:table-cell office:value-type="string">
            <text:p>clement</text:p>
          </table:table-cell>
          <table:table-cell office:value-type="string">
            <text:p>eleve1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5</text:p>
          </table:table-cell>
          <table:table-cell office:value-type="string">
            <text:p>anne</text:p>
          </table:table-cell>
          <table:table-cell office:value-type="string">
            <text:p>eleve1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6</text:p>
          </table:table-cell>
          <table:table-cell office:value-type="string">
            <text:p>laure</text:p>
          </table:table-cell>
          <table:table-cell office:value-type="string">
            <text:p>eleve1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7</text:p>
          </table:table-cell>
          <table:table-cell office:value-type="string">
            <text:p>aurelia</text:p>
          </table:table-cell>
          <table:table-cell office:value-type="string">
            <text:p>eleve1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8</text:p>
          </table:table-cell>
          <table:table-cell office:value-type="string">
            <text:p>olivier</text:p>
          </table:table-cell>
          <table:table-cell office:value-type="string">
            <text:p>eleve1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9</text:p>
          </table:table-cell>
          <table:table-cell office:value-type="string">
            <text:p>mickael</text:p>
          </table:table-cell>
          <table:table-cell office:value-type="string">
            <text:p>eleve1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20</text:p>
          </table:table-cell>
          <table:table-cell office:value-type="string">
            <text:p>laetitia</text:p>
          </table:table-cell>
          <table:table-cell office:value-type="string">
            <text:p>eleve2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21</text:p>
          </table:table-cell>
          <table:table-cell office:value-type="string">
            <text:p>nadia</text:p>
          </table:table-cell>
          <table:table-cell office:value-type="string">
            <text:p>eleve2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22</text:p>
          </table:table-cell>
          <table:table-cell office:value-type="string">
            <text:p>guillaume</text:p>
          </table:table-cell>
          <table:table-cell office:value-type="string">
            <text:p>eleve2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23</text:p>
          </table:table-cell>
          <table:table-cell office:value-type="string">
            <text:p>janique</text:p>
          </table:table-cell>
          <table:table-cell office:value-type="string">
            <text:p>eleve2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24</text:p>
          </table:table-cell>
          <table:table-cell office:value-type="string">
            <text:p>clement</text:p>
          </table:table-cell>
          <table:table-cell office:value-type="string">
            <text:p>eleve2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25</text:p>
          </table:table-cell>
          <table:table-cell office:value-type="string">
            <text:p>anne</text:p>
          </table:table-cell>
          <table:table-cell office:value-type="string">
            <text:p>eleve2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26</text:p>
          </table:table-cell>
          <table:table-cell office:value-type="string">
            <text:p>laure</text:p>
          </table:table-cell>
          <table:table-cell office:value-type="string">
            <text:p>eleve2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27</text:p>
          </table:table-cell>
          <table:table-cell office:value-type="string">
            <text:p>aurelia</text:p>
          </table:table-cell>
          <table:table-cell office:value-type="string">
            <text:p>eleve2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28</text:p>
          </table:table-cell>
          <table:table-cell office:value-type="string">
            <text:p>nadia</text:p>
          </table:table-cell>
          <table:table-cell office:value-type="string">
            <text:p>eleve2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29</text:p>
          </table:table-cell>
          <table:table-cell office:value-type="string">
            <text:p>guillaume</text:p>
          </table:table-cell>
          <table:table-cell office:value-type="string">
            <text:p>eleve2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30</text:p>
          </table:table-cell>
          <table:table-cell office:value-type="string">
            <text:p>janique</text:p>
          </table:table-cell>
          <table:table-cell office:value-type="string">
            <text:p>eleve3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31</text:p>
          </table:table-cell>
          <table:table-cell office:value-type="string">
            <text:p>clement</text:p>
          </table:table-cell>
          <table:table-cell office:value-type="string">
            <text:p>eleve3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32</text:p>
          </table:table-cell>
          <table:table-cell office:value-type="string">
            <text:p>anne</text:p>
          </table:table-cell>
          <table:table-cell office:value-type="string">
            <text:p>eleve3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33</text:p>
          </table:table-cell>
          <table:table-cell office:value-type="string">
            <text:p>laure</text:p>
          </table:table-cell>
          <table:table-cell office:value-type="string">
            <text:p>eleve3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34</text:p>
          </table:table-cell>
          <table:table-cell office:value-type="string">
            <text:p>aurelia</text:p>
          </table:table-cell>
          <table:table-cell office:value-type="string">
            <text:p>eleve3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35</text:p>
          </table:table-cell>
          <table:table-cell office:value-type="string">
            <text:p>olivier</text:p>
          </table:table-cell>
          <table:table-cell office:value-type="string">
            <text:p>eleve3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36</text:p>
          </table:table-cell>
          <table:table-cell office:value-type="string">
            <text:p>mickael</text:p>
          </table:table-cell>
          <table:table-cell office:value-type="string">
            <text:p>eleve3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37</text:p>
          </table:table-cell>
          <table:table-cell office:value-type="string">
            <text:p>laetitia</text:p>
          </table:table-cell>
          <table:table-cell office:value-type="string">
            <text:p>eleve3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38</text:p>
          </table:table-cell>
          <table:table-cell office:value-type="string">
            <text:p>nadia</text:p>
          </table:table-cell>
          <table:table-cell office:value-type="string">
            <text:p>eleve3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39</text:p>
          </table:table-cell>
          <table:table-cell office:value-type="string">
            <text:p>guillaume</text:p>
          </table:table-cell>
          <table:table-cell office:value-type="string">
            <text:p>eleve3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40</text:p>
          </table:table-cell>
          <table:table-cell office:value-type="string">
            <text:p>janique</text:p>
          </table:table-cell>
          <table:table-cell office:value-type="string">
            <text:p>eleve4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41</text:p>
          </table:table-cell>
          <table:table-cell office:value-type="string">
            <text:p>clement</text:p>
          </table:table-cell>
          <table:table-cell office:value-type="string">
            <text:p>eleve4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42</text:p>
          </table:table-cell>
          <table:table-cell office:value-type="string">
            <text:p>anne</text:p>
          </table:table-cell>
          <table:table-cell office:value-type="string">
            <text:p>eleve4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43</text:p>
          </table:table-cell>
          <table:table-cell office:value-type="string">
            <text:p>laure</text:p>
          </table:table-cell>
          <table:table-cell office:value-type="string">
            <text:p>eleve4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44</text:p>
          </table:table-cell>
          <table:table-cell office:value-type="string">
            <text:p>aurelia</text:p>
          </table:table-cell>
          <table:table-cell office:value-type="string">
            <text:p>eleve4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45</text:p>
          </table:table-cell>
          <table:table-cell office:value-type="string">
            <text:p>olivier</text:p>
          </table:table-cell>
          <table:table-cell office:value-type="string">
            <text:p>eleve4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46</text:p>
          </table:table-cell>
          <table:table-cell office:value-type="string">
            <text:p>mickael</text:p>
          </table:table-cell>
          <table:table-cell office:value-type="string">
            <text:p>eleve4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47</text:p>
          </table:table-cell>
          <table:table-cell office:value-type="string">
            <text:p>laetitia</text:p>
          </table:table-cell>
          <table:table-cell office:value-type="string">
            <text:p>eleve4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48</text:p>
          </table:table-cell>
          <table:table-cell office:value-type="string">
            <text:p>nadia</text:p>
          </table:table-cell>
          <table:table-cell office:value-type="string">
            <text:p>eleve4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49</text:p>
          </table:table-cell>
          <table:table-cell office:value-type="string">
            <text:p>guillaume</text:p>
          </table:table-cell>
          <table:table-cell office:value-type="string">
            <text:p>eleve4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50</text:p>
          </table:table-cell>
          <table:table-cell office:value-type="string">
            <text:p>janique</text:p>
          </table:table-cell>
          <table:table-cell office:value-type="string">
            <text:p>eleve5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51</text:p>
          </table:table-cell>
          <table:table-cell office:value-type="string">
            <text:p>clement</text:p>
          </table:table-cell>
          <table:table-cell office:value-type="string">
            <text:p>eleve5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52</text:p>
          </table:table-cell>
          <table:table-cell office:value-type="string">
            <text:p>anne</text:p>
          </table:table-cell>
          <table:table-cell office:value-type="string">
            <text:p>eleve5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53</text:p>
          </table:table-cell>
          <table:table-cell office:value-type="string">
            <text:p>laure</text:p>
          </table:table-cell>
          <table:table-cell office:value-type="string">
            <text:p>eleve5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54</text:p>
          </table:table-cell>
          <table:table-cell office:value-type="string">
            <text:p>aurelia</text:p>
          </table:table-cell>
          <table:table-cell office:value-type="string">
            <text:p>eleve5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55</text:p>
          </table:table-cell>
          <table:table-cell office:value-type="string">
            <text:p>nadia</text:p>
          </table:table-cell>
          <table:table-cell office:value-type="string">
            <text:p>eleve5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56</text:p>
          </table:table-cell>
          <table:table-cell office:value-type="string">
            <text:p>guillaume</text:p>
          </table:table-cell>
          <table:table-cell office:value-type="string">
            <text:p>eleve5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57</text:p>
          </table:table-cell>
          <table:table-cell office:value-type="string">
            <text:p>janique</text:p>
          </table:table-cell>
          <table:table-cell office:value-type="string">
            <text:p>eleve5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58</text:p>
          </table:table-cell>
          <table:table-cell office:value-type="string">
            <text:p>clement</text:p>
          </table:table-cell>
          <table:table-cell office:value-type="string">
            <text:p>eleve5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59</text:p>
          </table:table-cell>
          <table:table-cell office:value-type="string">
            <text:p>anne</text:p>
          </table:table-cell>
          <table:table-cell office:value-type="string">
            <text:p>eleve5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60</text:p>
          </table:table-cell>
          <table:table-cell office:value-type="string">
            <text:p>laure</text:p>
          </table:table-cell>
          <table:table-cell office:value-type="string">
            <text:p>eleve6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61</text:p>
          </table:table-cell>
          <table:table-cell office:value-type="string">
            <text:p>aurelia</text:p>
          </table:table-cell>
          <table:table-cell office:value-type="string">
            <text:p>eleve6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62</text:p>
          </table:table-cell>
          <table:table-cell office:value-type="string">
            <text:p>olivier</text:p>
          </table:table-cell>
          <table:table-cell office:value-type="string">
            <text:p>eleve6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63</text:p>
          </table:table-cell>
          <table:table-cell office:value-type="string">
            <text:p>mickael</text:p>
          </table:table-cell>
          <table:table-cell office:value-type="string">
            <text:p>eleve6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64</text:p>
          </table:table-cell>
          <table:table-cell office:value-type="string">
            <text:p>laetitia</text:p>
          </table:table-cell>
          <table:table-cell office:value-type="string">
            <text:p>eleve6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65</text:p>
          </table:table-cell>
          <table:table-cell office:value-type="string">
            <text:p>nadia</text:p>
          </table:table-cell>
          <table:table-cell office:value-type="string">
            <text:p>eleve6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66</text:p>
          </table:table-cell>
          <table:table-cell office:value-type="string">
            <text:p>guillaume</text:p>
          </table:table-cell>
          <table:table-cell office:value-type="string">
            <text:p>eleve6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67</text:p>
          </table:table-cell>
          <table:table-cell office:value-type="string">
            <text:p>janique</text:p>
          </table:table-cell>
          <table:table-cell office:value-type="string">
            <text:p>eleve6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68</text:p>
          </table:table-cell>
          <table:table-cell office:value-type="string">
            <text:p>clement</text:p>
          </table:table-cell>
          <table:table-cell office:value-type="string">
            <text:p>eleve6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69</text:p>
          </table:table-cell>
          <table:table-cell office:value-type="string">
            <text:p>anne</text:p>
          </table:table-cell>
          <table:table-cell office:value-type="string">
            <text:p>eleve6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70</text:p>
          </table:table-cell>
          <table:table-cell office:value-type="string">
            <text:p>laure</text:p>
          </table:table-cell>
          <table:table-cell office:value-type="string">
            <text:p>eleve7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71</text:p>
          </table:table-cell>
          <table:table-cell office:value-type="string">
            <text:p>aurelia</text:p>
          </table:table-cell>
          <table:table-cell office:value-type="string">
            <text:p>eleve7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72</text:p>
          </table:table-cell>
          <table:table-cell office:value-type="string">
            <text:p>olivier</text:p>
          </table:table-cell>
          <table:table-cell office:value-type="string">
            <text:p>eleve7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73</text:p>
          </table:table-cell>
          <table:table-cell office:value-type="string">
            <text:p>mickael</text:p>
          </table:table-cell>
          <table:table-cell office:value-type="string">
            <text:p>eleve7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74</text:p>
          </table:table-cell>
          <table:table-cell office:value-type="string">
            <text:p>laetitia</text:p>
          </table:table-cell>
          <table:table-cell office:value-type="string">
            <text:p>eleve7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75</text:p>
          </table:table-cell>
          <table:table-cell office:value-type="string">
            <text:p>nadia</text:p>
          </table:table-cell>
          <table:table-cell office:value-type="string">
            <text:p>eleve7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76</text:p>
          </table:table-cell>
          <table:table-cell office:value-type="string">
            <text:p>guillaume</text:p>
          </table:table-cell>
          <table:table-cell office:value-type="string">
            <text:p>eleve7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77</text:p>
          </table:table-cell>
          <table:table-cell office:value-type="string">
            <text:p>janique</text:p>
          </table:table-cell>
          <table:table-cell office:value-type="string">
            <text:p>eleve7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78</text:p>
          </table:table-cell>
          <table:table-cell office:value-type="string">
            <text:p>clement</text:p>
          </table:table-cell>
          <table:table-cell office:value-type="string">
            <text:p>eleve7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79</text:p>
          </table:table-cell>
          <table:table-cell office:value-type="string">
            <text:p>anne</text:p>
          </table:table-cell>
          <table:table-cell office:value-type="string">
            <text:p>eleve7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80</text:p>
          </table:table-cell>
          <table:table-cell office:value-type="string">
            <text:p>laure</text:p>
          </table:table-cell>
          <table:table-cell office:value-type="string">
            <text:p>eleve8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81</text:p>
          </table:table-cell>
          <table:table-cell office:value-type="string">
            <text:p>aurelia</text:p>
          </table:table-cell>
          <table:table-cell office:value-type="string">
            <text:p>eleve8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82</text:p>
          </table:table-cell>
          <table:table-cell office:value-type="string">
            <text:p>nadia</text:p>
          </table:table-cell>
          <table:table-cell office:value-type="string">
            <text:p>eleve8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83</text:p>
          </table:table-cell>
          <table:table-cell office:value-type="string">
            <text:p>guillaume</text:p>
          </table:table-cell>
          <table:table-cell office:value-type="string">
            <text:p>eleve8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84</text:p>
          </table:table-cell>
          <table:table-cell office:value-type="string">
            <text:p>janique</text:p>
          </table:table-cell>
          <table:table-cell office:value-type="string">
            <text:p>eleve8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85</text:p>
          </table:table-cell>
          <table:table-cell office:value-type="string">
            <text:p>clement</text:p>
          </table:table-cell>
          <table:table-cell office:value-type="string">
            <text:p>eleve8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86</text:p>
          </table:table-cell>
          <table:table-cell office:value-type="string">
            <text:p>anne</text:p>
          </table:table-cell>
          <table:table-cell office:value-type="string">
            <text:p>eleve8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87</text:p>
          </table:table-cell>
          <table:table-cell office:value-type="string">
            <text:p>laure</text:p>
          </table:table-cell>
          <table:table-cell office:value-type="string">
            <text:p>eleve8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88</text:p>
          </table:table-cell>
          <table:table-cell office:value-type="string">
            <text:p>aurelia</text:p>
          </table:table-cell>
          <table:table-cell office:value-type="string">
            <text:p>eleve8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89</text:p>
          </table:table-cell>
          <table:table-cell office:value-type="string">
            <text:p>olivier</text:p>
          </table:table-cell>
          <table:table-cell office:value-type="string">
            <text:p>eleve8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90</text:p>
          </table:table-cell>
          <table:table-cell office:value-type="string">
            <text:p>mickael</text:p>
          </table:table-cell>
          <table:table-cell office:value-type="string">
            <text:p>eleve9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91</text:p>
          </table:table-cell>
          <table:table-cell office:value-type="string">
            <text:p>laetitia</text:p>
          </table:table-cell>
          <table:table-cell office:value-type="string">
            <text:p>eleve9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92</text:p>
          </table:table-cell>
          <table:table-cell office:value-type="string">
            <text:p>nadia</text:p>
          </table:table-cell>
          <table:table-cell office:value-type="string">
            <text:p>eleve9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93</text:p>
          </table:table-cell>
          <table:table-cell office:value-type="string">
            <text:p>guillaume</text:p>
          </table:table-cell>
          <table:table-cell office:value-type="string">
            <text:p>eleve9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94</text:p>
          </table:table-cell>
          <table:table-cell office:value-type="string">
            <text:p>janique</text:p>
          </table:table-cell>
          <table:table-cell office:value-type="string">
            <text:p>eleve9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95</text:p>
          </table:table-cell>
          <table:table-cell office:value-type="string">
            <text:p>clement</text:p>
          </table:table-cell>
          <table:table-cell office:value-type="string">
            <text:p>eleve9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96</text:p>
          </table:table-cell>
          <table:table-cell office:value-type="string">
            <text:p>anne</text:p>
          </table:table-cell>
          <table:table-cell office:value-type="string">
            <text:p>eleve9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97</text:p>
          </table:table-cell>
          <table:table-cell office:value-type="string">
            <text:p>laure</text:p>
          </table:table-cell>
          <table:table-cell office:value-type="string">
            <text:p>eleve9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98</text:p>
          </table:table-cell>
          <table:table-cell office:value-type="string">
            <text:p>aurelia</text:p>
          </table:table-cell>
          <table:table-cell office:value-type="string">
            <text:p>eleve9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99</text:p>
          </table:table-cell>
          <table:table-cell office:value-type="string">
            <text:p>olivier</text:p>
          </table:table-cell>
          <table:table-cell office:value-type="string">
            <text:p>eleve9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00</text:p>
          </table:table-cell>
          <table:table-cell office:value-type="string">
            <text:p>mickael</text:p>
          </table:table-cell>
          <table:table-cell office:value-type="string">
            <text:p>eleve10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01</text:p>
          </table:table-cell>
          <table:table-cell office:value-type="string">
            <text:p>laetitia</text:p>
          </table:table-cell>
          <table:table-cell office:value-type="string">
            <text:p>eleve10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02</text:p>
          </table:table-cell>
          <table:table-cell office:value-type="string">
            <text:p>nadia</text:p>
          </table:table-cell>
          <table:table-cell office:value-type="string">
            <text:p>eleve10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03</text:p>
          </table:table-cell>
          <table:table-cell office:value-type="string">
            <text:p>guillaume</text:p>
          </table:table-cell>
          <table:table-cell office:value-type="string">
            <text:p>eleve10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04</text:p>
          </table:table-cell>
          <table:table-cell office:value-type="string">
            <text:p>janique</text:p>
          </table:table-cell>
          <table:table-cell office:value-type="string">
            <text:p>eleve10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05</text:p>
          </table:table-cell>
          <table:table-cell office:value-type="string">
            <text:p>clement</text:p>
          </table:table-cell>
          <table:table-cell office:value-type="string">
            <text:p>eleve10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06</text:p>
          </table:table-cell>
          <table:table-cell office:value-type="string">
            <text:p>anne</text:p>
          </table:table-cell>
          <table:table-cell office:value-type="string">
            <text:p>eleve10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07</text:p>
          </table:table-cell>
          <table:table-cell office:value-type="string">
            <text:p>laure</text:p>
          </table:table-cell>
          <table:table-cell office:value-type="string">
            <text:p>eleve10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08</text:p>
          </table:table-cell>
          <table:table-cell office:value-type="string">
            <text:p>aurelia</text:p>
          </table:table-cell>
          <table:table-cell office:value-type="string">
            <text:p>eleve10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09</text:p>
          </table:table-cell>
          <table:table-cell office:value-type="string">
            <text:p>nadia</text:p>
          </table:table-cell>
          <table:table-cell office:value-type="string">
            <text:p>eleve10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0</text:p>
          </table:table-cell>
          <table:table-cell office:value-type="string">
            <text:p>guillaume</text:p>
          </table:table-cell>
          <table:table-cell office:value-type="string">
            <text:p>eleve11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1</text:p>
          </table:table-cell>
          <table:table-cell office:value-type="string">
            <text:p>janique</text:p>
          </table:table-cell>
          <table:table-cell office:value-type="string">
            <text:p>eleve11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2</text:p>
          </table:table-cell>
          <table:table-cell office:value-type="string">
            <text:p>clement</text:p>
          </table:table-cell>
          <table:table-cell office:value-type="string">
            <text:p>eleve11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3</text:p>
          </table:table-cell>
          <table:table-cell office:value-type="string">
            <text:p>anne</text:p>
          </table:table-cell>
          <table:table-cell office:value-type="string">
            <text:p>eleve11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4</text:p>
          </table:table-cell>
          <table:table-cell office:value-type="string">
            <text:p>laure</text:p>
          </table:table-cell>
          <table:table-cell office:value-type="string">
            <text:p>eleve11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5</text:p>
          </table:table-cell>
          <table:table-cell office:value-type="string">
            <text:p>aurelia</text:p>
          </table:table-cell>
          <table:table-cell office:value-type="string">
            <text:p>eleve11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6</text:p>
          </table:table-cell>
          <table:table-cell office:value-type="string">
            <text:p>olivier</text:p>
          </table:table-cell>
          <table:table-cell office:value-type="string">
            <text:p>eleve11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7</text:p>
          </table:table-cell>
          <table:table-cell office:value-type="string">
            <text:p>mickael</text:p>
          </table:table-cell>
          <table:table-cell office:value-type="string">
            <text:p>eleve11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8</text:p>
          </table:table-cell>
          <table:table-cell office:value-type="string">
            <text:p>laetitia</text:p>
          </table:table-cell>
          <table:table-cell office:value-type="string">
            <text:p>eleve11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9</text:p>
          </table:table-cell>
          <table:table-cell office:value-type="string">
            <text:p>nadia</text:p>
          </table:table-cell>
          <table:table-cell office:value-type="string">
            <text:p>eleve11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20</text:p>
          </table:table-cell>
          <table:table-cell office:value-type="string">
            <text:p>guillaume</text:p>
          </table:table-cell>
          <table:table-cell office:value-type="string">
            <text:p>eleve12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21</text:p>
          </table:table-cell>
          <table:table-cell office:value-type="string">
            <text:p>janique</text:p>
          </table:table-cell>
          <table:table-cell office:value-type="string">
            <text:p>eleve12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22</text:p>
          </table:table-cell>
          <table:table-cell office:value-type="string">
            <text:p>clement</text:p>
          </table:table-cell>
          <table:table-cell office:value-type="string">
            <text:p>eleve12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23</text:p>
          </table:table-cell>
          <table:table-cell office:value-type="string">
            <text:p>anne</text:p>
          </table:table-cell>
          <table:table-cell office:value-type="string">
            <text:p>eleve12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24</text:p>
          </table:table-cell>
          <table:table-cell office:value-type="string">
            <text:p>laure</text:p>
          </table:table-cell>
          <table:table-cell office:value-type="string">
            <text:p>eleve12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25</text:p>
          </table:table-cell>
          <table:table-cell office:value-type="string">
            <text:p>aurelia</text:p>
          </table:table-cell>
          <table:table-cell office:value-type="string">
            <text:p>eleve12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26</text:p>
          </table:table-cell>
          <table:table-cell office:value-type="string">
            <text:p>olivier</text:p>
          </table:table-cell>
          <table:table-cell office:value-type="string">
            <text:p>eleve12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27</text:p>
          </table:table-cell>
          <table:table-cell office:value-type="string">
            <text:p>mickael</text:p>
          </table:table-cell>
          <table:table-cell office:value-type="string">
            <text:p>eleve12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28</text:p>
          </table:table-cell>
          <table:table-cell office:value-type="string">
            <text:p>laetitia</text:p>
          </table:table-cell>
          <table:table-cell office:value-type="string">
            <text:p>eleve12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29</text:p>
          </table:table-cell>
          <table:table-cell office:value-type="string">
            <text:p>nadia</text:p>
          </table:table-cell>
          <table:table-cell office:value-type="string">
            <text:p>eleve12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30</text:p>
          </table:table-cell>
          <table:table-cell office:value-type="string">
            <text:p>guillaume</text:p>
          </table:table-cell>
          <table:table-cell office:value-type="string">
            <text:p>eleve13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31</text:p>
          </table:table-cell>
          <table:table-cell office:value-type="string">
            <text:p>janique</text:p>
          </table:table-cell>
          <table:table-cell office:value-type="string">
            <text:p>eleve13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32</text:p>
          </table:table-cell>
          <table:table-cell office:value-type="string">
            <text:p>clement</text:p>
          </table:table-cell>
          <table:table-cell office:value-type="string">
            <text:p>eleve13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33</text:p>
          </table:table-cell>
          <table:table-cell office:value-type="string">
            <text:p>anne</text:p>
          </table:table-cell>
          <table:table-cell office:value-type="string">
            <text:p>eleve13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34</text:p>
          </table:table-cell>
          <table:table-cell office:value-type="string">
            <text:p>laure</text:p>
          </table:table-cell>
          <table:table-cell office:value-type="string">
            <text:p>eleve13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35</text:p>
          </table:table-cell>
          <table:table-cell office:value-type="string">
            <text:p>aurelia</text:p>
          </table:table-cell>
          <table:table-cell office:value-type="string">
            <text:p>eleve13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36</text:p>
          </table:table-cell>
          <table:table-cell office:value-type="string">
            <text:p>nadia</text:p>
          </table:table-cell>
          <table:table-cell office:value-type="string">
            <text:p>eleve13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37</text:p>
          </table:table-cell>
          <table:table-cell office:value-type="string">
            <text:p>guillaume</text:p>
          </table:table-cell>
          <table:table-cell office:value-type="string">
            <text:p>eleve13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38</text:p>
          </table:table-cell>
          <table:table-cell office:value-type="string">
            <text:p>janique</text:p>
          </table:table-cell>
          <table:table-cell office:value-type="string">
            <text:p>eleve13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39</text:p>
          </table:table-cell>
          <table:table-cell office:value-type="string">
            <text:p>clement</text:p>
          </table:table-cell>
          <table:table-cell office:value-type="string">
            <text:p>eleve13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40</text:p>
          </table:table-cell>
          <table:table-cell office:value-type="string">
            <text:p>anne</text:p>
          </table:table-cell>
          <table:table-cell office:value-type="string">
            <text:p>eleve14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41</text:p>
          </table:table-cell>
          <table:table-cell office:value-type="string">
            <text:p>laure</text:p>
          </table:table-cell>
          <table:table-cell office:value-type="string">
            <text:p>eleve14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42</text:p>
          </table:table-cell>
          <table:table-cell office:value-type="string">
            <text:p>aurelia</text:p>
          </table:table-cell>
          <table:table-cell office:value-type="string">
            <text:p>eleve14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43</text:p>
          </table:table-cell>
          <table:table-cell office:value-type="string">
            <text:p>olivier</text:p>
          </table:table-cell>
          <table:table-cell office:value-type="string">
            <text:p>eleve14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44</text:p>
          </table:table-cell>
          <table:table-cell office:value-type="string">
            <text:p>mickael</text:p>
          </table:table-cell>
          <table:table-cell office:value-type="string">
            <text:p>eleve14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45</text:p>
          </table:table-cell>
          <table:table-cell office:value-type="string">
            <text:p>laetitia</text:p>
          </table:table-cell>
          <table:table-cell office:value-type="string">
            <text:p>eleve14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46</text:p>
          </table:table-cell>
          <table:table-cell office:value-type="string">
            <text:p>nadia</text:p>
          </table:table-cell>
          <table:table-cell office:value-type="string">
            <text:p>eleve14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47</text:p>
          </table:table-cell>
          <table:table-cell office:value-type="string">
            <text:p>guillaume</text:p>
          </table:table-cell>
          <table:table-cell office:value-type="string">
            <text:p>eleve14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48</text:p>
          </table:table-cell>
          <table:table-cell office:value-type="string">
            <text:p>janique</text:p>
          </table:table-cell>
          <table:table-cell office:value-type="string">
            <text:p>eleve14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49</text:p>
          </table:table-cell>
          <table:table-cell office:value-type="string">
            <text:p>clement</text:p>
          </table:table-cell>
          <table:table-cell office:value-type="string">
            <text:p>eleve14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50</text:p>
          </table:table-cell>
          <table:table-cell office:value-type="string">
            <text:p>anne</text:p>
          </table:table-cell>
          <table:table-cell office:value-type="string">
            <text:p>eleve15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51</text:p>
          </table:table-cell>
          <table:table-cell office:value-type="string">
            <text:p>laure</text:p>
          </table:table-cell>
          <table:table-cell office:value-type="string">
            <text:p>eleve15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52</text:p>
          </table:table-cell>
          <table:table-cell office:value-type="string">
            <text:p>aurelia</text:p>
          </table:table-cell>
          <table:table-cell office:value-type="string">
            <text:p>eleve15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53</text:p>
          </table:table-cell>
          <table:table-cell office:value-type="string">
            <text:p>olivier</text:p>
          </table:table-cell>
          <table:table-cell office:value-type="string">
            <text:p>eleve15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54</text:p>
          </table:table-cell>
          <table:table-cell office:value-type="string">
            <text:p>mickael</text:p>
          </table:table-cell>
          <table:table-cell office:value-type="string">
            <text:p>eleve15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55</text:p>
          </table:table-cell>
          <table:table-cell office:value-type="string">
            <text:p>laetitia</text:p>
          </table:table-cell>
          <table:table-cell office:value-type="string">
            <text:p>eleve15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56</text:p>
          </table:table-cell>
          <table:table-cell office:value-type="string">
            <text:p>nadia</text:p>
          </table:table-cell>
          <table:table-cell office:value-type="string">
            <text:p>eleve15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57</text:p>
          </table:table-cell>
          <table:table-cell office:value-type="string">
            <text:p>guillaume</text:p>
          </table:table-cell>
          <table:table-cell office:value-type="string">
            <text:p>eleve15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58</text:p>
          </table:table-cell>
          <table:table-cell office:value-type="string">
            <text:p>janique</text:p>
          </table:table-cell>
          <table:table-cell office:value-type="string">
            <text:p>eleve15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59</text:p>
          </table:table-cell>
          <table:table-cell office:value-type="string">
            <text:p>clement</text:p>
          </table:table-cell>
          <table:table-cell office:value-type="string">
            <text:p>eleve15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60</text:p>
          </table:table-cell>
          <table:table-cell office:value-type="string">
            <text:p>anne</text:p>
          </table:table-cell>
          <table:table-cell office:value-type="string">
            <text:p>eleve16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61</text:p>
          </table:table-cell>
          <table:table-cell office:value-type="string">
            <text:p>laure</text:p>
          </table:table-cell>
          <table:table-cell office:value-type="string">
            <text:p>eleve16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62</text:p>
          </table:table-cell>
          <table:table-cell office:value-type="string">
            <text:p>aurelia</text:p>
          </table:table-cell>
          <table:table-cell office:value-type="string">
            <text:p>eleve16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63</text:p>
          </table:table-cell>
          <table:table-cell office:value-type="string">
            <text:p>nadia</text:p>
          </table:table-cell>
          <table:table-cell office:value-type="string">
            <text:p>eleve16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64</text:p>
          </table:table-cell>
          <table:table-cell office:value-type="string">
            <text:p>guillaume</text:p>
          </table:table-cell>
          <table:table-cell office:value-type="string">
            <text:p>eleve16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65</text:p>
          </table:table-cell>
          <table:table-cell office:value-type="string">
            <text:p>janique</text:p>
          </table:table-cell>
          <table:table-cell office:value-type="string">
            <text:p>eleve16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66</text:p>
          </table:table-cell>
          <table:table-cell office:value-type="string">
            <text:p>clement</text:p>
          </table:table-cell>
          <table:table-cell office:value-type="string">
            <text:p>eleve16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67</text:p>
          </table:table-cell>
          <table:table-cell office:value-type="string">
            <text:p>anne</text:p>
          </table:table-cell>
          <table:table-cell office:value-type="string">
            <text:p>eleve16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68</text:p>
          </table:table-cell>
          <table:table-cell office:value-type="string">
            <text:p>laure</text:p>
          </table:table-cell>
          <table:table-cell office:value-type="string">
            <text:p>eleve16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69</text:p>
          </table:table-cell>
          <table:table-cell office:value-type="string">
            <text:p>aurelia</text:p>
          </table:table-cell>
          <table:table-cell office:value-type="string">
            <text:p>eleve16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70</text:p>
          </table:table-cell>
          <table:table-cell office:value-type="string">
            <text:p>olivier</text:p>
          </table:table-cell>
          <table:table-cell office:value-type="string">
            <text:p>eleve17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71</text:p>
          </table:table-cell>
          <table:table-cell office:value-type="string">
            <text:p>mickael</text:p>
          </table:table-cell>
          <table:table-cell office:value-type="string">
            <text:p>eleve17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72</text:p>
          </table:table-cell>
          <table:table-cell office:value-type="string">
            <text:p>laetitia</text:p>
          </table:table-cell>
          <table:table-cell office:value-type="string">
            <text:p>eleve17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73</text:p>
          </table:table-cell>
          <table:table-cell office:value-type="string">
            <text:p>nadia</text:p>
          </table:table-cell>
          <table:table-cell office:value-type="string">
            <text:p>eleve17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74</text:p>
          </table:table-cell>
          <table:table-cell office:value-type="string">
            <text:p>guillaume</text:p>
          </table:table-cell>
          <table:table-cell office:value-type="string">
            <text:p>eleve17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75</text:p>
          </table:table-cell>
          <table:table-cell office:value-type="string">
            <text:p>janique</text:p>
          </table:table-cell>
          <table:table-cell office:value-type="string">
            <text:p>eleve17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76</text:p>
          </table:table-cell>
          <table:table-cell office:value-type="string">
            <text:p>clement</text:p>
          </table:table-cell>
          <table:table-cell office:value-type="string">
            <text:p>eleve17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77</text:p>
          </table:table-cell>
          <table:table-cell office:value-type="string">
            <text:p>anne</text:p>
          </table:table-cell>
          <table:table-cell office:value-type="string">
            <text:p>eleve17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78</text:p>
          </table:table-cell>
          <table:table-cell office:value-type="string">
            <text:p>laure</text:p>
          </table:table-cell>
          <table:table-cell office:value-type="string">
            <text:p>eleve17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79</text:p>
          </table:table-cell>
          <table:table-cell office:value-type="string">
            <text:p>aurelia</text:p>
          </table:table-cell>
          <table:table-cell office:value-type="string">
            <text:p>eleve17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80</text:p>
          </table:table-cell>
          <table:table-cell office:value-type="string">
            <text:p>olivier</text:p>
          </table:table-cell>
          <table:table-cell office:value-type="string">
            <text:p>eleve18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81</text:p>
          </table:table-cell>
          <table:table-cell office:value-type="string">
            <text:p>mickael</text:p>
          </table:table-cell>
          <table:table-cell office:value-type="string">
            <text:p>eleve18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82</text:p>
          </table:table-cell>
          <table:table-cell office:value-type="string">
            <text:p>laetitia</text:p>
          </table:table-cell>
          <table:table-cell office:value-type="string">
            <text:p>eleve18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83</text:p>
          </table:table-cell>
          <table:table-cell office:value-type="string">
            <text:p>nadia</text:p>
          </table:table-cell>
          <table:table-cell office:value-type="string">
            <text:p>eleve18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84</text:p>
          </table:table-cell>
          <table:table-cell office:value-type="string">
            <text:p>guillaume</text:p>
          </table:table-cell>
          <table:table-cell office:value-type="string">
            <text:p>eleve18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85</text:p>
          </table:table-cell>
          <table:table-cell office:value-type="string">
            <text:p>janique</text:p>
          </table:table-cell>
          <table:table-cell office:value-type="string">
            <text:p>eleve18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86</text:p>
          </table:table-cell>
          <table:table-cell office:value-type="string">
            <text:p>clement</text:p>
          </table:table-cell>
          <table:table-cell office:value-type="string">
            <text:p>eleve18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87</text:p>
          </table:table-cell>
          <table:table-cell office:value-type="string">
            <text:p>anne</text:p>
          </table:table-cell>
          <table:table-cell office:value-type="string">
            <text:p>eleve18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88</text:p>
          </table:table-cell>
          <table:table-cell office:value-type="string">
            <text:p>laure</text:p>
          </table:table-cell>
          <table:table-cell office:value-type="string">
            <text:p>eleve18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89</text:p>
          </table:table-cell>
          <table:table-cell office:value-type="string">
            <text:p>aurelia</text:p>
          </table:table-cell>
          <table:table-cell office:value-type="string">
            <text:p>eleve18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90</text:p>
          </table:table-cell>
          <table:table-cell office:value-type="string">
            <text:p>nadia</text:p>
          </table:table-cell>
          <table:table-cell office:value-type="string">
            <text:p>eleve19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91</text:p>
          </table:table-cell>
          <table:table-cell office:value-type="string">
            <text:p>guillaume</text:p>
          </table:table-cell>
          <table:table-cell office:value-type="string">
            <text:p>eleve19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92</text:p>
          </table:table-cell>
          <table:table-cell office:value-type="string">
            <text:p>janique</text:p>
          </table:table-cell>
          <table:table-cell office:value-type="string">
            <text:p>eleve19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93</text:p>
          </table:table-cell>
          <table:table-cell office:value-type="string">
            <text:p>clement</text:p>
          </table:table-cell>
          <table:table-cell office:value-type="string">
            <text:p>eleve19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94</text:p>
          </table:table-cell>
          <table:table-cell office:value-type="string">
            <text:p>anne</text:p>
          </table:table-cell>
          <table:table-cell office:value-type="string">
            <text:p>eleve19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95</text:p>
          </table:table-cell>
          <table:table-cell office:value-type="string">
            <text:p>laure</text:p>
          </table:table-cell>
          <table:table-cell office:value-type="string">
            <text:p>eleve19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96</text:p>
          </table:table-cell>
          <table:table-cell office:value-type="string">
            <text:p>aurelia</text:p>
          </table:table-cell>
          <table:table-cell office:value-type="string">
            <text:p>eleve19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97</text:p>
          </table:table-cell>
          <table:table-cell office:value-type="string">
            <text:p>olivier</text:p>
          </table:table-cell>
          <table:table-cell office:value-type="string">
            <text:p>eleve19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98</text:p>
          </table:table-cell>
          <table:table-cell office:value-type="string">
            <text:p>mickael</text:p>
          </table:table-cell>
          <table:table-cell office:value-type="string">
            <text:p>eleve19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99</text:p>
          </table:table-cell>
          <table:table-cell office:value-type="string">
            <text:p>laetitia</text:p>
          </table:table-cell>
          <table:table-cell office:value-type="string">
            <text:p>eleve19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200</text:p>
          </table:table-cell>
          <table:table-cell office:value-type="string">
            <text:p>nadia</text:p>
          </table:table-cell>
          <table:table-cell office:value-type="string">
            <text:p>eleve20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201</text:p>
          </table:table-cell>
          <table:table-cell office:value-type="string">
            <text:p>guillaume</text:p>
          </table:table-cell>
          <table:table-cell office:value-type="string">
            <text:p>eleve20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202</text:p>
          </table:table-cell>
          <table:table-cell office:value-type="string">
            <text:p>janique</text:p>
          </table:table-cell>
          <table:table-cell office:value-type="string">
            <text:p>eleve20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203</text:p>
          </table:table-cell>
          <table:table-cell office:value-type="string">
            <text:p>clement</text:p>
          </table:table-cell>
          <table:table-cell office:value-type="string">
            <text:p>eleve20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204</text:p>
          </table:table-cell>
          <table:table-cell office:value-type="string">
            <text:p>anne</text:p>
          </table:table-cell>
          <table:table-cell office:value-type="string">
            <text:p>eleve20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205</text:p>
          </table:table-cell>
          <table:table-cell office:value-type="string">
            <text:p>laure</text:p>
          </table:table-cell>
          <table:table-cell office:value-type="string">
            <text:p>eleve20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206</text:p>
          </table:table-cell>
          <table:table-cell office:value-type="string">
            <text:p>aurelia</text:p>
          </table:table-cell>
          <table:table-cell office:value-type="string">
            <text:p>eleve20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207</text:p>
          </table:table-cell>
          <table:table-cell office:value-type="string">
            <text:p>olivier</text:p>
          </table:table-cell>
          <table:table-cell office:value-type="string">
            <text:p>eleve20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208</text:p>
          </table:table-cell>
          <table:table-cell office:value-type="string">
            <text:p>mickael</text:p>
          </table:table-cell>
          <table:table-cell office:value-type="string">
            <text:p>eleve20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209</text:p>
          </table:table-cell>
          <table:table-cell office:value-type="string">
            <text:p>laetitia</text:p>
          </table:table-cell>
          <table:table-cell office:value-type="string">
            <text:p>eleve20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210</text:p>
          </table:table-cell>
          <table:table-cell office:value-type="string">
            <text:p>nadia</text:p>
          </table:table-cell>
          <table:table-cell office:value-type="string">
            <text:p>eleve21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211</text:p>
          </table:table-cell>
          <table:table-cell office:value-type="string">
            <text:p>guillaume</text:p>
          </table:table-cell>
          <table:table-cell office:value-type="string">
            <text:p>eleve21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212</text:p>
          </table:table-cell>
          <table:table-cell office:value-type="string">
            <text:p>janique</text:p>
          </table:table-cell>
          <table:table-cell office:value-type="string">
            <text:p>eleve21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213</text:p>
          </table:table-cell>
          <table:table-cell office:value-type="string">
            <text:p>clement</text:p>
          </table:table-cell>
          <table:table-cell office:value-type="string">
            <text:p>eleve21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214</text:p>
          </table:table-cell>
          <table:table-cell office:value-type="string">
            <text:p>anne</text:p>
          </table:table-cell>
          <table:table-cell office:value-type="string">
            <text:p>eleve21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215</text:p>
          </table:table-cell>
          <table:table-cell office:value-type="string">
            <text:p>laure</text:p>
          </table:table-cell>
          <table:table-cell office:value-type="string">
            <text:p>eleve21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216</text:p>
          </table:table-cell>
          <table:table-cell office:value-type="string">
            <text:p>aurelia</text:p>
          </table:table-cell>
          <table:table-cell office:value-type="string">
            <text:p>eleve21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217</text:p>
          </table:table-cell>
          <table:table-cell office:value-type="string">
            <text:p>nadia</text:p>
          </table:table-cell>
          <table:table-cell office:value-type="string">
            <text:p>eleve21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218</text:p>
          </table:table-cell>
          <table:table-cell office:value-type="string">
            <text:p>guillaume</text:p>
          </table:table-cell>
          <table:table-cell office:value-type="string">
            <text:p>eleve21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219</text:p>
          </table:table-cell>
          <table:table-cell office:value-type="string">
            <text:p>janique</text:p>
          </table:table-cell>
          <table:table-cell office:value-type="string">
            <text:p>eleve21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220</text:p>
          </table:table-cell>
          <table:table-cell office:value-type="string">
            <text:p>clement</text:p>
          </table:table-cell>
          <table:table-cell office:value-type="string">
            <text:p>eleve22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221</text:p>
          </table:table-cell>
          <table:table-cell office:value-type="string">
            <text:p>anne</text:p>
          </table:table-cell>
          <table:table-cell office:value-type="string">
            <text:p>eleve22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222</text:p>
          </table:table-cell>
          <table:table-cell office:value-type="string">
            <text:p>laure</text:p>
          </table:table-cell>
          <table:table-cell office:value-type="string">
            <text:p>eleve22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23</text:p>
          </table:table-cell>
          <table:table-cell office:value-type="string">
            <text:p>aurelia</text:p>
          </table:table-cell>
          <table:table-cell office:value-type="string">
            <text:p>eleve22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24</text:p>
          </table:table-cell>
          <table:table-cell office:value-type="string">
            <text:p>olivier</text:p>
          </table:table-cell>
          <table:table-cell office:value-type="string">
            <text:p>eleve22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25</text:p>
          </table:table-cell>
          <table:table-cell office:value-type="string">
            <text:p>mickael</text:p>
          </table:table-cell>
          <table:table-cell office:value-type="string">
            <text:p>eleve22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26</text:p>
          </table:table-cell>
          <table:table-cell office:value-type="string">
            <text:p>laetitia</text:p>
          </table:table-cell>
          <table:table-cell office:value-type="string">
            <text:p>eleve22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27</text:p>
          </table:table-cell>
          <table:table-cell office:value-type="string">
            <text:p>nadia</text:p>
          </table:table-cell>
          <table:table-cell office:value-type="string">
            <text:p>eleve22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28</text:p>
          </table:table-cell>
          <table:table-cell office:value-type="string">
            <text:p>guillaume</text:p>
          </table:table-cell>
          <table:table-cell office:value-type="string">
            <text:p>eleve22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29</text:p>
          </table:table-cell>
          <table:table-cell office:value-type="string">
            <text:p>janique</text:p>
          </table:table-cell>
          <table:table-cell office:value-type="string">
            <text:p>eleve22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30</text:p>
          </table:table-cell>
          <table:table-cell office:value-type="string">
            <text:p>clement</text:p>
          </table:table-cell>
          <table:table-cell office:value-type="string">
            <text:p>eleve23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31</text:p>
          </table:table-cell>
          <table:table-cell office:value-type="string">
            <text:p>anne</text:p>
          </table:table-cell>
          <table:table-cell office:value-type="string">
            <text:p>eleve23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32</text:p>
          </table:table-cell>
          <table:table-cell office:value-type="string">
            <text:p>laure</text:p>
          </table:table-cell>
          <table:table-cell office:value-type="string">
            <text:p>eleve23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33</text:p>
          </table:table-cell>
          <table:table-cell office:value-type="string">
            <text:p>aurelia</text:p>
          </table:table-cell>
          <table:table-cell office:value-type="string">
            <text:p>eleve23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34</text:p>
          </table:table-cell>
          <table:table-cell office:value-type="string">
            <text:p>olivier</text:p>
          </table:table-cell>
          <table:table-cell office:value-type="string">
            <text:p>eleve23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35</text:p>
          </table:table-cell>
          <table:table-cell office:value-type="string">
            <text:p>mickael</text:p>
          </table:table-cell>
          <table:table-cell office:value-type="string">
            <text:p>eleve23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36</text:p>
          </table:table-cell>
          <table:table-cell office:value-type="string">
            <text:p>laetitia</text:p>
          </table:table-cell>
          <table:table-cell office:value-type="string">
            <text:p>eleve23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37</text:p>
          </table:table-cell>
          <table:table-cell office:value-type="string">
            <text:p>nadia</text:p>
          </table:table-cell>
          <table:table-cell office:value-type="string">
            <text:p>eleve23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38</text:p>
          </table:table-cell>
          <table:table-cell office:value-type="string">
            <text:p>guillaume</text:p>
          </table:table-cell>
          <table:table-cell office:value-type="string">
            <text:p>eleve23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39</text:p>
          </table:table-cell>
          <table:table-cell office:value-type="string">
            <text:p>janique</text:p>
          </table:table-cell>
          <table:table-cell office:value-type="string">
            <text:p>eleve23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40</text:p>
          </table:table-cell>
          <table:table-cell office:value-type="string">
            <text:p>clement</text:p>
          </table:table-cell>
          <table:table-cell office:value-type="string">
            <text:p>eleve24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41</text:p>
          </table:table-cell>
          <table:table-cell office:value-type="string">
            <text:p>anne</text:p>
          </table:table-cell>
          <table:table-cell office:value-type="string">
            <text:p>eleve24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42</text:p>
          </table:table-cell>
          <table:table-cell office:value-type="string">
            <text:p>laure</text:p>
          </table:table-cell>
          <table:table-cell office:value-type="string">
            <text:p>eleve24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43</text:p>
          </table:table-cell>
          <table:table-cell office:value-type="string">
            <text:p>aurelia</text:p>
          </table:table-cell>
          <table:table-cell office:value-type="string">
            <text:p>eleve24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44</text:p>
          </table:table-cell>
          <table:table-cell office:value-type="string">
            <text:p>nadia</text:p>
          </table:table-cell>
          <table:table-cell office:value-type="string">
            <text:p>eleve24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45</text:p>
          </table:table-cell>
          <table:table-cell office:value-type="string">
            <text:p>guillaume</text:p>
          </table:table-cell>
          <table:table-cell office:value-type="string">
            <text:p>eleve24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46</text:p>
          </table:table-cell>
          <table:table-cell office:value-type="string">
            <text:p>janique</text:p>
          </table:table-cell>
          <table:table-cell office:value-type="string">
            <text:p>eleve24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47</text:p>
          </table:table-cell>
          <table:table-cell office:value-type="string">
            <text:p>clement</text:p>
          </table:table-cell>
          <table:table-cell office:value-type="string">
            <text:p>eleve24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48</text:p>
          </table:table-cell>
          <table:table-cell office:value-type="string">
            <text:p>anne</text:p>
          </table:table-cell>
          <table:table-cell office:value-type="string">
            <text:p>eleve24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49</text:p>
          </table:table-cell>
          <table:table-cell office:value-type="string">
            <text:p>laure</text:p>
          </table:table-cell>
          <table:table-cell office:value-type="string">
            <text:p>eleve24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50</text:p>
          </table:table-cell>
          <table:table-cell office:value-type="string">
            <text:p>aurelia</text:p>
          </table:table-cell>
          <table:table-cell office:value-type="string">
            <text:p>eleve25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51</text:p>
          </table:table-cell>
          <table:table-cell office:value-type="string">
            <text:p>olivier</text:p>
          </table:table-cell>
          <table:table-cell office:value-type="string">
            <text:p>eleve25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52</text:p>
          </table:table-cell>
          <table:table-cell office:value-type="string">
            <text:p>mickael</text:p>
          </table:table-cell>
          <table:table-cell office:value-type="string">
            <text:p>eleve25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253</text:p>
          </table:table-cell>
          <table:table-cell office:value-type="string">
            <text:p>laetitia</text:p>
          </table:table-cell>
          <table:table-cell office:value-type="string">
            <text:p>eleve25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254</text:p>
          </table:table-cell>
          <table:table-cell office:value-type="string">
            <text:p>nadia</text:p>
          </table:table-cell>
          <table:table-cell office:value-type="string">
            <text:p>eleve25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255</text:p>
          </table:table-cell>
          <table:table-cell office:value-type="string">
            <text:p>guillaume</text:p>
          </table:table-cell>
          <table:table-cell office:value-type="string">
            <text:p>eleve25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256</text:p>
          </table:table-cell>
          <table:table-cell office:value-type="string">
            <text:p>janique</text:p>
          </table:table-cell>
          <table:table-cell office:value-type="string">
            <text:p>eleve25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257</text:p>
          </table:table-cell>
          <table:table-cell office:value-type="string">
            <text:p>clement</text:p>
          </table:table-cell>
          <table:table-cell office:value-type="string">
            <text:p>eleve25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258</text:p>
          </table:table-cell>
          <table:table-cell office:value-type="string">
            <text:p>anne</text:p>
          </table:table-cell>
          <table:table-cell office:value-type="string">
            <text:p>eleve25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259</text:p>
          </table:table-cell>
          <table:table-cell office:value-type="string">
            <text:p>laure</text:p>
          </table:table-cell>
          <table:table-cell office:value-type="string">
            <text:p>eleve25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260</text:p>
          </table:table-cell>
          <table:table-cell office:value-type="string">
            <text:p>aurelia</text:p>
          </table:table-cell>
          <table:table-cell office:value-type="string">
            <text:p>eleve26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261</text:p>
          </table:table-cell>
          <table:table-cell office:value-type="string">
            <text:p>olivier</text:p>
          </table:table-cell>
          <table:table-cell office:value-type="string">
            <text:p>eleve26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262</text:p>
          </table:table-cell>
          <table:table-cell office:value-type="string">
            <text:p>mickael</text:p>
          </table:table-cell>
          <table:table-cell office:value-type="string">
            <text:p>eleve26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263</text:p>
          </table:table-cell>
          <table:table-cell office:value-type="string">
            <text:p>laetitia</text:p>
          </table:table-cell>
          <table:table-cell office:value-type="string">
            <text:p>eleve26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264</text:p>
          </table:table-cell>
          <table:table-cell office:value-type="string">
            <text:p>nadia</text:p>
          </table:table-cell>
          <table:table-cell office:value-type="string">
            <text:p>eleve26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265</text:p>
          </table:table-cell>
          <table:table-cell office:value-type="string">
            <text:p>guillaume</text:p>
          </table:table-cell>
          <table:table-cell office:value-type="string">
            <text:p>eleve26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266</text:p>
          </table:table-cell>
          <table:table-cell office:value-type="string">
            <text:p>janique</text:p>
          </table:table-cell>
          <table:table-cell office:value-type="string">
            <text:p>eleve26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267</text:p>
          </table:table-cell>
          <table:table-cell office:value-type="string">
            <text:p>clement</text:p>
          </table:table-cell>
          <table:table-cell office:value-type="string">
            <text:p>eleve26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268</text:p>
          </table:table-cell>
          <table:table-cell office:value-type="string">
            <text:p>anne</text:p>
          </table:table-cell>
          <table:table-cell office:value-type="string">
            <text:p>eleve26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269</text:p>
          </table:table-cell>
          <table:table-cell office:value-type="string">
            <text:p>laure</text:p>
          </table:table-cell>
          <table:table-cell office:value-type="string">
            <text:p>eleve26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270</text:p>
          </table:table-cell>
          <table:table-cell office:value-type="string">
            <text:p>aurelia</text:p>
          </table:table-cell>
          <table:table-cell office:value-type="string">
            <text:p>eleve27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271</text:p>
          </table:table-cell>
          <table:table-cell office:value-type="string">
            <text:p>nadia</text:p>
          </table:table-cell>
          <table:table-cell office:value-type="string">
            <text:p>eleve27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272</text:p>
          </table:table-cell>
          <table:table-cell office:value-type="string">
            <text:p>guillaume</text:p>
          </table:table-cell>
          <table:table-cell office:value-type="string">
            <text:p>eleve27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273</text:p>
          </table:table-cell>
          <table:table-cell office:value-type="string">
            <text:p>janique</text:p>
          </table:table-cell>
          <table:table-cell office:value-type="string">
            <text:p>eleve27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274</text:p>
          </table:table-cell>
          <table:table-cell office:value-type="string">
            <text:p>clement</text:p>
          </table:table-cell>
          <table:table-cell office:value-type="string">
            <text:p>eleve27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275</text:p>
          </table:table-cell>
          <table:table-cell office:value-type="string">
            <text:p>anne</text:p>
          </table:table-cell>
          <table:table-cell office:value-type="string">
            <text:p>eleve27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276</text:p>
          </table:table-cell>
          <table:table-cell office:value-type="string">
            <text:p>laure</text:p>
          </table:table-cell>
          <table:table-cell office:value-type="string">
            <text:p>eleve27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277</text:p>
          </table:table-cell>
          <table:table-cell office:value-type="string">
            <text:p>aurelia</text:p>
          </table:table-cell>
          <table:table-cell office:value-type="string">
            <text:p>eleve27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278</text:p>
          </table:table-cell>
          <table:table-cell office:value-type="string">
            <text:p>olivier</text:p>
          </table:table-cell>
          <table:table-cell office:value-type="string">
            <text:p>eleve27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279</text:p>
          </table:table-cell>
          <table:table-cell office:value-type="string">
            <text:p>mickael</text:p>
          </table:table-cell>
          <table:table-cell office:value-type="string">
            <text:p>eleve27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280</text:p>
          </table:table-cell>
          <table:table-cell office:value-type="string">
            <text:p>laetitia</text:p>
          </table:table-cell>
          <table:table-cell office:value-type="string">
            <text:p>eleve28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281</text:p>
          </table:table-cell>
          <table:table-cell office:value-type="string">
            <text:p>nadia</text:p>
          </table:table-cell>
          <table:table-cell office:value-type="string">
            <text:p>eleve28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282</text:p>
          </table:table-cell>
          <table:table-cell office:value-type="string">
            <text:p>guillaume</text:p>
          </table:table-cell>
          <table:table-cell office:value-type="string">
            <text:p>eleve28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283</text:p>
          </table:table-cell>
          <table:table-cell office:value-type="string">
            <text:p>janique</text:p>
          </table:table-cell>
          <table:table-cell office:value-type="string">
            <text:p>eleve28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284</text:p>
          </table:table-cell>
          <table:table-cell office:value-type="string">
            <text:p>clement</text:p>
          </table:table-cell>
          <table:table-cell office:value-type="string">
            <text:p>eleve28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285</text:p>
          </table:table-cell>
          <table:table-cell office:value-type="string">
            <text:p>anne</text:p>
          </table:table-cell>
          <table:table-cell office:value-type="string">
            <text:p>eleve28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286</text:p>
          </table:table-cell>
          <table:table-cell office:value-type="string">
            <text:p>laure</text:p>
          </table:table-cell>
          <table:table-cell office:value-type="string">
            <text:p>eleve28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287</text:p>
          </table:table-cell>
          <table:table-cell office:value-type="string">
            <text:p>aurelia</text:p>
          </table:table-cell>
          <table:table-cell office:value-type="string">
            <text:p>eleve28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288</text:p>
          </table:table-cell>
          <table:table-cell office:value-type="string">
            <text:p>olivier</text:p>
          </table:table-cell>
          <table:table-cell office:value-type="string">
            <text:p>eleve28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289</text:p>
          </table:table-cell>
          <table:table-cell office:value-type="string">
            <text:p>mickael</text:p>
          </table:table-cell>
          <table:table-cell office:value-type="string">
            <text:p>eleve28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290</text:p>
          </table:table-cell>
          <table:table-cell office:value-type="string">
            <text:p>laetitia</text:p>
          </table:table-cell>
          <table:table-cell office:value-type="string">
            <text:p>eleve29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291</text:p>
          </table:table-cell>
          <table:table-cell office:value-type="string">
            <text:p>nadia</text:p>
          </table:table-cell>
          <table:table-cell office:value-type="string">
            <text:p>eleve29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292</text:p>
          </table:table-cell>
          <table:table-cell office:value-type="string">
            <text:p>guillaume</text:p>
          </table:table-cell>
          <table:table-cell office:value-type="string">
            <text:p>eleve29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293</text:p>
          </table:table-cell>
          <table:table-cell office:value-type="string">
            <text:p>janique</text:p>
          </table:table-cell>
          <table:table-cell office:value-type="string">
            <text:p>eleve29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294</text:p>
          </table:table-cell>
          <table:table-cell office:value-type="string">
            <text:p>clement</text:p>
          </table:table-cell>
          <table:table-cell office:value-type="string">
            <text:p>eleve29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295</text:p>
          </table:table-cell>
          <table:table-cell office:value-type="string">
            <text:p>anne</text:p>
          </table:table-cell>
          <table:table-cell office:value-type="string">
            <text:p>eleve29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296</text:p>
          </table:table-cell>
          <table:table-cell office:value-type="string">
            <text:p>laure</text:p>
          </table:table-cell>
          <table:table-cell office:value-type="string">
            <text:p>eleve29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297</text:p>
          </table:table-cell>
          <table:table-cell office:value-type="string">
            <text:p>aurelia</text:p>
          </table:table-cell>
          <table:table-cell office:value-type="string">
            <text:p>eleve29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298</text:p>
          </table:table-cell>
          <table:table-cell office:value-type="string">
            <text:p>nadia</text:p>
          </table:table-cell>
          <table:table-cell office:value-type="string">
            <text:p>eleve29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299</text:p>
          </table:table-cell>
          <table:table-cell office:value-type="string">
            <text:p>guillaume</text:p>
          </table:table-cell>
          <table:table-cell office:value-type="string">
            <text:p>eleve29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300</text:p>
          </table:table-cell>
          <table:table-cell office:value-type="string">
            <text:p>janique</text:p>
          </table:table-cell>
          <table:table-cell office:value-type="string">
            <text:p>eleve30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301</text:p>
          </table:table-cell>
          <table:table-cell office:value-type="string">
            <text:p>clement</text:p>
          </table:table-cell>
          <table:table-cell office:value-type="string">
            <text:p>eleve30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302</text:p>
          </table:table-cell>
          <table:table-cell office:value-type="string">
            <text:p>anne</text:p>
          </table:table-cell>
          <table:table-cell office:value-type="string">
            <text:p>eleve30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303</text:p>
          </table:table-cell>
          <table:table-cell office:value-type="string">
            <text:p>laure</text:p>
          </table:table-cell>
          <table:table-cell office:value-type="string">
            <text:p>eleve30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304</text:p>
          </table:table-cell>
          <table:table-cell office:value-type="string">
            <text:p>aurelia</text:p>
          </table:table-cell>
          <table:table-cell office:value-type="string">
            <text:p>eleve30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305</text:p>
          </table:table-cell>
          <table:table-cell office:value-type="string">
            <text:p>olivier</text:p>
          </table:table-cell>
          <table:table-cell office:value-type="string">
            <text:p>eleve30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306</text:p>
          </table:table-cell>
          <table:table-cell office:value-type="string">
            <text:p>mickael</text:p>
          </table:table-cell>
          <table:table-cell office:value-type="string">
            <text:p>eleve30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307</text:p>
          </table:table-cell>
          <table:table-cell office:value-type="string">
            <text:p>laetitia</text:p>
          </table:table-cell>
          <table:table-cell office:value-type="string">
            <text:p>eleve30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308</text:p>
          </table:table-cell>
          <table:table-cell office:value-type="string">
            <text:p>nadia</text:p>
          </table:table-cell>
          <table:table-cell office:value-type="string">
            <text:p>eleve30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309</text:p>
          </table:table-cell>
          <table:table-cell office:value-type="string">
            <text:p>guillaume</text:p>
          </table:table-cell>
          <table:table-cell office:value-type="string">
            <text:p>eleve30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310</text:p>
          </table:table-cell>
          <table:table-cell office:value-type="string">
            <text:p>janique</text:p>
          </table:table-cell>
          <table:table-cell office:value-type="string">
            <text:p>eleve31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311</text:p>
          </table:table-cell>
          <table:table-cell office:value-type="string">
            <text:p>clement</text:p>
          </table:table-cell>
          <table:table-cell office:value-type="string">
            <text:p>eleve31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312</text:p>
          </table:table-cell>
          <table:table-cell office:value-type="string">
            <text:p>anne</text:p>
          </table:table-cell>
          <table:table-cell office:value-type="string">
            <text:p>eleve31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313</text:p>
          </table:table-cell>
          <table:table-cell office:value-type="string">
            <text:p>laure</text:p>
          </table:table-cell>
          <table:table-cell office:value-type="string">
            <text:p>eleve31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314</text:p>
          </table:table-cell>
          <table:table-cell office:value-type="string">
            <text:p>aurelia</text:p>
          </table:table-cell>
          <table:table-cell office:value-type="string">
            <text:p>eleve31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315</text:p>
          </table:table-cell>
          <table:table-cell office:value-type="string">
            <text:p>olivier</text:p>
          </table:table-cell>
          <table:table-cell office:value-type="string">
            <text:p>eleve31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316</text:p>
          </table:table-cell>
          <table:table-cell office:value-type="string">
            <text:p>mickael</text:p>
          </table:table-cell>
          <table:table-cell office:value-type="string">
            <text:p>eleve31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317</text:p>
          </table:table-cell>
          <table:table-cell office:value-type="string">
            <text:p>laetitia</text:p>
          </table:table-cell>
          <table:table-cell office:value-type="string">
            <text:p>eleve31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318</text:p>
          </table:table-cell>
          <table:table-cell office:value-type="string">
            <text:p>nadia</text:p>
          </table:table-cell>
          <table:table-cell office:value-type="string">
            <text:p>eleve31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319</text:p>
          </table:table-cell>
          <table:table-cell office:value-type="string">
            <text:p>guillaume</text:p>
          </table:table-cell>
          <table:table-cell office:value-type="string">
            <text:p>eleve31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320</text:p>
          </table:table-cell>
          <table:table-cell office:value-type="string">
            <text:p>janique</text:p>
          </table:table-cell>
          <table:table-cell office:value-type="string">
            <text:p>eleve32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321</text:p>
          </table:table-cell>
          <table:table-cell office:value-type="string">
            <text:p>clement</text:p>
          </table:table-cell>
          <table:table-cell office:value-type="string">
            <text:p>eleve32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322</text:p>
          </table:table-cell>
          <table:table-cell office:value-type="string">
            <text:p>anne</text:p>
          </table:table-cell>
          <table:table-cell office:value-type="string">
            <text:p>eleve32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323</text:p>
          </table:table-cell>
          <table:table-cell office:value-type="string">
            <text:p>laure</text:p>
          </table:table-cell>
          <table:table-cell office:value-type="string">
            <text:p>eleve32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324</text:p>
          </table:table-cell>
          <table:table-cell office:value-type="string">
            <text:p>aurelia</text:p>
          </table:table-cell>
          <table:table-cell office:value-type="string">
            <text:p>eleve32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325</text:p>
          </table:table-cell>
          <table:table-cell office:value-type="string">
            <text:p>nadia</text:p>
          </table:table-cell>
          <table:table-cell office:value-type="string">
            <text:p>eleve32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326</text:p>
          </table:table-cell>
          <table:table-cell office:value-type="string">
            <text:p>guillaume</text:p>
          </table:table-cell>
          <table:table-cell office:value-type="string">
            <text:p>eleve32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327</text:p>
          </table:table-cell>
          <table:table-cell office:value-type="string">
            <text:p>janique</text:p>
          </table:table-cell>
          <table:table-cell office:value-type="string">
            <text:p>eleve32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328</text:p>
          </table:table-cell>
          <table:table-cell office:value-type="string">
            <text:p>clement</text:p>
          </table:table-cell>
          <table:table-cell office:value-type="string">
            <text:p>eleve32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329</text:p>
          </table:table-cell>
          <table:table-cell office:value-type="string">
            <text:p>anne</text:p>
          </table:table-cell>
          <table:table-cell office:value-type="string">
            <text:p>eleve32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330</text:p>
          </table:table-cell>
          <table:table-cell office:value-type="string">
            <text:p>laure</text:p>
          </table:table-cell>
          <table:table-cell office:value-type="string">
            <text:p>eleve33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331</text:p>
          </table:table-cell>
          <table:table-cell office:value-type="string">
            <text:p>aurelia</text:p>
          </table:table-cell>
          <table:table-cell office:value-type="string">
            <text:p>eleve33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332</text:p>
          </table:table-cell>
          <table:table-cell office:value-type="string">
            <text:p>olivier</text:p>
          </table:table-cell>
          <table:table-cell office:value-type="string">
            <text:p>eleve33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333</text:p>
          </table:table-cell>
          <table:table-cell office:value-type="string">
            <text:p>mickael</text:p>
          </table:table-cell>
          <table:table-cell office:value-type="string">
            <text:p>eleve33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334</text:p>
          </table:table-cell>
          <table:table-cell office:value-type="string">
            <text:p>laetitia</text:p>
          </table:table-cell>
          <table:table-cell office:value-type="string">
            <text:p>eleve33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335</text:p>
          </table:table-cell>
          <table:table-cell office:value-type="string">
            <text:p>nadia</text:p>
          </table:table-cell>
          <table:table-cell office:value-type="string">
            <text:p>eleve33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336</text:p>
          </table:table-cell>
          <table:table-cell office:value-type="string">
            <text:p>guillaume</text:p>
          </table:table-cell>
          <table:table-cell office:value-type="string">
            <text:p>eleve33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337</text:p>
          </table:table-cell>
          <table:table-cell office:value-type="string">
            <text:p>janique</text:p>
          </table:table-cell>
          <table:table-cell office:value-type="string">
            <text:p>eleve33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338</text:p>
          </table:table-cell>
          <table:table-cell office:value-type="string">
            <text:p>clement</text:p>
          </table:table-cell>
          <table:table-cell office:value-type="string">
            <text:p>eleve33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339</text:p>
          </table:table-cell>
          <table:table-cell office:value-type="string">
            <text:p>anne</text:p>
          </table:table-cell>
          <table:table-cell office:value-type="string">
            <text:p>eleve33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340</text:p>
          </table:table-cell>
          <table:table-cell office:value-type="string">
            <text:p>laure</text:p>
          </table:table-cell>
          <table:table-cell office:value-type="string">
            <text:p>eleve34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341</text:p>
          </table:table-cell>
          <table:table-cell office:value-type="string">
            <text:p>aurelia</text:p>
          </table:table-cell>
          <table:table-cell office:value-type="string">
            <text:p>eleve34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342</text:p>
          </table:table-cell>
          <table:table-cell office:value-type="string">
            <text:p>olivier</text:p>
          </table:table-cell>
          <table:table-cell office:value-type="string">
            <text:p>eleve34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343</text:p>
          </table:table-cell>
          <table:table-cell office:value-type="string">
            <text:p>mickael</text:p>
          </table:table-cell>
          <table:table-cell office:value-type="string">
            <text:p>eleve34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344</text:p>
          </table:table-cell>
          <table:table-cell office:value-type="string">
            <text:p>laetitia</text:p>
          </table:table-cell>
          <table:table-cell office:value-type="string">
            <text:p>eleve34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345</text:p>
          </table:table-cell>
          <table:table-cell office:value-type="string">
            <text:p>nadia</text:p>
          </table:table-cell>
          <table:table-cell office:value-type="string">
            <text:p>eleve34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346</text:p>
          </table:table-cell>
          <table:table-cell office:value-type="string">
            <text:p>guillaume</text:p>
          </table:table-cell>
          <table:table-cell office:value-type="string">
            <text:p>eleve34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347</text:p>
          </table:table-cell>
          <table:table-cell office:value-type="string">
            <text:p>janique</text:p>
          </table:table-cell>
          <table:table-cell office:value-type="string">
            <text:p>eleve34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348</text:p>
          </table:table-cell>
          <table:table-cell office:value-type="string">
            <text:p>clement</text:p>
          </table:table-cell>
          <table:table-cell office:value-type="string">
            <text:p>eleve34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349</text:p>
          </table:table-cell>
          <table:table-cell office:value-type="string">
            <text:p>anne</text:p>
          </table:table-cell>
          <table:table-cell office:value-type="string">
            <text:p>eleve34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350</text:p>
          </table:table-cell>
          <table:table-cell office:value-type="string">
            <text:p>laure</text:p>
          </table:table-cell>
          <table:table-cell office:value-type="string">
            <text:p>eleve35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351</text:p>
          </table:table-cell>
          <table:table-cell office:value-type="string">
            <text:p>aurelia</text:p>
          </table:table-cell>
          <table:table-cell office:value-type="string">
            <text:p>eleve35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352</text:p>
          </table:table-cell>
          <table:table-cell office:value-type="string">
            <text:p>nadia</text:p>
          </table:table-cell>
          <table:table-cell office:value-type="string">
            <text:p>eleve35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353</text:p>
          </table:table-cell>
          <table:table-cell office:value-type="string">
            <text:p>guillaume</text:p>
          </table:table-cell>
          <table:table-cell office:value-type="string">
            <text:p>eleve35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354</text:p>
          </table:table-cell>
          <table:table-cell office:value-type="string">
            <text:p>janique</text:p>
          </table:table-cell>
          <table:table-cell office:value-type="string">
            <text:p>eleve35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355</text:p>
          </table:table-cell>
          <table:table-cell office:value-type="string">
            <text:p>clement</text:p>
          </table:table-cell>
          <table:table-cell office:value-type="string">
            <text:p>eleve35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356</text:p>
          </table:table-cell>
          <table:table-cell office:value-type="string">
            <text:p>anne</text:p>
          </table:table-cell>
          <table:table-cell office:value-type="string">
            <text:p>eleve35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357</text:p>
          </table:table-cell>
          <table:table-cell office:value-type="string">
            <text:p>laure</text:p>
          </table:table-cell>
          <table:table-cell office:value-type="string">
            <text:p>eleve35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358</text:p>
          </table:table-cell>
          <table:table-cell office:value-type="string">
            <text:p>aurelia</text:p>
          </table:table-cell>
          <table:table-cell office:value-type="string">
            <text:p>eleve35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359</text:p>
          </table:table-cell>
          <table:table-cell office:value-type="string">
            <text:p>olivier</text:p>
          </table:table-cell>
          <table:table-cell office:value-type="string">
            <text:p>eleve35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360</text:p>
          </table:table-cell>
          <table:table-cell office:value-type="string">
            <text:p>mickael</text:p>
          </table:table-cell>
          <table:table-cell office:value-type="string">
            <text:p>eleve36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361</text:p>
          </table:table-cell>
          <table:table-cell office:value-type="string">
            <text:p>laetitia</text:p>
          </table:table-cell>
          <table:table-cell office:value-type="string">
            <text:p>eleve36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362</text:p>
          </table:table-cell>
          <table:table-cell office:value-type="string">
            <text:p>nadia</text:p>
          </table:table-cell>
          <table:table-cell office:value-type="string">
            <text:p>eleve36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363</text:p>
          </table:table-cell>
          <table:table-cell office:value-type="string">
            <text:p>guillaume</text:p>
          </table:table-cell>
          <table:table-cell office:value-type="string">
            <text:p>eleve36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364</text:p>
          </table:table-cell>
          <table:table-cell office:value-type="string">
            <text:p>janique</text:p>
          </table:table-cell>
          <table:table-cell office:value-type="string">
            <text:p>eleve36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365</text:p>
          </table:table-cell>
          <table:table-cell office:value-type="string">
            <text:p>clement</text:p>
          </table:table-cell>
          <table:table-cell office:value-type="string">
            <text:p>eleve36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366</text:p>
          </table:table-cell>
          <table:table-cell office:value-type="string">
            <text:p>anne</text:p>
          </table:table-cell>
          <table:table-cell office:value-type="string">
            <text:p>eleve36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367</text:p>
          </table:table-cell>
          <table:table-cell office:value-type="string">
            <text:p>laure</text:p>
          </table:table-cell>
          <table:table-cell office:value-type="string">
            <text:p>eleve36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368</text:p>
          </table:table-cell>
          <table:table-cell office:value-type="string">
            <text:p>aurelia</text:p>
          </table:table-cell>
          <table:table-cell office:value-type="string">
            <text:p>eleve36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369</text:p>
          </table:table-cell>
          <table:table-cell office:value-type="string">
            <text:p>olivier</text:p>
          </table:table-cell>
          <table:table-cell office:value-type="string">
            <text:p>eleve36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370</text:p>
          </table:table-cell>
          <table:table-cell office:value-type="string">
            <text:p>mickael</text:p>
          </table:table-cell>
          <table:table-cell office:value-type="string">
            <text:p>eleve37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371</text:p>
          </table:table-cell>
          <table:table-cell office:value-type="string">
            <text:p>laetitia</text:p>
          </table:table-cell>
          <table:table-cell office:value-type="string">
            <text:p>eleve37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372</text:p>
          </table:table-cell>
          <table:table-cell office:value-type="string">
            <text:p>nadia</text:p>
          </table:table-cell>
          <table:table-cell office:value-type="string">
            <text:p>eleve37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373</text:p>
          </table:table-cell>
          <table:table-cell office:value-type="string">
            <text:p>guillaume</text:p>
          </table:table-cell>
          <table:table-cell office:value-type="string">
            <text:p>eleve37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374</text:p>
          </table:table-cell>
          <table:table-cell office:value-type="string">
            <text:p>janique</text:p>
          </table:table-cell>
          <table:table-cell office:value-type="string">
            <text:p>eleve37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375</text:p>
          </table:table-cell>
          <table:table-cell office:value-type="string">
            <text:p>clement</text:p>
          </table:table-cell>
          <table:table-cell office:value-type="string">
            <text:p>eleve37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376</text:p>
          </table:table-cell>
          <table:table-cell office:value-type="string">
            <text:p>anne</text:p>
          </table:table-cell>
          <table:table-cell office:value-type="string">
            <text:p>eleve37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377</text:p>
          </table:table-cell>
          <table:table-cell office:value-type="string">
            <text:p>laure</text:p>
          </table:table-cell>
          <table:table-cell office:value-type="string">
            <text:p>eleve37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378</text:p>
          </table:table-cell>
          <table:table-cell office:value-type="string">
            <text:p>aurelia</text:p>
          </table:table-cell>
          <table:table-cell office:value-type="string">
            <text:p>eleve37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379</text:p>
          </table:table-cell>
          <table:table-cell office:value-type="string">
            <text:p>nadia</text:p>
          </table:table-cell>
          <table:table-cell office:value-type="string">
            <text:p>eleve37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380</text:p>
          </table:table-cell>
          <table:table-cell office:value-type="string">
            <text:p>guillaume</text:p>
          </table:table-cell>
          <table:table-cell office:value-type="string">
            <text:p>eleve38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381</text:p>
          </table:table-cell>
          <table:table-cell office:value-type="string">
            <text:p>janique</text:p>
          </table:table-cell>
          <table:table-cell office:value-type="string">
            <text:p>eleve38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382</text:p>
          </table:table-cell>
          <table:table-cell office:value-type="string">
            <text:p>clement</text:p>
          </table:table-cell>
          <table:table-cell office:value-type="string">
            <text:p>eleve38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383</text:p>
          </table:table-cell>
          <table:table-cell office:value-type="string">
            <text:p>anne</text:p>
          </table:table-cell>
          <table:table-cell office:value-type="string">
            <text:p>eleve38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384</text:p>
          </table:table-cell>
          <table:table-cell office:value-type="string">
            <text:p>laure</text:p>
          </table:table-cell>
          <table:table-cell office:value-type="string">
            <text:p>eleve38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385</text:p>
          </table:table-cell>
          <table:table-cell office:value-type="string">
            <text:p>aurelia</text:p>
          </table:table-cell>
          <table:table-cell office:value-type="string">
            <text:p>eleve38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386</text:p>
          </table:table-cell>
          <table:table-cell office:value-type="string">
            <text:p>olivier</text:p>
          </table:table-cell>
          <table:table-cell office:value-type="string">
            <text:p>eleve38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387</text:p>
          </table:table-cell>
          <table:table-cell office:value-type="string">
            <text:p>mickael</text:p>
          </table:table-cell>
          <table:table-cell office:value-type="string">
            <text:p>eleve38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388</text:p>
          </table:table-cell>
          <table:table-cell office:value-type="string">
            <text:p>laetitia</text:p>
          </table:table-cell>
          <table:table-cell office:value-type="string">
            <text:p>eleve38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389</text:p>
          </table:table-cell>
          <table:table-cell office:value-type="string">
            <text:p>nadia</text:p>
          </table:table-cell>
          <table:table-cell office:value-type="string">
            <text:p>eleve38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390</text:p>
          </table:table-cell>
          <table:table-cell office:value-type="string">
            <text:p>guillaume</text:p>
          </table:table-cell>
          <table:table-cell office:value-type="string">
            <text:p>eleve39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391</text:p>
          </table:table-cell>
          <table:table-cell office:value-type="string">
            <text:p>janique</text:p>
          </table:table-cell>
          <table:table-cell office:value-type="string">
            <text:p>eleve39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392</text:p>
          </table:table-cell>
          <table:table-cell office:value-type="string">
            <text:p>clement</text:p>
          </table:table-cell>
          <table:table-cell office:value-type="string">
            <text:p>eleve39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393</text:p>
          </table:table-cell>
          <table:table-cell office:value-type="string">
            <text:p>anne</text:p>
          </table:table-cell>
          <table:table-cell office:value-type="string">
            <text:p>eleve39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394</text:p>
          </table:table-cell>
          <table:table-cell office:value-type="string">
            <text:p>laure</text:p>
          </table:table-cell>
          <table:table-cell office:value-type="string">
            <text:p>eleve39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395</text:p>
          </table:table-cell>
          <table:table-cell office:value-type="string">
            <text:p>aurelia</text:p>
          </table:table-cell>
          <table:table-cell office:value-type="string">
            <text:p>eleve39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396</text:p>
          </table:table-cell>
          <table:table-cell office:value-type="string">
            <text:p>olivier</text:p>
          </table:table-cell>
          <table:table-cell office:value-type="string">
            <text:p>eleve39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397</text:p>
          </table:table-cell>
          <table:table-cell office:value-type="string">
            <text:p>mickael</text:p>
          </table:table-cell>
          <table:table-cell office:value-type="string">
            <text:p>eleve39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398</text:p>
          </table:table-cell>
          <table:table-cell office:value-type="string">
            <text:p>laetitia</text:p>
          </table:table-cell>
          <table:table-cell office:value-type="string">
            <text:p>eleve39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399</text:p>
          </table:table-cell>
          <table:table-cell office:value-type="string">
            <text:p>nadia</text:p>
          </table:table-cell>
          <table:table-cell office:value-type="string">
            <text:p>eleve39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400</text:p>
          </table:table-cell>
          <table:table-cell office:value-type="string">
            <text:p>guillaume</text:p>
          </table:table-cell>
          <table:table-cell office:value-type="string">
            <text:p>eleve40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401</text:p>
          </table:table-cell>
          <table:table-cell office:value-type="string">
            <text:p>janique</text:p>
          </table:table-cell>
          <table:table-cell office:value-type="string">
            <text:p>eleve40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402</text:p>
          </table:table-cell>
          <table:table-cell office:value-type="string">
            <text:p>clement</text:p>
          </table:table-cell>
          <table:table-cell office:value-type="string">
            <text:p>eleve40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403</text:p>
          </table:table-cell>
          <table:table-cell office:value-type="string">
            <text:p>anne</text:p>
          </table:table-cell>
          <table:table-cell office:value-type="string">
            <text:p>eleve40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404</text:p>
          </table:table-cell>
          <table:table-cell office:value-type="string">
            <text:p>laure</text:p>
          </table:table-cell>
          <table:table-cell office:value-type="string">
            <text:p>eleve40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405</text:p>
          </table:table-cell>
          <table:table-cell office:value-type="string">
            <text:p>aurelia</text:p>
          </table:table-cell>
          <table:table-cell office:value-type="string">
            <text:p>eleve40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406</text:p>
          </table:table-cell>
          <table:table-cell office:value-type="string">
            <text:p>nadia</text:p>
          </table:table-cell>
          <table:table-cell office:value-type="string">
            <text:p>eleve40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407</text:p>
          </table:table-cell>
          <table:table-cell office:value-type="string">
            <text:p>guillaume</text:p>
          </table:table-cell>
          <table:table-cell office:value-type="string">
            <text:p>eleve40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408</text:p>
          </table:table-cell>
          <table:table-cell office:value-type="string">
            <text:p>janique</text:p>
          </table:table-cell>
          <table:table-cell office:value-type="string">
            <text:p>eleve40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409</text:p>
          </table:table-cell>
          <table:table-cell office:value-type="string">
            <text:p>clement</text:p>
          </table:table-cell>
          <table:table-cell office:value-type="string">
            <text:p>eleve40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410</text:p>
          </table:table-cell>
          <table:table-cell office:value-type="string">
            <text:p>anne</text:p>
          </table:table-cell>
          <table:table-cell office:value-type="string">
            <text:p>eleve41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411</text:p>
          </table:table-cell>
          <table:table-cell office:value-type="string">
            <text:p>laure</text:p>
          </table:table-cell>
          <table:table-cell office:value-type="string">
            <text:p>eleve41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412</text:p>
          </table:table-cell>
          <table:table-cell office:value-type="string">
            <text:p>aurelia</text:p>
          </table:table-cell>
          <table:table-cell office:value-type="string">
            <text:p>eleve41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413</text:p>
          </table:table-cell>
          <table:table-cell office:value-type="string">
            <text:p>olivier</text:p>
          </table:table-cell>
          <table:table-cell office:value-type="string">
            <text:p>eleve41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414</text:p>
          </table:table-cell>
          <table:table-cell office:value-type="string">
            <text:p>mickael</text:p>
          </table:table-cell>
          <table:table-cell office:value-type="string">
            <text:p>eleve41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415</text:p>
          </table:table-cell>
          <table:table-cell office:value-type="string">
            <text:p>laetitia</text:p>
          </table:table-cell>
          <table:table-cell office:value-type="string">
            <text:p>eleve41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416</text:p>
          </table:table-cell>
          <table:table-cell office:value-type="string">
            <text:p>nadia</text:p>
          </table:table-cell>
          <table:table-cell office:value-type="string">
            <text:p>eleve41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417</text:p>
          </table:table-cell>
          <table:table-cell office:value-type="string">
            <text:p>guillaume</text:p>
          </table:table-cell>
          <table:table-cell office:value-type="string">
            <text:p>eleve41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418</text:p>
          </table:table-cell>
          <table:table-cell office:value-type="string">
            <text:p>janique</text:p>
          </table:table-cell>
          <table:table-cell office:value-type="string">
            <text:p>eleve41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419</text:p>
          </table:table-cell>
          <table:table-cell office:value-type="string">
            <text:p>clement</text:p>
          </table:table-cell>
          <table:table-cell office:value-type="string">
            <text:p>eleve41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420</text:p>
          </table:table-cell>
          <table:table-cell office:value-type="string">
            <text:p>anne</text:p>
          </table:table-cell>
          <table:table-cell office:value-type="string">
            <text:p>eleve42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421</text:p>
          </table:table-cell>
          <table:table-cell office:value-type="string">
            <text:p>laure</text:p>
          </table:table-cell>
          <table:table-cell office:value-type="string">
            <text:p>eleve42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422</text:p>
          </table:table-cell>
          <table:table-cell office:value-type="string">
            <text:p>aurelia</text:p>
          </table:table-cell>
          <table:table-cell office:value-type="string">
            <text:p>eleve42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423</text:p>
          </table:table-cell>
          <table:table-cell office:value-type="string">
            <text:p>olivier</text:p>
          </table:table-cell>
          <table:table-cell office:value-type="string">
            <text:p>eleve42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424</text:p>
          </table:table-cell>
          <table:table-cell office:value-type="string">
            <text:p>mickael</text:p>
          </table:table-cell>
          <table:table-cell office:value-type="string">
            <text:p>eleve42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425</text:p>
          </table:table-cell>
          <table:table-cell office:value-type="string">
            <text:p>laetitia</text:p>
          </table:table-cell>
          <table:table-cell office:value-type="string">
            <text:p>eleve42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426</text:p>
          </table:table-cell>
          <table:table-cell office:value-type="string">
            <text:p>nadia</text:p>
          </table:table-cell>
          <table:table-cell office:value-type="string">
            <text:p>eleve42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427</text:p>
          </table:table-cell>
          <table:table-cell office:value-type="string">
            <text:p>guillaume</text:p>
          </table:table-cell>
          <table:table-cell office:value-type="string">
            <text:p>eleve42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428</text:p>
          </table:table-cell>
          <table:table-cell office:value-type="string">
            <text:p>janique</text:p>
          </table:table-cell>
          <table:table-cell office:value-type="string">
            <text:p>eleve42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429</text:p>
          </table:table-cell>
          <table:table-cell office:value-type="string">
            <text:p>clement</text:p>
          </table:table-cell>
          <table:table-cell office:value-type="string">
            <text:p>eleve42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430</text:p>
          </table:table-cell>
          <table:table-cell office:value-type="string">
            <text:p>anne</text:p>
          </table:table-cell>
          <table:table-cell office:value-type="string">
            <text:p>eleve43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431</text:p>
          </table:table-cell>
          <table:table-cell office:value-type="string">
            <text:p>laure</text:p>
          </table:table-cell>
          <table:table-cell office:value-type="string">
            <text:p>eleve43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432</text:p>
          </table:table-cell>
          <table:table-cell office:value-type="string">
            <text:p>aurelia</text:p>
          </table:table-cell>
          <table:table-cell office:value-type="string">
            <text:p>eleve43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433</text:p>
          </table:table-cell>
          <table:table-cell office:value-type="string">
            <text:p>nadia</text:p>
          </table:table-cell>
          <table:table-cell office:value-type="string">
            <text:p>eleve43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434</text:p>
          </table:table-cell>
          <table:table-cell office:value-type="string">
            <text:p>guillaume</text:p>
          </table:table-cell>
          <table:table-cell office:value-type="string">
            <text:p>eleve43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435</text:p>
          </table:table-cell>
          <table:table-cell office:value-type="string">
            <text:p>janique</text:p>
          </table:table-cell>
          <table:table-cell office:value-type="string">
            <text:p>eleve43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436</text:p>
          </table:table-cell>
          <table:table-cell office:value-type="string">
            <text:p>clement</text:p>
          </table:table-cell>
          <table:table-cell office:value-type="string">
            <text:p>eleve43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437</text:p>
          </table:table-cell>
          <table:table-cell office:value-type="string">
            <text:p>anne</text:p>
          </table:table-cell>
          <table:table-cell office:value-type="string">
            <text:p>eleve43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438</text:p>
          </table:table-cell>
          <table:table-cell office:value-type="string">
            <text:p>laure</text:p>
          </table:table-cell>
          <table:table-cell office:value-type="string">
            <text:p>eleve43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439</text:p>
          </table:table-cell>
          <table:table-cell office:value-type="string">
            <text:p>aurelia</text:p>
          </table:table-cell>
          <table:table-cell office:value-type="string">
            <text:p>eleve43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440</text:p>
          </table:table-cell>
          <table:table-cell office:value-type="string">
            <text:p>olivier</text:p>
          </table:table-cell>
          <table:table-cell office:value-type="string">
            <text:p>eleve44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441</text:p>
          </table:table-cell>
          <table:table-cell office:value-type="string">
            <text:p>mickael</text:p>
          </table:table-cell>
          <table:table-cell office:value-type="string">
            <text:p>eleve44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442</text:p>
          </table:table-cell>
          <table:table-cell office:value-type="string">
            <text:p>laetitia</text:p>
          </table:table-cell>
          <table:table-cell office:value-type="string">
            <text:p>eleve44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443</text:p>
          </table:table-cell>
          <table:table-cell office:value-type="string">
            <text:p>nadia</text:p>
          </table:table-cell>
          <table:table-cell office:value-type="string">
            <text:p>eleve44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444</text:p>
          </table:table-cell>
          <table:table-cell office:value-type="string">
            <text:p>guillaume</text:p>
          </table:table-cell>
          <table:table-cell office:value-type="string">
            <text:p>eleve44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445</text:p>
          </table:table-cell>
          <table:table-cell office:value-type="string">
            <text:p>janique</text:p>
          </table:table-cell>
          <table:table-cell office:value-type="string">
            <text:p>eleve44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446</text:p>
          </table:table-cell>
          <table:table-cell office:value-type="string">
            <text:p>clement</text:p>
          </table:table-cell>
          <table:table-cell office:value-type="string">
            <text:p>eleve44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447</text:p>
          </table:table-cell>
          <table:table-cell office:value-type="string">
            <text:p>anne</text:p>
          </table:table-cell>
          <table:table-cell office:value-type="string">
            <text:p>eleve44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448</text:p>
          </table:table-cell>
          <table:table-cell office:value-type="string">
            <text:p>laure</text:p>
          </table:table-cell>
          <table:table-cell office:value-type="string">
            <text:p>eleve44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449</text:p>
          </table:table-cell>
          <table:table-cell office:value-type="string">
            <text:p>aurelia</text:p>
          </table:table-cell>
          <table:table-cell office:value-type="string">
            <text:p>eleve44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450</text:p>
          </table:table-cell>
          <table:table-cell office:value-type="string">
            <text:p>olivier</text:p>
          </table:table-cell>
          <table:table-cell office:value-type="string">
            <text:p>eleve45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451</text:p>
          </table:table-cell>
          <table:table-cell office:value-type="string">
            <text:p>mickael</text:p>
          </table:table-cell>
          <table:table-cell office:value-type="string">
            <text:p>eleve45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452</text:p>
          </table:table-cell>
          <table:table-cell office:value-type="string">
            <text:p>laetitia</text:p>
          </table:table-cell>
          <table:table-cell office:value-type="string">
            <text:p>eleve45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453</text:p>
          </table:table-cell>
          <table:table-cell office:value-type="string">
            <text:p>nadia</text:p>
          </table:table-cell>
          <table:table-cell office:value-type="string">
            <text:p>eleve45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454</text:p>
          </table:table-cell>
          <table:table-cell office:value-type="string">
            <text:p>guillaume</text:p>
          </table:table-cell>
          <table:table-cell office:value-type="string">
            <text:p>eleve45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455</text:p>
          </table:table-cell>
          <table:table-cell office:value-type="string">
            <text:p>janique</text:p>
          </table:table-cell>
          <table:table-cell office:value-type="string">
            <text:p>eleve45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456</text:p>
          </table:table-cell>
          <table:table-cell office:value-type="string">
            <text:p>clement</text:p>
          </table:table-cell>
          <table:table-cell office:value-type="string">
            <text:p>eleve45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457</text:p>
          </table:table-cell>
          <table:table-cell office:value-type="string">
            <text:p>anne</text:p>
          </table:table-cell>
          <table:table-cell office:value-type="string">
            <text:p>eleve45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458</text:p>
          </table:table-cell>
          <table:table-cell office:value-type="string">
            <text:p>laure</text:p>
          </table:table-cell>
          <table:table-cell office:value-type="string">
            <text:p>eleve45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459</text:p>
          </table:table-cell>
          <table:table-cell office:value-type="string">
            <text:p>aurelia</text:p>
          </table:table-cell>
          <table:table-cell office:value-type="string">
            <text:p>eleve45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460</text:p>
          </table:table-cell>
          <table:table-cell office:value-type="string">
            <text:p>nadia</text:p>
          </table:table-cell>
          <table:table-cell office:value-type="string">
            <text:p>eleve46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461</text:p>
          </table:table-cell>
          <table:table-cell office:value-type="string">
            <text:p>guillaume</text:p>
          </table:table-cell>
          <table:table-cell office:value-type="string">
            <text:p>eleve46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462</text:p>
          </table:table-cell>
          <table:table-cell office:value-type="string">
            <text:p>janique</text:p>
          </table:table-cell>
          <table:table-cell office:value-type="string">
            <text:p>eleve46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463</text:p>
          </table:table-cell>
          <table:table-cell office:value-type="string">
            <text:p>clement</text:p>
          </table:table-cell>
          <table:table-cell office:value-type="string">
            <text:p>eleve46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464</text:p>
          </table:table-cell>
          <table:table-cell office:value-type="string">
            <text:p>anne</text:p>
          </table:table-cell>
          <table:table-cell office:value-type="string">
            <text:p>eleve46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465</text:p>
          </table:table-cell>
          <table:table-cell office:value-type="string">
            <text:p>laure</text:p>
          </table:table-cell>
          <table:table-cell office:value-type="string">
            <text:p>eleve46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466</text:p>
          </table:table-cell>
          <table:table-cell office:value-type="string">
            <text:p>aurelia</text:p>
          </table:table-cell>
          <table:table-cell office:value-type="string">
            <text:p>eleve46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467</text:p>
          </table:table-cell>
          <table:table-cell office:value-type="string">
            <text:p>olivier</text:p>
          </table:table-cell>
          <table:table-cell office:value-type="string">
            <text:p>eleve46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468</text:p>
          </table:table-cell>
          <table:table-cell office:value-type="string">
            <text:p>mickael</text:p>
          </table:table-cell>
          <table:table-cell office:value-type="string">
            <text:p>eleve46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469</text:p>
          </table:table-cell>
          <table:table-cell office:value-type="string">
            <text:p>laetitia</text:p>
          </table:table-cell>
          <table:table-cell office:value-type="string">
            <text:p>eleve46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470</text:p>
          </table:table-cell>
          <table:table-cell office:value-type="string">
            <text:p>nadia</text:p>
          </table:table-cell>
          <table:table-cell office:value-type="string">
            <text:p>eleve47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471</text:p>
          </table:table-cell>
          <table:table-cell office:value-type="string">
            <text:p>guillaume</text:p>
          </table:table-cell>
          <table:table-cell office:value-type="string">
            <text:p>eleve47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472</text:p>
          </table:table-cell>
          <table:table-cell office:value-type="string">
            <text:p>janique</text:p>
          </table:table-cell>
          <table:table-cell office:value-type="string">
            <text:p>eleve47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473</text:p>
          </table:table-cell>
          <table:table-cell office:value-type="string">
            <text:p>clement</text:p>
          </table:table-cell>
          <table:table-cell office:value-type="string">
            <text:p>eleve47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474</text:p>
          </table:table-cell>
          <table:table-cell office:value-type="string">
            <text:p>anne</text:p>
          </table:table-cell>
          <table:table-cell office:value-type="string">
            <text:p>eleve47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475</text:p>
          </table:table-cell>
          <table:table-cell office:value-type="string">
            <text:p>laure</text:p>
          </table:table-cell>
          <table:table-cell office:value-type="string">
            <text:p>eleve47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476</text:p>
          </table:table-cell>
          <table:table-cell office:value-type="string">
            <text:p>aurelia</text:p>
          </table:table-cell>
          <table:table-cell office:value-type="string">
            <text:p>eleve47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477</text:p>
          </table:table-cell>
          <table:table-cell office:value-type="string">
            <text:p>olivier</text:p>
          </table:table-cell>
          <table:table-cell office:value-type="string">
            <text:p>eleve47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478</text:p>
          </table:table-cell>
          <table:table-cell office:value-type="string">
            <text:p>mickael</text:p>
          </table:table-cell>
          <table:table-cell office:value-type="string">
            <text:p>eleve47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479</text:p>
          </table:table-cell>
          <table:table-cell office:value-type="string">
            <text:p>laetitia</text:p>
          </table:table-cell>
          <table:table-cell office:value-type="string">
            <text:p>eleve47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480</text:p>
          </table:table-cell>
          <table:table-cell office:value-type="string">
            <text:p>nadia</text:p>
          </table:table-cell>
          <table:table-cell office:value-type="string">
            <text:p>eleve48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481</text:p>
          </table:table-cell>
          <table:table-cell office:value-type="string">
            <text:p>guillaume</text:p>
          </table:table-cell>
          <table:table-cell office:value-type="string">
            <text:p>eleve48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482</text:p>
          </table:table-cell>
          <table:table-cell office:value-type="string">
            <text:p>janique</text:p>
          </table:table-cell>
          <table:table-cell office:value-type="string">
            <text:p>eleve48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483</text:p>
          </table:table-cell>
          <table:table-cell office:value-type="string">
            <text:p>clement</text:p>
          </table:table-cell>
          <table:table-cell office:value-type="string">
            <text:p>eleve48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484</text:p>
          </table:table-cell>
          <table:table-cell office:value-type="string">
            <text:p>anne</text:p>
          </table:table-cell>
          <table:table-cell office:value-type="string">
            <text:p>eleve48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485</text:p>
          </table:table-cell>
          <table:table-cell office:value-type="string">
            <text:p>laure</text:p>
          </table:table-cell>
          <table:table-cell office:value-type="string">
            <text:p>eleve48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486</text:p>
          </table:table-cell>
          <table:table-cell office:value-type="string">
            <text:p>aurelia</text:p>
          </table:table-cell>
          <table:table-cell office:value-type="string">
            <text:p>eleve48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487</text:p>
          </table:table-cell>
          <table:table-cell office:value-type="string">
            <text:p>nadia</text:p>
          </table:table-cell>
          <table:table-cell office:value-type="string">
            <text:p>eleve48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488</text:p>
          </table:table-cell>
          <table:table-cell office:value-type="string">
            <text:p>guillaume</text:p>
          </table:table-cell>
          <table:table-cell office:value-type="string">
            <text:p>eleve48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489</text:p>
          </table:table-cell>
          <table:table-cell office:value-type="string">
            <text:p>janique</text:p>
          </table:table-cell>
          <table:table-cell office:value-type="string">
            <text:p>eleve48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490</text:p>
          </table:table-cell>
          <table:table-cell office:value-type="string">
            <text:p>clement</text:p>
          </table:table-cell>
          <table:table-cell office:value-type="string">
            <text:p>eleve49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491</text:p>
          </table:table-cell>
          <table:table-cell office:value-type="string">
            <text:p>anne</text:p>
          </table:table-cell>
          <table:table-cell office:value-type="string">
            <text:p>eleve49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492</text:p>
          </table:table-cell>
          <table:table-cell office:value-type="string">
            <text:p>laure</text:p>
          </table:table-cell>
          <table:table-cell office:value-type="string">
            <text:p>eleve49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493</text:p>
          </table:table-cell>
          <table:table-cell office:value-type="string">
            <text:p>aurelia</text:p>
          </table:table-cell>
          <table:table-cell office:value-type="string">
            <text:p>eleve49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494</text:p>
          </table:table-cell>
          <table:table-cell office:value-type="string">
            <text:p>olivier</text:p>
          </table:table-cell>
          <table:table-cell office:value-type="string">
            <text:p>eleve49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495</text:p>
          </table:table-cell>
          <table:table-cell office:value-type="string">
            <text:p>mickael</text:p>
          </table:table-cell>
          <table:table-cell office:value-type="string">
            <text:p>eleve49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496</text:p>
          </table:table-cell>
          <table:table-cell office:value-type="string">
            <text:p>laetitia</text:p>
          </table:table-cell>
          <table:table-cell office:value-type="string">
            <text:p>eleve49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497</text:p>
          </table:table-cell>
          <table:table-cell office:value-type="string">
            <text:p>nadia</text:p>
          </table:table-cell>
          <table:table-cell office:value-type="string">
            <text:p>eleve49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498</text:p>
          </table:table-cell>
          <table:table-cell office:value-type="string">
            <text:p>guillaume</text:p>
          </table:table-cell>
          <table:table-cell office:value-type="string">
            <text:p>eleve49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499</text:p>
          </table:table-cell>
          <table:table-cell office:value-type="string">
            <text:p>janique</text:p>
          </table:table-cell>
          <table:table-cell office:value-type="string">
            <text:p>eleve49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500</text:p>
          </table:table-cell>
          <table:table-cell office:value-type="string">
            <text:p>clement</text:p>
          </table:table-cell>
          <table:table-cell office:value-type="string">
            <text:p>eleve50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501</text:p>
          </table:table-cell>
          <table:table-cell office:value-type="string">
            <text:p>anne</text:p>
          </table:table-cell>
          <table:table-cell office:value-type="string">
            <text:p>eleve50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502</text:p>
          </table:table-cell>
          <table:table-cell office:value-type="string">
            <text:p>laure</text:p>
          </table:table-cell>
          <table:table-cell office:value-type="string">
            <text:p>eleve50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503</text:p>
          </table:table-cell>
          <table:table-cell office:value-type="string">
            <text:p>aurelia</text:p>
          </table:table-cell>
          <table:table-cell office:value-type="string">
            <text:p>eleve50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504</text:p>
          </table:table-cell>
          <table:table-cell office:value-type="string">
            <text:p>olivier</text:p>
          </table:table-cell>
          <table:table-cell office:value-type="string">
            <text:p>eleve50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505</text:p>
          </table:table-cell>
          <table:table-cell office:value-type="string">
            <text:p>mickael</text:p>
          </table:table-cell>
          <table:table-cell office:value-type="string">
            <text:p>eleve50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506</text:p>
          </table:table-cell>
          <table:table-cell office:value-type="string">
            <text:p>laetitia</text:p>
          </table:table-cell>
          <table:table-cell office:value-type="string">
            <text:p>eleve50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507</text:p>
          </table:table-cell>
          <table:table-cell office:value-type="string">
            <text:p>nadia</text:p>
          </table:table-cell>
          <table:table-cell office:value-type="string">
            <text:p>eleve50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508</text:p>
          </table:table-cell>
          <table:table-cell office:value-type="string">
            <text:p>guillaume</text:p>
          </table:table-cell>
          <table:table-cell office:value-type="string">
            <text:p>eleve50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509</text:p>
          </table:table-cell>
          <table:table-cell office:value-type="string">
            <text:p>janique</text:p>
          </table:table-cell>
          <table:table-cell office:value-type="string">
            <text:p>eleve50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510</text:p>
          </table:table-cell>
          <table:table-cell office:value-type="string">
            <text:p>clement</text:p>
          </table:table-cell>
          <table:table-cell office:value-type="string">
            <text:p>eleve51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511</text:p>
          </table:table-cell>
          <table:table-cell office:value-type="string">
            <text:p>anne</text:p>
          </table:table-cell>
          <table:table-cell office:value-type="string">
            <text:p>eleve51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512</text:p>
          </table:table-cell>
          <table:table-cell office:value-type="string">
            <text:p>laure</text:p>
          </table:table-cell>
          <table:table-cell office:value-type="string">
            <text:p>eleve51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513</text:p>
          </table:table-cell>
          <table:table-cell office:value-type="string">
            <text:p>aurelia</text:p>
          </table:table-cell>
          <table:table-cell office:value-type="string">
            <text:p>eleve51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514</text:p>
          </table:table-cell>
          <table:table-cell office:value-type="string">
            <text:p>nadia</text:p>
          </table:table-cell>
          <table:table-cell office:value-type="string">
            <text:p>eleve51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515</text:p>
          </table:table-cell>
          <table:table-cell office:value-type="string">
            <text:p>guillaume</text:p>
          </table:table-cell>
          <table:table-cell office:value-type="string">
            <text:p>eleve51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516</text:p>
          </table:table-cell>
          <table:table-cell office:value-type="string">
            <text:p>janique</text:p>
          </table:table-cell>
          <table:table-cell office:value-type="string">
            <text:p>eleve51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517</text:p>
          </table:table-cell>
          <table:table-cell office:value-type="string">
            <text:p>clement</text:p>
          </table:table-cell>
          <table:table-cell office:value-type="string">
            <text:p>eleve51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518</text:p>
          </table:table-cell>
          <table:table-cell office:value-type="string">
            <text:p>anne</text:p>
          </table:table-cell>
          <table:table-cell office:value-type="string">
            <text:p>eleve51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519</text:p>
          </table:table-cell>
          <table:table-cell office:value-type="string">
            <text:p>laure</text:p>
          </table:table-cell>
          <table:table-cell office:value-type="string">
            <text:p>eleve51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520</text:p>
          </table:table-cell>
          <table:table-cell office:value-type="string">
            <text:p>aurelia</text:p>
          </table:table-cell>
          <table:table-cell office:value-type="string">
            <text:p>eleve52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521</text:p>
          </table:table-cell>
          <table:table-cell office:value-type="string">
            <text:p>olivier</text:p>
          </table:table-cell>
          <table:table-cell office:value-type="string">
            <text:p>eleve52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522</text:p>
          </table:table-cell>
          <table:table-cell office:value-type="string">
            <text:p>mickael</text:p>
          </table:table-cell>
          <table:table-cell office:value-type="string">
            <text:p>eleve52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523</text:p>
          </table:table-cell>
          <table:table-cell office:value-type="string">
            <text:p>laetitia</text:p>
          </table:table-cell>
          <table:table-cell office:value-type="string">
            <text:p>eleve52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524</text:p>
          </table:table-cell>
          <table:table-cell office:value-type="string">
            <text:p>nadia</text:p>
          </table:table-cell>
          <table:table-cell office:value-type="string">
            <text:p>eleve52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525</text:p>
          </table:table-cell>
          <table:table-cell office:value-type="string">
            <text:p>guillaume</text:p>
          </table:table-cell>
          <table:table-cell office:value-type="string">
            <text:p>eleve52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526</text:p>
          </table:table-cell>
          <table:table-cell office:value-type="string">
            <text:p>janique</text:p>
          </table:table-cell>
          <table:table-cell office:value-type="string">
            <text:p>eleve52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527</text:p>
          </table:table-cell>
          <table:table-cell office:value-type="string">
            <text:p>clement</text:p>
          </table:table-cell>
          <table:table-cell office:value-type="string">
            <text:p>eleve52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528</text:p>
          </table:table-cell>
          <table:table-cell office:value-type="string">
            <text:p>anne</text:p>
          </table:table-cell>
          <table:table-cell office:value-type="string">
            <text:p>eleve52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529</text:p>
          </table:table-cell>
          <table:table-cell office:value-type="string">
            <text:p>laure</text:p>
          </table:table-cell>
          <table:table-cell office:value-type="string">
            <text:p>eleve52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530</text:p>
          </table:table-cell>
          <table:table-cell office:value-type="string">
            <text:p>aurelia</text:p>
          </table:table-cell>
          <table:table-cell office:value-type="string">
            <text:p>eleve53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531</text:p>
          </table:table-cell>
          <table:table-cell office:value-type="string">
            <text:p>olivier</text:p>
          </table:table-cell>
          <table:table-cell office:value-type="string">
            <text:p>eleve53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532</text:p>
          </table:table-cell>
          <table:table-cell office:value-type="string">
            <text:p>mickael</text:p>
          </table:table-cell>
          <table:table-cell office:value-type="string">
            <text:p>eleve53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533</text:p>
          </table:table-cell>
          <table:table-cell office:value-type="string">
            <text:p>laetitia</text:p>
          </table:table-cell>
          <table:table-cell office:value-type="string">
            <text:p>eleve53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534</text:p>
          </table:table-cell>
          <table:table-cell office:value-type="string">
            <text:p>nadia</text:p>
          </table:table-cell>
          <table:table-cell office:value-type="string">
            <text:p>eleve53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535</text:p>
          </table:table-cell>
          <table:table-cell office:value-type="string">
            <text:p>guillaume</text:p>
          </table:table-cell>
          <table:table-cell office:value-type="string">
            <text:p>eleve53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536</text:p>
          </table:table-cell>
          <table:table-cell office:value-type="string">
            <text:p>janique</text:p>
          </table:table-cell>
          <table:table-cell office:value-type="string">
            <text:p>eleve53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537</text:p>
          </table:table-cell>
          <table:table-cell office:value-type="string">
            <text:p>clement</text:p>
          </table:table-cell>
          <table:table-cell office:value-type="string">
            <text:p>eleve53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538</text:p>
          </table:table-cell>
          <table:table-cell office:value-type="string">
            <text:p>anne</text:p>
          </table:table-cell>
          <table:table-cell office:value-type="string">
            <text:p>eleve53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539</text:p>
          </table:table-cell>
          <table:table-cell office:value-type="string">
            <text:p>laure</text:p>
          </table:table-cell>
          <table:table-cell office:value-type="string">
            <text:p>eleve53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540</text:p>
          </table:table-cell>
          <table:table-cell office:value-type="string">
            <text:p>aurelia</text:p>
          </table:table-cell>
          <table:table-cell office:value-type="string">
            <text:p>eleve54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541</text:p>
          </table:table-cell>
          <table:table-cell office:value-type="string">
            <text:p>nadia</text:p>
          </table:table-cell>
          <table:table-cell office:value-type="string">
            <text:p>eleve54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542</text:p>
          </table:table-cell>
          <table:table-cell office:value-type="string">
            <text:p>guillaume</text:p>
          </table:table-cell>
          <table:table-cell office:value-type="string">
            <text:p>eleve54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543</text:p>
          </table:table-cell>
          <table:table-cell office:value-type="string">
            <text:p>janique</text:p>
          </table:table-cell>
          <table:table-cell office:value-type="string">
            <text:p>eleve54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544</text:p>
          </table:table-cell>
          <table:table-cell office:value-type="string">
            <text:p>clement</text:p>
          </table:table-cell>
          <table:table-cell office:value-type="string">
            <text:p>eleve54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545</text:p>
          </table:table-cell>
          <table:table-cell office:value-type="string">
            <text:p>anne</text:p>
          </table:table-cell>
          <table:table-cell office:value-type="string">
            <text:p>eleve54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546</text:p>
          </table:table-cell>
          <table:table-cell office:value-type="string">
            <text:p>laure</text:p>
          </table:table-cell>
          <table:table-cell office:value-type="string">
            <text:p>eleve54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547</text:p>
          </table:table-cell>
          <table:table-cell office:value-type="string">
            <text:p>aurelia</text:p>
          </table:table-cell>
          <table:table-cell office:value-type="string">
            <text:p>eleve54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548</text:p>
          </table:table-cell>
          <table:table-cell office:value-type="string">
            <text:p>olivier</text:p>
          </table:table-cell>
          <table:table-cell office:value-type="string">
            <text:p>eleve54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549</text:p>
          </table:table-cell>
          <table:table-cell office:value-type="string">
            <text:p>mickael</text:p>
          </table:table-cell>
          <table:table-cell office:value-type="string">
            <text:p>eleve54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550</text:p>
          </table:table-cell>
          <table:table-cell office:value-type="string">
            <text:p>laetitia</text:p>
          </table:table-cell>
          <table:table-cell office:value-type="string">
            <text:p>eleve55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551</text:p>
          </table:table-cell>
          <table:table-cell office:value-type="string">
            <text:p>nadia</text:p>
          </table:table-cell>
          <table:table-cell office:value-type="string">
            <text:p>eleve55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552</text:p>
          </table:table-cell>
          <table:table-cell office:value-type="string">
            <text:p>guillaume</text:p>
          </table:table-cell>
          <table:table-cell office:value-type="string">
            <text:p>eleve55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553</text:p>
          </table:table-cell>
          <table:table-cell office:value-type="string">
            <text:p>janique</text:p>
          </table:table-cell>
          <table:table-cell office:value-type="string">
            <text:p>eleve55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554</text:p>
          </table:table-cell>
          <table:table-cell office:value-type="string">
            <text:p>clement</text:p>
          </table:table-cell>
          <table:table-cell office:value-type="string">
            <text:p>eleve55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555</text:p>
          </table:table-cell>
          <table:table-cell office:value-type="string">
            <text:p>anne</text:p>
          </table:table-cell>
          <table:table-cell office:value-type="string">
            <text:p>eleve55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556</text:p>
          </table:table-cell>
          <table:table-cell office:value-type="string">
            <text:p>laure</text:p>
          </table:table-cell>
          <table:table-cell office:value-type="string">
            <text:p>eleve55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557</text:p>
          </table:table-cell>
          <table:table-cell office:value-type="string">
            <text:p>aurelia</text:p>
          </table:table-cell>
          <table:table-cell office:value-type="string">
            <text:p>eleve55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558</text:p>
          </table:table-cell>
          <table:table-cell office:value-type="string">
            <text:p>olivier</text:p>
          </table:table-cell>
          <table:table-cell office:value-type="string">
            <text:p>eleve55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559</text:p>
          </table:table-cell>
          <table:table-cell office:value-type="string">
            <text:p>mickael</text:p>
          </table:table-cell>
          <table:table-cell office:value-type="string">
            <text:p>eleve55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560</text:p>
          </table:table-cell>
          <table:table-cell office:value-type="string">
            <text:p>laetitia</text:p>
          </table:table-cell>
          <table:table-cell office:value-type="string">
            <text:p>eleve56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561</text:p>
          </table:table-cell>
          <table:table-cell office:value-type="string">
            <text:p>nadia</text:p>
          </table:table-cell>
          <table:table-cell office:value-type="string">
            <text:p>eleve56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562</text:p>
          </table:table-cell>
          <table:table-cell office:value-type="string">
            <text:p>guillaume</text:p>
          </table:table-cell>
          <table:table-cell office:value-type="string">
            <text:p>eleve56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563</text:p>
          </table:table-cell>
          <table:table-cell office:value-type="string">
            <text:p>janique</text:p>
          </table:table-cell>
          <table:table-cell office:value-type="string">
            <text:p>eleve56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564</text:p>
          </table:table-cell>
          <table:table-cell office:value-type="string">
            <text:p>clement</text:p>
          </table:table-cell>
          <table:table-cell office:value-type="string">
            <text:p>eleve56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565</text:p>
          </table:table-cell>
          <table:table-cell office:value-type="string">
            <text:p>anne</text:p>
          </table:table-cell>
          <table:table-cell office:value-type="string">
            <text:p>eleve56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566</text:p>
          </table:table-cell>
          <table:table-cell office:value-type="string">
            <text:p>laure</text:p>
          </table:table-cell>
          <table:table-cell office:value-type="string">
            <text:p>eleve56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567</text:p>
          </table:table-cell>
          <table:table-cell office:value-type="string">
            <text:p>aurelia</text:p>
          </table:table-cell>
          <table:table-cell office:value-type="string">
            <text:p>eleve56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568</text:p>
          </table:table-cell>
          <table:table-cell office:value-type="string">
            <text:p>nadia</text:p>
          </table:table-cell>
          <table:table-cell office:value-type="string">
            <text:p>eleve56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569</text:p>
          </table:table-cell>
          <table:table-cell office:value-type="string">
            <text:p>guillaume</text:p>
          </table:table-cell>
          <table:table-cell office:value-type="string">
            <text:p>eleve56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570</text:p>
          </table:table-cell>
          <table:table-cell office:value-type="string">
            <text:p>janique</text:p>
          </table:table-cell>
          <table:table-cell office:value-type="string">
            <text:p>eleve57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571</text:p>
          </table:table-cell>
          <table:table-cell office:value-type="string">
            <text:p>clement</text:p>
          </table:table-cell>
          <table:table-cell office:value-type="string">
            <text:p>eleve57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572</text:p>
          </table:table-cell>
          <table:table-cell office:value-type="string">
            <text:p>anne</text:p>
          </table:table-cell>
          <table:table-cell office:value-type="string">
            <text:p>eleve57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573</text:p>
          </table:table-cell>
          <table:table-cell office:value-type="string">
            <text:p>laure</text:p>
          </table:table-cell>
          <table:table-cell office:value-type="string">
            <text:p>eleve57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574</text:p>
          </table:table-cell>
          <table:table-cell office:value-type="string">
            <text:p>aurelia</text:p>
          </table:table-cell>
          <table:table-cell office:value-type="string">
            <text:p>eleve57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575</text:p>
          </table:table-cell>
          <table:table-cell office:value-type="string">
            <text:p>olivier</text:p>
          </table:table-cell>
          <table:table-cell office:value-type="string">
            <text:p>eleve57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576</text:p>
          </table:table-cell>
          <table:table-cell office:value-type="string">
            <text:p>mickael</text:p>
          </table:table-cell>
          <table:table-cell office:value-type="string">
            <text:p>eleve57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577</text:p>
          </table:table-cell>
          <table:table-cell office:value-type="string">
            <text:p>laetitia</text:p>
          </table:table-cell>
          <table:table-cell office:value-type="string">
            <text:p>eleve57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578</text:p>
          </table:table-cell>
          <table:table-cell office:value-type="string">
            <text:p>nadia</text:p>
          </table:table-cell>
          <table:table-cell office:value-type="string">
            <text:p>eleve57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579</text:p>
          </table:table-cell>
          <table:table-cell office:value-type="string">
            <text:p>guillaume</text:p>
          </table:table-cell>
          <table:table-cell office:value-type="string">
            <text:p>eleve57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580</text:p>
          </table:table-cell>
          <table:table-cell office:value-type="string">
            <text:p>janique</text:p>
          </table:table-cell>
          <table:table-cell office:value-type="string">
            <text:p>eleve58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581</text:p>
          </table:table-cell>
          <table:table-cell office:value-type="string">
            <text:p>clement</text:p>
          </table:table-cell>
          <table:table-cell office:value-type="string">
            <text:p>eleve58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582</text:p>
          </table:table-cell>
          <table:table-cell office:value-type="string">
            <text:p>anne</text:p>
          </table:table-cell>
          <table:table-cell office:value-type="string">
            <text:p>eleve58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583</text:p>
          </table:table-cell>
          <table:table-cell office:value-type="string">
            <text:p>laure</text:p>
          </table:table-cell>
          <table:table-cell office:value-type="string">
            <text:p>eleve58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584</text:p>
          </table:table-cell>
          <table:table-cell office:value-type="string">
            <text:p>aurelia</text:p>
          </table:table-cell>
          <table:table-cell office:value-type="string">
            <text:p>eleve58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585</text:p>
          </table:table-cell>
          <table:table-cell office:value-type="string">
            <text:p>olivier</text:p>
          </table:table-cell>
          <table:table-cell office:value-type="string">
            <text:p>eleve58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586</text:p>
          </table:table-cell>
          <table:table-cell office:value-type="string">
            <text:p>mickael</text:p>
          </table:table-cell>
          <table:table-cell office:value-type="string">
            <text:p>eleve58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587</text:p>
          </table:table-cell>
          <table:table-cell office:value-type="string">
            <text:p>laetitia</text:p>
          </table:table-cell>
          <table:table-cell office:value-type="string">
            <text:p>eleve58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588</text:p>
          </table:table-cell>
          <table:table-cell office:value-type="string">
            <text:p>nadia</text:p>
          </table:table-cell>
          <table:table-cell office:value-type="string">
            <text:p>eleve58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589</text:p>
          </table:table-cell>
          <table:table-cell office:value-type="string">
            <text:p>guillaume</text:p>
          </table:table-cell>
          <table:table-cell office:value-type="string">
            <text:p>eleve58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590</text:p>
          </table:table-cell>
          <table:table-cell office:value-type="string">
            <text:p>janique</text:p>
          </table:table-cell>
          <table:table-cell office:value-type="string">
            <text:p>eleve59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591</text:p>
          </table:table-cell>
          <table:table-cell office:value-type="string">
            <text:p>clement</text:p>
          </table:table-cell>
          <table:table-cell office:value-type="string">
            <text:p>eleve59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592</text:p>
          </table:table-cell>
          <table:table-cell office:value-type="string">
            <text:p>anne</text:p>
          </table:table-cell>
          <table:table-cell office:value-type="string">
            <text:p>eleve59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593</text:p>
          </table:table-cell>
          <table:table-cell office:value-type="string">
            <text:p>laure</text:p>
          </table:table-cell>
          <table:table-cell office:value-type="string">
            <text:p>eleve59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594</text:p>
          </table:table-cell>
          <table:table-cell office:value-type="string">
            <text:p>aurelia</text:p>
          </table:table-cell>
          <table:table-cell office:value-type="string">
            <text:p>eleve59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595</text:p>
          </table:table-cell>
          <table:table-cell office:value-type="string">
            <text:p>nadia</text:p>
          </table:table-cell>
          <table:table-cell office:value-type="string">
            <text:p>eleve59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596</text:p>
          </table:table-cell>
          <table:table-cell office:value-type="string">
            <text:p>guillaume</text:p>
          </table:table-cell>
          <table:table-cell office:value-type="string">
            <text:p>eleve59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597</text:p>
          </table:table-cell>
          <table:table-cell office:value-type="string">
            <text:p>janique</text:p>
          </table:table-cell>
          <table:table-cell office:value-type="string">
            <text:p>eleve59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598</text:p>
          </table:table-cell>
          <table:table-cell office:value-type="string">
            <text:p>clement</text:p>
          </table:table-cell>
          <table:table-cell office:value-type="string">
            <text:p>eleve59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599</text:p>
          </table:table-cell>
          <table:table-cell office:value-type="string">
            <text:p>anne</text:p>
          </table:table-cell>
          <table:table-cell office:value-type="string">
            <text:p>eleve59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600</text:p>
          </table:table-cell>
          <table:table-cell office:value-type="string">
            <text:p>laure</text:p>
          </table:table-cell>
          <table:table-cell office:value-type="string">
            <text:p>eleve60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601</text:p>
          </table:table-cell>
          <table:table-cell office:value-type="string">
            <text:p>aurelia</text:p>
          </table:table-cell>
          <table:table-cell office:value-type="string">
            <text:p>eleve60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602</text:p>
          </table:table-cell>
          <table:table-cell office:value-type="string">
            <text:p>olivier</text:p>
          </table:table-cell>
          <table:table-cell office:value-type="string">
            <text:p>eleve60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603</text:p>
          </table:table-cell>
          <table:table-cell office:value-type="string">
            <text:p>mickael</text:p>
          </table:table-cell>
          <table:table-cell office:value-type="string">
            <text:p>eleve60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604</text:p>
          </table:table-cell>
          <table:table-cell office:value-type="string">
            <text:p>laetitia</text:p>
          </table:table-cell>
          <table:table-cell office:value-type="string">
            <text:p>eleve60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605</text:p>
          </table:table-cell>
          <table:table-cell office:value-type="string">
            <text:p>nadia</text:p>
          </table:table-cell>
          <table:table-cell office:value-type="string">
            <text:p>eleve60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606</text:p>
          </table:table-cell>
          <table:table-cell office:value-type="string">
            <text:p>guillaume</text:p>
          </table:table-cell>
          <table:table-cell office:value-type="string">
            <text:p>eleve60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607</text:p>
          </table:table-cell>
          <table:table-cell office:value-type="string">
            <text:p>janique</text:p>
          </table:table-cell>
          <table:table-cell office:value-type="string">
            <text:p>eleve60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608</text:p>
          </table:table-cell>
          <table:table-cell office:value-type="string">
            <text:p>clement</text:p>
          </table:table-cell>
          <table:table-cell office:value-type="string">
            <text:p>eleve60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609</text:p>
          </table:table-cell>
          <table:table-cell office:value-type="string">
            <text:p>anne</text:p>
          </table:table-cell>
          <table:table-cell office:value-type="string">
            <text:p>eleve60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610</text:p>
          </table:table-cell>
          <table:table-cell office:value-type="string">
            <text:p>laure</text:p>
          </table:table-cell>
          <table:table-cell office:value-type="string">
            <text:p>eleve61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611</text:p>
          </table:table-cell>
          <table:table-cell office:value-type="string">
            <text:p>aurelia</text:p>
          </table:table-cell>
          <table:table-cell office:value-type="string">
            <text:p>eleve61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612</text:p>
          </table:table-cell>
          <table:table-cell office:value-type="string">
            <text:p>olivier</text:p>
          </table:table-cell>
          <table:table-cell office:value-type="string">
            <text:p>eleve61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613</text:p>
          </table:table-cell>
          <table:table-cell office:value-type="string">
            <text:p>mickael</text:p>
          </table:table-cell>
          <table:table-cell office:value-type="string">
            <text:p>eleve61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614</text:p>
          </table:table-cell>
          <table:table-cell office:value-type="string">
            <text:p>laetitia</text:p>
          </table:table-cell>
          <table:table-cell office:value-type="string">
            <text:p>eleve61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615</text:p>
          </table:table-cell>
          <table:table-cell office:value-type="string">
            <text:p>nadia</text:p>
          </table:table-cell>
          <table:table-cell office:value-type="string">
            <text:p>eleve61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616</text:p>
          </table:table-cell>
          <table:table-cell office:value-type="string">
            <text:p>guillaume</text:p>
          </table:table-cell>
          <table:table-cell office:value-type="string">
            <text:p>eleve61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617</text:p>
          </table:table-cell>
          <table:table-cell office:value-type="string">
            <text:p>janique</text:p>
          </table:table-cell>
          <table:table-cell office:value-type="string">
            <text:p>eleve61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618</text:p>
          </table:table-cell>
          <table:table-cell office:value-type="string">
            <text:p>clement</text:p>
          </table:table-cell>
          <table:table-cell office:value-type="string">
            <text:p>eleve61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619</text:p>
          </table:table-cell>
          <table:table-cell office:value-type="string">
            <text:p>anne</text:p>
          </table:table-cell>
          <table:table-cell office:value-type="string">
            <text:p>eleve61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620</text:p>
          </table:table-cell>
          <table:table-cell office:value-type="string">
            <text:p>laure</text:p>
          </table:table-cell>
          <table:table-cell office:value-type="string">
            <text:p>eleve62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621</text:p>
          </table:table-cell>
          <table:table-cell office:value-type="string">
            <text:p>aurelia</text:p>
          </table:table-cell>
          <table:table-cell office:value-type="string">
            <text:p>eleve62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622</text:p>
          </table:table-cell>
          <table:table-cell office:value-type="string">
            <text:p>nadia</text:p>
          </table:table-cell>
          <table:table-cell office:value-type="string">
            <text:p>eleve62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623</text:p>
          </table:table-cell>
          <table:table-cell office:value-type="string">
            <text:p>guillaume</text:p>
          </table:table-cell>
          <table:table-cell office:value-type="string">
            <text:p>eleve62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624</text:p>
          </table:table-cell>
          <table:table-cell office:value-type="string">
            <text:p>janique</text:p>
          </table:table-cell>
          <table:table-cell office:value-type="string">
            <text:p>eleve62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625</text:p>
          </table:table-cell>
          <table:table-cell office:value-type="string">
            <text:p>clement</text:p>
          </table:table-cell>
          <table:table-cell office:value-type="string">
            <text:p>eleve62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626</text:p>
          </table:table-cell>
          <table:table-cell office:value-type="string">
            <text:p>anne</text:p>
          </table:table-cell>
          <table:table-cell office:value-type="string">
            <text:p>eleve62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627</text:p>
          </table:table-cell>
          <table:table-cell office:value-type="string">
            <text:p>laure</text:p>
          </table:table-cell>
          <table:table-cell office:value-type="string">
            <text:p>eleve62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628</text:p>
          </table:table-cell>
          <table:table-cell office:value-type="string">
            <text:p>aurelia</text:p>
          </table:table-cell>
          <table:table-cell office:value-type="string">
            <text:p>eleve62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629</text:p>
          </table:table-cell>
          <table:table-cell office:value-type="string">
            <text:p>olivier</text:p>
          </table:table-cell>
          <table:table-cell office:value-type="string">
            <text:p>eleve62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630</text:p>
          </table:table-cell>
          <table:table-cell office:value-type="string">
            <text:p>mickael</text:p>
          </table:table-cell>
          <table:table-cell office:value-type="string">
            <text:p>eleve63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631</text:p>
          </table:table-cell>
          <table:table-cell office:value-type="string">
            <text:p>laetitia</text:p>
          </table:table-cell>
          <table:table-cell office:value-type="string">
            <text:p>eleve63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632</text:p>
          </table:table-cell>
          <table:table-cell office:value-type="string">
            <text:p>nadia</text:p>
          </table:table-cell>
          <table:table-cell office:value-type="string">
            <text:p>eleve63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633</text:p>
          </table:table-cell>
          <table:table-cell office:value-type="string">
            <text:p>guillaume</text:p>
          </table:table-cell>
          <table:table-cell office:value-type="string">
            <text:p>eleve63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634</text:p>
          </table:table-cell>
          <table:table-cell office:value-type="string">
            <text:p>janique</text:p>
          </table:table-cell>
          <table:table-cell office:value-type="string">
            <text:p>eleve63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635</text:p>
          </table:table-cell>
          <table:table-cell office:value-type="string">
            <text:p>clement</text:p>
          </table:table-cell>
          <table:table-cell office:value-type="string">
            <text:p>eleve63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636</text:p>
          </table:table-cell>
          <table:table-cell office:value-type="string">
            <text:p>anne</text:p>
          </table:table-cell>
          <table:table-cell office:value-type="string">
            <text:p>eleve63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637</text:p>
          </table:table-cell>
          <table:table-cell office:value-type="string">
            <text:p>laure</text:p>
          </table:table-cell>
          <table:table-cell office:value-type="string">
            <text:p>eleve63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638</text:p>
          </table:table-cell>
          <table:table-cell office:value-type="string">
            <text:p>aurelia</text:p>
          </table:table-cell>
          <table:table-cell office:value-type="string">
            <text:p>eleve63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639</text:p>
          </table:table-cell>
          <table:table-cell office:value-type="string">
            <text:p>olivier</text:p>
          </table:table-cell>
          <table:table-cell office:value-type="string">
            <text:p>eleve63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640</text:p>
          </table:table-cell>
          <table:table-cell office:value-type="string">
            <text:p>mickael</text:p>
          </table:table-cell>
          <table:table-cell office:value-type="string">
            <text:p>eleve64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641</text:p>
          </table:table-cell>
          <table:table-cell office:value-type="string">
            <text:p>laetitia</text:p>
          </table:table-cell>
          <table:table-cell office:value-type="string">
            <text:p>eleve64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642</text:p>
          </table:table-cell>
          <table:table-cell office:value-type="string">
            <text:p>nadia</text:p>
          </table:table-cell>
          <table:table-cell office:value-type="string">
            <text:p>eleve64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643</text:p>
          </table:table-cell>
          <table:table-cell office:value-type="string">
            <text:p>guillaume</text:p>
          </table:table-cell>
          <table:table-cell office:value-type="string">
            <text:p>eleve64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644</text:p>
          </table:table-cell>
          <table:table-cell office:value-type="string">
            <text:p>janique</text:p>
          </table:table-cell>
          <table:table-cell office:value-type="string">
            <text:p>eleve64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645</text:p>
          </table:table-cell>
          <table:table-cell office:value-type="string">
            <text:p>clement</text:p>
          </table:table-cell>
          <table:table-cell office:value-type="string">
            <text:p>eleve64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646</text:p>
          </table:table-cell>
          <table:table-cell office:value-type="string">
            <text:p>anne</text:p>
          </table:table-cell>
          <table:table-cell office:value-type="string">
            <text:p>eleve64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647</text:p>
          </table:table-cell>
          <table:table-cell office:value-type="string">
            <text:p>laure</text:p>
          </table:table-cell>
          <table:table-cell office:value-type="string">
            <text:p>eleve64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648</text:p>
          </table:table-cell>
          <table:table-cell office:value-type="string">
            <text:p>aurelia</text:p>
          </table:table-cell>
          <table:table-cell office:value-type="string">
            <text:p>eleve64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649</text:p>
          </table:table-cell>
          <table:table-cell office:value-type="string">
            <text:p>nadia</text:p>
          </table:table-cell>
          <table:table-cell office:value-type="string">
            <text:p>eleve64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650</text:p>
          </table:table-cell>
          <table:table-cell office:value-type="string">
            <text:p>guillaume</text:p>
          </table:table-cell>
          <table:table-cell office:value-type="string">
            <text:p>eleve65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651</text:p>
          </table:table-cell>
          <table:table-cell office:value-type="string">
            <text:p>janique</text:p>
          </table:table-cell>
          <table:table-cell office:value-type="string">
            <text:p>eleve65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652</text:p>
          </table:table-cell>
          <table:table-cell office:value-type="string">
            <text:p>clement</text:p>
          </table:table-cell>
          <table:table-cell office:value-type="string">
            <text:p>eleve65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653</text:p>
          </table:table-cell>
          <table:table-cell office:value-type="string">
            <text:p>anne</text:p>
          </table:table-cell>
          <table:table-cell office:value-type="string">
            <text:p>eleve65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654</text:p>
          </table:table-cell>
          <table:table-cell office:value-type="string">
            <text:p>laure</text:p>
          </table:table-cell>
          <table:table-cell office:value-type="string">
            <text:p>eleve65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655</text:p>
          </table:table-cell>
          <table:table-cell office:value-type="string">
            <text:p>aurelia</text:p>
          </table:table-cell>
          <table:table-cell office:value-type="string">
            <text:p>eleve65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656</text:p>
          </table:table-cell>
          <table:table-cell office:value-type="string">
            <text:p>olivier</text:p>
          </table:table-cell>
          <table:table-cell office:value-type="string">
            <text:p>eleve65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657</text:p>
          </table:table-cell>
          <table:table-cell office:value-type="string">
            <text:p>mickael</text:p>
          </table:table-cell>
          <table:table-cell office:value-type="string">
            <text:p>eleve65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658</text:p>
          </table:table-cell>
          <table:table-cell office:value-type="string">
            <text:p>laetitia</text:p>
          </table:table-cell>
          <table:table-cell office:value-type="string">
            <text:p>eleve65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659</text:p>
          </table:table-cell>
          <table:table-cell office:value-type="string">
            <text:p>nadia</text:p>
          </table:table-cell>
          <table:table-cell office:value-type="string">
            <text:p>eleve65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660</text:p>
          </table:table-cell>
          <table:table-cell office:value-type="string">
            <text:p>guillaume</text:p>
          </table:table-cell>
          <table:table-cell office:value-type="string">
            <text:p>eleve66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661</text:p>
          </table:table-cell>
          <table:table-cell office:value-type="string">
            <text:p>janique</text:p>
          </table:table-cell>
          <table:table-cell office:value-type="string">
            <text:p>eleve66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662</text:p>
          </table:table-cell>
          <table:table-cell office:value-type="string">
            <text:p>clement</text:p>
          </table:table-cell>
          <table:table-cell office:value-type="string">
            <text:p>eleve66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663</text:p>
          </table:table-cell>
          <table:table-cell office:value-type="string">
            <text:p>anne</text:p>
          </table:table-cell>
          <table:table-cell office:value-type="string">
            <text:p>eleve66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664</text:p>
          </table:table-cell>
          <table:table-cell office:value-type="string">
            <text:p>laure</text:p>
          </table:table-cell>
          <table:table-cell office:value-type="string">
            <text:p>eleve66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665</text:p>
          </table:table-cell>
          <table:table-cell office:value-type="string">
            <text:p>aurelia</text:p>
          </table:table-cell>
          <table:table-cell office:value-type="string">
            <text:p>eleve66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666</text:p>
          </table:table-cell>
          <table:table-cell office:value-type="string">
            <text:p>olivier</text:p>
          </table:table-cell>
          <table:table-cell office:value-type="string">
            <text:p>eleve66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667</text:p>
          </table:table-cell>
          <table:table-cell office:value-type="string">
            <text:p>mickael</text:p>
          </table:table-cell>
          <table:table-cell office:value-type="string">
            <text:p>eleve66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668</text:p>
          </table:table-cell>
          <table:table-cell office:value-type="string">
            <text:p>laetitia</text:p>
          </table:table-cell>
          <table:table-cell office:value-type="string">
            <text:p>eleve66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669</text:p>
          </table:table-cell>
          <table:table-cell office:value-type="string">
            <text:p>nadia</text:p>
          </table:table-cell>
          <table:table-cell office:value-type="string">
            <text:p>eleve66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670</text:p>
          </table:table-cell>
          <table:table-cell office:value-type="string">
            <text:p>guillaume</text:p>
          </table:table-cell>
          <table:table-cell office:value-type="string">
            <text:p>eleve67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671</text:p>
          </table:table-cell>
          <table:table-cell office:value-type="string">
            <text:p>janique</text:p>
          </table:table-cell>
          <table:table-cell office:value-type="string">
            <text:p>eleve67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672</text:p>
          </table:table-cell>
          <table:table-cell office:value-type="string">
            <text:p>clement</text:p>
          </table:table-cell>
          <table:table-cell office:value-type="string">
            <text:p>eleve67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673</text:p>
          </table:table-cell>
          <table:table-cell office:value-type="string">
            <text:p>anne</text:p>
          </table:table-cell>
          <table:table-cell office:value-type="string">
            <text:p>eleve67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674</text:p>
          </table:table-cell>
          <table:table-cell office:value-type="string">
            <text:p>laure</text:p>
          </table:table-cell>
          <table:table-cell office:value-type="string">
            <text:p>eleve67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675</text:p>
          </table:table-cell>
          <table:table-cell office:value-type="string">
            <text:p>aurelia</text:p>
          </table:table-cell>
          <table:table-cell office:value-type="string">
            <text:p>eleve67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676</text:p>
          </table:table-cell>
          <table:table-cell office:value-type="string">
            <text:p>nadia</text:p>
          </table:table-cell>
          <table:table-cell office:value-type="string">
            <text:p>eleve67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677</text:p>
          </table:table-cell>
          <table:table-cell office:value-type="string">
            <text:p>guillaume</text:p>
          </table:table-cell>
          <table:table-cell office:value-type="string">
            <text:p>eleve67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678</text:p>
          </table:table-cell>
          <table:table-cell office:value-type="string">
            <text:p>janique</text:p>
          </table:table-cell>
          <table:table-cell office:value-type="string">
            <text:p>eleve67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679</text:p>
          </table:table-cell>
          <table:table-cell office:value-type="string">
            <text:p>clement</text:p>
          </table:table-cell>
          <table:table-cell office:value-type="string">
            <text:p>eleve67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680</text:p>
          </table:table-cell>
          <table:table-cell office:value-type="string">
            <text:p>anne</text:p>
          </table:table-cell>
          <table:table-cell office:value-type="string">
            <text:p>eleve68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681</text:p>
          </table:table-cell>
          <table:table-cell office:value-type="string">
            <text:p>laure</text:p>
          </table:table-cell>
          <table:table-cell office:value-type="string">
            <text:p>eleve68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682</text:p>
          </table:table-cell>
          <table:table-cell office:value-type="string">
            <text:p>aurelia</text:p>
          </table:table-cell>
          <table:table-cell office:value-type="string">
            <text:p>eleve68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683</text:p>
          </table:table-cell>
          <table:table-cell office:value-type="string">
            <text:p>olivier</text:p>
          </table:table-cell>
          <table:table-cell office:value-type="string">
            <text:p>eleve68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684</text:p>
          </table:table-cell>
          <table:table-cell office:value-type="string">
            <text:p>mickael</text:p>
          </table:table-cell>
          <table:table-cell office:value-type="string">
            <text:p>eleve68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685</text:p>
          </table:table-cell>
          <table:table-cell office:value-type="string">
            <text:p>laetitia</text:p>
          </table:table-cell>
          <table:table-cell office:value-type="string">
            <text:p>eleve68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686</text:p>
          </table:table-cell>
          <table:table-cell office:value-type="string">
            <text:p>nadia</text:p>
          </table:table-cell>
          <table:table-cell office:value-type="string">
            <text:p>eleve68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687</text:p>
          </table:table-cell>
          <table:table-cell office:value-type="string">
            <text:p>guillaume</text:p>
          </table:table-cell>
          <table:table-cell office:value-type="string">
            <text:p>eleve68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688</text:p>
          </table:table-cell>
          <table:table-cell office:value-type="string">
            <text:p>janique</text:p>
          </table:table-cell>
          <table:table-cell office:value-type="string">
            <text:p>eleve68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689</text:p>
          </table:table-cell>
          <table:table-cell office:value-type="string">
            <text:p>clement</text:p>
          </table:table-cell>
          <table:table-cell office:value-type="string">
            <text:p>eleve68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690</text:p>
          </table:table-cell>
          <table:table-cell office:value-type="string">
            <text:p>anne</text:p>
          </table:table-cell>
          <table:table-cell office:value-type="string">
            <text:p>eleve69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691</text:p>
          </table:table-cell>
          <table:table-cell office:value-type="string">
            <text:p>laure</text:p>
          </table:table-cell>
          <table:table-cell office:value-type="string">
            <text:p>eleve69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692</text:p>
          </table:table-cell>
          <table:table-cell office:value-type="string">
            <text:p>aurelia</text:p>
          </table:table-cell>
          <table:table-cell office:value-type="string">
            <text:p>eleve69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693</text:p>
          </table:table-cell>
          <table:table-cell office:value-type="string">
            <text:p>olivier</text:p>
          </table:table-cell>
          <table:table-cell office:value-type="string">
            <text:p>eleve69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694</text:p>
          </table:table-cell>
          <table:table-cell office:value-type="string">
            <text:p>mickael</text:p>
          </table:table-cell>
          <table:table-cell office:value-type="string">
            <text:p>eleve69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695</text:p>
          </table:table-cell>
          <table:table-cell office:value-type="string">
            <text:p>laetitia</text:p>
          </table:table-cell>
          <table:table-cell office:value-type="string">
            <text:p>eleve69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696</text:p>
          </table:table-cell>
          <table:table-cell office:value-type="string">
            <text:p>nadia</text:p>
          </table:table-cell>
          <table:table-cell office:value-type="string">
            <text:p>eleve69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697</text:p>
          </table:table-cell>
          <table:table-cell office:value-type="string">
            <text:p>guillaume</text:p>
          </table:table-cell>
          <table:table-cell office:value-type="string">
            <text:p>eleve69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698</text:p>
          </table:table-cell>
          <table:table-cell office:value-type="string">
            <text:p>janique</text:p>
          </table:table-cell>
          <table:table-cell office:value-type="string">
            <text:p>eleve69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699</text:p>
          </table:table-cell>
          <table:table-cell office:value-type="string">
            <text:p>clement</text:p>
          </table:table-cell>
          <table:table-cell office:value-type="string">
            <text:p>eleve69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700</text:p>
          </table:table-cell>
          <table:table-cell office:value-type="string">
            <text:p>anne</text:p>
          </table:table-cell>
          <table:table-cell office:value-type="string">
            <text:p>eleve70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701</text:p>
          </table:table-cell>
          <table:table-cell office:value-type="string">
            <text:p>laure</text:p>
          </table:table-cell>
          <table:table-cell office:value-type="string">
            <text:p>eleve70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702</text:p>
          </table:table-cell>
          <table:table-cell office:value-type="string">
            <text:p>aurelia</text:p>
          </table:table-cell>
          <table:table-cell office:value-type="string">
            <text:p>eleve70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703</text:p>
          </table:table-cell>
          <table:table-cell office:value-type="string">
            <text:p>nadia</text:p>
          </table:table-cell>
          <table:table-cell office:value-type="string">
            <text:p>eleve70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704</text:p>
          </table:table-cell>
          <table:table-cell office:value-type="string">
            <text:p>guillaume</text:p>
          </table:table-cell>
          <table:table-cell office:value-type="string">
            <text:p>eleve70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705</text:p>
          </table:table-cell>
          <table:table-cell office:value-type="string">
            <text:p>janique</text:p>
          </table:table-cell>
          <table:table-cell office:value-type="string">
            <text:p>eleve70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706</text:p>
          </table:table-cell>
          <table:table-cell office:value-type="string">
            <text:p>clement</text:p>
          </table:table-cell>
          <table:table-cell office:value-type="string">
            <text:p>eleve70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707</text:p>
          </table:table-cell>
          <table:table-cell office:value-type="string">
            <text:p>anne</text:p>
          </table:table-cell>
          <table:table-cell office:value-type="string">
            <text:p>eleve70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708</text:p>
          </table:table-cell>
          <table:table-cell office:value-type="string">
            <text:p>laure</text:p>
          </table:table-cell>
          <table:table-cell office:value-type="string">
            <text:p>eleve70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709</text:p>
          </table:table-cell>
          <table:table-cell office:value-type="string">
            <text:p>aurelia</text:p>
          </table:table-cell>
          <table:table-cell office:value-type="string">
            <text:p>eleve70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710</text:p>
          </table:table-cell>
          <table:table-cell office:value-type="string">
            <text:p>olivier</text:p>
          </table:table-cell>
          <table:table-cell office:value-type="string">
            <text:p>eleve71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711</text:p>
          </table:table-cell>
          <table:table-cell office:value-type="string">
            <text:p>mickael</text:p>
          </table:table-cell>
          <table:table-cell office:value-type="string">
            <text:p>eleve71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712</text:p>
          </table:table-cell>
          <table:table-cell office:value-type="string">
            <text:p>laetitia</text:p>
          </table:table-cell>
          <table:table-cell office:value-type="string">
            <text:p>eleve71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713</text:p>
          </table:table-cell>
          <table:table-cell office:value-type="string">
            <text:p>nadia</text:p>
          </table:table-cell>
          <table:table-cell office:value-type="string">
            <text:p>eleve71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714</text:p>
          </table:table-cell>
          <table:table-cell office:value-type="string">
            <text:p>guillaume</text:p>
          </table:table-cell>
          <table:table-cell office:value-type="string">
            <text:p>eleve71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715</text:p>
          </table:table-cell>
          <table:table-cell office:value-type="string">
            <text:p>janique</text:p>
          </table:table-cell>
          <table:table-cell office:value-type="string">
            <text:p>eleve71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716</text:p>
          </table:table-cell>
          <table:table-cell office:value-type="string">
            <text:p>clement</text:p>
          </table:table-cell>
          <table:table-cell office:value-type="string">
            <text:p>eleve71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717</text:p>
          </table:table-cell>
          <table:table-cell office:value-type="string">
            <text:p>anne</text:p>
          </table:table-cell>
          <table:table-cell office:value-type="string">
            <text:p>eleve71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718</text:p>
          </table:table-cell>
          <table:table-cell office:value-type="string">
            <text:p>laure</text:p>
          </table:table-cell>
          <table:table-cell office:value-type="string">
            <text:p>eleve71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719</text:p>
          </table:table-cell>
          <table:table-cell office:value-type="string">
            <text:p>aurelia</text:p>
          </table:table-cell>
          <table:table-cell office:value-type="string">
            <text:p>eleve71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720</text:p>
          </table:table-cell>
          <table:table-cell office:value-type="string">
            <text:p>olivier</text:p>
          </table:table-cell>
          <table:table-cell office:value-type="string">
            <text:p>eleve72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721</text:p>
          </table:table-cell>
          <table:table-cell office:value-type="string">
            <text:p>mickael</text:p>
          </table:table-cell>
          <table:table-cell office:value-type="string">
            <text:p>eleve72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722</text:p>
          </table:table-cell>
          <table:table-cell office:value-type="string">
            <text:p>laetitia</text:p>
          </table:table-cell>
          <table:table-cell office:value-type="string">
            <text:p>eleve72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723</text:p>
          </table:table-cell>
          <table:table-cell office:value-type="string">
            <text:p>nadia</text:p>
          </table:table-cell>
          <table:table-cell office:value-type="string">
            <text:p>eleve72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724</text:p>
          </table:table-cell>
          <table:table-cell office:value-type="string">
            <text:p>guillaume</text:p>
          </table:table-cell>
          <table:table-cell office:value-type="string">
            <text:p>eleve72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725</text:p>
          </table:table-cell>
          <table:table-cell office:value-type="string">
            <text:p>janique</text:p>
          </table:table-cell>
          <table:table-cell office:value-type="string">
            <text:p>eleve72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726</text:p>
          </table:table-cell>
          <table:table-cell office:value-type="string">
            <text:p>clement</text:p>
          </table:table-cell>
          <table:table-cell office:value-type="string">
            <text:p>eleve72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727</text:p>
          </table:table-cell>
          <table:table-cell office:value-type="string">
            <text:p>anne</text:p>
          </table:table-cell>
          <table:table-cell office:value-type="string">
            <text:p>eleve72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728</text:p>
          </table:table-cell>
          <table:table-cell office:value-type="string">
            <text:p>laure</text:p>
          </table:table-cell>
          <table:table-cell office:value-type="string">
            <text:p>eleve72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729</text:p>
          </table:table-cell>
          <table:table-cell office:value-type="string">
            <text:p>aurelia</text:p>
          </table:table-cell>
          <table:table-cell office:value-type="string">
            <text:p>eleve72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730</text:p>
          </table:table-cell>
          <table:table-cell office:value-type="string">
            <text:p>nadia</text:p>
          </table:table-cell>
          <table:table-cell office:value-type="string">
            <text:p>eleve73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731</text:p>
          </table:table-cell>
          <table:table-cell office:value-type="string">
            <text:p>guillaume</text:p>
          </table:table-cell>
          <table:table-cell office:value-type="string">
            <text:p>eleve73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732</text:p>
          </table:table-cell>
          <table:table-cell office:value-type="string">
            <text:p>janique</text:p>
          </table:table-cell>
          <table:table-cell office:value-type="string">
            <text:p>eleve73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733</text:p>
          </table:table-cell>
          <table:table-cell office:value-type="string">
            <text:p>clement</text:p>
          </table:table-cell>
          <table:table-cell office:value-type="string">
            <text:p>eleve73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734</text:p>
          </table:table-cell>
          <table:table-cell office:value-type="string">
            <text:p>anne</text:p>
          </table:table-cell>
          <table:table-cell office:value-type="string">
            <text:p>eleve73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735</text:p>
          </table:table-cell>
          <table:table-cell office:value-type="string">
            <text:p>laure</text:p>
          </table:table-cell>
          <table:table-cell office:value-type="string">
            <text:p>eleve73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736</text:p>
          </table:table-cell>
          <table:table-cell office:value-type="string">
            <text:p>aurelia</text:p>
          </table:table-cell>
          <table:table-cell office:value-type="string">
            <text:p>eleve73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737</text:p>
          </table:table-cell>
          <table:table-cell office:value-type="string">
            <text:p>olivier</text:p>
          </table:table-cell>
          <table:table-cell office:value-type="string">
            <text:p>eleve73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738</text:p>
          </table:table-cell>
          <table:table-cell office:value-type="string">
            <text:p>mickael</text:p>
          </table:table-cell>
          <table:table-cell office:value-type="string">
            <text:p>eleve73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739</text:p>
          </table:table-cell>
          <table:table-cell office:value-type="string">
            <text:p>laetitia</text:p>
          </table:table-cell>
          <table:table-cell office:value-type="string">
            <text:p>eleve73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740</text:p>
          </table:table-cell>
          <table:table-cell office:value-type="string">
            <text:p>nadia</text:p>
          </table:table-cell>
          <table:table-cell office:value-type="string">
            <text:p>eleve74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741</text:p>
          </table:table-cell>
          <table:table-cell office:value-type="string">
            <text:p>guillaume</text:p>
          </table:table-cell>
          <table:table-cell office:value-type="string">
            <text:p>eleve74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742</text:p>
          </table:table-cell>
          <table:table-cell office:value-type="string">
            <text:p>janique</text:p>
          </table:table-cell>
          <table:table-cell office:value-type="string">
            <text:p>eleve74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743</text:p>
          </table:table-cell>
          <table:table-cell office:value-type="string">
            <text:p>clement</text:p>
          </table:table-cell>
          <table:table-cell office:value-type="string">
            <text:p>eleve74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744</text:p>
          </table:table-cell>
          <table:table-cell office:value-type="string">
            <text:p>anne</text:p>
          </table:table-cell>
          <table:table-cell office:value-type="string">
            <text:p>eleve74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745</text:p>
          </table:table-cell>
          <table:table-cell office:value-type="string">
            <text:p>laure</text:p>
          </table:table-cell>
          <table:table-cell office:value-type="string">
            <text:p>eleve74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746</text:p>
          </table:table-cell>
          <table:table-cell office:value-type="string">
            <text:p>aurelia</text:p>
          </table:table-cell>
          <table:table-cell office:value-type="string">
            <text:p>eleve74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747</text:p>
          </table:table-cell>
          <table:table-cell office:value-type="string">
            <text:p>olivier</text:p>
          </table:table-cell>
          <table:table-cell office:value-type="string">
            <text:p>eleve74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748</text:p>
          </table:table-cell>
          <table:table-cell office:value-type="string">
            <text:p>mickael</text:p>
          </table:table-cell>
          <table:table-cell office:value-type="string">
            <text:p>eleve74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749</text:p>
          </table:table-cell>
          <table:table-cell office:value-type="string">
            <text:p>laetitia</text:p>
          </table:table-cell>
          <table:table-cell office:value-type="string">
            <text:p>eleve74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750</text:p>
          </table:table-cell>
          <table:table-cell office:value-type="string">
            <text:p>nadia</text:p>
          </table:table-cell>
          <table:table-cell office:value-type="string">
            <text:p>eleve75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751</text:p>
          </table:table-cell>
          <table:table-cell office:value-type="string">
            <text:p>guillaume</text:p>
          </table:table-cell>
          <table:table-cell office:value-type="string">
            <text:p>eleve75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752</text:p>
          </table:table-cell>
          <table:table-cell office:value-type="string">
            <text:p>janique</text:p>
          </table:table-cell>
          <table:table-cell office:value-type="string">
            <text:p>eleve75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753</text:p>
          </table:table-cell>
          <table:table-cell office:value-type="string">
            <text:p>clement</text:p>
          </table:table-cell>
          <table:table-cell office:value-type="string">
            <text:p>eleve75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754</text:p>
          </table:table-cell>
          <table:table-cell office:value-type="string">
            <text:p>anne</text:p>
          </table:table-cell>
          <table:table-cell office:value-type="string">
            <text:p>eleve75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755</text:p>
          </table:table-cell>
          <table:table-cell office:value-type="string">
            <text:p>laure</text:p>
          </table:table-cell>
          <table:table-cell office:value-type="string">
            <text:p>eleve75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756</text:p>
          </table:table-cell>
          <table:table-cell office:value-type="string">
            <text:p>aurelia</text:p>
          </table:table-cell>
          <table:table-cell office:value-type="string">
            <text:p>eleve75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757</text:p>
          </table:table-cell>
          <table:table-cell office:value-type="string">
            <text:p>nadia</text:p>
          </table:table-cell>
          <table:table-cell office:value-type="string">
            <text:p>eleve75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758</text:p>
          </table:table-cell>
          <table:table-cell office:value-type="string">
            <text:p>guillaume</text:p>
          </table:table-cell>
          <table:table-cell office:value-type="string">
            <text:p>eleve75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759</text:p>
          </table:table-cell>
          <table:table-cell office:value-type="string">
            <text:p>janique</text:p>
          </table:table-cell>
          <table:table-cell office:value-type="string">
            <text:p>eleve75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760</text:p>
          </table:table-cell>
          <table:table-cell office:value-type="string">
            <text:p>clement</text:p>
          </table:table-cell>
          <table:table-cell office:value-type="string">
            <text:p>eleve76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761</text:p>
          </table:table-cell>
          <table:table-cell office:value-type="string">
            <text:p>anne</text:p>
          </table:table-cell>
          <table:table-cell office:value-type="string">
            <text:p>eleve76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762</text:p>
          </table:table-cell>
          <table:table-cell office:value-type="string">
            <text:p>laure</text:p>
          </table:table-cell>
          <table:table-cell office:value-type="string">
            <text:p>eleve76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763</text:p>
          </table:table-cell>
          <table:table-cell office:value-type="string">
            <text:p>aurelia</text:p>
          </table:table-cell>
          <table:table-cell office:value-type="string">
            <text:p>eleve76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764</text:p>
          </table:table-cell>
          <table:table-cell office:value-type="string">
            <text:p>olivier</text:p>
          </table:table-cell>
          <table:table-cell office:value-type="string">
            <text:p>eleve76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765</text:p>
          </table:table-cell>
          <table:table-cell office:value-type="string">
            <text:p>mickael</text:p>
          </table:table-cell>
          <table:table-cell office:value-type="string">
            <text:p>eleve76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766</text:p>
          </table:table-cell>
          <table:table-cell office:value-type="string">
            <text:p>laetitia</text:p>
          </table:table-cell>
          <table:table-cell office:value-type="string">
            <text:p>eleve76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767</text:p>
          </table:table-cell>
          <table:table-cell office:value-type="string">
            <text:p>nadia</text:p>
          </table:table-cell>
          <table:table-cell office:value-type="string">
            <text:p>eleve76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768</text:p>
          </table:table-cell>
          <table:table-cell office:value-type="string">
            <text:p>guillaume</text:p>
          </table:table-cell>
          <table:table-cell office:value-type="string">
            <text:p>eleve76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769</text:p>
          </table:table-cell>
          <table:table-cell office:value-type="string">
            <text:p>janique</text:p>
          </table:table-cell>
          <table:table-cell office:value-type="string">
            <text:p>eleve76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770</text:p>
          </table:table-cell>
          <table:table-cell office:value-type="string">
            <text:p>clement</text:p>
          </table:table-cell>
          <table:table-cell office:value-type="string">
            <text:p>eleve77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771</text:p>
          </table:table-cell>
          <table:table-cell office:value-type="string">
            <text:p>anne</text:p>
          </table:table-cell>
          <table:table-cell office:value-type="string">
            <text:p>eleve77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772</text:p>
          </table:table-cell>
          <table:table-cell office:value-type="string">
            <text:p>laure</text:p>
          </table:table-cell>
          <table:table-cell office:value-type="string">
            <text:p>eleve77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773</text:p>
          </table:table-cell>
          <table:table-cell office:value-type="string">
            <text:p>aurelia</text:p>
          </table:table-cell>
          <table:table-cell office:value-type="string">
            <text:p>eleve77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774</text:p>
          </table:table-cell>
          <table:table-cell office:value-type="string">
            <text:p>olivier</text:p>
          </table:table-cell>
          <table:table-cell office:value-type="string">
            <text:p>eleve77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775</text:p>
          </table:table-cell>
          <table:table-cell office:value-type="string">
            <text:p>mickael</text:p>
          </table:table-cell>
          <table:table-cell office:value-type="string">
            <text:p>eleve77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776</text:p>
          </table:table-cell>
          <table:table-cell office:value-type="string">
            <text:p>laetitia</text:p>
          </table:table-cell>
          <table:table-cell office:value-type="string">
            <text:p>eleve77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777</text:p>
          </table:table-cell>
          <table:table-cell office:value-type="string">
            <text:p>nadia</text:p>
          </table:table-cell>
          <table:table-cell office:value-type="string">
            <text:p>eleve77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778</text:p>
          </table:table-cell>
          <table:table-cell office:value-type="string">
            <text:p>guillaume</text:p>
          </table:table-cell>
          <table:table-cell office:value-type="string">
            <text:p>eleve77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779</text:p>
          </table:table-cell>
          <table:table-cell office:value-type="string">
            <text:p>janique</text:p>
          </table:table-cell>
          <table:table-cell office:value-type="string">
            <text:p>eleve77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780</text:p>
          </table:table-cell>
          <table:table-cell office:value-type="string">
            <text:p>clement</text:p>
          </table:table-cell>
          <table:table-cell office:value-type="string">
            <text:p>eleve78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781</text:p>
          </table:table-cell>
          <table:table-cell office:value-type="string">
            <text:p>anne</text:p>
          </table:table-cell>
          <table:table-cell office:value-type="string">
            <text:p>eleve78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782</text:p>
          </table:table-cell>
          <table:table-cell office:value-type="string">
            <text:p>laure</text:p>
          </table:table-cell>
          <table:table-cell office:value-type="string">
            <text:p>eleve78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783</text:p>
          </table:table-cell>
          <table:table-cell office:value-type="string">
            <text:p>aurelia</text:p>
          </table:table-cell>
          <table:table-cell office:value-type="string">
            <text:p>eleve78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784</text:p>
          </table:table-cell>
          <table:table-cell office:value-type="string">
            <text:p>nadia</text:p>
          </table:table-cell>
          <table:table-cell office:value-type="string">
            <text:p>eleve78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785</text:p>
          </table:table-cell>
          <table:table-cell office:value-type="string">
            <text:p>guillaume</text:p>
          </table:table-cell>
          <table:table-cell office:value-type="string">
            <text:p>eleve78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786</text:p>
          </table:table-cell>
          <table:table-cell office:value-type="string">
            <text:p>janique</text:p>
          </table:table-cell>
          <table:table-cell office:value-type="string">
            <text:p>eleve78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787</text:p>
          </table:table-cell>
          <table:table-cell office:value-type="string">
            <text:p>clement</text:p>
          </table:table-cell>
          <table:table-cell office:value-type="string">
            <text:p>eleve78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788</text:p>
          </table:table-cell>
          <table:table-cell office:value-type="string">
            <text:p>anne</text:p>
          </table:table-cell>
          <table:table-cell office:value-type="string">
            <text:p>eleve78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789</text:p>
          </table:table-cell>
          <table:table-cell office:value-type="string">
            <text:p>laure</text:p>
          </table:table-cell>
          <table:table-cell office:value-type="string">
            <text:p>eleve78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790</text:p>
          </table:table-cell>
          <table:table-cell office:value-type="string">
            <text:p>aurelia</text:p>
          </table:table-cell>
          <table:table-cell office:value-type="string">
            <text:p>eleve79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791</text:p>
          </table:table-cell>
          <table:table-cell office:value-type="string">
            <text:p>olivier</text:p>
          </table:table-cell>
          <table:table-cell office:value-type="string">
            <text:p>eleve79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792</text:p>
          </table:table-cell>
          <table:table-cell office:value-type="string">
            <text:p>mickael</text:p>
          </table:table-cell>
          <table:table-cell office:value-type="string">
            <text:p>eleve79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793</text:p>
          </table:table-cell>
          <table:table-cell office:value-type="string">
            <text:p>laetitia</text:p>
          </table:table-cell>
          <table:table-cell office:value-type="string">
            <text:p>eleve79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794</text:p>
          </table:table-cell>
          <table:table-cell office:value-type="string">
            <text:p>nadia</text:p>
          </table:table-cell>
          <table:table-cell office:value-type="string">
            <text:p>eleve79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795</text:p>
          </table:table-cell>
          <table:table-cell office:value-type="string">
            <text:p>guillaume</text:p>
          </table:table-cell>
          <table:table-cell office:value-type="string">
            <text:p>eleve79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796</text:p>
          </table:table-cell>
          <table:table-cell office:value-type="string">
            <text:p>janique</text:p>
          </table:table-cell>
          <table:table-cell office:value-type="string">
            <text:p>eleve79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797</text:p>
          </table:table-cell>
          <table:table-cell office:value-type="string">
            <text:p>clement</text:p>
          </table:table-cell>
          <table:table-cell office:value-type="string">
            <text:p>eleve79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798</text:p>
          </table:table-cell>
          <table:table-cell office:value-type="string">
            <text:p>anne</text:p>
          </table:table-cell>
          <table:table-cell office:value-type="string">
            <text:p>eleve79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799</text:p>
          </table:table-cell>
          <table:table-cell office:value-type="string">
            <text:p>laure</text:p>
          </table:table-cell>
          <table:table-cell office:value-type="string">
            <text:p>eleve79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800</text:p>
          </table:table-cell>
          <table:table-cell office:value-type="string">
            <text:p>aurelia</text:p>
          </table:table-cell>
          <table:table-cell office:value-type="string">
            <text:p>eleve80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801</text:p>
          </table:table-cell>
          <table:table-cell office:value-type="string">
            <text:p>olivier</text:p>
          </table:table-cell>
          <table:table-cell office:value-type="string">
            <text:p>eleve80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802</text:p>
          </table:table-cell>
          <table:table-cell office:value-type="string">
            <text:p>mickael</text:p>
          </table:table-cell>
          <table:table-cell office:value-type="string">
            <text:p>eleve80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803</text:p>
          </table:table-cell>
          <table:table-cell office:value-type="string">
            <text:p>laetitia</text:p>
          </table:table-cell>
          <table:table-cell office:value-type="string">
            <text:p>eleve80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804</text:p>
          </table:table-cell>
          <table:table-cell office:value-type="string">
            <text:p>nadia</text:p>
          </table:table-cell>
          <table:table-cell office:value-type="string">
            <text:p>eleve80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805</text:p>
          </table:table-cell>
          <table:table-cell office:value-type="string">
            <text:p>guillaume</text:p>
          </table:table-cell>
          <table:table-cell office:value-type="string">
            <text:p>eleve80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806</text:p>
          </table:table-cell>
          <table:table-cell office:value-type="string">
            <text:p>janique</text:p>
          </table:table-cell>
          <table:table-cell office:value-type="string">
            <text:p>eleve80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807</text:p>
          </table:table-cell>
          <table:table-cell office:value-type="string">
            <text:p>clement</text:p>
          </table:table-cell>
          <table:table-cell office:value-type="string">
            <text:p>eleve80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808</text:p>
          </table:table-cell>
          <table:table-cell office:value-type="string">
            <text:p>anne</text:p>
          </table:table-cell>
          <table:table-cell office:value-type="string">
            <text:p>eleve80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809</text:p>
          </table:table-cell>
          <table:table-cell office:value-type="string">
            <text:p>laure</text:p>
          </table:table-cell>
          <table:table-cell office:value-type="string">
            <text:p>eleve80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810</text:p>
          </table:table-cell>
          <table:table-cell office:value-type="string">
            <text:p>aurelia</text:p>
          </table:table-cell>
          <table:table-cell office:value-type="string">
            <text:p>eleve81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811</text:p>
          </table:table-cell>
          <table:table-cell office:value-type="string">
            <text:p>nadia</text:p>
          </table:table-cell>
          <table:table-cell office:value-type="string">
            <text:p>eleve81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812</text:p>
          </table:table-cell>
          <table:table-cell office:value-type="string">
            <text:p>guillaume</text:p>
          </table:table-cell>
          <table:table-cell office:value-type="string">
            <text:p>eleve81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813</text:p>
          </table:table-cell>
          <table:table-cell office:value-type="string">
            <text:p>janique</text:p>
          </table:table-cell>
          <table:table-cell office:value-type="string">
            <text:p>eleve81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814</text:p>
          </table:table-cell>
          <table:table-cell office:value-type="string">
            <text:p>clement</text:p>
          </table:table-cell>
          <table:table-cell office:value-type="string">
            <text:p>eleve81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815</text:p>
          </table:table-cell>
          <table:table-cell office:value-type="string">
            <text:p>anne</text:p>
          </table:table-cell>
          <table:table-cell office:value-type="string">
            <text:p>eleve81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816</text:p>
          </table:table-cell>
          <table:table-cell office:value-type="string">
            <text:p>laure</text:p>
          </table:table-cell>
          <table:table-cell office:value-type="string">
            <text:p>eleve81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817</text:p>
          </table:table-cell>
          <table:table-cell office:value-type="string">
            <text:p>aurelia</text:p>
          </table:table-cell>
          <table:table-cell office:value-type="string">
            <text:p>eleve81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818</text:p>
          </table:table-cell>
          <table:table-cell office:value-type="string">
            <text:p>olivier</text:p>
          </table:table-cell>
          <table:table-cell office:value-type="string">
            <text:p>eleve81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819</text:p>
          </table:table-cell>
          <table:table-cell office:value-type="string">
            <text:p>mickael</text:p>
          </table:table-cell>
          <table:table-cell office:value-type="string">
            <text:p>eleve81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820</text:p>
          </table:table-cell>
          <table:table-cell office:value-type="string">
            <text:p>laetitia</text:p>
          </table:table-cell>
          <table:table-cell office:value-type="string">
            <text:p>eleve82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821</text:p>
          </table:table-cell>
          <table:table-cell office:value-type="string">
            <text:p>nadia</text:p>
          </table:table-cell>
          <table:table-cell office:value-type="string">
            <text:p>eleve82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822</text:p>
          </table:table-cell>
          <table:table-cell office:value-type="string">
            <text:p>guillaume</text:p>
          </table:table-cell>
          <table:table-cell office:value-type="string">
            <text:p>eleve82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823</text:p>
          </table:table-cell>
          <table:table-cell office:value-type="string">
            <text:p>janique</text:p>
          </table:table-cell>
          <table:table-cell office:value-type="string">
            <text:p>eleve82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824</text:p>
          </table:table-cell>
          <table:table-cell office:value-type="string">
            <text:p>clement</text:p>
          </table:table-cell>
          <table:table-cell office:value-type="string">
            <text:p>eleve82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825</text:p>
          </table:table-cell>
          <table:table-cell office:value-type="string">
            <text:p>anne</text:p>
          </table:table-cell>
          <table:table-cell office:value-type="string">
            <text:p>eleve82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826</text:p>
          </table:table-cell>
          <table:table-cell office:value-type="string">
            <text:p>laure</text:p>
          </table:table-cell>
          <table:table-cell office:value-type="string">
            <text:p>eleve82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827</text:p>
          </table:table-cell>
          <table:table-cell office:value-type="string">
            <text:p>aurelia</text:p>
          </table:table-cell>
          <table:table-cell office:value-type="string">
            <text:p>eleve82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828</text:p>
          </table:table-cell>
          <table:table-cell office:value-type="string">
            <text:p>olivier</text:p>
          </table:table-cell>
          <table:table-cell office:value-type="string">
            <text:p>eleve82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829</text:p>
          </table:table-cell>
          <table:table-cell office:value-type="string">
            <text:p>mickael</text:p>
          </table:table-cell>
          <table:table-cell office:value-type="string">
            <text:p>eleve82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830</text:p>
          </table:table-cell>
          <table:table-cell office:value-type="string">
            <text:p>laetitia</text:p>
          </table:table-cell>
          <table:table-cell office:value-type="string">
            <text:p>eleve83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831</text:p>
          </table:table-cell>
          <table:table-cell office:value-type="string">
            <text:p>nadia</text:p>
          </table:table-cell>
          <table:table-cell office:value-type="string">
            <text:p>eleve83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832</text:p>
          </table:table-cell>
          <table:table-cell office:value-type="string">
            <text:p>guillaume</text:p>
          </table:table-cell>
          <table:table-cell office:value-type="string">
            <text:p>eleve83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833</text:p>
          </table:table-cell>
          <table:table-cell office:value-type="string">
            <text:p>janique</text:p>
          </table:table-cell>
          <table:table-cell office:value-type="string">
            <text:p>eleve83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834</text:p>
          </table:table-cell>
          <table:table-cell office:value-type="string">
            <text:p>clement</text:p>
          </table:table-cell>
          <table:table-cell office:value-type="string">
            <text:p>eleve83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835</text:p>
          </table:table-cell>
          <table:table-cell office:value-type="string">
            <text:p>anne</text:p>
          </table:table-cell>
          <table:table-cell office:value-type="string">
            <text:p>eleve83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836</text:p>
          </table:table-cell>
          <table:table-cell office:value-type="string">
            <text:p>laure</text:p>
          </table:table-cell>
          <table:table-cell office:value-type="string">
            <text:p>eleve83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837</text:p>
          </table:table-cell>
          <table:table-cell office:value-type="string">
            <text:p>aurelia</text:p>
          </table:table-cell>
          <table:table-cell office:value-type="string">
            <text:p>eleve83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838</text:p>
          </table:table-cell>
          <table:table-cell office:value-type="string">
            <text:p>nadia</text:p>
          </table:table-cell>
          <table:table-cell office:value-type="string">
            <text:p>eleve83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839</text:p>
          </table:table-cell>
          <table:table-cell office:value-type="string">
            <text:p>guillaume</text:p>
          </table:table-cell>
          <table:table-cell office:value-type="string">
            <text:p>eleve83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840</text:p>
          </table:table-cell>
          <table:table-cell office:value-type="string">
            <text:p>janique</text:p>
          </table:table-cell>
          <table:table-cell office:value-type="string">
            <text:p>eleve84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841</text:p>
          </table:table-cell>
          <table:table-cell office:value-type="string">
            <text:p>clement</text:p>
          </table:table-cell>
          <table:table-cell office:value-type="string">
            <text:p>eleve84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842</text:p>
          </table:table-cell>
          <table:table-cell office:value-type="string">
            <text:p>anne</text:p>
          </table:table-cell>
          <table:table-cell office:value-type="string">
            <text:p>eleve84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843</text:p>
          </table:table-cell>
          <table:table-cell office:value-type="string">
            <text:p>laure</text:p>
          </table:table-cell>
          <table:table-cell office:value-type="string">
            <text:p>eleve84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844</text:p>
          </table:table-cell>
          <table:table-cell office:value-type="string">
            <text:p>aurelia</text:p>
          </table:table-cell>
          <table:table-cell office:value-type="string">
            <text:p>eleve84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845</text:p>
          </table:table-cell>
          <table:table-cell office:value-type="string">
            <text:p>olivier</text:p>
          </table:table-cell>
          <table:table-cell office:value-type="string">
            <text:p>eleve84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846</text:p>
          </table:table-cell>
          <table:table-cell office:value-type="string">
            <text:p>mickael</text:p>
          </table:table-cell>
          <table:table-cell office:value-type="string">
            <text:p>eleve84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847</text:p>
          </table:table-cell>
          <table:table-cell office:value-type="string">
            <text:p>laetitia</text:p>
          </table:table-cell>
          <table:table-cell office:value-type="string">
            <text:p>eleve84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848</text:p>
          </table:table-cell>
          <table:table-cell office:value-type="string">
            <text:p>nadia</text:p>
          </table:table-cell>
          <table:table-cell office:value-type="string">
            <text:p>eleve84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849</text:p>
          </table:table-cell>
          <table:table-cell office:value-type="string">
            <text:p>guillaume</text:p>
          </table:table-cell>
          <table:table-cell office:value-type="string">
            <text:p>eleve84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850</text:p>
          </table:table-cell>
          <table:table-cell office:value-type="string">
            <text:p>janique</text:p>
          </table:table-cell>
          <table:table-cell office:value-type="string">
            <text:p>eleve85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851</text:p>
          </table:table-cell>
          <table:table-cell office:value-type="string">
            <text:p>clement</text:p>
          </table:table-cell>
          <table:table-cell office:value-type="string">
            <text:p>eleve85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852</text:p>
          </table:table-cell>
          <table:table-cell office:value-type="string">
            <text:p>anne</text:p>
          </table:table-cell>
          <table:table-cell office:value-type="string">
            <text:p>eleve85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853</text:p>
          </table:table-cell>
          <table:table-cell office:value-type="string">
            <text:p>laure</text:p>
          </table:table-cell>
          <table:table-cell office:value-type="string">
            <text:p>eleve85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854</text:p>
          </table:table-cell>
          <table:table-cell office:value-type="string">
            <text:p>aurelia</text:p>
          </table:table-cell>
          <table:table-cell office:value-type="string">
            <text:p>eleve85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855</text:p>
          </table:table-cell>
          <table:table-cell office:value-type="string">
            <text:p>olivier</text:p>
          </table:table-cell>
          <table:table-cell office:value-type="string">
            <text:p>eleve85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856</text:p>
          </table:table-cell>
          <table:table-cell office:value-type="string">
            <text:p>mickael</text:p>
          </table:table-cell>
          <table:table-cell office:value-type="string">
            <text:p>eleve85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857</text:p>
          </table:table-cell>
          <table:table-cell office:value-type="string">
            <text:p>laetitia</text:p>
          </table:table-cell>
          <table:table-cell office:value-type="string">
            <text:p>eleve85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858</text:p>
          </table:table-cell>
          <table:table-cell office:value-type="string">
            <text:p>nadia</text:p>
          </table:table-cell>
          <table:table-cell office:value-type="string">
            <text:p>eleve85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859</text:p>
          </table:table-cell>
          <table:table-cell office:value-type="string">
            <text:p>guillaume</text:p>
          </table:table-cell>
          <table:table-cell office:value-type="string">
            <text:p>eleve85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860</text:p>
          </table:table-cell>
          <table:table-cell office:value-type="string">
            <text:p>janique</text:p>
          </table:table-cell>
          <table:table-cell office:value-type="string">
            <text:p>eleve86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861</text:p>
          </table:table-cell>
          <table:table-cell office:value-type="string">
            <text:p>clement</text:p>
          </table:table-cell>
          <table:table-cell office:value-type="string">
            <text:p>eleve86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862</text:p>
          </table:table-cell>
          <table:table-cell office:value-type="string">
            <text:p>anne</text:p>
          </table:table-cell>
          <table:table-cell office:value-type="string">
            <text:p>eleve86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863</text:p>
          </table:table-cell>
          <table:table-cell office:value-type="string">
            <text:p>laure</text:p>
          </table:table-cell>
          <table:table-cell office:value-type="string">
            <text:p>eleve86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864</text:p>
          </table:table-cell>
          <table:table-cell office:value-type="string">
            <text:p>aurelia</text:p>
          </table:table-cell>
          <table:table-cell office:value-type="string">
            <text:p>eleve86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865</text:p>
          </table:table-cell>
          <table:table-cell office:value-type="string">
            <text:p>nadia</text:p>
          </table:table-cell>
          <table:table-cell office:value-type="string">
            <text:p>eleve86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866</text:p>
          </table:table-cell>
          <table:table-cell office:value-type="string">
            <text:p>guillaume</text:p>
          </table:table-cell>
          <table:table-cell office:value-type="string">
            <text:p>eleve86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867</text:p>
          </table:table-cell>
          <table:table-cell office:value-type="string">
            <text:p>janique</text:p>
          </table:table-cell>
          <table:table-cell office:value-type="string">
            <text:p>eleve86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868</text:p>
          </table:table-cell>
          <table:table-cell office:value-type="string">
            <text:p>clement</text:p>
          </table:table-cell>
          <table:table-cell office:value-type="string">
            <text:p>eleve86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869</text:p>
          </table:table-cell>
          <table:table-cell office:value-type="string">
            <text:p>anne</text:p>
          </table:table-cell>
          <table:table-cell office:value-type="string">
            <text:p>eleve86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870</text:p>
          </table:table-cell>
          <table:table-cell office:value-type="string">
            <text:p>laure</text:p>
          </table:table-cell>
          <table:table-cell office:value-type="string">
            <text:p>eleve87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871</text:p>
          </table:table-cell>
          <table:table-cell office:value-type="string">
            <text:p>aurelia</text:p>
          </table:table-cell>
          <table:table-cell office:value-type="string">
            <text:p>eleve87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872</text:p>
          </table:table-cell>
          <table:table-cell office:value-type="string">
            <text:p>olivier</text:p>
          </table:table-cell>
          <table:table-cell office:value-type="string">
            <text:p>eleve87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873</text:p>
          </table:table-cell>
          <table:table-cell office:value-type="string">
            <text:p>mickael</text:p>
          </table:table-cell>
          <table:table-cell office:value-type="string">
            <text:p>eleve87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874</text:p>
          </table:table-cell>
          <table:table-cell office:value-type="string">
            <text:p>laetitia</text:p>
          </table:table-cell>
          <table:table-cell office:value-type="string">
            <text:p>eleve87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875</text:p>
          </table:table-cell>
          <table:table-cell office:value-type="string">
            <text:p>nadia</text:p>
          </table:table-cell>
          <table:table-cell office:value-type="string">
            <text:p>eleve87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876</text:p>
          </table:table-cell>
          <table:table-cell office:value-type="string">
            <text:p>guillaume</text:p>
          </table:table-cell>
          <table:table-cell office:value-type="string">
            <text:p>eleve87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877</text:p>
          </table:table-cell>
          <table:table-cell office:value-type="string">
            <text:p>janique</text:p>
          </table:table-cell>
          <table:table-cell office:value-type="string">
            <text:p>eleve87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878</text:p>
          </table:table-cell>
          <table:table-cell office:value-type="string">
            <text:p>clement</text:p>
          </table:table-cell>
          <table:table-cell office:value-type="string">
            <text:p>eleve87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879</text:p>
          </table:table-cell>
          <table:table-cell office:value-type="string">
            <text:p>anne</text:p>
          </table:table-cell>
          <table:table-cell office:value-type="string">
            <text:p>eleve87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880</text:p>
          </table:table-cell>
          <table:table-cell office:value-type="string">
            <text:p>laure</text:p>
          </table:table-cell>
          <table:table-cell office:value-type="string">
            <text:p>eleve88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881</text:p>
          </table:table-cell>
          <table:table-cell office:value-type="string">
            <text:p>aurelia</text:p>
          </table:table-cell>
          <table:table-cell office:value-type="string">
            <text:p>eleve88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882</text:p>
          </table:table-cell>
          <table:table-cell office:value-type="string">
            <text:p>olivier</text:p>
          </table:table-cell>
          <table:table-cell office:value-type="string">
            <text:p>eleve88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883</text:p>
          </table:table-cell>
          <table:table-cell office:value-type="string">
            <text:p>mickael</text:p>
          </table:table-cell>
          <table:table-cell office:value-type="string">
            <text:p>eleve88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884</text:p>
          </table:table-cell>
          <table:table-cell office:value-type="string">
            <text:p>laetitia</text:p>
          </table:table-cell>
          <table:table-cell office:value-type="string">
            <text:p>eleve88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PARENT01</text:p>
          </table:table-cell>
          <table:table-cell/>
          <table:table-cell office:value-type="string">
            <text:p>parent01</text:p>
          </table:table-cell>
          <table:table-cell/>
          <table:table-cell office:value-type="string">
            <text:p>parent01.nadia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02</text:p>
          </table:table-cell>
          <table:table-cell/>
          <table:table-cell office:value-type="string">
            <text:p>parent02</text:p>
          </table:table-cell>
          <table:table-cell/>
          <table:table-cell office:value-type="string">
            <text:p>parent02.guillaume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03</text:p>
          </table:table-cell>
          <table:table-cell/>
          <table:table-cell office:value-type="string">
            <text:p>parent03</text:p>
          </table:table-cell>
          <table:table-cell/>
          <table:table-cell office:value-type="string">
            <text:p>parent03.janique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04</text:p>
          </table:table-cell>
          <table:table-cell/>
          <table:table-cell office:value-type="string">
            <text:p>parent04</text:p>
          </table:table-cell>
          <table:table-cell/>
          <table:table-cell office:value-type="string">
            <text:p>parent04.clement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05</text:p>
          </table:table-cell>
          <table:table-cell/>
          <table:table-cell office:value-type="string">
            <text:p>parent05</text:p>
          </table:table-cell>
          <table:table-cell/>
          <table:table-cell office:value-type="string">
            <text:p>parent05.anne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06</text:p>
          </table:table-cell>
          <table:table-cell/>
          <table:table-cell office:value-type="string">
            <text:p>parent06</text:p>
          </table:table-cell>
          <table:table-cell/>
          <table:table-cell office:value-type="string">
            <text:p>parent06.laure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07</text:p>
          </table:table-cell>
          <table:table-cell/>
          <table:table-cell office:value-type="string">
            <text:p>parent07</text:p>
          </table:table-cell>
          <table:table-cell/>
          <table:table-cell office:value-type="string">
            <text:p>parent07.aurelia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08</text:p>
          </table:table-cell>
          <table:table-cell/>
          <table:table-cell office:value-type="string">
            <text:p>parent08</text:p>
          </table:table-cell>
          <table:table-cell/>
          <table:table-cell office:value-type="string">
            <text:p>parent08.olivier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09</text:p>
          </table:table-cell>
          <table:table-cell/>
          <table:table-cell office:value-type="string">
            <text:p>parent0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0</text:p>
          </table:table-cell>
          <table:table-cell/>
          <table:table-cell office:value-type="string">
            <text:p>parent1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1</text:p>
          </table:table-cell>
          <table:table-cell/>
          <table:table-cell office:value-type="string">
            <text:p>parent1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2</text:p>
          </table:table-cell>
          <table:table-cell/>
          <table:table-cell office:value-type="string">
            <text:p>parent1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3</text:p>
          </table:table-cell>
          <table:table-cell/>
          <table:table-cell office:value-type="string">
            <text:p>parent1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4</text:p>
          </table:table-cell>
          <table:table-cell/>
          <table:table-cell office:value-type="string">
            <text:p>parent1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5</text:p>
          </table:table-cell>
          <table:table-cell/>
          <table:table-cell office:value-type="string">
            <text:p>parent1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6</text:p>
          </table:table-cell>
          <table:table-cell/>
          <table:table-cell office:value-type="string">
            <text:p>parent1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7</text:p>
          </table:table-cell>
          <table:table-cell/>
          <table:table-cell office:value-type="string">
            <text:p>parent1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8</text:p>
          </table:table-cell>
          <table:table-cell/>
          <table:table-cell office:value-type="string">
            <text:p>parent1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9</text:p>
          </table:table-cell>
          <table:table-cell/>
          <table:table-cell office:value-type="string">
            <text:p>parent1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20</text:p>
          </table:table-cell>
          <table:table-cell/>
          <table:table-cell office:value-type="string">
            <text:p>parent2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21</text:p>
          </table:table-cell>
          <table:table-cell/>
          <table:table-cell office:value-type="string">
            <text:p>parent2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22</text:p>
          </table:table-cell>
          <table:table-cell/>
          <table:table-cell office:value-type="string">
            <text:p>parent2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23</text:p>
          </table:table-cell>
          <table:table-cell/>
          <table:table-cell office:value-type="string">
            <text:p>parent2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24</text:p>
          </table:table-cell>
          <table:table-cell/>
          <table:table-cell office:value-type="string">
            <text:p>parent2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25</text:p>
          </table:table-cell>
          <table:table-cell/>
          <table:table-cell office:value-type="string">
            <text:p>parent2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26</text:p>
          </table:table-cell>
          <table:table-cell/>
          <table:table-cell office:value-type="string">
            <text:p>parent2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27</text:p>
          </table:table-cell>
          <table:table-cell/>
          <table:table-cell office:value-type="string">
            <text:p>parent2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28</text:p>
          </table:table-cell>
          <table:table-cell/>
          <table:table-cell office:value-type="string">
            <text:p>parent2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29</text:p>
          </table:table-cell>
          <table:table-cell/>
          <table:table-cell office:value-type="string">
            <text:p>parent2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30</text:p>
          </table:table-cell>
          <table:table-cell/>
          <table:table-cell office:value-type="string">
            <text:p>parent3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31</text:p>
          </table:table-cell>
          <table:table-cell/>
          <table:table-cell office:value-type="string">
            <text:p>parent3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32</text:p>
          </table:table-cell>
          <table:table-cell/>
          <table:table-cell office:value-type="string">
            <text:p>parent3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33</text:p>
          </table:table-cell>
          <table:table-cell/>
          <table:table-cell office:value-type="string">
            <text:p>parent3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34</text:p>
          </table:table-cell>
          <table:table-cell/>
          <table:table-cell office:value-type="string">
            <text:p>parent3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35</text:p>
          </table:table-cell>
          <table:table-cell/>
          <table:table-cell office:value-type="string">
            <text:p>parent3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36</text:p>
          </table:table-cell>
          <table:table-cell/>
          <table:table-cell office:value-type="string">
            <text:p>parent3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37</text:p>
          </table:table-cell>
          <table:table-cell/>
          <table:table-cell office:value-type="string">
            <text:p>parent3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38</text:p>
          </table:table-cell>
          <table:table-cell/>
          <table:table-cell office:value-type="string">
            <text:p>parent3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39</text:p>
          </table:table-cell>
          <table:table-cell/>
          <table:table-cell office:value-type="string">
            <text:p>parent3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40</text:p>
          </table:table-cell>
          <table:table-cell/>
          <table:table-cell office:value-type="string">
            <text:p>parent4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41</text:p>
          </table:table-cell>
          <table:table-cell/>
          <table:table-cell office:value-type="string">
            <text:p>parent4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42</text:p>
          </table:table-cell>
          <table:table-cell/>
          <table:table-cell office:value-type="string">
            <text:p>parent4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43</text:p>
          </table:table-cell>
          <table:table-cell/>
          <table:table-cell office:value-type="string">
            <text:p>parent4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44</text:p>
          </table:table-cell>
          <table:table-cell/>
          <table:table-cell office:value-type="string">
            <text:p>parent4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45</text:p>
          </table:table-cell>
          <table:table-cell/>
          <table:table-cell office:value-type="string">
            <text:p>parent4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46</text:p>
          </table:table-cell>
          <table:table-cell/>
          <table:table-cell office:value-type="string">
            <text:p>parent4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47</text:p>
          </table:table-cell>
          <table:table-cell/>
          <table:table-cell office:value-type="string">
            <text:p>parent4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48</text:p>
          </table:table-cell>
          <table:table-cell/>
          <table:table-cell office:value-type="string">
            <text:p>parent4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49</text:p>
          </table:table-cell>
          <table:table-cell/>
          <table:table-cell office:value-type="string">
            <text:p>parent4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50</text:p>
          </table:table-cell>
          <table:table-cell/>
          <table:table-cell office:value-type="string">
            <text:p>parent5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51</text:p>
          </table:table-cell>
          <table:table-cell/>
          <table:table-cell office:value-type="string">
            <text:p>parent5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52</text:p>
          </table:table-cell>
          <table:table-cell/>
          <table:table-cell office:value-type="string">
            <text:p>parent5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53</text:p>
          </table:table-cell>
          <table:table-cell/>
          <table:table-cell office:value-type="string">
            <text:p>parent5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54</text:p>
          </table:table-cell>
          <table:table-cell/>
          <table:table-cell office:value-type="string">
            <text:p>parent5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55</text:p>
          </table:table-cell>
          <table:table-cell/>
          <table:table-cell office:value-type="string">
            <text:p>parent5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56</text:p>
          </table:table-cell>
          <table:table-cell/>
          <table:table-cell office:value-type="string">
            <text:p>parent5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57</text:p>
          </table:table-cell>
          <table:table-cell/>
          <table:table-cell office:value-type="string">
            <text:p>parent5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58</text:p>
          </table:table-cell>
          <table:table-cell/>
          <table:table-cell office:value-type="string">
            <text:p>parent5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59</text:p>
          </table:table-cell>
          <table:table-cell/>
          <table:table-cell office:value-type="string">
            <text:p>parent5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60</text:p>
          </table:table-cell>
          <table:table-cell/>
          <table:table-cell office:value-type="string">
            <text:p>parent6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61</text:p>
          </table:table-cell>
          <table:table-cell/>
          <table:table-cell office:value-type="string">
            <text:p>parent6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62</text:p>
          </table:table-cell>
          <table:table-cell/>
          <table:table-cell office:value-type="string">
            <text:p>parent6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63</text:p>
          </table:table-cell>
          <table:table-cell/>
          <table:table-cell office:value-type="string">
            <text:p>parent6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64</text:p>
          </table:table-cell>
          <table:table-cell/>
          <table:table-cell office:value-type="string">
            <text:p>parent6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65</text:p>
          </table:table-cell>
          <table:table-cell/>
          <table:table-cell office:value-type="string">
            <text:p>parent6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66</text:p>
          </table:table-cell>
          <table:table-cell/>
          <table:table-cell office:value-type="string">
            <text:p>parent6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67</text:p>
          </table:table-cell>
          <table:table-cell/>
          <table:table-cell office:value-type="string">
            <text:p>parent6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68</text:p>
          </table:table-cell>
          <table:table-cell/>
          <table:table-cell office:value-type="string">
            <text:p>parent6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69</text:p>
          </table:table-cell>
          <table:table-cell/>
          <table:table-cell office:value-type="string">
            <text:p>parent6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70</text:p>
          </table:table-cell>
          <table:table-cell/>
          <table:table-cell office:value-type="string">
            <text:p>parent7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71</text:p>
          </table:table-cell>
          <table:table-cell/>
          <table:table-cell office:value-type="string">
            <text:p>parent7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72</text:p>
          </table:table-cell>
          <table:table-cell/>
          <table:table-cell office:value-type="string">
            <text:p>parent7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73</text:p>
          </table:table-cell>
          <table:table-cell/>
          <table:table-cell office:value-type="string">
            <text:p>parent7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74</text:p>
          </table:table-cell>
          <table:table-cell/>
          <table:table-cell office:value-type="string">
            <text:p>parent7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75</text:p>
          </table:table-cell>
          <table:table-cell/>
          <table:table-cell office:value-type="string">
            <text:p>parent7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76</text:p>
          </table:table-cell>
          <table:table-cell/>
          <table:table-cell office:value-type="string">
            <text:p>parent7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77</text:p>
          </table:table-cell>
          <table:table-cell/>
          <table:table-cell office:value-type="string">
            <text:p>parent7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78</text:p>
          </table:table-cell>
          <table:table-cell/>
          <table:table-cell office:value-type="string">
            <text:p>parent7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79</text:p>
          </table:table-cell>
          <table:table-cell/>
          <table:table-cell office:value-type="string">
            <text:p>parent7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80</text:p>
          </table:table-cell>
          <table:table-cell/>
          <table:table-cell office:value-type="string">
            <text:p>parent8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81</text:p>
          </table:table-cell>
          <table:table-cell/>
          <table:table-cell office:value-type="string">
            <text:p>parent8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82</text:p>
          </table:table-cell>
          <table:table-cell/>
          <table:table-cell office:value-type="string">
            <text:p>parent8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83</text:p>
          </table:table-cell>
          <table:table-cell/>
          <table:table-cell office:value-type="string">
            <text:p>parent8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84</text:p>
          </table:table-cell>
          <table:table-cell/>
          <table:table-cell office:value-type="string">
            <text:p>parent8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85</text:p>
          </table:table-cell>
          <table:table-cell/>
          <table:table-cell office:value-type="string">
            <text:p>parent8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86</text:p>
          </table:table-cell>
          <table:table-cell/>
          <table:table-cell office:value-type="string">
            <text:p>parent8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87</text:p>
          </table:table-cell>
          <table:table-cell/>
          <table:table-cell office:value-type="string">
            <text:p>parent8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88</text:p>
          </table:table-cell>
          <table:table-cell/>
          <table:table-cell office:value-type="string">
            <text:p>parent8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89</text:p>
          </table:table-cell>
          <table:table-cell/>
          <table:table-cell office:value-type="string">
            <text:p>parent8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90</text:p>
          </table:table-cell>
          <table:table-cell/>
          <table:table-cell office:value-type="string">
            <text:p>parent9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91</text:p>
          </table:table-cell>
          <table:table-cell/>
          <table:table-cell office:value-type="string">
            <text:p>parent9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92</text:p>
          </table:table-cell>
          <table:table-cell/>
          <table:table-cell office:value-type="string">
            <text:p>parent9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93</text:p>
          </table:table-cell>
          <table:table-cell/>
          <table:table-cell office:value-type="string">
            <text:p>parent9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94</text:p>
          </table:table-cell>
          <table:table-cell/>
          <table:table-cell office:value-type="string">
            <text:p>parent9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95</text:p>
          </table:table-cell>
          <table:table-cell/>
          <table:table-cell office:value-type="string">
            <text:p>parent9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96</text:p>
          </table:table-cell>
          <table:table-cell/>
          <table:table-cell office:value-type="string">
            <text:p>parent9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97</text:p>
          </table:table-cell>
          <table:table-cell/>
          <table:table-cell office:value-type="string">
            <text:p>parent9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98</text:p>
          </table:table-cell>
          <table:table-cell/>
          <table:table-cell office:value-type="string">
            <text:p>parent9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99</text:p>
          </table:table-cell>
          <table:table-cell/>
          <table:table-cell office:value-type="string">
            <text:p>parent9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00</text:p>
          </table:table-cell>
          <table:table-cell/>
          <table:table-cell office:value-type="string">
            <text:p>parent10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01</text:p>
          </table:table-cell>
          <table:table-cell/>
          <table:table-cell office:value-type="string">
            <text:p>parent10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02</text:p>
          </table:table-cell>
          <table:table-cell/>
          <table:table-cell office:value-type="string">
            <text:p>parent10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03</text:p>
          </table:table-cell>
          <table:table-cell/>
          <table:table-cell office:value-type="string">
            <text:p>parent10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04</text:p>
          </table:table-cell>
          <table:table-cell/>
          <table:table-cell office:value-type="string">
            <text:p>parent10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05</text:p>
          </table:table-cell>
          <table:table-cell/>
          <table:table-cell office:value-type="string">
            <text:p>parent10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06</text:p>
          </table:table-cell>
          <table:table-cell/>
          <table:table-cell office:value-type="string">
            <text:p>parent10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07</text:p>
          </table:table-cell>
          <table:table-cell/>
          <table:table-cell office:value-type="string">
            <text:p>parent10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08</text:p>
          </table:table-cell>
          <table:table-cell/>
          <table:table-cell office:value-type="string">
            <text:p>parent10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09</text:p>
          </table:table-cell>
          <table:table-cell/>
          <table:table-cell office:value-type="string">
            <text:p>parent10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0</text:p>
          </table:table-cell>
          <table:table-cell/>
          <table:table-cell office:value-type="string">
            <text:p>parent11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1</text:p>
          </table:table-cell>
          <table:table-cell/>
          <table:table-cell office:value-type="string">
            <text:p>parent11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2</text:p>
          </table:table-cell>
          <table:table-cell/>
          <table:table-cell office:value-type="string">
            <text:p>parent11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3</text:p>
          </table:table-cell>
          <table:table-cell/>
          <table:table-cell office:value-type="string">
            <text:p>parent11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4</text:p>
          </table:table-cell>
          <table:table-cell/>
          <table:table-cell office:value-type="string">
            <text:p>parent11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5</text:p>
          </table:table-cell>
          <table:table-cell/>
          <table:table-cell office:value-type="string">
            <text:p>parent11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6</text:p>
          </table:table-cell>
          <table:table-cell/>
          <table:table-cell office:value-type="string">
            <text:p>parent11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7</text:p>
          </table:table-cell>
          <table:table-cell/>
          <table:table-cell office:value-type="string">
            <text:p>parent11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8</text:p>
          </table:table-cell>
          <table:table-cell/>
          <table:table-cell office:value-type="string">
            <text:p>parent11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9</text:p>
          </table:table-cell>
          <table:table-cell/>
          <table:table-cell office:value-type="string">
            <text:p>parent11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20</text:p>
          </table:table-cell>
          <table:table-cell/>
          <table:table-cell office:value-type="string">
            <text:p>parent12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21</text:p>
          </table:table-cell>
          <table:table-cell/>
          <table:table-cell office:value-type="string">
            <text:p>parent12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22</text:p>
          </table:table-cell>
          <table:table-cell/>
          <table:table-cell office:value-type="string">
            <text:p>parent12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23</text:p>
          </table:table-cell>
          <table:table-cell/>
          <table:table-cell office:value-type="string">
            <text:p>parent12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24</text:p>
          </table:table-cell>
          <table:table-cell/>
          <table:table-cell office:value-type="string">
            <text:p>parent12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25</text:p>
          </table:table-cell>
          <table:table-cell/>
          <table:table-cell office:value-type="string">
            <text:p>parent12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26</text:p>
          </table:table-cell>
          <table:table-cell/>
          <table:table-cell office:value-type="string">
            <text:p>parent12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27</text:p>
          </table:table-cell>
          <table:table-cell/>
          <table:table-cell office:value-type="string">
            <text:p>parent12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28</text:p>
          </table:table-cell>
          <table:table-cell/>
          <table:table-cell office:value-type="string">
            <text:p>parent12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29</text:p>
          </table:table-cell>
          <table:table-cell/>
          <table:table-cell office:value-type="string">
            <text:p>parent12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30</text:p>
          </table:table-cell>
          <table:table-cell/>
          <table:table-cell office:value-type="string">
            <text:p>parent13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31</text:p>
          </table:table-cell>
          <table:table-cell/>
          <table:table-cell office:value-type="string">
            <text:p>parent13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32</text:p>
          </table:table-cell>
          <table:table-cell/>
          <table:table-cell office:value-type="string">
            <text:p>parent13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33</text:p>
          </table:table-cell>
          <table:table-cell/>
          <table:table-cell office:value-type="string">
            <text:p>parent13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34</text:p>
          </table:table-cell>
          <table:table-cell/>
          <table:table-cell office:value-type="string">
            <text:p>parent13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35</text:p>
          </table:table-cell>
          <table:table-cell/>
          <table:table-cell office:value-type="string">
            <text:p>parent13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36</text:p>
          </table:table-cell>
          <table:table-cell/>
          <table:table-cell office:value-type="string">
            <text:p>parent13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37</text:p>
          </table:table-cell>
          <table:table-cell/>
          <table:table-cell office:value-type="string">
            <text:p>parent13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38</text:p>
          </table:table-cell>
          <table:table-cell/>
          <table:table-cell office:value-type="string">
            <text:p>parent13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39</text:p>
          </table:table-cell>
          <table:table-cell/>
          <table:table-cell office:value-type="string">
            <text:p>parent13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40</text:p>
          </table:table-cell>
          <table:table-cell/>
          <table:table-cell office:value-type="string">
            <text:p>parent14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41</text:p>
          </table:table-cell>
          <table:table-cell/>
          <table:table-cell office:value-type="string">
            <text:p>parent14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42</text:p>
          </table:table-cell>
          <table:table-cell/>
          <table:table-cell office:value-type="string">
            <text:p>parent14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43</text:p>
          </table:table-cell>
          <table:table-cell/>
          <table:table-cell office:value-type="string">
            <text:p>parent14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44</text:p>
          </table:table-cell>
          <table:table-cell/>
          <table:table-cell office:value-type="string">
            <text:p>parent14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45</text:p>
          </table:table-cell>
          <table:table-cell/>
          <table:table-cell office:value-type="string">
            <text:p>parent14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46</text:p>
          </table:table-cell>
          <table:table-cell/>
          <table:table-cell office:value-type="string">
            <text:p>parent14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47</text:p>
          </table:table-cell>
          <table:table-cell/>
          <table:table-cell office:value-type="string">
            <text:p>parent14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48</text:p>
          </table:table-cell>
          <table:table-cell/>
          <table:table-cell office:value-type="string">
            <text:p>parent14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49</text:p>
          </table:table-cell>
          <table:table-cell/>
          <table:table-cell office:value-type="string">
            <text:p>parent14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50</text:p>
          </table:table-cell>
          <table:table-cell/>
          <table:table-cell office:value-type="string">
            <text:p>parent15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51</text:p>
          </table:table-cell>
          <table:table-cell/>
          <table:table-cell office:value-type="string">
            <text:p>parent15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52</text:p>
          </table:table-cell>
          <table:table-cell/>
          <table:table-cell office:value-type="string">
            <text:p>parent15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53</text:p>
          </table:table-cell>
          <table:table-cell/>
          <table:table-cell office:value-type="string">
            <text:p>parent15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54</text:p>
          </table:table-cell>
          <table:table-cell/>
          <table:table-cell office:value-type="string">
            <text:p>parent15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55</text:p>
          </table:table-cell>
          <table:table-cell/>
          <table:table-cell office:value-type="string">
            <text:p>parent15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56</text:p>
          </table:table-cell>
          <table:table-cell/>
          <table:table-cell office:value-type="string">
            <text:p>parent15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57</text:p>
          </table:table-cell>
          <table:table-cell/>
          <table:table-cell office:value-type="string">
            <text:p>parent15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58</text:p>
          </table:table-cell>
          <table:table-cell/>
          <table:table-cell office:value-type="string">
            <text:p>parent15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59</text:p>
          </table:table-cell>
          <table:table-cell/>
          <table:table-cell office:value-type="string">
            <text:p>parent15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60</text:p>
          </table:table-cell>
          <table:table-cell/>
          <table:table-cell office:value-type="string">
            <text:p>parent16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61</text:p>
          </table:table-cell>
          <table:table-cell/>
          <table:table-cell office:value-type="string">
            <text:p>parent16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62</text:p>
          </table:table-cell>
          <table:table-cell/>
          <table:table-cell office:value-type="string">
            <text:p>parent16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63</text:p>
          </table:table-cell>
          <table:table-cell/>
          <table:table-cell office:value-type="string">
            <text:p>parent16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64</text:p>
          </table:table-cell>
          <table:table-cell/>
          <table:table-cell office:value-type="string">
            <text:p>parent16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65</text:p>
          </table:table-cell>
          <table:table-cell/>
          <table:table-cell office:value-type="string">
            <text:p>parent16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66</text:p>
          </table:table-cell>
          <table:table-cell/>
          <table:table-cell office:value-type="string">
            <text:p>parent16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67</text:p>
          </table:table-cell>
          <table:table-cell/>
          <table:table-cell office:value-type="string">
            <text:p>parent16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68</text:p>
          </table:table-cell>
          <table:table-cell/>
          <table:table-cell office:value-type="string">
            <text:p>parent16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69</text:p>
          </table:table-cell>
          <table:table-cell/>
          <table:table-cell office:value-type="string">
            <text:p>parent16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70</text:p>
          </table:table-cell>
          <table:table-cell/>
          <table:table-cell office:value-type="string">
            <text:p>parent17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71</text:p>
          </table:table-cell>
          <table:table-cell/>
          <table:table-cell office:value-type="string">
            <text:p>parent17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72</text:p>
          </table:table-cell>
          <table:table-cell/>
          <table:table-cell office:value-type="string">
            <text:p>parent17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73</text:p>
          </table:table-cell>
          <table:table-cell/>
          <table:table-cell office:value-type="string">
            <text:p>parent17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74</text:p>
          </table:table-cell>
          <table:table-cell/>
          <table:table-cell office:value-type="string">
            <text:p>parent17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75</text:p>
          </table:table-cell>
          <table:table-cell/>
          <table:table-cell office:value-type="string">
            <text:p>parent17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76</text:p>
          </table:table-cell>
          <table:table-cell/>
          <table:table-cell office:value-type="string">
            <text:p>parent17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77</text:p>
          </table:table-cell>
          <table:table-cell/>
          <table:table-cell office:value-type="string">
            <text:p>parent17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78</text:p>
          </table:table-cell>
          <table:table-cell/>
          <table:table-cell office:value-type="string">
            <text:p>parent17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79</text:p>
          </table:table-cell>
          <table:table-cell/>
          <table:table-cell office:value-type="string">
            <text:p>parent17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80</text:p>
          </table:table-cell>
          <table:table-cell/>
          <table:table-cell office:value-type="string">
            <text:p>parent18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81</text:p>
          </table:table-cell>
          <table:table-cell/>
          <table:table-cell office:value-type="string">
            <text:p>parent18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82</text:p>
          </table:table-cell>
          <table:table-cell/>
          <table:table-cell office:value-type="string">
            <text:p>parent18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83</text:p>
          </table:table-cell>
          <table:table-cell/>
          <table:table-cell office:value-type="string">
            <text:p>parent18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84</text:p>
          </table:table-cell>
          <table:table-cell/>
          <table:table-cell office:value-type="string">
            <text:p>parent18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85</text:p>
          </table:table-cell>
          <table:table-cell/>
          <table:table-cell office:value-type="string">
            <text:p>parent18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86</text:p>
          </table:table-cell>
          <table:table-cell/>
          <table:table-cell office:value-type="string">
            <text:p>parent18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87</text:p>
          </table:table-cell>
          <table:table-cell/>
          <table:table-cell office:value-type="string">
            <text:p>parent18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88</text:p>
          </table:table-cell>
          <table:table-cell/>
          <table:table-cell office:value-type="string">
            <text:p>parent18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89</text:p>
          </table:table-cell>
          <table:table-cell/>
          <table:table-cell office:value-type="string">
            <text:p>parent18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90</text:p>
          </table:table-cell>
          <table:table-cell/>
          <table:table-cell office:value-type="string">
            <text:p>parent19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91</text:p>
          </table:table-cell>
          <table:table-cell/>
          <table:table-cell office:value-type="string">
            <text:p>parent19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92</text:p>
          </table:table-cell>
          <table:table-cell/>
          <table:table-cell office:value-type="string">
            <text:p>parent19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93</text:p>
          </table:table-cell>
          <table:table-cell/>
          <table:table-cell office:value-type="string">
            <text:p>parent19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94</text:p>
          </table:table-cell>
          <table:table-cell/>
          <table:table-cell office:value-type="string">
            <text:p>parent19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95</text:p>
          </table:table-cell>
          <table:table-cell/>
          <table:table-cell office:value-type="string">
            <text:p>parent19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96</text:p>
          </table:table-cell>
          <table:table-cell/>
          <table:table-cell office:value-type="string">
            <text:p>parent19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97</text:p>
          </table:table-cell>
          <table:table-cell/>
          <table:table-cell office:value-type="string">
            <text:p>parent19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98</text:p>
          </table:table-cell>
          <table:table-cell/>
          <table:table-cell office:value-type="string">
            <text:p>parent19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99</text:p>
          </table:table-cell>
          <table:table-cell/>
          <table:table-cell office:value-type="string">
            <text:p>parent19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200</text:p>
          </table:table-cell>
          <table:table-cell/>
          <table:table-cell office:value-type="string">
            <text:p>parent20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201</text:p>
          </table:table-cell>
          <table:table-cell/>
          <table:table-cell office:value-type="string">
            <text:p>parent20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202</text:p>
          </table:table-cell>
          <table:table-cell/>
          <table:table-cell office:value-type="string">
            <text:p>parent20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203</text:p>
          </table:table-cell>
          <table:table-cell/>
          <table:table-cell office:value-type="string">
            <text:p>parent20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204</text:p>
          </table:table-cell>
          <table:table-cell/>
          <table:table-cell office:value-type="string">
            <text:p>parent20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205</text:p>
          </table:table-cell>
          <table:table-cell/>
          <table:table-cell office:value-type="string">
            <text:p>parent20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206</text:p>
          </table:table-cell>
          <table:table-cell/>
          <table:table-cell office:value-type="string">
            <text:p>parent20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207</text:p>
          </table:table-cell>
          <table:table-cell/>
          <table:table-cell office:value-type="string">
            <text:p>parent20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208</text:p>
          </table:table-cell>
          <table:table-cell/>
          <table:table-cell office:value-type="string">
            <text:p>parent20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209</text:p>
          </table:table-cell>
          <table:table-cell/>
          <table:table-cell office:value-type="string">
            <text:p>parent20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210</text:p>
          </table:table-cell>
          <table:table-cell/>
          <table:table-cell office:value-type="string">
            <text:p>parent21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211</text:p>
          </table:table-cell>
          <table:table-cell/>
          <table:table-cell office:value-type="string">
            <text:p>parent21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212</text:p>
          </table:table-cell>
          <table:table-cell/>
          <table:table-cell office:value-type="string">
            <text:p>parent21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213</text:p>
          </table:table-cell>
          <table:table-cell/>
          <table:table-cell office:value-type="string">
            <text:p>parent21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214</text:p>
          </table:table-cell>
          <table:table-cell/>
          <table:table-cell office:value-type="string">
            <text:p>parent21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215</text:p>
          </table:table-cell>
          <table:table-cell/>
          <table:table-cell office:value-type="string">
            <text:p>parent21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216</text:p>
          </table:table-cell>
          <table:table-cell/>
          <table:table-cell office:value-type="string">
            <text:p>parent21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217</text:p>
          </table:table-cell>
          <table:table-cell/>
          <table:table-cell office:value-type="string">
            <text:p>parent21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218</text:p>
          </table:table-cell>
          <table:table-cell/>
          <table:table-cell office:value-type="string">
            <text:p>parent21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219</text:p>
          </table:table-cell>
          <table:table-cell/>
          <table:table-cell office:value-type="string">
            <text:p>parent21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220</text:p>
          </table:table-cell>
          <table:table-cell/>
          <table:table-cell office:value-type="string">
            <text:p>parent22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221</text:p>
          </table:table-cell>
          <table:table-cell/>
          <table:table-cell office:value-type="string">
            <text:p>parent22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222</text:p>
          </table:table-cell>
          <table:table-cell/>
          <table:table-cell office:value-type="string">
            <text:p>parent22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23</text:p>
          </table:table-cell>
          <table:table-cell/>
          <table:table-cell office:value-type="string">
            <text:p>parent22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24</text:p>
          </table:table-cell>
          <table:table-cell/>
          <table:table-cell office:value-type="string">
            <text:p>parent22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25</text:p>
          </table:table-cell>
          <table:table-cell/>
          <table:table-cell office:value-type="string">
            <text:p>parent22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26</text:p>
          </table:table-cell>
          <table:table-cell/>
          <table:table-cell office:value-type="string">
            <text:p>parent22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27</text:p>
          </table:table-cell>
          <table:table-cell/>
          <table:table-cell office:value-type="string">
            <text:p>parent22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28</text:p>
          </table:table-cell>
          <table:table-cell/>
          <table:table-cell office:value-type="string">
            <text:p>parent22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29</text:p>
          </table:table-cell>
          <table:table-cell/>
          <table:table-cell office:value-type="string">
            <text:p>parent22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30</text:p>
          </table:table-cell>
          <table:table-cell/>
          <table:table-cell office:value-type="string">
            <text:p>parent23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31</text:p>
          </table:table-cell>
          <table:table-cell/>
          <table:table-cell office:value-type="string">
            <text:p>parent23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32</text:p>
          </table:table-cell>
          <table:table-cell/>
          <table:table-cell office:value-type="string">
            <text:p>parent23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33</text:p>
          </table:table-cell>
          <table:table-cell/>
          <table:table-cell office:value-type="string">
            <text:p>parent23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34</text:p>
          </table:table-cell>
          <table:table-cell/>
          <table:table-cell office:value-type="string">
            <text:p>parent23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35</text:p>
          </table:table-cell>
          <table:table-cell/>
          <table:table-cell office:value-type="string">
            <text:p>parent23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36</text:p>
          </table:table-cell>
          <table:table-cell/>
          <table:table-cell office:value-type="string">
            <text:p>parent23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37</text:p>
          </table:table-cell>
          <table:table-cell/>
          <table:table-cell office:value-type="string">
            <text:p>parent23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38</text:p>
          </table:table-cell>
          <table:table-cell/>
          <table:table-cell office:value-type="string">
            <text:p>parent23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39</text:p>
          </table:table-cell>
          <table:table-cell/>
          <table:table-cell office:value-type="string">
            <text:p>parent23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40</text:p>
          </table:table-cell>
          <table:table-cell/>
          <table:table-cell office:value-type="string">
            <text:p>parent24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41</text:p>
          </table:table-cell>
          <table:table-cell/>
          <table:table-cell office:value-type="string">
            <text:p>parent24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42</text:p>
          </table:table-cell>
          <table:table-cell/>
          <table:table-cell office:value-type="string">
            <text:p>parent24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43</text:p>
          </table:table-cell>
          <table:table-cell/>
          <table:table-cell office:value-type="string">
            <text:p>parent24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44</text:p>
          </table:table-cell>
          <table:table-cell/>
          <table:table-cell office:value-type="string">
            <text:p>parent24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45</text:p>
          </table:table-cell>
          <table:table-cell/>
          <table:table-cell office:value-type="string">
            <text:p>parent24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46</text:p>
          </table:table-cell>
          <table:table-cell/>
          <table:table-cell office:value-type="string">
            <text:p>parent24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47</text:p>
          </table:table-cell>
          <table:table-cell/>
          <table:table-cell office:value-type="string">
            <text:p>parent24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48</text:p>
          </table:table-cell>
          <table:table-cell/>
          <table:table-cell office:value-type="string">
            <text:p>parent24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49</text:p>
          </table:table-cell>
          <table:table-cell/>
          <table:table-cell office:value-type="string">
            <text:p>parent24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50</text:p>
          </table:table-cell>
          <table:table-cell/>
          <table:table-cell office:value-type="string">
            <text:p>parent25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51</text:p>
          </table:table-cell>
          <table:table-cell/>
          <table:table-cell office:value-type="string">
            <text:p>parent25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52</text:p>
          </table:table-cell>
          <table:table-cell/>
          <table:table-cell office:value-type="string">
            <text:p>parent25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253</text:p>
          </table:table-cell>
          <table:table-cell/>
          <table:table-cell office:value-type="string">
            <text:p>parent25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254</text:p>
          </table:table-cell>
          <table:table-cell/>
          <table:table-cell office:value-type="string">
            <text:p>parent25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255</text:p>
          </table:table-cell>
          <table:table-cell/>
          <table:table-cell office:value-type="string">
            <text:p>parent25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256</text:p>
          </table:table-cell>
          <table:table-cell/>
          <table:table-cell office:value-type="string">
            <text:p>parent25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257</text:p>
          </table:table-cell>
          <table:table-cell/>
          <table:table-cell office:value-type="string">
            <text:p>parent25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258</text:p>
          </table:table-cell>
          <table:table-cell/>
          <table:table-cell office:value-type="string">
            <text:p>parent25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259</text:p>
          </table:table-cell>
          <table:table-cell/>
          <table:table-cell office:value-type="string">
            <text:p>parent25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260</text:p>
          </table:table-cell>
          <table:table-cell/>
          <table:table-cell office:value-type="string">
            <text:p>parent26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261</text:p>
          </table:table-cell>
          <table:table-cell/>
          <table:table-cell office:value-type="string">
            <text:p>parent26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262</text:p>
          </table:table-cell>
          <table:table-cell/>
          <table:table-cell office:value-type="string">
            <text:p>parent26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263</text:p>
          </table:table-cell>
          <table:table-cell/>
          <table:table-cell office:value-type="string">
            <text:p>parent26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264</text:p>
          </table:table-cell>
          <table:table-cell/>
          <table:table-cell office:value-type="string">
            <text:p>parent26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265</text:p>
          </table:table-cell>
          <table:table-cell/>
          <table:table-cell office:value-type="string">
            <text:p>parent26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266</text:p>
          </table:table-cell>
          <table:table-cell/>
          <table:table-cell office:value-type="string">
            <text:p>parent26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267</text:p>
          </table:table-cell>
          <table:table-cell/>
          <table:table-cell office:value-type="string">
            <text:p>parent26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268</text:p>
          </table:table-cell>
          <table:table-cell/>
          <table:table-cell office:value-type="string">
            <text:p>parent26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269</text:p>
          </table:table-cell>
          <table:table-cell/>
          <table:table-cell office:value-type="string">
            <text:p>parent26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270</text:p>
          </table:table-cell>
          <table:table-cell/>
          <table:table-cell office:value-type="string">
            <text:p>parent27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271</text:p>
          </table:table-cell>
          <table:table-cell/>
          <table:table-cell office:value-type="string">
            <text:p>parent27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272</text:p>
          </table:table-cell>
          <table:table-cell/>
          <table:table-cell office:value-type="string">
            <text:p>parent27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273</text:p>
          </table:table-cell>
          <table:table-cell/>
          <table:table-cell office:value-type="string">
            <text:p>parent27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274</text:p>
          </table:table-cell>
          <table:table-cell/>
          <table:table-cell office:value-type="string">
            <text:p>parent27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275</text:p>
          </table:table-cell>
          <table:table-cell/>
          <table:table-cell office:value-type="string">
            <text:p>parent27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276</text:p>
          </table:table-cell>
          <table:table-cell/>
          <table:table-cell office:value-type="string">
            <text:p>parent27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277</text:p>
          </table:table-cell>
          <table:table-cell/>
          <table:table-cell office:value-type="string">
            <text:p>parent27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278</text:p>
          </table:table-cell>
          <table:table-cell/>
          <table:table-cell office:value-type="string">
            <text:p>parent27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279</text:p>
          </table:table-cell>
          <table:table-cell/>
          <table:table-cell office:value-type="string">
            <text:p>parent27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280</text:p>
          </table:table-cell>
          <table:table-cell/>
          <table:table-cell office:value-type="string">
            <text:p>parent28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281</text:p>
          </table:table-cell>
          <table:table-cell/>
          <table:table-cell office:value-type="string">
            <text:p>parent28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282</text:p>
          </table:table-cell>
          <table:table-cell/>
          <table:table-cell office:value-type="string">
            <text:p>parent28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283</text:p>
          </table:table-cell>
          <table:table-cell/>
          <table:table-cell office:value-type="string">
            <text:p>parent28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284</text:p>
          </table:table-cell>
          <table:table-cell/>
          <table:table-cell office:value-type="string">
            <text:p>parent28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285</text:p>
          </table:table-cell>
          <table:table-cell/>
          <table:table-cell office:value-type="string">
            <text:p>parent28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286</text:p>
          </table:table-cell>
          <table:table-cell/>
          <table:table-cell office:value-type="string">
            <text:p>parent28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287</text:p>
          </table:table-cell>
          <table:table-cell/>
          <table:table-cell office:value-type="string">
            <text:p>parent28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288</text:p>
          </table:table-cell>
          <table:table-cell/>
          <table:table-cell office:value-type="string">
            <text:p>parent28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289</text:p>
          </table:table-cell>
          <table:table-cell/>
          <table:table-cell office:value-type="string">
            <text:p>parent28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290</text:p>
          </table:table-cell>
          <table:table-cell/>
          <table:table-cell office:value-type="string">
            <text:p>parent29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291</text:p>
          </table:table-cell>
          <table:table-cell/>
          <table:table-cell office:value-type="string">
            <text:p>parent29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292</text:p>
          </table:table-cell>
          <table:table-cell/>
          <table:table-cell office:value-type="string">
            <text:p>parent29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293</text:p>
          </table:table-cell>
          <table:table-cell/>
          <table:table-cell office:value-type="string">
            <text:p>parent29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294</text:p>
          </table:table-cell>
          <table:table-cell/>
          <table:table-cell office:value-type="string">
            <text:p>parent29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295</text:p>
          </table:table-cell>
          <table:table-cell/>
          <table:table-cell office:value-type="string">
            <text:p>parent29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296</text:p>
          </table:table-cell>
          <table:table-cell/>
          <table:table-cell office:value-type="string">
            <text:p>parent29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297</text:p>
          </table:table-cell>
          <table:table-cell/>
          <table:table-cell office:value-type="string">
            <text:p>parent29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298</text:p>
          </table:table-cell>
          <table:table-cell/>
          <table:table-cell office:value-type="string">
            <text:p>parent29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299</text:p>
          </table:table-cell>
          <table:table-cell/>
          <table:table-cell office:value-type="string">
            <text:p>parent29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300</text:p>
          </table:table-cell>
          <table:table-cell/>
          <table:table-cell office:value-type="string">
            <text:p>parent30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301</text:p>
          </table:table-cell>
          <table:table-cell/>
          <table:table-cell office:value-type="string">
            <text:p>parent30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302</text:p>
          </table:table-cell>
          <table:table-cell/>
          <table:table-cell office:value-type="string">
            <text:p>parent30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303</text:p>
          </table:table-cell>
          <table:table-cell/>
          <table:table-cell office:value-type="string">
            <text:p>parent30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304</text:p>
          </table:table-cell>
          <table:table-cell/>
          <table:table-cell office:value-type="string">
            <text:p>parent30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305</text:p>
          </table:table-cell>
          <table:table-cell/>
          <table:table-cell office:value-type="string">
            <text:p>parent30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306</text:p>
          </table:table-cell>
          <table:table-cell/>
          <table:table-cell office:value-type="string">
            <text:p>parent30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307</text:p>
          </table:table-cell>
          <table:table-cell/>
          <table:table-cell office:value-type="string">
            <text:p>parent30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308</text:p>
          </table:table-cell>
          <table:table-cell/>
          <table:table-cell office:value-type="string">
            <text:p>parent30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309</text:p>
          </table:table-cell>
          <table:table-cell/>
          <table:table-cell office:value-type="string">
            <text:p>parent30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310</text:p>
          </table:table-cell>
          <table:table-cell/>
          <table:table-cell office:value-type="string">
            <text:p>parent31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311</text:p>
          </table:table-cell>
          <table:table-cell/>
          <table:table-cell office:value-type="string">
            <text:p>parent31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312</text:p>
          </table:table-cell>
          <table:table-cell/>
          <table:table-cell office:value-type="string">
            <text:p>parent31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313</text:p>
          </table:table-cell>
          <table:table-cell/>
          <table:table-cell office:value-type="string">
            <text:p>parent31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314</text:p>
          </table:table-cell>
          <table:table-cell/>
          <table:table-cell office:value-type="string">
            <text:p>parent31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315</text:p>
          </table:table-cell>
          <table:table-cell/>
          <table:table-cell office:value-type="string">
            <text:p>parent31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316</text:p>
          </table:table-cell>
          <table:table-cell/>
          <table:table-cell office:value-type="string">
            <text:p>parent31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317</text:p>
          </table:table-cell>
          <table:table-cell/>
          <table:table-cell office:value-type="string">
            <text:p>parent31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318</text:p>
          </table:table-cell>
          <table:table-cell/>
          <table:table-cell office:value-type="string">
            <text:p>parent31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319</text:p>
          </table:table-cell>
          <table:table-cell/>
          <table:table-cell office:value-type="string">
            <text:p>parent31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320</text:p>
          </table:table-cell>
          <table:table-cell/>
          <table:table-cell office:value-type="string">
            <text:p>parent32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321</text:p>
          </table:table-cell>
          <table:table-cell/>
          <table:table-cell office:value-type="string">
            <text:p>parent32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322</text:p>
          </table:table-cell>
          <table:table-cell/>
          <table:table-cell office:value-type="string">
            <text:p>parent32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323</text:p>
          </table:table-cell>
          <table:table-cell/>
          <table:table-cell office:value-type="string">
            <text:p>parent32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324</text:p>
          </table:table-cell>
          <table:table-cell/>
          <table:table-cell office:value-type="string">
            <text:p>parent32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325</text:p>
          </table:table-cell>
          <table:table-cell/>
          <table:table-cell office:value-type="string">
            <text:p>parent32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326</text:p>
          </table:table-cell>
          <table:table-cell/>
          <table:table-cell office:value-type="string">
            <text:p>parent32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327</text:p>
          </table:table-cell>
          <table:table-cell/>
          <table:table-cell office:value-type="string">
            <text:p>parent32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328</text:p>
          </table:table-cell>
          <table:table-cell/>
          <table:table-cell office:value-type="string">
            <text:p>parent32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329</text:p>
          </table:table-cell>
          <table:table-cell/>
          <table:table-cell office:value-type="string">
            <text:p>parent32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330</text:p>
          </table:table-cell>
          <table:table-cell/>
          <table:table-cell office:value-type="string">
            <text:p>parent33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331</text:p>
          </table:table-cell>
          <table:table-cell/>
          <table:table-cell office:value-type="string">
            <text:p>parent33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332</text:p>
          </table:table-cell>
          <table:table-cell/>
          <table:table-cell office:value-type="string">
            <text:p>parent33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333</text:p>
          </table:table-cell>
          <table:table-cell/>
          <table:table-cell office:value-type="string">
            <text:p>parent33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334</text:p>
          </table:table-cell>
          <table:table-cell/>
          <table:table-cell office:value-type="string">
            <text:p>parent33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335</text:p>
          </table:table-cell>
          <table:table-cell/>
          <table:table-cell office:value-type="string">
            <text:p>parent33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336</text:p>
          </table:table-cell>
          <table:table-cell/>
          <table:table-cell office:value-type="string">
            <text:p>parent33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337</text:p>
          </table:table-cell>
          <table:table-cell/>
          <table:table-cell office:value-type="string">
            <text:p>parent33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338</text:p>
          </table:table-cell>
          <table:table-cell/>
          <table:table-cell office:value-type="string">
            <text:p>parent33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339</text:p>
          </table:table-cell>
          <table:table-cell/>
          <table:table-cell office:value-type="string">
            <text:p>parent33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340</text:p>
          </table:table-cell>
          <table:table-cell/>
          <table:table-cell office:value-type="string">
            <text:p>parent34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341</text:p>
          </table:table-cell>
          <table:table-cell/>
          <table:table-cell office:value-type="string">
            <text:p>parent34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342</text:p>
          </table:table-cell>
          <table:table-cell/>
          <table:table-cell office:value-type="string">
            <text:p>parent34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343</text:p>
          </table:table-cell>
          <table:table-cell/>
          <table:table-cell office:value-type="string">
            <text:p>parent34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344</text:p>
          </table:table-cell>
          <table:table-cell/>
          <table:table-cell office:value-type="string">
            <text:p>parent34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345</text:p>
          </table:table-cell>
          <table:table-cell/>
          <table:table-cell office:value-type="string">
            <text:p>parent34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346</text:p>
          </table:table-cell>
          <table:table-cell/>
          <table:table-cell office:value-type="string">
            <text:p>parent34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347</text:p>
          </table:table-cell>
          <table:table-cell/>
          <table:table-cell office:value-type="string">
            <text:p>parent34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348</text:p>
          </table:table-cell>
          <table:table-cell/>
          <table:table-cell office:value-type="string">
            <text:p>parent34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349</text:p>
          </table:table-cell>
          <table:table-cell/>
          <table:table-cell office:value-type="string">
            <text:p>parent34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350</text:p>
          </table:table-cell>
          <table:table-cell/>
          <table:table-cell office:value-type="string">
            <text:p>parent35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351</text:p>
          </table:table-cell>
          <table:table-cell/>
          <table:table-cell office:value-type="string">
            <text:p>parent35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352</text:p>
          </table:table-cell>
          <table:table-cell/>
          <table:table-cell office:value-type="string">
            <text:p>parent35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353</text:p>
          </table:table-cell>
          <table:table-cell/>
          <table:table-cell office:value-type="string">
            <text:p>parent35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354</text:p>
          </table:table-cell>
          <table:table-cell/>
          <table:table-cell office:value-type="string">
            <text:p>parent35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355</text:p>
          </table:table-cell>
          <table:table-cell/>
          <table:table-cell office:value-type="string">
            <text:p>parent35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356</text:p>
          </table:table-cell>
          <table:table-cell/>
          <table:table-cell office:value-type="string">
            <text:p>parent35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357</text:p>
          </table:table-cell>
          <table:table-cell/>
          <table:table-cell office:value-type="string">
            <text:p>parent35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358</text:p>
          </table:table-cell>
          <table:table-cell/>
          <table:table-cell office:value-type="string">
            <text:p>parent35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359</text:p>
          </table:table-cell>
          <table:table-cell/>
          <table:table-cell office:value-type="string">
            <text:p>parent35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360</text:p>
          </table:table-cell>
          <table:table-cell/>
          <table:table-cell office:value-type="string">
            <text:p>parent36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361</text:p>
          </table:table-cell>
          <table:table-cell/>
          <table:table-cell office:value-type="string">
            <text:p>parent36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362</text:p>
          </table:table-cell>
          <table:table-cell/>
          <table:table-cell office:value-type="string">
            <text:p>parent36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363</text:p>
          </table:table-cell>
          <table:table-cell/>
          <table:table-cell office:value-type="string">
            <text:p>parent36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364</text:p>
          </table:table-cell>
          <table:table-cell/>
          <table:table-cell office:value-type="string">
            <text:p>parent36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365</text:p>
          </table:table-cell>
          <table:table-cell/>
          <table:table-cell office:value-type="string">
            <text:p>parent36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366</text:p>
          </table:table-cell>
          <table:table-cell/>
          <table:table-cell office:value-type="string">
            <text:p>parent36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367</text:p>
          </table:table-cell>
          <table:table-cell/>
          <table:table-cell office:value-type="string">
            <text:p>parent36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368</text:p>
          </table:table-cell>
          <table:table-cell/>
          <table:table-cell office:value-type="string">
            <text:p>parent36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369</text:p>
          </table:table-cell>
          <table:table-cell/>
          <table:table-cell office:value-type="string">
            <text:p>parent36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370</text:p>
          </table:table-cell>
          <table:table-cell/>
          <table:table-cell office:value-type="string">
            <text:p>parent37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371</text:p>
          </table:table-cell>
          <table:table-cell/>
          <table:table-cell office:value-type="string">
            <text:p>parent37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372</text:p>
          </table:table-cell>
          <table:table-cell/>
          <table:table-cell office:value-type="string">
            <text:p>parent37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373</text:p>
          </table:table-cell>
          <table:table-cell/>
          <table:table-cell office:value-type="string">
            <text:p>parent37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374</text:p>
          </table:table-cell>
          <table:table-cell/>
          <table:table-cell office:value-type="string">
            <text:p>parent37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375</text:p>
          </table:table-cell>
          <table:table-cell/>
          <table:table-cell office:value-type="string">
            <text:p>parent37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376</text:p>
          </table:table-cell>
          <table:table-cell/>
          <table:table-cell office:value-type="string">
            <text:p>parent37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377</text:p>
          </table:table-cell>
          <table:table-cell/>
          <table:table-cell office:value-type="string">
            <text:p>parent37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378</text:p>
          </table:table-cell>
          <table:table-cell/>
          <table:table-cell office:value-type="string">
            <text:p>parent37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379</text:p>
          </table:table-cell>
          <table:table-cell/>
          <table:table-cell office:value-type="string">
            <text:p>parent37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380</text:p>
          </table:table-cell>
          <table:table-cell/>
          <table:table-cell office:value-type="string">
            <text:p>parent38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381</text:p>
          </table:table-cell>
          <table:table-cell/>
          <table:table-cell office:value-type="string">
            <text:p>parent38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382</text:p>
          </table:table-cell>
          <table:table-cell/>
          <table:table-cell office:value-type="string">
            <text:p>parent38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383</text:p>
          </table:table-cell>
          <table:table-cell/>
          <table:table-cell office:value-type="string">
            <text:p>parent38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384</text:p>
          </table:table-cell>
          <table:table-cell/>
          <table:table-cell office:value-type="string">
            <text:p>parent38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385</text:p>
          </table:table-cell>
          <table:table-cell/>
          <table:table-cell office:value-type="string">
            <text:p>parent38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386</text:p>
          </table:table-cell>
          <table:table-cell/>
          <table:table-cell office:value-type="string">
            <text:p>parent38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387</text:p>
          </table:table-cell>
          <table:table-cell/>
          <table:table-cell office:value-type="string">
            <text:p>parent38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388</text:p>
          </table:table-cell>
          <table:table-cell/>
          <table:table-cell office:value-type="string">
            <text:p>parent38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389</text:p>
          </table:table-cell>
          <table:table-cell/>
          <table:table-cell office:value-type="string">
            <text:p>parent38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390</text:p>
          </table:table-cell>
          <table:table-cell/>
          <table:table-cell office:value-type="string">
            <text:p>parent39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391</text:p>
          </table:table-cell>
          <table:table-cell/>
          <table:table-cell office:value-type="string">
            <text:p>parent39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392</text:p>
          </table:table-cell>
          <table:table-cell/>
          <table:table-cell office:value-type="string">
            <text:p>parent39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393</text:p>
          </table:table-cell>
          <table:table-cell/>
          <table:table-cell office:value-type="string">
            <text:p>parent39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394</text:p>
          </table:table-cell>
          <table:table-cell/>
          <table:table-cell office:value-type="string">
            <text:p>parent39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395</text:p>
          </table:table-cell>
          <table:table-cell/>
          <table:table-cell office:value-type="string">
            <text:p>parent39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396</text:p>
          </table:table-cell>
          <table:table-cell/>
          <table:table-cell office:value-type="string">
            <text:p>parent39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397</text:p>
          </table:table-cell>
          <table:table-cell/>
          <table:table-cell office:value-type="string">
            <text:p>parent39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398</text:p>
          </table:table-cell>
          <table:table-cell/>
          <table:table-cell office:value-type="string">
            <text:p>parent39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399</text:p>
          </table:table-cell>
          <table:table-cell/>
          <table:table-cell office:value-type="string">
            <text:p>parent39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400</text:p>
          </table:table-cell>
          <table:table-cell/>
          <table:table-cell office:value-type="string">
            <text:p>parent40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401</text:p>
          </table:table-cell>
          <table:table-cell/>
          <table:table-cell office:value-type="string">
            <text:p>parent40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402</text:p>
          </table:table-cell>
          <table:table-cell/>
          <table:table-cell office:value-type="string">
            <text:p>parent40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403</text:p>
          </table:table-cell>
          <table:table-cell/>
          <table:table-cell office:value-type="string">
            <text:p>parent40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404</text:p>
          </table:table-cell>
          <table:table-cell/>
          <table:table-cell office:value-type="string">
            <text:p>parent40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405</text:p>
          </table:table-cell>
          <table:table-cell/>
          <table:table-cell office:value-type="string">
            <text:p>parent40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406</text:p>
          </table:table-cell>
          <table:table-cell/>
          <table:table-cell office:value-type="string">
            <text:p>parent40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407</text:p>
          </table:table-cell>
          <table:table-cell/>
          <table:table-cell office:value-type="string">
            <text:p>parent40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408</text:p>
          </table:table-cell>
          <table:table-cell/>
          <table:table-cell office:value-type="string">
            <text:p>parent40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409</text:p>
          </table:table-cell>
          <table:table-cell/>
          <table:table-cell office:value-type="string">
            <text:p>parent40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410</text:p>
          </table:table-cell>
          <table:table-cell/>
          <table:table-cell office:value-type="string">
            <text:p>parent41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411</text:p>
          </table:table-cell>
          <table:table-cell/>
          <table:table-cell office:value-type="string">
            <text:p>parent41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412</text:p>
          </table:table-cell>
          <table:table-cell/>
          <table:table-cell office:value-type="string">
            <text:p>parent41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413</text:p>
          </table:table-cell>
          <table:table-cell/>
          <table:table-cell office:value-type="string">
            <text:p>parent41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414</text:p>
          </table:table-cell>
          <table:table-cell/>
          <table:table-cell office:value-type="string">
            <text:p>parent41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415</text:p>
          </table:table-cell>
          <table:table-cell/>
          <table:table-cell office:value-type="string">
            <text:p>parent41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416</text:p>
          </table:table-cell>
          <table:table-cell/>
          <table:table-cell office:value-type="string">
            <text:p>parent41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417</text:p>
          </table:table-cell>
          <table:table-cell/>
          <table:table-cell office:value-type="string">
            <text:p>parent41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418</text:p>
          </table:table-cell>
          <table:table-cell/>
          <table:table-cell office:value-type="string">
            <text:p>parent41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419</text:p>
          </table:table-cell>
          <table:table-cell/>
          <table:table-cell office:value-type="string">
            <text:p>parent41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420</text:p>
          </table:table-cell>
          <table:table-cell/>
          <table:table-cell office:value-type="string">
            <text:p>parent42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421</text:p>
          </table:table-cell>
          <table:table-cell/>
          <table:table-cell office:value-type="string">
            <text:p>parent42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422</text:p>
          </table:table-cell>
          <table:table-cell/>
          <table:table-cell office:value-type="string">
            <text:p>parent42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423</text:p>
          </table:table-cell>
          <table:table-cell/>
          <table:table-cell office:value-type="string">
            <text:p>parent42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424</text:p>
          </table:table-cell>
          <table:table-cell/>
          <table:table-cell office:value-type="string">
            <text:p>parent42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425</text:p>
          </table:table-cell>
          <table:table-cell/>
          <table:table-cell office:value-type="string">
            <text:p>parent42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426</text:p>
          </table:table-cell>
          <table:table-cell/>
          <table:table-cell office:value-type="string">
            <text:p>parent42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427</text:p>
          </table:table-cell>
          <table:table-cell/>
          <table:table-cell office:value-type="string">
            <text:p>parent42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428</text:p>
          </table:table-cell>
          <table:table-cell/>
          <table:table-cell office:value-type="string">
            <text:p>parent42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429</text:p>
          </table:table-cell>
          <table:table-cell/>
          <table:table-cell office:value-type="string">
            <text:p>parent42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430</text:p>
          </table:table-cell>
          <table:table-cell/>
          <table:table-cell office:value-type="string">
            <text:p>parent43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431</text:p>
          </table:table-cell>
          <table:table-cell/>
          <table:table-cell office:value-type="string">
            <text:p>parent43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432</text:p>
          </table:table-cell>
          <table:table-cell/>
          <table:table-cell office:value-type="string">
            <text:p>parent43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433</text:p>
          </table:table-cell>
          <table:table-cell/>
          <table:table-cell office:value-type="string">
            <text:p>parent43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434</text:p>
          </table:table-cell>
          <table:table-cell/>
          <table:table-cell office:value-type="string">
            <text:p>parent43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435</text:p>
          </table:table-cell>
          <table:table-cell/>
          <table:table-cell office:value-type="string">
            <text:p>parent43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436</text:p>
          </table:table-cell>
          <table:table-cell/>
          <table:table-cell office:value-type="string">
            <text:p>parent43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437</text:p>
          </table:table-cell>
          <table:table-cell/>
          <table:table-cell office:value-type="string">
            <text:p>parent43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438</text:p>
          </table:table-cell>
          <table:table-cell/>
          <table:table-cell office:value-type="string">
            <text:p>parent43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439</text:p>
          </table:table-cell>
          <table:table-cell/>
          <table:table-cell office:value-type="string">
            <text:p>parent43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440</text:p>
          </table:table-cell>
          <table:table-cell/>
          <table:table-cell office:value-type="string">
            <text:p>parent44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441</text:p>
          </table:table-cell>
          <table:table-cell/>
          <table:table-cell office:value-type="string">
            <text:p>parent44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442</text:p>
          </table:table-cell>
          <table:table-cell/>
          <table:table-cell office:value-type="string">
            <text:p>parent44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443</text:p>
          </table:table-cell>
          <table:table-cell/>
          <table:table-cell office:value-type="string">
            <text:p>parent44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444</text:p>
          </table:table-cell>
          <table:table-cell/>
          <table:table-cell office:value-type="string">
            <text:p>parent44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445</text:p>
          </table:table-cell>
          <table:table-cell/>
          <table:table-cell office:value-type="string">
            <text:p>parent44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446</text:p>
          </table:table-cell>
          <table:table-cell/>
          <table:table-cell office:value-type="string">
            <text:p>parent44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447</text:p>
          </table:table-cell>
          <table:table-cell/>
          <table:table-cell office:value-type="string">
            <text:p>parent44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448</text:p>
          </table:table-cell>
          <table:table-cell/>
          <table:table-cell office:value-type="string">
            <text:p>parent44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449</text:p>
          </table:table-cell>
          <table:table-cell/>
          <table:table-cell office:value-type="string">
            <text:p>parent44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450</text:p>
          </table:table-cell>
          <table:table-cell/>
          <table:table-cell office:value-type="string">
            <text:p>parent45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451</text:p>
          </table:table-cell>
          <table:table-cell/>
          <table:table-cell office:value-type="string">
            <text:p>parent45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452</text:p>
          </table:table-cell>
          <table:table-cell/>
          <table:table-cell office:value-type="string">
            <text:p>parent45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453</text:p>
          </table:table-cell>
          <table:table-cell/>
          <table:table-cell office:value-type="string">
            <text:p>parent45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454</text:p>
          </table:table-cell>
          <table:table-cell/>
          <table:table-cell office:value-type="string">
            <text:p>parent45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455</text:p>
          </table:table-cell>
          <table:table-cell/>
          <table:table-cell office:value-type="string">
            <text:p>parent45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456</text:p>
          </table:table-cell>
          <table:table-cell/>
          <table:table-cell office:value-type="string">
            <text:p>parent45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457</text:p>
          </table:table-cell>
          <table:table-cell/>
          <table:table-cell office:value-type="string">
            <text:p>parent45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458</text:p>
          </table:table-cell>
          <table:table-cell/>
          <table:table-cell office:value-type="string">
            <text:p>parent45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459</text:p>
          </table:table-cell>
          <table:table-cell/>
          <table:table-cell office:value-type="string">
            <text:p>parent45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460</text:p>
          </table:table-cell>
          <table:table-cell/>
          <table:table-cell office:value-type="string">
            <text:p>parent46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461</text:p>
          </table:table-cell>
          <table:table-cell/>
          <table:table-cell office:value-type="string">
            <text:p>parent46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462</text:p>
          </table:table-cell>
          <table:table-cell/>
          <table:table-cell office:value-type="string">
            <text:p>parent46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463</text:p>
          </table:table-cell>
          <table:table-cell/>
          <table:table-cell office:value-type="string">
            <text:p>parent46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464</text:p>
          </table:table-cell>
          <table:table-cell/>
          <table:table-cell office:value-type="string">
            <text:p>parent46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465</text:p>
          </table:table-cell>
          <table:table-cell/>
          <table:table-cell office:value-type="string">
            <text:p>parent46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466</text:p>
          </table:table-cell>
          <table:table-cell/>
          <table:table-cell office:value-type="string">
            <text:p>parent46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467</text:p>
          </table:table-cell>
          <table:table-cell/>
          <table:table-cell office:value-type="string">
            <text:p>parent46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468</text:p>
          </table:table-cell>
          <table:table-cell/>
          <table:table-cell office:value-type="string">
            <text:p>parent46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469</text:p>
          </table:table-cell>
          <table:table-cell/>
          <table:table-cell office:value-type="string">
            <text:p>parent46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470</text:p>
          </table:table-cell>
          <table:table-cell/>
          <table:table-cell office:value-type="string">
            <text:p>parent47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471</text:p>
          </table:table-cell>
          <table:table-cell/>
          <table:table-cell office:value-type="string">
            <text:p>parent47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472</text:p>
          </table:table-cell>
          <table:table-cell/>
          <table:table-cell office:value-type="string">
            <text:p>parent47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473</text:p>
          </table:table-cell>
          <table:table-cell/>
          <table:table-cell office:value-type="string">
            <text:p>parent47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474</text:p>
          </table:table-cell>
          <table:table-cell/>
          <table:table-cell office:value-type="string">
            <text:p>parent47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475</text:p>
          </table:table-cell>
          <table:table-cell/>
          <table:table-cell office:value-type="string">
            <text:p>parent47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476</text:p>
          </table:table-cell>
          <table:table-cell/>
          <table:table-cell office:value-type="string">
            <text:p>parent47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477</text:p>
          </table:table-cell>
          <table:table-cell/>
          <table:table-cell office:value-type="string">
            <text:p>parent47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478</text:p>
          </table:table-cell>
          <table:table-cell/>
          <table:table-cell office:value-type="string">
            <text:p>parent47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479</text:p>
          </table:table-cell>
          <table:table-cell/>
          <table:table-cell office:value-type="string">
            <text:p>parent47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480</text:p>
          </table:table-cell>
          <table:table-cell/>
          <table:table-cell office:value-type="string">
            <text:p>parent48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481</text:p>
          </table:table-cell>
          <table:table-cell/>
          <table:table-cell office:value-type="string">
            <text:p>parent48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482</text:p>
          </table:table-cell>
          <table:table-cell/>
          <table:table-cell office:value-type="string">
            <text:p>parent48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483</text:p>
          </table:table-cell>
          <table:table-cell/>
          <table:table-cell office:value-type="string">
            <text:p>parent48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484</text:p>
          </table:table-cell>
          <table:table-cell/>
          <table:table-cell office:value-type="string">
            <text:p>parent48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485</text:p>
          </table:table-cell>
          <table:table-cell/>
          <table:table-cell office:value-type="string">
            <text:p>parent48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486</text:p>
          </table:table-cell>
          <table:table-cell/>
          <table:table-cell office:value-type="string">
            <text:p>parent48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487</text:p>
          </table:table-cell>
          <table:table-cell/>
          <table:table-cell office:value-type="string">
            <text:p>parent48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488</text:p>
          </table:table-cell>
          <table:table-cell/>
          <table:table-cell office:value-type="string">
            <text:p>parent48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489</text:p>
          </table:table-cell>
          <table:table-cell/>
          <table:table-cell office:value-type="string">
            <text:p>parent48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490</text:p>
          </table:table-cell>
          <table:table-cell/>
          <table:table-cell office:value-type="string">
            <text:p>parent49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491</text:p>
          </table:table-cell>
          <table:table-cell/>
          <table:table-cell office:value-type="string">
            <text:p>parent49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492</text:p>
          </table:table-cell>
          <table:table-cell/>
          <table:table-cell office:value-type="string">
            <text:p>parent49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493</text:p>
          </table:table-cell>
          <table:table-cell/>
          <table:table-cell office:value-type="string">
            <text:p>parent49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494</text:p>
          </table:table-cell>
          <table:table-cell/>
          <table:table-cell office:value-type="string">
            <text:p>parent49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495</text:p>
          </table:table-cell>
          <table:table-cell/>
          <table:table-cell office:value-type="string">
            <text:p>parent49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496</text:p>
          </table:table-cell>
          <table:table-cell/>
          <table:table-cell office:value-type="string">
            <text:p>parent49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497</text:p>
          </table:table-cell>
          <table:table-cell/>
          <table:table-cell office:value-type="string">
            <text:p>parent49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498</text:p>
          </table:table-cell>
          <table:table-cell/>
          <table:table-cell office:value-type="string">
            <text:p>parent49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499</text:p>
          </table:table-cell>
          <table:table-cell/>
          <table:table-cell office:value-type="string">
            <text:p>parent49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500</text:p>
          </table:table-cell>
          <table:table-cell/>
          <table:table-cell office:value-type="string">
            <text:p>parent50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501</text:p>
          </table:table-cell>
          <table:table-cell/>
          <table:table-cell office:value-type="string">
            <text:p>parent50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502</text:p>
          </table:table-cell>
          <table:table-cell/>
          <table:table-cell office:value-type="string">
            <text:p>parent50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503</text:p>
          </table:table-cell>
          <table:table-cell/>
          <table:table-cell office:value-type="string">
            <text:p>parent50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504</text:p>
          </table:table-cell>
          <table:table-cell/>
          <table:table-cell office:value-type="string">
            <text:p>parent50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505</text:p>
          </table:table-cell>
          <table:table-cell/>
          <table:table-cell office:value-type="string">
            <text:p>parent50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506</text:p>
          </table:table-cell>
          <table:table-cell/>
          <table:table-cell office:value-type="string">
            <text:p>parent50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507</text:p>
          </table:table-cell>
          <table:table-cell/>
          <table:table-cell office:value-type="string">
            <text:p>parent50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508</text:p>
          </table:table-cell>
          <table:table-cell/>
          <table:table-cell office:value-type="string">
            <text:p>parent50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509</text:p>
          </table:table-cell>
          <table:table-cell/>
          <table:table-cell office:value-type="string">
            <text:p>parent50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510</text:p>
          </table:table-cell>
          <table:table-cell/>
          <table:table-cell office:value-type="string">
            <text:p>parent51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511</text:p>
          </table:table-cell>
          <table:table-cell/>
          <table:table-cell office:value-type="string">
            <text:p>parent51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512</text:p>
          </table:table-cell>
          <table:table-cell/>
          <table:table-cell office:value-type="string">
            <text:p>parent51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513</text:p>
          </table:table-cell>
          <table:table-cell/>
          <table:table-cell office:value-type="string">
            <text:p>parent51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514</text:p>
          </table:table-cell>
          <table:table-cell/>
          <table:table-cell office:value-type="string">
            <text:p>parent51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515</text:p>
          </table:table-cell>
          <table:table-cell/>
          <table:table-cell office:value-type="string">
            <text:p>parent51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516</text:p>
          </table:table-cell>
          <table:table-cell/>
          <table:table-cell office:value-type="string">
            <text:p>parent51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517</text:p>
          </table:table-cell>
          <table:table-cell/>
          <table:table-cell office:value-type="string">
            <text:p>parent51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518</text:p>
          </table:table-cell>
          <table:table-cell/>
          <table:table-cell office:value-type="string">
            <text:p>parent51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519</text:p>
          </table:table-cell>
          <table:table-cell/>
          <table:table-cell office:value-type="string">
            <text:p>parent51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520</text:p>
          </table:table-cell>
          <table:table-cell/>
          <table:table-cell office:value-type="string">
            <text:p>parent52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521</text:p>
          </table:table-cell>
          <table:table-cell/>
          <table:table-cell office:value-type="string">
            <text:p>parent52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522</text:p>
          </table:table-cell>
          <table:table-cell/>
          <table:table-cell office:value-type="string">
            <text:p>parent52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523</text:p>
          </table:table-cell>
          <table:table-cell/>
          <table:table-cell office:value-type="string">
            <text:p>parent52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524</text:p>
          </table:table-cell>
          <table:table-cell/>
          <table:table-cell office:value-type="string">
            <text:p>parent52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525</text:p>
          </table:table-cell>
          <table:table-cell/>
          <table:table-cell office:value-type="string">
            <text:p>parent52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526</text:p>
          </table:table-cell>
          <table:table-cell/>
          <table:table-cell office:value-type="string">
            <text:p>parent52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527</text:p>
          </table:table-cell>
          <table:table-cell/>
          <table:table-cell office:value-type="string">
            <text:p>parent52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528</text:p>
          </table:table-cell>
          <table:table-cell/>
          <table:table-cell office:value-type="string">
            <text:p>parent52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529</text:p>
          </table:table-cell>
          <table:table-cell/>
          <table:table-cell office:value-type="string">
            <text:p>parent52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530</text:p>
          </table:table-cell>
          <table:table-cell/>
          <table:table-cell office:value-type="string">
            <text:p>parent53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531</text:p>
          </table:table-cell>
          <table:table-cell/>
          <table:table-cell office:value-type="string">
            <text:p>parent53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532</text:p>
          </table:table-cell>
          <table:table-cell/>
          <table:table-cell office:value-type="string">
            <text:p>parent53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533</text:p>
          </table:table-cell>
          <table:table-cell/>
          <table:table-cell office:value-type="string">
            <text:p>parent53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534</text:p>
          </table:table-cell>
          <table:table-cell/>
          <table:table-cell office:value-type="string">
            <text:p>parent53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535</text:p>
          </table:table-cell>
          <table:table-cell/>
          <table:table-cell office:value-type="string">
            <text:p>parent53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536</text:p>
          </table:table-cell>
          <table:table-cell/>
          <table:table-cell office:value-type="string">
            <text:p>parent53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537</text:p>
          </table:table-cell>
          <table:table-cell/>
          <table:table-cell office:value-type="string">
            <text:p>parent53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538</text:p>
          </table:table-cell>
          <table:table-cell/>
          <table:table-cell office:value-type="string">
            <text:p>parent53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539</text:p>
          </table:table-cell>
          <table:table-cell/>
          <table:table-cell office:value-type="string">
            <text:p>parent53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540</text:p>
          </table:table-cell>
          <table:table-cell/>
          <table:table-cell office:value-type="string">
            <text:p>parent54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541</text:p>
          </table:table-cell>
          <table:table-cell/>
          <table:table-cell office:value-type="string">
            <text:p>parent54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542</text:p>
          </table:table-cell>
          <table:table-cell/>
          <table:table-cell office:value-type="string">
            <text:p>parent54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543</text:p>
          </table:table-cell>
          <table:table-cell/>
          <table:table-cell office:value-type="string">
            <text:p>parent54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544</text:p>
          </table:table-cell>
          <table:table-cell/>
          <table:table-cell office:value-type="string">
            <text:p>parent54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545</text:p>
          </table:table-cell>
          <table:table-cell/>
          <table:table-cell office:value-type="string">
            <text:p>parent54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546</text:p>
          </table:table-cell>
          <table:table-cell/>
          <table:table-cell office:value-type="string">
            <text:p>parent54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547</text:p>
          </table:table-cell>
          <table:table-cell/>
          <table:table-cell office:value-type="string">
            <text:p>parent54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548</text:p>
          </table:table-cell>
          <table:table-cell/>
          <table:table-cell office:value-type="string">
            <text:p>parent54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549</text:p>
          </table:table-cell>
          <table:table-cell/>
          <table:table-cell office:value-type="string">
            <text:p>parent54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550</text:p>
          </table:table-cell>
          <table:table-cell/>
          <table:table-cell office:value-type="string">
            <text:p>parent55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551</text:p>
          </table:table-cell>
          <table:table-cell/>
          <table:table-cell office:value-type="string">
            <text:p>parent55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552</text:p>
          </table:table-cell>
          <table:table-cell/>
          <table:table-cell office:value-type="string">
            <text:p>parent55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553</text:p>
          </table:table-cell>
          <table:table-cell/>
          <table:table-cell office:value-type="string">
            <text:p>parent55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554</text:p>
          </table:table-cell>
          <table:table-cell/>
          <table:table-cell office:value-type="string">
            <text:p>parent55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555</text:p>
          </table:table-cell>
          <table:table-cell/>
          <table:table-cell office:value-type="string">
            <text:p>parent55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556</text:p>
          </table:table-cell>
          <table:table-cell/>
          <table:table-cell office:value-type="string">
            <text:p>parent55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557</text:p>
          </table:table-cell>
          <table:table-cell/>
          <table:table-cell office:value-type="string">
            <text:p>parent55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558</text:p>
          </table:table-cell>
          <table:table-cell/>
          <table:table-cell office:value-type="string">
            <text:p>parent55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559</text:p>
          </table:table-cell>
          <table:table-cell/>
          <table:table-cell office:value-type="string">
            <text:p>parent55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560</text:p>
          </table:table-cell>
          <table:table-cell/>
          <table:table-cell office:value-type="string">
            <text:p>parent56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561</text:p>
          </table:table-cell>
          <table:table-cell/>
          <table:table-cell office:value-type="string">
            <text:p>parent56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562</text:p>
          </table:table-cell>
          <table:table-cell/>
          <table:table-cell office:value-type="string">
            <text:p>parent56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563</text:p>
          </table:table-cell>
          <table:table-cell/>
          <table:table-cell office:value-type="string">
            <text:p>parent56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564</text:p>
          </table:table-cell>
          <table:table-cell/>
          <table:table-cell office:value-type="string">
            <text:p>parent56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565</text:p>
          </table:table-cell>
          <table:table-cell/>
          <table:table-cell office:value-type="string">
            <text:p>parent56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566</text:p>
          </table:table-cell>
          <table:table-cell/>
          <table:table-cell office:value-type="string">
            <text:p>parent56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567</text:p>
          </table:table-cell>
          <table:table-cell/>
          <table:table-cell office:value-type="string">
            <text:p>parent56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568</text:p>
          </table:table-cell>
          <table:table-cell/>
          <table:table-cell office:value-type="string">
            <text:p>parent56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569</text:p>
          </table:table-cell>
          <table:table-cell/>
          <table:table-cell office:value-type="string">
            <text:p>parent56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570</text:p>
          </table:table-cell>
          <table:table-cell/>
          <table:table-cell office:value-type="string">
            <text:p>parent57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571</text:p>
          </table:table-cell>
          <table:table-cell/>
          <table:table-cell office:value-type="string">
            <text:p>parent57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572</text:p>
          </table:table-cell>
          <table:table-cell/>
          <table:table-cell office:value-type="string">
            <text:p>parent57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573</text:p>
          </table:table-cell>
          <table:table-cell/>
          <table:table-cell office:value-type="string">
            <text:p>parent57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574</text:p>
          </table:table-cell>
          <table:table-cell/>
          <table:table-cell office:value-type="string">
            <text:p>parent57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575</text:p>
          </table:table-cell>
          <table:table-cell/>
          <table:table-cell office:value-type="string">
            <text:p>parent57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576</text:p>
          </table:table-cell>
          <table:table-cell/>
          <table:table-cell office:value-type="string">
            <text:p>parent57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577</text:p>
          </table:table-cell>
          <table:table-cell/>
          <table:table-cell office:value-type="string">
            <text:p>parent57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578</text:p>
          </table:table-cell>
          <table:table-cell/>
          <table:table-cell office:value-type="string">
            <text:p>parent57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579</text:p>
          </table:table-cell>
          <table:table-cell/>
          <table:table-cell office:value-type="string">
            <text:p>parent57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580</text:p>
          </table:table-cell>
          <table:table-cell/>
          <table:table-cell office:value-type="string">
            <text:p>parent58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581</text:p>
          </table:table-cell>
          <table:table-cell/>
          <table:table-cell office:value-type="string">
            <text:p>parent58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582</text:p>
          </table:table-cell>
          <table:table-cell/>
          <table:table-cell office:value-type="string">
            <text:p>parent58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583</text:p>
          </table:table-cell>
          <table:table-cell/>
          <table:table-cell office:value-type="string">
            <text:p>parent58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584</text:p>
          </table:table-cell>
          <table:table-cell/>
          <table:table-cell office:value-type="string">
            <text:p>parent58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585</text:p>
          </table:table-cell>
          <table:table-cell/>
          <table:table-cell office:value-type="string">
            <text:p>parent58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586</text:p>
          </table:table-cell>
          <table:table-cell/>
          <table:table-cell office:value-type="string">
            <text:p>parent58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587</text:p>
          </table:table-cell>
          <table:table-cell/>
          <table:table-cell office:value-type="string">
            <text:p>parent58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588</text:p>
          </table:table-cell>
          <table:table-cell/>
          <table:table-cell office:value-type="string">
            <text:p>parent58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589</text:p>
          </table:table-cell>
          <table:table-cell/>
          <table:table-cell office:value-type="string">
            <text:p>parent58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590</text:p>
          </table:table-cell>
          <table:table-cell/>
          <table:table-cell office:value-type="string">
            <text:p>parent59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591</text:p>
          </table:table-cell>
          <table:table-cell/>
          <table:table-cell office:value-type="string">
            <text:p>parent59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592</text:p>
          </table:table-cell>
          <table:table-cell/>
          <table:table-cell office:value-type="string">
            <text:p>parent59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593</text:p>
          </table:table-cell>
          <table:table-cell/>
          <table:table-cell office:value-type="string">
            <text:p>parent59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594</text:p>
          </table:table-cell>
          <table:table-cell/>
          <table:table-cell office:value-type="string">
            <text:p>parent59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595</text:p>
          </table:table-cell>
          <table:table-cell/>
          <table:table-cell office:value-type="string">
            <text:p>parent59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596</text:p>
          </table:table-cell>
          <table:table-cell/>
          <table:table-cell office:value-type="string">
            <text:p>parent59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597</text:p>
          </table:table-cell>
          <table:table-cell/>
          <table:table-cell office:value-type="string">
            <text:p>parent59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598</text:p>
          </table:table-cell>
          <table:table-cell/>
          <table:table-cell office:value-type="string">
            <text:p>parent59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599</text:p>
          </table:table-cell>
          <table:table-cell/>
          <table:table-cell office:value-type="string">
            <text:p>parent59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600</text:p>
          </table:table-cell>
          <table:table-cell/>
          <table:table-cell office:value-type="string">
            <text:p>parent60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601</text:p>
          </table:table-cell>
          <table:table-cell/>
          <table:table-cell office:value-type="string">
            <text:p>parent60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602</text:p>
          </table:table-cell>
          <table:table-cell/>
          <table:table-cell office:value-type="string">
            <text:p>parent60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603</text:p>
          </table:table-cell>
          <table:table-cell/>
          <table:table-cell office:value-type="string">
            <text:p>parent60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604</text:p>
          </table:table-cell>
          <table:table-cell/>
          <table:table-cell office:value-type="string">
            <text:p>parent60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605</text:p>
          </table:table-cell>
          <table:table-cell/>
          <table:table-cell office:value-type="string">
            <text:p>parent60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606</text:p>
          </table:table-cell>
          <table:table-cell/>
          <table:table-cell office:value-type="string">
            <text:p>parent60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607</text:p>
          </table:table-cell>
          <table:table-cell/>
          <table:table-cell office:value-type="string">
            <text:p>parent60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608</text:p>
          </table:table-cell>
          <table:table-cell/>
          <table:table-cell office:value-type="string">
            <text:p>parent60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609</text:p>
          </table:table-cell>
          <table:table-cell/>
          <table:table-cell office:value-type="string">
            <text:p>parent60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610</text:p>
          </table:table-cell>
          <table:table-cell/>
          <table:table-cell office:value-type="string">
            <text:p>parent61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611</text:p>
          </table:table-cell>
          <table:table-cell/>
          <table:table-cell office:value-type="string">
            <text:p>parent61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612</text:p>
          </table:table-cell>
          <table:table-cell/>
          <table:table-cell office:value-type="string">
            <text:p>parent61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613</text:p>
          </table:table-cell>
          <table:table-cell/>
          <table:table-cell office:value-type="string">
            <text:p>parent61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614</text:p>
          </table:table-cell>
          <table:table-cell/>
          <table:table-cell office:value-type="string">
            <text:p>parent61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615</text:p>
          </table:table-cell>
          <table:table-cell/>
          <table:table-cell office:value-type="string">
            <text:p>parent61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616</text:p>
          </table:table-cell>
          <table:table-cell/>
          <table:table-cell office:value-type="string">
            <text:p>parent61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617</text:p>
          </table:table-cell>
          <table:table-cell/>
          <table:table-cell office:value-type="string">
            <text:p>parent61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618</text:p>
          </table:table-cell>
          <table:table-cell/>
          <table:table-cell office:value-type="string">
            <text:p>parent61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619</text:p>
          </table:table-cell>
          <table:table-cell/>
          <table:table-cell office:value-type="string">
            <text:p>parent61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620</text:p>
          </table:table-cell>
          <table:table-cell/>
          <table:table-cell office:value-type="string">
            <text:p>parent62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621</text:p>
          </table:table-cell>
          <table:table-cell/>
          <table:table-cell office:value-type="string">
            <text:p>parent62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622</text:p>
          </table:table-cell>
          <table:table-cell/>
          <table:table-cell office:value-type="string">
            <text:p>parent62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623</text:p>
          </table:table-cell>
          <table:table-cell/>
          <table:table-cell office:value-type="string">
            <text:p>parent62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624</text:p>
          </table:table-cell>
          <table:table-cell/>
          <table:table-cell office:value-type="string">
            <text:p>parent62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625</text:p>
          </table:table-cell>
          <table:table-cell/>
          <table:table-cell office:value-type="string">
            <text:p>parent62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626</text:p>
          </table:table-cell>
          <table:table-cell/>
          <table:table-cell office:value-type="string">
            <text:p>parent62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627</text:p>
          </table:table-cell>
          <table:table-cell/>
          <table:table-cell office:value-type="string">
            <text:p>parent62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628</text:p>
          </table:table-cell>
          <table:table-cell/>
          <table:table-cell office:value-type="string">
            <text:p>parent62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629</text:p>
          </table:table-cell>
          <table:table-cell/>
          <table:table-cell office:value-type="string">
            <text:p>parent62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630</text:p>
          </table:table-cell>
          <table:table-cell/>
          <table:table-cell office:value-type="string">
            <text:p>parent63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631</text:p>
          </table:table-cell>
          <table:table-cell/>
          <table:table-cell office:value-type="string">
            <text:p>parent63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632</text:p>
          </table:table-cell>
          <table:table-cell/>
          <table:table-cell office:value-type="string">
            <text:p>parent63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633</text:p>
          </table:table-cell>
          <table:table-cell/>
          <table:table-cell office:value-type="string">
            <text:p>parent63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634</text:p>
          </table:table-cell>
          <table:table-cell/>
          <table:table-cell office:value-type="string">
            <text:p>parent63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635</text:p>
          </table:table-cell>
          <table:table-cell/>
          <table:table-cell office:value-type="string">
            <text:p>parent63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636</text:p>
          </table:table-cell>
          <table:table-cell/>
          <table:table-cell office:value-type="string">
            <text:p>parent63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637</text:p>
          </table:table-cell>
          <table:table-cell/>
          <table:table-cell office:value-type="string">
            <text:p>parent63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638</text:p>
          </table:table-cell>
          <table:table-cell/>
          <table:table-cell office:value-type="string">
            <text:p>parent63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639</text:p>
          </table:table-cell>
          <table:table-cell/>
          <table:table-cell office:value-type="string">
            <text:p>parent63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640</text:p>
          </table:table-cell>
          <table:table-cell/>
          <table:table-cell office:value-type="string">
            <text:p>parent64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641</text:p>
          </table:table-cell>
          <table:table-cell/>
          <table:table-cell office:value-type="string">
            <text:p>parent64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642</text:p>
          </table:table-cell>
          <table:table-cell/>
          <table:table-cell office:value-type="string">
            <text:p>parent64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643</text:p>
          </table:table-cell>
          <table:table-cell/>
          <table:table-cell office:value-type="string">
            <text:p>parent64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644</text:p>
          </table:table-cell>
          <table:table-cell/>
          <table:table-cell office:value-type="string">
            <text:p>parent64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645</text:p>
          </table:table-cell>
          <table:table-cell/>
          <table:table-cell office:value-type="string">
            <text:p>parent64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646</text:p>
          </table:table-cell>
          <table:table-cell/>
          <table:table-cell office:value-type="string">
            <text:p>parent64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647</text:p>
          </table:table-cell>
          <table:table-cell/>
          <table:table-cell office:value-type="string">
            <text:p>parent64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648</text:p>
          </table:table-cell>
          <table:table-cell/>
          <table:table-cell office:value-type="string">
            <text:p>parent64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649</text:p>
          </table:table-cell>
          <table:table-cell/>
          <table:table-cell office:value-type="string">
            <text:p>parent64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650</text:p>
          </table:table-cell>
          <table:table-cell/>
          <table:table-cell office:value-type="string">
            <text:p>parent65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651</text:p>
          </table:table-cell>
          <table:table-cell/>
          <table:table-cell office:value-type="string">
            <text:p>parent65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652</text:p>
          </table:table-cell>
          <table:table-cell/>
          <table:table-cell office:value-type="string">
            <text:p>parent65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653</text:p>
          </table:table-cell>
          <table:table-cell/>
          <table:table-cell office:value-type="string">
            <text:p>parent65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654</text:p>
          </table:table-cell>
          <table:table-cell/>
          <table:table-cell office:value-type="string">
            <text:p>parent65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655</text:p>
          </table:table-cell>
          <table:table-cell/>
          <table:table-cell office:value-type="string">
            <text:p>parent65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656</text:p>
          </table:table-cell>
          <table:table-cell/>
          <table:table-cell office:value-type="string">
            <text:p>parent65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657</text:p>
          </table:table-cell>
          <table:table-cell/>
          <table:table-cell office:value-type="string">
            <text:p>parent65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658</text:p>
          </table:table-cell>
          <table:table-cell/>
          <table:table-cell office:value-type="string">
            <text:p>parent65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659</text:p>
          </table:table-cell>
          <table:table-cell/>
          <table:table-cell office:value-type="string">
            <text:p>parent65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660</text:p>
          </table:table-cell>
          <table:table-cell/>
          <table:table-cell office:value-type="string">
            <text:p>parent66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661</text:p>
          </table:table-cell>
          <table:table-cell/>
          <table:table-cell office:value-type="string">
            <text:p>parent66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662</text:p>
          </table:table-cell>
          <table:table-cell/>
          <table:table-cell office:value-type="string">
            <text:p>parent66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663</text:p>
          </table:table-cell>
          <table:table-cell/>
          <table:table-cell office:value-type="string">
            <text:p>parent66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664</text:p>
          </table:table-cell>
          <table:table-cell/>
          <table:table-cell office:value-type="string">
            <text:p>parent66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665</text:p>
          </table:table-cell>
          <table:table-cell/>
          <table:table-cell office:value-type="string">
            <text:p>parent66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666</text:p>
          </table:table-cell>
          <table:table-cell/>
          <table:table-cell office:value-type="string">
            <text:p>parent66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667</text:p>
          </table:table-cell>
          <table:table-cell/>
          <table:table-cell office:value-type="string">
            <text:p>parent66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668</text:p>
          </table:table-cell>
          <table:table-cell/>
          <table:table-cell office:value-type="string">
            <text:p>parent66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669</text:p>
          </table:table-cell>
          <table:table-cell/>
          <table:table-cell office:value-type="string">
            <text:p>parent66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670</text:p>
          </table:table-cell>
          <table:table-cell/>
          <table:table-cell office:value-type="string">
            <text:p>parent67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671</text:p>
          </table:table-cell>
          <table:table-cell/>
          <table:table-cell office:value-type="string">
            <text:p>parent67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672</text:p>
          </table:table-cell>
          <table:table-cell/>
          <table:table-cell office:value-type="string">
            <text:p>parent67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673</text:p>
          </table:table-cell>
          <table:table-cell/>
          <table:table-cell office:value-type="string">
            <text:p>parent67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674</text:p>
          </table:table-cell>
          <table:table-cell/>
          <table:table-cell office:value-type="string">
            <text:p>parent67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675</text:p>
          </table:table-cell>
          <table:table-cell/>
          <table:table-cell office:value-type="string">
            <text:p>parent67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676</text:p>
          </table:table-cell>
          <table:table-cell/>
          <table:table-cell office:value-type="string">
            <text:p>parent67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677</text:p>
          </table:table-cell>
          <table:table-cell/>
          <table:table-cell office:value-type="string">
            <text:p>parent67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678</text:p>
          </table:table-cell>
          <table:table-cell/>
          <table:table-cell office:value-type="string">
            <text:p>parent67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679</text:p>
          </table:table-cell>
          <table:table-cell/>
          <table:table-cell office:value-type="string">
            <text:p>parent67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680</text:p>
          </table:table-cell>
          <table:table-cell/>
          <table:table-cell office:value-type="string">
            <text:p>parent68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681</text:p>
          </table:table-cell>
          <table:table-cell/>
          <table:table-cell office:value-type="string">
            <text:p>parent68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682</text:p>
          </table:table-cell>
          <table:table-cell/>
          <table:table-cell office:value-type="string">
            <text:p>parent68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683</text:p>
          </table:table-cell>
          <table:table-cell/>
          <table:table-cell office:value-type="string">
            <text:p>parent68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684</text:p>
          </table:table-cell>
          <table:table-cell/>
          <table:table-cell office:value-type="string">
            <text:p>parent68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685</text:p>
          </table:table-cell>
          <table:table-cell/>
          <table:table-cell office:value-type="string">
            <text:p>parent68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686</text:p>
          </table:table-cell>
          <table:table-cell/>
          <table:table-cell office:value-type="string">
            <text:p>parent68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687</text:p>
          </table:table-cell>
          <table:table-cell/>
          <table:table-cell office:value-type="string">
            <text:p>parent68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688</text:p>
          </table:table-cell>
          <table:table-cell/>
          <table:table-cell office:value-type="string">
            <text:p>parent68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689</text:p>
          </table:table-cell>
          <table:table-cell/>
          <table:table-cell office:value-type="string">
            <text:p>parent68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690</text:p>
          </table:table-cell>
          <table:table-cell/>
          <table:table-cell office:value-type="string">
            <text:p>parent69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691</text:p>
          </table:table-cell>
          <table:table-cell/>
          <table:table-cell office:value-type="string">
            <text:p>parent69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692</text:p>
          </table:table-cell>
          <table:table-cell/>
          <table:table-cell office:value-type="string">
            <text:p>parent69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693</text:p>
          </table:table-cell>
          <table:table-cell/>
          <table:table-cell office:value-type="string">
            <text:p>parent69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694</text:p>
          </table:table-cell>
          <table:table-cell/>
          <table:table-cell office:value-type="string">
            <text:p>parent69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695</text:p>
          </table:table-cell>
          <table:table-cell/>
          <table:table-cell office:value-type="string">
            <text:p>parent69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696</text:p>
          </table:table-cell>
          <table:table-cell/>
          <table:table-cell office:value-type="string">
            <text:p>parent69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697</text:p>
          </table:table-cell>
          <table:table-cell/>
          <table:table-cell office:value-type="string">
            <text:p>parent69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698</text:p>
          </table:table-cell>
          <table:table-cell/>
          <table:table-cell office:value-type="string">
            <text:p>parent69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699</text:p>
          </table:table-cell>
          <table:table-cell/>
          <table:table-cell office:value-type="string">
            <text:p>parent69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700</text:p>
          </table:table-cell>
          <table:table-cell/>
          <table:table-cell office:value-type="string">
            <text:p>parent70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701</text:p>
          </table:table-cell>
          <table:table-cell/>
          <table:table-cell office:value-type="string">
            <text:p>parent70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702</text:p>
          </table:table-cell>
          <table:table-cell/>
          <table:table-cell office:value-type="string">
            <text:p>parent70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703</text:p>
          </table:table-cell>
          <table:table-cell/>
          <table:table-cell office:value-type="string">
            <text:p>parent70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704</text:p>
          </table:table-cell>
          <table:table-cell/>
          <table:table-cell office:value-type="string">
            <text:p>parent70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705</text:p>
          </table:table-cell>
          <table:table-cell/>
          <table:table-cell office:value-type="string">
            <text:p>parent70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706</text:p>
          </table:table-cell>
          <table:table-cell/>
          <table:table-cell office:value-type="string">
            <text:p>parent70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707</text:p>
          </table:table-cell>
          <table:table-cell/>
          <table:table-cell office:value-type="string">
            <text:p>parent70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708</text:p>
          </table:table-cell>
          <table:table-cell/>
          <table:table-cell office:value-type="string">
            <text:p>parent70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709</text:p>
          </table:table-cell>
          <table:table-cell/>
          <table:table-cell office:value-type="string">
            <text:p>parent70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710</text:p>
          </table:table-cell>
          <table:table-cell/>
          <table:table-cell office:value-type="string">
            <text:p>parent71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711</text:p>
          </table:table-cell>
          <table:table-cell/>
          <table:table-cell office:value-type="string">
            <text:p>parent71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712</text:p>
          </table:table-cell>
          <table:table-cell/>
          <table:table-cell office:value-type="string">
            <text:p>parent71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713</text:p>
          </table:table-cell>
          <table:table-cell/>
          <table:table-cell office:value-type="string">
            <text:p>parent71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714</text:p>
          </table:table-cell>
          <table:table-cell/>
          <table:table-cell office:value-type="string">
            <text:p>parent71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715</text:p>
          </table:table-cell>
          <table:table-cell/>
          <table:table-cell office:value-type="string">
            <text:p>parent71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716</text:p>
          </table:table-cell>
          <table:table-cell/>
          <table:table-cell office:value-type="string">
            <text:p>parent71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717</text:p>
          </table:table-cell>
          <table:table-cell/>
          <table:table-cell office:value-type="string">
            <text:p>parent71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718</text:p>
          </table:table-cell>
          <table:table-cell/>
          <table:table-cell office:value-type="string">
            <text:p>parent71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719</text:p>
          </table:table-cell>
          <table:table-cell/>
          <table:table-cell office:value-type="string">
            <text:p>parent71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720</text:p>
          </table:table-cell>
          <table:table-cell/>
          <table:table-cell office:value-type="string">
            <text:p>parent72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721</text:p>
          </table:table-cell>
          <table:table-cell/>
          <table:table-cell office:value-type="string">
            <text:p>parent72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722</text:p>
          </table:table-cell>
          <table:table-cell/>
          <table:table-cell office:value-type="string">
            <text:p>parent72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723</text:p>
          </table:table-cell>
          <table:table-cell/>
          <table:table-cell office:value-type="string">
            <text:p>parent72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724</text:p>
          </table:table-cell>
          <table:table-cell/>
          <table:table-cell office:value-type="string">
            <text:p>parent72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725</text:p>
          </table:table-cell>
          <table:table-cell/>
          <table:table-cell office:value-type="string">
            <text:p>parent72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726</text:p>
          </table:table-cell>
          <table:table-cell/>
          <table:table-cell office:value-type="string">
            <text:p>parent72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727</text:p>
          </table:table-cell>
          <table:table-cell/>
          <table:table-cell office:value-type="string">
            <text:p>parent72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728</text:p>
          </table:table-cell>
          <table:table-cell/>
          <table:table-cell office:value-type="string">
            <text:p>parent72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729</text:p>
          </table:table-cell>
          <table:table-cell/>
          <table:table-cell office:value-type="string">
            <text:p>parent72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730</text:p>
          </table:table-cell>
          <table:table-cell/>
          <table:table-cell office:value-type="string">
            <text:p>parent73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731</text:p>
          </table:table-cell>
          <table:table-cell/>
          <table:table-cell office:value-type="string">
            <text:p>parent73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732</text:p>
          </table:table-cell>
          <table:table-cell/>
          <table:table-cell office:value-type="string">
            <text:p>parent73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733</text:p>
          </table:table-cell>
          <table:table-cell/>
          <table:table-cell office:value-type="string">
            <text:p>parent73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734</text:p>
          </table:table-cell>
          <table:table-cell/>
          <table:table-cell office:value-type="string">
            <text:p>parent73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735</text:p>
          </table:table-cell>
          <table:table-cell/>
          <table:table-cell office:value-type="string">
            <text:p>parent73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736</text:p>
          </table:table-cell>
          <table:table-cell/>
          <table:table-cell office:value-type="string">
            <text:p>parent73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737</text:p>
          </table:table-cell>
          <table:table-cell/>
          <table:table-cell office:value-type="string">
            <text:p>parent73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738</text:p>
          </table:table-cell>
          <table:table-cell/>
          <table:table-cell office:value-type="string">
            <text:p>parent73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739</text:p>
          </table:table-cell>
          <table:table-cell/>
          <table:table-cell office:value-type="string">
            <text:p>parent73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740</text:p>
          </table:table-cell>
          <table:table-cell/>
          <table:table-cell office:value-type="string">
            <text:p>parent74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741</text:p>
          </table:table-cell>
          <table:table-cell/>
          <table:table-cell office:value-type="string">
            <text:p>parent74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742</text:p>
          </table:table-cell>
          <table:table-cell/>
          <table:table-cell office:value-type="string">
            <text:p>parent74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743</text:p>
          </table:table-cell>
          <table:table-cell/>
          <table:table-cell office:value-type="string">
            <text:p>parent74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744</text:p>
          </table:table-cell>
          <table:table-cell/>
          <table:table-cell office:value-type="string">
            <text:p>parent74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745</text:p>
          </table:table-cell>
          <table:table-cell/>
          <table:table-cell office:value-type="string">
            <text:p>parent74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746</text:p>
          </table:table-cell>
          <table:table-cell/>
          <table:table-cell office:value-type="string">
            <text:p>parent74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747</text:p>
          </table:table-cell>
          <table:table-cell/>
          <table:table-cell office:value-type="string">
            <text:p>parent74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748</text:p>
          </table:table-cell>
          <table:table-cell/>
          <table:table-cell office:value-type="string">
            <text:p>parent74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749</text:p>
          </table:table-cell>
          <table:table-cell/>
          <table:table-cell office:value-type="string">
            <text:p>parent74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750</text:p>
          </table:table-cell>
          <table:table-cell/>
          <table:table-cell office:value-type="string">
            <text:p>parent75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751</text:p>
          </table:table-cell>
          <table:table-cell/>
          <table:table-cell office:value-type="string">
            <text:p>parent75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752</text:p>
          </table:table-cell>
          <table:table-cell/>
          <table:table-cell office:value-type="string">
            <text:p>parent75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753</text:p>
          </table:table-cell>
          <table:table-cell/>
          <table:table-cell office:value-type="string">
            <text:p>parent75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754</text:p>
          </table:table-cell>
          <table:table-cell/>
          <table:table-cell office:value-type="string">
            <text:p>parent75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755</text:p>
          </table:table-cell>
          <table:table-cell/>
          <table:table-cell office:value-type="string">
            <text:p>parent75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756</text:p>
          </table:table-cell>
          <table:table-cell/>
          <table:table-cell office:value-type="string">
            <text:p>parent75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757</text:p>
          </table:table-cell>
          <table:table-cell/>
          <table:table-cell office:value-type="string">
            <text:p>parent75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758</text:p>
          </table:table-cell>
          <table:table-cell/>
          <table:table-cell office:value-type="string">
            <text:p>parent75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759</text:p>
          </table:table-cell>
          <table:table-cell/>
          <table:table-cell office:value-type="string">
            <text:p>parent75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760</text:p>
          </table:table-cell>
          <table:table-cell/>
          <table:table-cell office:value-type="string">
            <text:p>parent76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761</text:p>
          </table:table-cell>
          <table:table-cell/>
          <table:table-cell office:value-type="string">
            <text:p>parent76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762</text:p>
          </table:table-cell>
          <table:table-cell/>
          <table:table-cell office:value-type="string">
            <text:p>parent76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763</text:p>
          </table:table-cell>
          <table:table-cell/>
          <table:table-cell office:value-type="string">
            <text:p>parent76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764</text:p>
          </table:table-cell>
          <table:table-cell/>
          <table:table-cell office:value-type="string">
            <text:p>parent76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765</text:p>
          </table:table-cell>
          <table:table-cell/>
          <table:table-cell office:value-type="string">
            <text:p>parent76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766</text:p>
          </table:table-cell>
          <table:table-cell/>
          <table:table-cell office:value-type="string">
            <text:p>parent76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767</text:p>
          </table:table-cell>
          <table:table-cell/>
          <table:table-cell office:value-type="string">
            <text:p>parent76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768</text:p>
          </table:table-cell>
          <table:table-cell/>
          <table:table-cell office:value-type="string">
            <text:p>parent76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769</text:p>
          </table:table-cell>
          <table:table-cell/>
          <table:table-cell office:value-type="string">
            <text:p>parent76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770</text:p>
          </table:table-cell>
          <table:table-cell/>
          <table:table-cell office:value-type="string">
            <text:p>parent77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771</text:p>
          </table:table-cell>
          <table:table-cell/>
          <table:table-cell office:value-type="string">
            <text:p>parent77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772</text:p>
          </table:table-cell>
          <table:table-cell/>
          <table:table-cell office:value-type="string">
            <text:p>parent77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773</text:p>
          </table:table-cell>
          <table:table-cell/>
          <table:table-cell office:value-type="string">
            <text:p>parent77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774</text:p>
          </table:table-cell>
          <table:table-cell/>
          <table:table-cell office:value-type="string">
            <text:p>parent77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775</text:p>
          </table:table-cell>
          <table:table-cell/>
          <table:table-cell office:value-type="string">
            <text:p>parent77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776</text:p>
          </table:table-cell>
          <table:table-cell/>
          <table:table-cell office:value-type="string">
            <text:p>parent77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777</text:p>
          </table:table-cell>
          <table:table-cell/>
          <table:table-cell office:value-type="string">
            <text:p>parent77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778</text:p>
          </table:table-cell>
          <table:table-cell/>
          <table:table-cell office:value-type="string">
            <text:p>parent77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779</text:p>
          </table:table-cell>
          <table:table-cell/>
          <table:table-cell office:value-type="string">
            <text:p>parent77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780</text:p>
          </table:table-cell>
          <table:table-cell/>
          <table:table-cell office:value-type="string">
            <text:p>parent78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781</text:p>
          </table:table-cell>
          <table:table-cell/>
          <table:table-cell office:value-type="string">
            <text:p>parent78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782</text:p>
          </table:table-cell>
          <table:table-cell/>
          <table:table-cell office:value-type="string">
            <text:p>parent78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783</text:p>
          </table:table-cell>
          <table:table-cell/>
          <table:table-cell office:value-type="string">
            <text:p>parent78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784</text:p>
          </table:table-cell>
          <table:table-cell/>
          <table:table-cell office:value-type="string">
            <text:p>parent78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785</text:p>
          </table:table-cell>
          <table:table-cell/>
          <table:table-cell office:value-type="string">
            <text:p>parent78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786</text:p>
          </table:table-cell>
          <table:table-cell/>
          <table:table-cell office:value-type="string">
            <text:p>parent78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787</text:p>
          </table:table-cell>
          <table:table-cell/>
          <table:table-cell office:value-type="string">
            <text:p>parent78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788</text:p>
          </table:table-cell>
          <table:table-cell/>
          <table:table-cell office:value-type="string">
            <text:p>parent78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789</text:p>
          </table:table-cell>
          <table:table-cell/>
          <table:table-cell office:value-type="string">
            <text:p>parent78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790</text:p>
          </table:table-cell>
          <table:table-cell/>
          <table:table-cell office:value-type="string">
            <text:p>parent79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791</text:p>
          </table:table-cell>
          <table:table-cell/>
          <table:table-cell office:value-type="string">
            <text:p>parent79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792</text:p>
          </table:table-cell>
          <table:table-cell/>
          <table:table-cell office:value-type="string">
            <text:p>parent79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793</text:p>
          </table:table-cell>
          <table:table-cell/>
          <table:table-cell office:value-type="string">
            <text:p>parent79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794</text:p>
          </table:table-cell>
          <table:table-cell/>
          <table:table-cell office:value-type="string">
            <text:p>parent79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795</text:p>
          </table:table-cell>
          <table:table-cell/>
          <table:table-cell office:value-type="string">
            <text:p>parent79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796</text:p>
          </table:table-cell>
          <table:table-cell/>
          <table:table-cell office:value-type="string">
            <text:p>parent79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797</text:p>
          </table:table-cell>
          <table:table-cell/>
          <table:table-cell office:value-type="string">
            <text:p>parent79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798</text:p>
          </table:table-cell>
          <table:table-cell/>
          <table:table-cell office:value-type="string">
            <text:p>parent79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799</text:p>
          </table:table-cell>
          <table:table-cell/>
          <table:table-cell office:value-type="string">
            <text:p>parent79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800</text:p>
          </table:table-cell>
          <table:table-cell/>
          <table:table-cell office:value-type="string">
            <text:p>parent80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801</text:p>
          </table:table-cell>
          <table:table-cell/>
          <table:table-cell office:value-type="string">
            <text:p>parent80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802</text:p>
          </table:table-cell>
          <table:table-cell/>
          <table:table-cell office:value-type="string">
            <text:p>parent80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803</text:p>
          </table:table-cell>
          <table:table-cell/>
          <table:table-cell office:value-type="string">
            <text:p>parent80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804</text:p>
          </table:table-cell>
          <table:table-cell/>
          <table:table-cell office:value-type="string">
            <text:p>parent80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805</text:p>
          </table:table-cell>
          <table:table-cell/>
          <table:table-cell office:value-type="string">
            <text:p>parent80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806</text:p>
          </table:table-cell>
          <table:table-cell/>
          <table:table-cell office:value-type="string">
            <text:p>parent80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807</text:p>
          </table:table-cell>
          <table:table-cell/>
          <table:table-cell office:value-type="string">
            <text:p>parent80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808</text:p>
          </table:table-cell>
          <table:table-cell/>
          <table:table-cell office:value-type="string">
            <text:p>parent80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809</text:p>
          </table:table-cell>
          <table:table-cell/>
          <table:table-cell office:value-type="string">
            <text:p>parent80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810</text:p>
          </table:table-cell>
          <table:table-cell/>
          <table:table-cell office:value-type="string">
            <text:p>parent81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811</text:p>
          </table:table-cell>
          <table:table-cell/>
          <table:table-cell office:value-type="string">
            <text:p>parent81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812</text:p>
          </table:table-cell>
          <table:table-cell/>
          <table:table-cell office:value-type="string">
            <text:p>parent81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813</text:p>
          </table:table-cell>
          <table:table-cell/>
          <table:table-cell office:value-type="string">
            <text:p>parent81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814</text:p>
          </table:table-cell>
          <table:table-cell/>
          <table:table-cell office:value-type="string">
            <text:p>parent81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815</text:p>
          </table:table-cell>
          <table:table-cell/>
          <table:table-cell office:value-type="string">
            <text:p>parent81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816</text:p>
          </table:table-cell>
          <table:table-cell/>
          <table:table-cell office:value-type="string">
            <text:p>parent81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817</text:p>
          </table:table-cell>
          <table:table-cell/>
          <table:table-cell office:value-type="string">
            <text:p>parent81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818</text:p>
          </table:table-cell>
          <table:table-cell/>
          <table:table-cell office:value-type="string">
            <text:p>parent81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819</text:p>
          </table:table-cell>
          <table:table-cell/>
          <table:table-cell office:value-type="string">
            <text:p>parent81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820</text:p>
          </table:table-cell>
          <table:table-cell/>
          <table:table-cell office:value-type="string">
            <text:p>parent82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821</text:p>
          </table:table-cell>
          <table:table-cell/>
          <table:table-cell office:value-type="string">
            <text:p>parent82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822</text:p>
          </table:table-cell>
          <table:table-cell/>
          <table:table-cell office:value-type="string">
            <text:p>parent82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823</text:p>
          </table:table-cell>
          <table:table-cell/>
          <table:table-cell office:value-type="string">
            <text:p>parent82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824</text:p>
          </table:table-cell>
          <table:table-cell/>
          <table:table-cell office:value-type="string">
            <text:p>parent82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825</text:p>
          </table:table-cell>
          <table:table-cell/>
          <table:table-cell office:value-type="string">
            <text:p>parent82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826</text:p>
          </table:table-cell>
          <table:table-cell/>
          <table:table-cell office:value-type="string">
            <text:p>parent82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827</text:p>
          </table:table-cell>
          <table:table-cell/>
          <table:table-cell office:value-type="string">
            <text:p>parent82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828</text:p>
          </table:table-cell>
          <table:table-cell/>
          <table:table-cell office:value-type="string">
            <text:p>parent82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829</text:p>
          </table:table-cell>
          <table:table-cell/>
          <table:table-cell office:value-type="string">
            <text:p>parent82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830</text:p>
          </table:table-cell>
          <table:table-cell/>
          <table:table-cell office:value-type="string">
            <text:p>parent83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831</text:p>
          </table:table-cell>
          <table:table-cell/>
          <table:table-cell office:value-type="string">
            <text:p>parent83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832</text:p>
          </table:table-cell>
          <table:table-cell/>
          <table:table-cell office:value-type="string">
            <text:p>parent83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833</text:p>
          </table:table-cell>
          <table:table-cell/>
          <table:table-cell office:value-type="string">
            <text:p>parent83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834</text:p>
          </table:table-cell>
          <table:table-cell/>
          <table:table-cell office:value-type="string">
            <text:p>parent83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835</text:p>
          </table:table-cell>
          <table:table-cell/>
          <table:table-cell office:value-type="string">
            <text:p>parent83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836</text:p>
          </table:table-cell>
          <table:table-cell/>
          <table:table-cell office:value-type="string">
            <text:p>parent83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837</text:p>
          </table:table-cell>
          <table:table-cell/>
          <table:table-cell office:value-type="string">
            <text:p>parent83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838</text:p>
          </table:table-cell>
          <table:table-cell/>
          <table:table-cell office:value-type="string">
            <text:p>parent83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839</text:p>
          </table:table-cell>
          <table:table-cell/>
          <table:table-cell office:value-type="string">
            <text:p>parent83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840</text:p>
          </table:table-cell>
          <table:table-cell/>
          <table:table-cell office:value-type="string">
            <text:p>parent84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841</text:p>
          </table:table-cell>
          <table:table-cell/>
          <table:table-cell office:value-type="string">
            <text:p>parent84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842</text:p>
          </table:table-cell>
          <table:table-cell/>
          <table:table-cell office:value-type="string">
            <text:p>parent84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843</text:p>
          </table:table-cell>
          <table:table-cell/>
          <table:table-cell office:value-type="string">
            <text:p>parent84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844</text:p>
          </table:table-cell>
          <table:table-cell/>
          <table:table-cell office:value-type="string">
            <text:p>parent84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845</text:p>
          </table:table-cell>
          <table:table-cell/>
          <table:table-cell office:value-type="string">
            <text:p>parent84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846</text:p>
          </table:table-cell>
          <table:table-cell/>
          <table:table-cell office:value-type="string">
            <text:p>parent84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847</text:p>
          </table:table-cell>
          <table:table-cell/>
          <table:table-cell office:value-type="string">
            <text:p>parent84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848</text:p>
          </table:table-cell>
          <table:table-cell/>
          <table:table-cell office:value-type="string">
            <text:p>parent84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849</text:p>
          </table:table-cell>
          <table:table-cell/>
          <table:table-cell office:value-type="string">
            <text:p>parent84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850</text:p>
          </table:table-cell>
          <table:table-cell/>
          <table:table-cell office:value-type="string">
            <text:p>parent85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851</text:p>
          </table:table-cell>
          <table:table-cell/>
          <table:table-cell office:value-type="string">
            <text:p>parent85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852</text:p>
          </table:table-cell>
          <table:table-cell/>
          <table:table-cell office:value-type="string">
            <text:p>parent85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853</text:p>
          </table:table-cell>
          <table:table-cell/>
          <table:table-cell office:value-type="string">
            <text:p>parent85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854</text:p>
          </table:table-cell>
          <table:table-cell/>
          <table:table-cell office:value-type="string">
            <text:p>parent85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855</text:p>
          </table:table-cell>
          <table:table-cell/>
          <table:table-cell office:value-type="string">
            <text:p>parent85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856</text:p>
          </table:table-cell>
          <table:table-cell/>
          <table:table-cell office:value-type="string">
            <text:p>parent85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857</text:p>
          </table:table-cell>
          <table:table-cell/>
          <table:table-cell office:value-type="string">
            <text:p>parent85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858</text:p>
          </table:table-cell>
          <table:table-cell/>
          <table:table-cell office:value-type="string">
            <text:p>parent85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859</text:p>
          </table:table-cell>
          <table:table-cell/>
          <table:table-cell office:value-type="string">
            <text:p>parent85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860</text:p>
          </table:table-cell>
          <table:table-cell/>
          <table:table-cell office:value-type="string">
            <text:p>parent86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861</text:p>
          </table:table-cell>
          <table:table-cell/>
          <table:table-cell office:value-type="string">
            <text:p>parent86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862</text:p>
          </table:table-cell>
          <table:table-cell/>
          <table:table-cell office:value-type="string">
            <text:p>parent86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863</text:p>
          </table:table-cell>
          <table:table-cell/>
          <table:table-cell office:value-type="string">
            <text:p>parent86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864</text:p>
          </table:table-cell>
          <table:table-cell/>
          <table:table-cell office:value-type="string">
            <text:p>parent86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865</text:p>
          </table:table-cell>
          <table:table-cell/>
          <table:table-cell office:value-type="string">
            <text:p>parent86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866</text:p>
          </table:table-cell>
          <table:table-cell/>
          <table:table-cell office:value-type="string">
            <text:p>parent86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867</text:p>
          </table:table-cell>
          <table:table-cell/>
          <table:table-cell office:value-type="string">
            <text:p>parent86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868</text:p>
          </table:table-cell>
          <table:table-cell/>
          <table:table-cell office:value-type="string">
            <text:p>parent86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869</text:p>
          </table:table-cell>
          <table:table-cell/>
          <table:table-cell office:value-type="string">
            <text:p>parent86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870</text:p>
          </table:table-cell>
          <table:table-cell/>
          <table:table-cell office:value-type="string">
            <text:p>parent87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871</text:p>
          </table:table-cell>
          <table:table-cell/>
          <table:table-cell office:value-type="string">
            <text:p>parent87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872</text:p>
          </table:table-cell>
          <table:table-cell/>
          <table:table-cell office:value-type="string">
            <text:p>parent87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873</text:p>
          </table:table-cell>
          <table:table-cell/>
          <table:table-cell office:value-type="string">
            <text:p>parent87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874</text:p>
          </table:table-cell>
          <table:table-cell/>
          <table:table-cell office:value-type="string">
            <text:p>parent87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875</text:p>
          </table:table-cell>
          <table:table-cell/>
          <table:table-cell office:value-type="string">
            <text:p>parent87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876</text:p>
          </table:table-cell>
          <table:table-cell/>
          <table:table-cell office:value-type="string">
            <text:p>parent87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877</text:p>
          </table:table-cell>
          <table:table-cell/>
          <table:table-cell office:value-type="string">
            <text:p>parent87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878</text:p>
          </table:table-cell>
          <table:table-cell/>
          <table:table-cell office:value-type="string">
            <text:p>parent87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879</text:p>
          </table:table-cell>
          <table:table-cell/>
          <table:table-cell office:value-type="string">
            <text:p>parent87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880</text:p>
          </table:table-cell>
          <table:table-cell/>
          <table:table-cell office:value-type="string">
            <text:p>parent88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881</text:p>
          </table:table-cell>
          <table:table-cell/>
          <table:table-cell office:value-type="string">
            <text:p>parent88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882</text:p>
          </table:table-cell>
          <table:table-cell/>
          <table:table-cell office:value-type="string">
            <text:p>parent88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883</text:p>
          </table:table-cell>
          <table:table-cell/>
          <table:table-cell office:value-type="string">
            <text:p>parent88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884</text:p>
          </table:table-cell>
          <table:table-cell/>
          <table:table-cell office:value-type="string">
            <text:p>parent88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ROF01</text:p>
          </table:table-cell>
          <table:table-cell office:value-type="string">
            <text:p>CDI</text:p>
          </table:table-cell>
          <table:table-cell office:value-type="string">
            <text:p>prof01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CDI</text:p>
          </table:table-cell>
        </table:table-row>
        <table:table-row table:style-name="ro1">
          <table:table-cell office:value-type="string">
            <text:p>PROF02</text:p>
          </table:table-cell>
          <table:table-cell office:value-type="string">
            <text:p>ECO</text:p>
          </table:table-cell>
          <table:table-cell office:value-type="string">
            <text:p>prof02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03</text:p>
          </table:table-cell>
          <table:table-cell office:value-type="string">
            <text:p>ECO</text:p>
          </table:table-cell>
          <table:table-cell office:value-type="string">
            <text:p>prof03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04</text:p>
          </table:table-cell>
          <table:table-cell office:value-type="string">
            <text:p>EPS</text:p>
          </table:table-cell>
          <table:table-cell office:value-type="string">
            <text:p>prof04</text:p>
          </table:table-cell>
          <table:table-cell/>
          <table:table-cell office:value-type="string">
            <text:p>prof04.marion@laposte.net</text:p>
          </table:table-cell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05</text:p>
          </table:table-cell>
          <table:table-cell office:value-type="string">
            <text:p>EPS</text:p>
          </table:table-cell>
          <table:table-cell office:value-type="string">
            <text:p>prof05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06</text:p>
          </table:table-cell>
          <table:table-cell office:value-type="string">
            <text:p>SVT</text:p>
          </table:table-cell>
          <table:table-cell office:value-type="string">
            <text:p>prof06</text:p>
          </table:table-cell>
          <table:table-cell/>
          <table:table-cell office:value-type="string">
            <text:p>prof06.christine@laposte.net</text:p>
          </table:table-cell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07</text:p>
          </table:table-cell>
          <table:table-cell office:value-type="string">
            <text:p>SVT</text:p>
          </table:table-cell>
          <table:table-cell office:value-type="string">
            <text:p>prof07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08</text:p>
          </table:table-cell>
          <table:table-cell office:value-type="string">
            <text:p>HG</text:p>
          </table:table-cell>
          <table:table-cell office:value-type="string">
            <text:p>prof08</text:p>
          </table:table-cell>
          <table:table-cell office:value-type="string">
            <text:p>aaa prof14</text:p>
          </table:table-cell>
          <table:table-cell office:value-type="string">
            <text:p>prof08.severine@laposte.net</text:p>
          </table:table-cell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09</text:p>
          </table:table-cell>
          <table:table-cell office:value-type="string">
            <text:p>HG</text:p>
          </table:table-cell>
          <table:table-cell office:value-type="string">
            <text:p>prof09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10</text:p>
          </table:table-cell>
          <table:table-cell office:value-type="string">
            <text:p>ITA</text:p>
          </table:table-cell>
          <table:table-cell office:value-type="string">
            <text:p>prof10</text:p>
          </table:table-cell>
          <table:table-cell/>
          <table:table-cell office:value-type="string">
            <text:p>prof10.laurence@laposte.net</text:p>
          </table:table-cell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11</text:p>
          </table:table-cell>
          <table:table-cell office:value-type="string">
            <text:p>ITA</text:p>
          </table:table-cell>
          <table:table-cell office:value-type="string">
            <text:p>prof11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12</text:p>
          </table:table-cell>
          <table:table-cell office:value-type="string">
            <text:p>CDI</text:p>
          </table:table-cell>
          <table:table-cell office:value-type="string">
            <text:p>prof12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CDI</text:p>
          </table:table-cell>
        </table:table-row>
        <table:table-row table:style-name="ro1">
          <table:table-cell office:value-type="string">
            <text:p>PROF13</text:p>
          </table:table-cell>
          <table:table-cell office:value-type="string">
            <text:p>ECO</text:p>
          </table:table-cell>
          <table:table-cell office:value-type="string">
            <text:p>prof13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14</text:p>
          </table:table-cell>
          <table:table-cell office:value-type="string">
            <text:p>ECO</text:p>
          </table:table-cell>
          <table:table-cell office:value-type="string">
            <text:p>prof14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15</text:p>
          </table:table-cell>
          <table:table-cell office:value-type="string">
            <text:p>EPS</text:p>
          </table:table-cell>
          <table:table-cell office:value-type="string">
            <text:p>prof15</text:p>
          </table:table-cell>
          <table:table-cell/>
          <table:table-cell office:value-type="string">
            <text:p>prof04.marion@laposte.net</text:p>
          </table:table-cell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16</text:p>
          </table:table-cell>
          <table:table-cell office:value-type="string">
            <text:p>EPS</text:p>
          </table:table-cell>
          <table:table-cell office:value-type="string">
            <text:p>prof16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17</text:p>
          </table:table-cell>
          <table:table-cell office:value-type="string">
            <text:p>SVT</text:p>
          </table:table-cell>
          <table:table-cell office:value-type="string">
            <text:p>prof17</text:p>
          </table:table-cell>
          <table:table-cell/>
          <table:table-cell office:value-type="string">
            <text:p>prof06.christine@laposte.net</text:p>
          </table:table-cell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18</text:p>
          </table:table-cell>
          <table:table-cell office:value-type="string">
            <text:p>SVT</text:p>
          </table:table-cell>
          <table:table-cell office:value-type="string">
            <text:p>prof18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19</text:p>
          </table:table-cell>
          <table:table-cell office:value-type="string">
            <text:p>HG</text:p>
          </table:table-cell>
          <table:table-cell office:value-type="string">
            <text:p>prof19</text:p>
          </table:table-cell>
          <table:table-cell office:value-type="string">
            <text:p>aaa prof15</text:p>
          </table:table-cell>
          <table:table-cell office:value-type="string">
            <text:p>prof08.severine@laposte.net</text:p>
          </table:table-cell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20</text:p>
          </table:table-cell>
          <table:table-cell office:value-type="string">
            <text:p>HG</text:p>
          </table:table-cell>
          <table:table-cell office:value-type="string">
            <text:p>prof20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21</text:p>
          </table:table-cell>
          <table:table-cell office:value-type="string">
            <text:p>ITA</text:p>
          </table:table-cell>
          <table:table-cell office:value-type="string">
            <text:p>prof21</text:p>
          </table:table-cell>
          <table:table-cell/>
          <table:table-cell office:value-type="string">
            <text:p>prof10.laurence@laposte.net</text:p>
          </table:table-cell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22</text:p>
          </table:table-cell>
          <table:table-cell office:value-type="string">
            <text:p>ITA</text:p>
          </table:table-cell>
          <table:table-cell office:value-type="string">
            <text:p>prof22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23</text:p>
          </table:table-cell>
          <table:table-cell office:value-type="string">
            <text:p>CDI</text:p>
          </table:table-cell>
          <table:table-cell office:value-type="string">
            <text:p>prof23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CDI</text:p>
          </table:table-cell>
        </table:table-row>
        <table:table-row table:style-name="ro1">
          <table:table-cell office:value-type="string">
            <text:p>PROF24</text:p>
          </table:table-cell>
          <table:table-cell office:value-type="string">
            <text:p>ECO</text:p>
          </table:table-cell>
          <table:table-cell office:value-type="string">
            <text:p>prof24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25</text:p>
          </table:table-cell>
          <table:table-cell office:value-type="string">
            <text:p>ECO</text:p>
          </table:table-cell>
          <table:table-cell office:value-type="string">
            <text:p>prof25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26</text:p>
          </table:table-cell>
          <table:table-cell office:value-type="string">
            <text:p>EPS</text:p>
          </table:table-cell>
          <table:table-cell office:value-type="string">
            <text:p>prof26</text:p>
          </table:table-cell>
          <table:table-cell/>
          <table:table-cell office:value-type="string">
            <text:p>prof04.marion@laposte.net</text:p>
          </table:table-cell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27</text:p>
          </table:table-cell>
          <table:table-cell office:value-type="string">
            <text:p>EPS</text:p>
          </table:table-cell>
          <table:table-cell office:value-type="string">
            <text:p>prof27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28</text:p>
          </table:table-cell>
          <table:table-cell office:value-type="string">
            <text:p>SVT</text:p>
          </table:table-cell>
          <table:table-cell office:value-type="string">
            <text:p>prof28</text:p>
          </table:table-cell>
          <table:table-cell/>
          <table:table-cell office:value-type="string">
            <text:p>prof06.christine@laposte.net</text:p>
          </table:table-cell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29</text:p>
          </table:table-cell>
          <table:table-cell office:value-type="string">
            <text:p>SVT</text:p>
          </table:table-cell>
          <table:table-cell office:value-type="string">
            <text:p>prof29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30</text:p>
          </table:table-cell>
          <table:table-cell office:value-type="string">
            <text:p>HG</text:p>
          </table:table-cell>
          <table:table-cell office:value-type="string">
            <text:p>prof30</text:p>
          </table:table-cell>
          <table:table-cell office:value-type="string">
            <text:p>aaa prof16</text:p>
          </table:table-cell>
          <table:table-cell office:value-type="string">
            <text:p>prof08.severine@laposte.net</text:p>
          </table:table-cell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31</text:p>
          </table:table-cell>
          <table:table-cell office:value-type="string">
            <text:p>HG</text:p>
          </table:table-cell>
          <table:table-cell office:value-type="string">
            <text:p>prof31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32</text:p>
          </table:table-cell>
          <table:table-cell office:value-type="string">
            <text:p>ITA</text:p>
          </table:table-cell>
          <table:table-cell office:value-type="string">
            <text:p>prof32</text:p>
          </table:table-cell>
          <table:table-cell/>
          <table:table-cell office:value-type="string">
            <text:p>prof10.laurence@laposte.net</text:p>
          </table:table-cell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33</text:p>
          </table:table-cell>
          <table:table-cell office:value-type="string">
            <text:p>ITA</text:p>
          </table:table-cell>
          <table:table-cell office:value-type="string">
            <text:p>prof33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34</text:p>
          </table:table-cell>
          <table:table-cell office:value-type="string">
            <text:p>CDI</text:p>
          </table:table-cell>
          <table:table-cell office:value-type="string">
            <text:p>prof34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CDI</text:p>
          </table:table-cell>
        </table:table-row>
        <table:table-row table:style-name="ro1">
          <table:table-cell office:value-type="string">
            <text:p>PROF35</text:p>
          </table:table-cell>
          <table:table-cell office:value-type="string">
            <text:p>ECO</text:p>
          </table:table-cell>
          <table:table-cell office:value-type="string">
            <text:p>prof35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36</text:p>
          </table:table-cell>
          <table:table-cell office:value-type="string">
            <text:p>ECO</text:p>
          </table:table-cell>
          <table:table-cell office:value-type="string">
            <text:p>prof36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37</text:p>
          </table:table-cell>
          <table:table-cell office:value-type="string">
            <text:p>EPS</text:p>
          </table:table-cell>
          <table:table-cell office:value-type="string">
            <text:p>prof37</text:p>
          </table:table-cell>
          <table:table-cell/>
          <table:table-cell office:value-type="string">
            <text:p>prof04.marion@laposte.net</text:p>
          </table:table-cell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38</text:p>
          </table:table-cell>
          <table:table-cell office:value-type="string">
            <text:p>EPS</text:p>
          </table:table-cell>
          <table:table-cell office:value-type="string">
            <text:p>prof38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39</text:p>
          </table:table-cell>
          <table:table-cell office:value-type="string">
            <text:p>SVT</text:p>
          </table:table-cell>
          <table:table-cell office:value-type="string">
            <text:p>prof39</text:p>
          </table:table-cell>
          <table:table-cell/>
          <table:table-cell office:value-type="string">
            <text:p>prof06.christine@laposte.net</text:p>
          </table:table-cell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40</text:p>
          </table:table-cell>
          <table:table-cell office:value-type="string">
            <text:p>SVT</text:p>
          </table:table-cell>
          <table:table-cell office:value-type="string">
            <text:p>prof40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41</text:p>
          </table:table-cell>
          <table:table-cell office:value-type="string">
            <text:p>HG</text:p>
          </table:table-cell>
          <table:table-cell office:value-type="string">
            <text:p>prof41</text:p>
          </table:table-cell>
          <table:table-cell office:value-type="string">
            <text:p>aaa prof17</text:p>
          </table:table-cell>
          <table:table-cell office:value-type="string">
            <text:p>prof08.severine@laposte.net</text:p>
          </table:table-cell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42</text:p>
          </table:table-cell>
          <table:table-cell office:value-type="string">
            <text:p>HG</text:p>
          </table:table-cell>
          <table:table-cell office:value-type="string">
            <text:p>prof42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43</text:p>
          </table:table-cell>
          <table:table-cell office:value-type="string">
            <text:p>ITA</text:p>
          </table:table-cell>
          <table:table-cell office:value-type="string">
            <text:p>prof43</text:p>
          </table:table-cell>
          <table:table-cell/>
          <table:table-cell office:value-type="string">
            <text:p>prof10.laurence@laposte.net</text:p>
          </table:table-cell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44</text:p>
          </table:table-cell>
          <table:table-cell office:value-type="string">
            <text:p>ITA</text:p>
          </table:table-cell>
          <table:table-cell office:value-type="string">
            <text:p>prof44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45</text:p>
          </table:table-cell>
          <table:table-cell office:value-type="string">
            <text:p>CDI</text:p>
          </table:table-cell>
          <table:table-cell office:value-type="string">
            <text:p>prof45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CDI</text:p>
          </table:table-cell>
        </table:table-row>
        <table:table-row table:style-name="ro1">
          <table:table-cell office:value-type="string">
            <text:p>PROF46</text:p>
          </table:table-cell>
          <table:table-cell office:value-type="string">
            <text:p>ECO</text:p>
          </table:table-cell>
          <table:table-cell office:value-type="string">
            <text:p>prof46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47</text:p>
          </table:table-cell>
          <table:table-cell office:value-type="string">
            <text:p>ECO</text:p>
          </table:table-cell>
          <table:table-cell office:value-type="string">
            <text:p>prof47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48</text:p>
          </table:table-cell>
          <table:table-cell office:value-type="string">
            <text:p>EPS</text:p>
          </table:table-cell>
          <table:table-cell office:value-type="string">
            <text:p>prof48</text:p>
          </table:table-cell>
          <table:table-cell/>
          <table:table-cell office:value-type="string">
            <text:p>prof04.marion@laposte.net</text:p>
          </table:table-cell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49</text:p>
          </table:table-cell>
          <table:table-cell office:value-type="string">
            <text:p>EPS</text:p>
          </table:table-cell>
          <table:table-cell office:value-type="string">
            <text:p>prof49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50</text:p>
          </table:table-cell>
          <table:table-cell office:value-type="string">
            <text:p>SVT</text:p>
          </table:table-cell>
          <table:table-cell office:value-type="string">
            <text:p>prof50</text:p>
          </table:table-cell>
          <table:table-cell/>
          <table:table-cell office:value-type="string">
            <text:p>prof06.christine@laposte.net</text:p>
          </table:table-cell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51</text:p>
          </table:table-cell>
          <table:table-cell office:value-type="string">
            <text:p>SVT</text:p>
          </table:table-cell>
          <table:table-cell office:value-type="string">
            <text:p>prof51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52</text:p>
          </table:table-cell>
          <table:table-cell office:value-type="string">
            <text:p>HG</text:p>
          </table:table-cell>
          <table:table-cell office:value-type="string">
            <text:p>prof52</text:p>
          </table:table-cell>
          <table:table-cell office:value-type="string">
            <text:p>aaa prof18</text:p>
          </table:table-cell>
          <table:table-cell office:value-type="string">
            <text:p>prof08.severine@laposte.net</text:p>
          </table:table-cell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53</text:p>
          </table:table-cell>
          <table:table-cell office:value-type="string">
            <text:p>HG</text:p>
          </table:table-cell>
          <table:table-cell office:value-type="string">
            <text:p>prof53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54</text:p>
          </table:table-cell>
          <table:table-cell office:value-type="string">
            <text:p>ITA</text:p>
          </table:table-cell>
          <table:table-cell office:value-type="string">
            <text:p>prof54</text:p>
          </table:table-cell>
          <table:table-cell/>
          <table:table-cell office:value-type="string">
            <text:p>prof10.laurence@laposte.net</text:p>
          </table:table-cell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55</text:p>
          </table:table-cell>
          <table:table-cell office:value-type="string">
            <text:p>ITA</text:p>
          </table:table-cell>
          <table:table-cell office:value-type="string">
            <text:p>prof55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56</text:p>
          </table:table-cell>
          <table:table-cell office:value-type="string">
            <text:p>CDI</text:p>
          </table:table-cell>
          <table:table-cell office:value-type="string">
            <text:p>prof56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CDI</text:p>
          </table:table-cell>
        </table:table-row>
        <table:table-row table:style-name="ro1">
          <table:table-cell office:value-type="string">
            <text:p>PROF57</text:p>
          </table:table-cell>
          <table:table-cell office:value-type="string">
            <text:p>ECO</text:p>
          </table:table-cell>
          <table:table-cell office:value-type="string">
            <text:p>prof57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58</text:p>
          </table:table-cell>
          <table:table-cell office:value-type="string">
            <text:p>ECO</text:p>
          </table:table-cell>
          <table:table-cell office:value-type="string">
            <text:p>prof58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59</text:p>
          </table:table-cell>
          <table:table-cell office:value-type="string">
            <text:p>EPS</text:p>
          </table:table-cell>
          <table:table-cell office:value-type="string">
            <text:p>prof59</text:p>
          </table:table-cell>
          <table:table-cell/>
          <table:table-cell office:value-type="string">
            <text:p>prof04.marion@laposte.net</text:p>
          </table:table-cell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60</text:p>
          </table:table-cell>
          <table:table-cell office:value-type="string">
            <text:p>EPS</text:p>
          </table:table-cell>
          <table:table-cell office:value-type="string">
            <text:p>prof60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61</text:p>
          </table:table-cell>
          <table:table-cell office:value-type="string">
            <text:p>SVT</text:p>
          </table:table-cell>
          <table:table-cell office:value-type="string">
            <text:p>prof61</text:p>
          </table:table-cell>
          <table:table-cell/>
          <table:table-cell office:value-type="string">
            <text:p>prof06.christine@laposte.net</text:p>
          </table:table-cell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62</text:p>
          </table:table-cell>
          <table:table-cell office:value-type="string">
            <text:p>SVT</text:p>
          </table:table-cell>
          <table:table-cell office:value-type="string">
            <text:p>prof62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63</text:p>
          </table:table-cell>
          <table:table-cell office:value-type="string">
            <text:p>HG</text:p>
          </table:table-cell>
          <table:table-cell office:value-type="string">
            <text:p>prof63</text:p>
          </table:table-cell>
          <table:table-cell office:value-type="string">
            <text:p>aaa prof19</text:p>
          </table:table-cell>
          <table:table-cell office:value-type="string">
            <text:p>prof08.severine@laposte.net</text:p>
          </table:table-cell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64</text:p>
          </table:table-cell>
          <table:table-cell office:value-type="string">
            <text:p>HG</text:p>
          </table:table-cell>
          <table:table-cell office:value-type="string">
            <text:p>prof64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65</text:p>
          </table:table-cell>
          <table:table-cell office:value-type="string">
            <text:p>ITA</text:p>
          </table:table-cell>
          <table:table-cell office:value-type="string">
            <text:p>prof65</text:p>
          </table:table-cell>
          <table:table-cell/>
          <table:table-cell office:value-type="string">
            <text:p>prof10.laurence@laposte.net</text:p>
          </table:table-cell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66</text:p>
          </table:table-cell>
          <table:table-cell office:value-type="string">
            <text:p>ITA</text:p>
          </table:table-cell>
          <table:table-cell office:value-type="string">
            <text:p>prof66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67</text:p>
          </table:table-cell>
          <table:table-cell office:value-type="string">
            <text:p>CDI</text:p>
          </table:table-cell>
          <table:table-cell office:value-type="string">
            <text:p>prof67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CDI</text:p>
          </table:table-cell>
        </table:table-row>
        <table:table-row table:style-name="ro1">
          <table:table-cell office:value-type="string">
            <text:p>PROF68</text:p>
          </table:table-cell>
          <table:table-cell office:value-type="string">
            <text:p>ECO</text:p>
          </table:table-cell>
          <table:table-cell office:value-type="string">
            <text:p>prof68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69</text:p>
          </table:table-cell>
          <table:table-cell office:value-type="string">
            <text:p>ECO</text:p>
          </table:table-cell>
          <table:table-cell office:value-type="string">
            <text:p>prof69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70</text:p>
          </table:table-cell>
          <table:table-cell office:value-type="string">
            <text:p>EPS</text:p>
          </table:table-cell>
          <table:table-cell office:value-type="string">
            <text:p>prof70</text:p>
          </table:table-cell>
          <table:table-cell/>
          <table:table-cell office:value-type="string">
            <text:p>prof04.marion@laposte.net</text:p>
          </table:table-cell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71</text:p>
          </table:table-cell>
          <table:table-cell office:value-type="string">
            <text:p>EPS</text:p>
          </table:table-cell>
          <table:table-cell office:value-type="string">
            <text:p>prof71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72</text:p>
          </table:table-cell>
          <table:table-cell office:value-type="string">
            <text:p>SVT</text:p>
          </table:table-cell>
          <table:table-cell office:value-type="string">
            <text:p>prof72</text:p>
          </table:table-cell>
          <table:table-cell/>
          <table:table-cell office:value-type="string">
            <text:p>prof06.christine@laposte.net</text:p>
          </table:table-cell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73</text:p>
          </table:table-cell>
          <table:table-cell office:value-type="string">
            <text:p>SVT</text:p>
          </table:table-cell>
          <table:table-cell office:value-type="string">
            <text:p>prof73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74</text:p>
          </table:table-cell>
          <table:table-cell office:value-type="string">
            <text:p>HG</text:p>
          </table:table-cell>
          <table:table-cell office:value-type="string">
            <text:p>prof74</text:p>
          </table:table-cell>
          <table:table-cell office:value-type="string">
            <text:p>aaa prof20</text:p>
          </table:table-cell>
          <table:table-cell office:value-type="string">
            <text:p>prof08.severine@laposte.net</text:p>
          </table:table-cell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75</text:p>
          </table:table-cell>
          <table:table-cell office:value-type="string">
            <text:p>HG</text:p>
          </table:table-cell>
          <table:table-cell office:value-type="string">
            <text:p>prof75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76</text:p>
          </table:table-cell>
          <table:table-cell office:value-type="string">
            <text:p>ITA</text:p>
          </table:table-cell>
          <table:table-cell office:value-type="string">
            <text:p>prof76</text:p>
          </table:table-cell>
          <table:table-cell/>
          <table:table-cell office:value-type="string">
            <text:p>prof10.laurence@laposte.net</text:p>
          </table:table-cell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77</text:p>
          </table:table-cell>
          <table:table-cell office:value-type="string">
            <text:p>ITA</text:p>
          </table:table-cell>
          <table:table-cell office:value-type="string">
            <text:p>prof77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78</text:p>
          </table:table-cell>
          <table:table-cell office:value-type="string">
            <text:p>CDI</text:p>
          </table:table-cell>
          <table:table-cell office:value-type="string">
            <text:p>prof78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CDI</text:p>
          </table:table-cell>
        </table:table-row>
        <table:table-row table:style-name="ro1">
          <table:table-cell office:value-type="string">
            <text:p>PROF79</text:p>
          </table:table-cell>
          <table:table-cell office:value-type="string">
            <text:p>ECO</text:p>
          </table:table-cell>
          <table:table-cell office:value-type="string">
            <text:p>prof79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80</text:p>
          </table:table-cell>
          <table:table-cell office:value-type="string">
            <text:p>ECO</text:p>
          </table:table-cell>
          <table:table-cell office:value-type="string">
            <text:p>prof80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81</text:p>
          </table:table-cell>
          <table:table-cell office:value-type="string">
            <text:p>EPS</text:p>
          </table:table-cell>
          <table:table-cell office:value-type="string">
            <text:p>prof81</text:p>
          </table:table-cell>
          <table:table-cell/>
          <table:table-cell office:value-type="string">
            <text:p>prof04.marion@laposte.net</text:p>
          </table:table-cell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82</text:p>
          </table:table-cell>
          <table:table-cell office:value-type="string">
            <text:p>EPS</text:p>
          </table:table-cell>
          <table:table-cell office:value-type="string">
            <text:p>prof82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83</text:p>
          </table:table-cell>
          <table:table-cell office:value-type="string">
            <text:p>SVT</text:p>
          </table:table-cell>
          <table:table-cell office:value-type="string">
            <text:p>prof83</text:p>
          </table:table-cell>
          <table:table-cell/>
          <table:table-cell office:value-type="string">
            <text:p>prof06.christine@laposte.net</text:p>
          </table:table-cell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84</text:p>
          </table:table-cell>
          <table:table-cell office:value-type="string">
            <text:p>SVT</text:p>
          </table:table-cell>
          <table:table-cell office:value-type="string">
            <text:p>prof84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85</text:p>
          </table:table-cell>
          <table:table-cell office:value-type="string">
            <text:p>HG</text:p>
          </table:table-cell>
          <table:table-cell office:value-type="string">
            <text:p>prof85</text:p>
          </table:table-cell>
          <table:table-cell office:value-type="string">
            <text:p>aaa prof21</text:p>
          </table:table-cell>
          <table:table-cell office:value-type="string">
            <text:p>prof08.severine@laposte.net</text:p>
          </table:table-cell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86</text:p>
          </table:table-cell>
          <table:table-cell office:value-type="string">
            <text:p>HG</text:p>
          </table:table-cell>
          <table:table-cell office:value-type="string">
            <text:p>prof86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87</text:p>
          </table:table-cell>
          <table:table-cell office:value-type="string">
            <text:p>ITA</text:p>
          </table:table-cell>
          <table:table-cell office:value-type="string">
            <text:p>prof87</text:p>
          </table:table-cell>
          <table:table-cell/>
          <table:table-cell office:value-type="string">
            <text:p>prof10.laurence@laposte.net</text:p>
          </table:table-cell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88</text:p>
          </table:table-cell>
          <table:table-cell office:value-type="string">
            <text:p>ITA</text:p>
          </table:table-cell>
          <table:table-cell office:value-type="string">
            <text:p>prof88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89</text:p>
          </table:table-cell>
          <table:table-cell office:value-type="string">
            <text:p>CDI</text:p>
          </table:table-cell>
          <table:table-cell office:value-type="string">
            <text:p>prof89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CDI</text:p>
          </table:table-cell>
        </table:table-row>
        <table:table-row table:style-name="ro1">
          <table:table-cell office:value-type="string">
            <text:p>PROF90</text:p>
          </table:table-cell>
          <table:table-cell office:value-type="string">
            <text:p>ECO</text:p>
          </table:table-cell>
          <table:table-cell office:value-type="string">
            <text:p>prof90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91</text:p>
          </table:table-cell>
          <table:table-cell office:value-type="string">
            <text:p>ECO</text:p>
          </table:table-cell>
          <table:table-cell office:value-type="string">
            <text:p>prof91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92</text:p>
          </table:table-cell>
          <table:table-cell office:value-type="string">
            <text:p>EPS</text:p>
          </table:table-cell>
          <table:table-cell office:value-type="string">
            <text:p>prof92</text:p>
          </table:table-cell>
          <table:table-cell/>
          <table:table-cell office:value-type="string">
            <text:p>prof04.marion@laposte.net</text:p>
          </table:table-cell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93</text:p>
          </table:table-cell>
          <table:table-cell office:value-type="string">
            <text:p>EPS</text:p>
          </table:table-cell>
          <table:table-cell office:value-type="string">
            <text:p>prof93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94</text:p>
          </table:table-cell>
          <table:table-cell office:value-type="string">
            <text:p>SVT</text:p>
          </table:table-cell>
          <table:table-cell office:value-type="string">
            <text:p>prof94</text:p>
          </table:table-cell>
          <table:table-cell/>
          <table:table-cell office:value-type="string">
            <text:p>prof06.christine@laposte.net</text:p>
          </table:table-cell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95</text:p>
          </table:table-cell>
          <table:table-cell office:value-type="string">
            <text:p>SVT</text:p>
          </table:table-cell>
          <table:table-cell office:value-type="string">
            <text:p>prof95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96</text:p>
          </table:table-cell>
          <table:table-cell office:value-type="string">
            <text:p>HG</text:p>
          </table:table-cell>
          <table:table-cell office:value-type="string">
            <text:p>prof96</text:p>
          </table:table-cell>
          <table:table-cell office:value-type="string">
            <text:p>aaa prof22</text:p>
          </table:table-cell>
          <table:table-cell office:value-type="string">
            <text:p>prof08.severine@laposte.net</text:p>
          </table:table-cell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97</text:p>
          </table:table-cell>
          <table:table-cell office:value-type="string">
            <text:p>HG</text:p>
          </table:table-cell>
          <table:table-cell office:value-type="string">
            <text:p>prof97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98</text:p>
          </table:table-cell>
          <table:table-cell office:value-type="string">
            <text:p>ITA</text:p>
          </table:table-cell>
          <table:table-cell office:value-type="string">
            <text:p>prof98</text:p>
          </table:table-cell>
          <table:table-cell/>
          <table:table-cell office:value-type="string">
            <text:p>prof10.laurence@laposte.net</text:p>
          </table:table-cell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99</text:p>
          </table:table-cell>
          <table:table-cell office:value-type="string">
            <text:p>ITA</text:p>
          </table:table-cell>
          <table:table-cell office:value-type="string">
            <text:p>prof99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100</text:p>
          </table:table-cell>
          <table:table-cell office:value-type="string">
            <text:p>CDI</text:p>
          </table:table-cell>
          <table:table-cell office:value-type="string">
            <text:p>prof100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CDI</text:p>
          </table:table-cell>
        </table:table-row>
        <table:table-row table:style-name="ro1">
          <table:table-cell office:value-type="string">
            <text:p>PROF101</text:p>
          </table:table-cell>
          <table:table-cell office:value-type="string">
            <text:p>ECO</text:p>
          </table:table-cell>
          <table:table-cell office:value-type="string">
            <text:p>prof101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102</text:p>
          </table:table-cell>
          <table:table-cell office:value-type="string">
            <text:p>ECO</text:p>
          </table:table-cell>
          <table:table-cell office:value-type="string">
            <text:p>prof102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103</text:p>
          </table:table-cell>
          <table:table-cell office:value-type="string">
            <text:p>EPS</text:p>
          </table:table-cell>
          <table:table-cell office:value-type="string">
            <text:p>prof103</text:p>
          </table:table-cell>
          <table:table-cell/>
          <table:table-cell office:value-type="string">
            <text:p>prof04.marion@laposte.net</text:p>
          </table:table-cell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104</text:p>
          </table:table-cell>
          <table:table-cell office:value-type="string">
            <text:p>EPS</text:p>
          </table:table-cell>
          <table:table-cell office:value-type="string">
            <text:p>prof104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105</text:p>
          </table:table-cell>
          <table:table-cell office:value-type="string">
            <text:p>SVT</text:p>
          </table:table-cell>
          <table:table-cell office:value-type="string">
            <text:p>prof105</text:p>
          </table:table-cell>
          <table:table-cell/>
          <table:table-cell office:value-type="string">
            <text:p>prof06.christine@laposte.net</text:p>
          </table:table-cell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106</text:p>
          </table:table-cell>
          <table:table-cell office:value-type="string">
            <text:p>SVT</text:p>
          </table:table-cell>
          <table:table-cell office:value-type="string">
            <text:p>prof106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107</text:p>
          </table:table-cell>
          <table:table-cell office:value-type="string">
            <text:p>HG</text:p>
          </table:table-cell>
          <table:table-cell office:value-type="string">
            <text:p>prof107</text:p>
          </table:table-cell>
          <table:table-cell office:value-type="string">
            <text:p>aaa prof23</text:p>
          </table:table-cell>
          <table:table-cell office:value-type="string">
            <text:p>prof08.severine@laposte.net</text:p>
          </table:table-cell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108</text:p>
          </table:table-cell>
          <table:table-cell office:value-type="string">
            <text:p>HG</text:p>
          </table:table-cell>
          <table:table-cell office:value-type="string">
            <text:p>prof108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109</text:p>
          </table:table-cell>
          <table:table-cell office:value-type="string">
            <text:p>ITA</text:p>
          </table:table-cell>
          <table:table-cell office:value-type="string">
            <text:p>prof109</text:p>
          </table:table-cell>
          <table:table-cell/>
          <table:table-cell office:value-type="string">
            <text:p>prof10.laurence@laposte.net</text:p>
          </table:table-cell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110</text:p>
          </table:table-cell>
          <table:table-cell office:value-type="string">
            <text:p>ITA</text:p>
          </table:table-cell>
          <table:table-cell office:value-type="string">
            <text:p>prof110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111</text:p>
          </table:table-cell>
          <table:table-cell office:value-type="string">
            <text:p>CDI</text:p>
          </table:table-cell>
          <table:table-cell office:value-type="string">
            <text:p>prof111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CDI</text:p>
          </table:table-cell>
        </table:table-row>
        <table:table-row table:style-name="ro1">
          <table:table-cell office:value-type="string">
            <text:p>PROF112</text:p>
          </table:table-cell>
          <table:table-cell office:value-type="string">
            <text:p>ECO</text:p>
          </table:table-cell>
          <table:table-cell office:value-type="string">
            <text:p>prof112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113</text:p>
          </table:table-cell>
          <table:table-cell office:value-type="string">
            <text:p>ECO</text:p>
          </table:table-cell>
          <table:table-cell office:value-type="string">
            <text:p>prof113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114</text:p>
          </table:table-cell>
          <table:table-cell office:value-type="string">
            <text:p>EPS</text:p>
          </table:table-cell>
          <table:table-cell office:value-type="string">
            <text:p>prof114</text:p>
          </table:table-cell>
          <table:table-cell/>
          <table:table-cell office:value-type="string">
            <text:p>prof04.marion@laposte.net</text:p>
          </table:table-cell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115</text:p>
          </table:table-cell>
          <table:table-cell office:value-type="string">
            <text:p>EPS</text:p>
          </table:table-cell>
          <table:table-cell office:value-type="string">
            <text:p>prof115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116</text:p>
          </table:table-cell>
          <table:table-cell office:value-type="string">
            <text:p>SVT</text:p>
          </table:table-cell>
          <table:table-cell office:value-type="string">
            <text:p>prof116</text:p>
          </table:table-cell>
          <table:table-cell/>
          <table:table-cell office:value-type="string">
            <text:p>prof06.christine@laposte.net</text:p>
          </table:table-cell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117</text:p>
          </table:table-cell>
          <table:table-cell office:value-type="string">
            <text:p>SVT</text:p>
          </table:table-cell>
          <table:table-cell office:value-type="string">
            <text:p>prof117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118</text:p>
          </table:table-cell>
          <table:table-cell office:value-type="string">
            <text:p>HG</text:p>
          </table:table-cell>
          <table:table-cell office:value-type="string">
            <text:p>prof118</text:p>
          </table:table-cell>
          <table:table-cell office:value-type="string">
            <text:p>aaa prof24</text:p>
          </table:table-cell>
          <table:table-cell office:value-type="string">
            <text:p>prof08.severine@laposte.net</text:p>
          </table:table-cell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119</text:p>
          </table:table-cell>
          <table:table-cell office:value-type="string">
            <text:p>HG</text:p>
          </table:table-cell>
          <table:table-cell office:value-type="string">
            <text:p>prof119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120</text:p>
          </table:table-cell>
          <table:table-cell office:value-type="string">
            <text:p>ITA</text:p>
          </table:table-cell>
          <table:table-cell office:value-type="string">
            <text:p>prof120</text:p>
          </table:table-cell>
          <table:table-cell/>
          <table:table-cell office:value-type="string">
            <text:p>prof10.laurence@laposte.net</text:p>
          </table:table-cell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121</text:p>
          </table:table-cell>
          <table:table-cell office:value-type="string">
            <text:p>ITA</text:p>
          </table:table-cell>
          <table:table-cell office:value-type="string">
            <text:p>prof121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122</text:p>
          </table:table-cell>
          <table:table-cell office:value-type="string">
            <text:p>CDI</text:p>
          </table:table-cell>
          <table:table-cell office:value-type="string">
            <text:p>prof122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CDI</text:p>
          </table:table-cell>
        </table:table-row>
        <table:table-row table:style-name="ro1">
          <table:table-cell office:value-type="string">
            <text:p>PROF123</text:p>
          </table:table-cell>
          <table:table-cell office:value-type="string">
            <text:p>ECO</text:p>
          </table:table-cell>
          <table:table-cell office:value-type="string">
            <text:p>prof123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124</text:p>
          </table:table-cell>
          <table:table-cell office:value-type="string">
            <text:p>ECO</text:p>
          </table:table-cell>
          <table:table-cell office:value-type="string">
            <text:p>prof124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125</text:p>
          </table:table-cell>
          <table:table-cell office:value-type="string">
            <text:p>EPS</text:p>
          </table:table-cell>
          <table:table-cell office:value-type="string">
            <text:p>prof125</text:p>
          </table:table-cell>
          <table:table-cell/>
          <table:table-cell office:value-type="string">
            <text:p>prof04.marion@laposte.net</text:p>
          </table:table-cell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126</text:p>
          </table:table-cell>
          <table:table-cell office:value-type="string">
            <text:p>EPS</text:p>
          </table:table-cell>
          <table:table-cell office:value-type="string">
            <text:p>prof126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127</text:p>
          </table:table-cell>
          <table:table-cell office:value-type="string">
            <text:p>SVT</text:p>
          </table:table-cell>
          <table:table-cell office:value-type="string">
            <text:p>prof127</text:p>
          </table:table-cell>
          <table:table-cell/>
          <table:table-cell office:value-type="string">
            <text:p>prof06.christine@laposte.net</text:p>
          </table:table-cell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128</text:p>
          </table:table-cell>
          <table:table-cell office:value-type="string">
            <text:p>SVT</text:p>
          </table:table-cell>
          <table:table-cell office:value-type="string">
            <text:p>prof128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129</text:p>
          </table:table-cell>
          <table:table-cell office:value-type="string">
            <text:p>HG</text:p>
          </table:table-cell>
          <table:table-cell office:value-type="string">
            <text:p>prof129</text:p>
          </table:table-cell>
          <table:table-cell office:value-type="string">
            <text:p>aaa prof25</text:p>
          </table:table-cell>
          <table:table-cell office:value-type="string">
            <text:p>prof08.severine@laposte.net</text:p>
          </table:table-cell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130</text:p>
          </table:table-cell>
          <table:table-cell office:value-type="string">
            <text:p>HG</text:p>
          </table:table-cell>
          <table:table-cell office:value-type="string">
            <text:p>prof130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131</text:p>
          </table:table-cell>
          <table:table-cell office:value-type="string">
            <text:p>ITA</text:p>
          </table:table-cell>
          <table:table-cell office:value-type="string">
            <text:p>prof131</text:p>
          </table:table-cell>
          <table:table-cell/>
          <table:table-cell office:value-type="string">
            <text:p>prof10.laurence@laposte.net</text:p>
          </table:table-cell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132</text:p>
          </table:table-cell>
          <table:table-cell office:value-type="string">
            <text:p>ITA</text:p>
          </table:table-cell>
          <table:table-cell office:value-type="string">
            <text:p>prof132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133</text:p>
          </table:table-cell>
          <table:table-cell office:value-type="string">
            <text:p>CDI</text:p>
          </table:table-cell>
          <table:table-cell office:value-type="string">
            <text:p>prof133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CDI</text:p>
          </table:table-cell>
        </table:table-row>
        <table:table-row table:style-name="ro1">
          <table:table-cell office:value-type="string">
            <text:p>PROF134</text:p>
          </table:table-cell>
          <table:table-cell office:value-type="string">
            <text:p>ECO</text:p>
          </table:table-cell>
          <table:table-cell office:value-type="string">
            <text:p>prof134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135</text:p>
          </table:table-cell>
          <table:table-cell office:value-type="string">
            <text:p>ECO</text:p>
          </table:table-cell>
          <table:table-cell office:value-type="string">
            <text:p>prof135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136</text:p>
          </table:table-cell>
          <table:table-cell office:value-type="string">
            <text:p>EPS</text:p>
          </table:table-cell>
          <table:table-cell office:value-type="string">
            <text:p>prof136</text:p>
          </table:table-cell>
          <table:table-cell/>
          <table:table-cell office:value-type="string">
            <text:p>prof04.marion@laposte.net</text:p>
          </table:table-cell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137</text:p>
          </table:table-cell>
          <table:table-cell office:value-type="string">
            <text:p>EPS</text:p>
          </table:table-cell>
          <table:table-cell office:value-type="string">
            <text:p>prof137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138</text:p>
          </table:table-cell>
          <table:table-cell office:value-type="string">
            <text:p>SVT</text:p>
          </table:table-cell>
          <table:table-cell office:value-type="string">
            <text:p>prof138</text:p>
          </table:table-cell>
          <table:table-cell/>
          <table:table-cell office:value-type="string">
            <text:p>prof06.christine@laposte.net</text:p>
          </table:table-cell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139</text:p>
          </table:table-cell>
          <table:table-cell office:value-type="string">
            <text:p>SVT</text:p>
          </table:table-cell>
          <table:table-cell office:value-type="string">
            <text:p>prof139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140</text:p>
          </table:table-cell>
          <table:table-cell office:value-type="string">
            <text:p>HG</text:p>
          </table:table-cell>
          <table:table-cell office:value-type="string">
            <text:p>prof140</text:p>
          </table:table-cell>
          <table:table-cell office:value-type="string">
            <text:p>aaa prof26</text:p>
          </table:table-cell>
          <table:table-cell office:value-type="string">
            <text:p>prof08.severine@laposte.net</text:p>
          </table:table-cell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141</text:p>
          </table:table-cell>
          <table:table-cell office:value-type="string">
            <text:p>HG</text:p>
          </table:table-cell>
          <table:table-cell office:value-type="string">
            <text:p>prof141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142</text:p>
          </table:table-cell>
          <table:table-cell office:value-type="string">
            <text:p>ITA</text:p>
          </table:table-cell>
          <table:table-cell office:value-type="string">
            <text:p>prof142</text:p>
          </table:table-cell>
          <table:table-cell/>
          <table:table-cell office:value-type="string">
            <text:p>prof10.laurence@laposte.net</text:p>
          </table:table-cell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143</text:p>
          </table:table-cell>
          <table:table-cell office:value-type="string">
            <text:p>ITA</text:p>
          </table:table-cell>
          <table:table-cell office:value-type="string">
            <text:p>prof143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144</text:p>
          </table:table-cell>
          <table:table-cell office:value-type="string">
            <text:p>CDI</text:p>
          </table:table-cell>
          <table:table-cell office:value-type="string">
            <text:p>prof144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CDI</text:p>
          </table:table-cell>
        </table:table-row>
        <table:table-row table:style-name="ro1">
          <table:table-cell office:value-type="string">
            <text:p>PROF145</text:p>
          </table:table-cell>
          <table:table-cell office:value-type="string">
            <text:p>ECO</text:p>
          </table:table-cell>
          <table:table-cell office:value-type="string">
            <text:p>prof145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146</text:p>
          </table:table-cell>
          <table:table-cell office:value-type="string">
            <text:p>ECO</text:p>
          </table:table-cell>
          <table:table-cell office:value-type="string">
            <text:p>prof146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147</text:p>
          </table:table-cell>
          <table:table-cell office:value-type="string">
            <text:p>EPS</text:p>
          </table:table-cell>
          <table:table-cell office:value-type="string">
            <text:p>prof147</text:p>
          </table:table-cell>
          <table:table-cell/>
          <table:table-cell office:value-type="string">
            <text:p>prof04.marion@laposte.net</text:p>
          </table:table-cell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148</text:p>
          </table:table-cell>
          <table:table-cell office:value-type="string">
            <text:p>EPS</text:p>
          </table:table-cell>
          <table:table-cell office:value-type="string">
            <text:p>prof148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149</text:p>
          </table:table-cell>
          <table:table-cell office:value-type="string">
            <text:p>SVT</text:p>
          </table:table-cell>
          <table:table-cell office:value-type="string">
            <text:p>prof149</text:p>
          </table:table-cell>
          <table:table-cell/>
          <table:table-cell office:value-type="string">
            <text:p>prof06.christine@laposte.net</text:p>
          </table:table-cell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150</text:p>
          </table:table-cell>
          <table:table-cell office:value-type="string">
            <text:p>SVT</text:p>
          </table:table-cell>
          <table:table-cell office:value-type="string">
            <text:p>prof150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SVT</text:p>
          </table:table-cell>
        </table:table-row>
      </table:table>
      <table:table table:name="parents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PARENT01</text:p>
          </table:table-cell>
          <table:table-cell/>
          <table:table-cell office:value-type="string">
            <text:p>parent01</text:p>
          </table:table-cell>
          <table:table-cell/>
          <table:table-cell office:value-type="string">
            <text:p>parent01.nadia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02</text:p>
          </table:table-cell>
          <table:table-cell/>
          <table:table-cell office:value-type="string">
            <text:p>parent02</text:p>
          </table:table-cell>
          <table:table-cell/>
          <table:table-cell office:value-type="string">
            <text:p>parent02.guillaume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03</text:p>
          </table:table-cell>
          <table:table-cell/>
          <table:table-cell office:value-type="string">
            <text:p>parent03</text:p>
          </table:table-cell>
          <table:table-cell/>
          <table:table-cell office:value-type="string">
            <text:p>parent03.janique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04</text:p>
          </table:table-cell>
          <table:table-cell/>
          <table:table-cell office:value-type="string">
            <text:p>parent04</text:p>
          </table:table-cell>
          <table:table-cell/>
          <table:table-cell office:value-type="string">
            <text:p>parent04.clement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05</text:p>
          </table:table-cell>
          <table:table-cell/>
          <table:table-cell office:value-type="string">
            <text:p>parent05</text:p>
          </table:table-cell>
          <table:table-cell/>
          <table:table-cell office:value-type="string">
            <text:p>parent05.anne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06</text:p>
          </table:table-cell>
          <table:table-cell/>
          <table:table-cell office:value-type="string">
            <text:p>parent06</text:p>
          </table:table-cell>
          <table:table-cell/>
          <table:table-cell office:value-type="string">
            <text:p>parent06.laure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07</text:p>
          </table:table-cell>
          <table:table-cell/>
          <table:table-cell office:value-type="string">
            <text:p>parent07</text:p>
          </table:table-cell>
          <table:table-cell/>
          <table:table-cell office:value-type="string">
            <text:p>parent07.aurelia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08</text:p>
          </table:table-cell>
          <table:table-cell/>
          <table:table-cell office:value-type="string">
            <text:p>parent08</text:p>
          </table:table-cell>
          <table:table-cell/>
          <table:table-cell office:value-type="string">
            <text:p>parent08.olivier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09</text:p>
          </table:table-cell>
          <table:table-cell/>
          <table:table-cell office:value-type="string">
            <text:p>parent0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0</text:p>
          </table:table-cell>
          <table:table-cell/>
          <table:table-cell office:value-type="string">
            <text:p>parent1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1</text:p>
          </table:table-cell>
          <table:table-cell/>
          <table:table-cell office:value-type="string">
            <text:p>parent1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2</text:p>
          </table:table-cell>
          <table:table-cell/>
          <table:table-cell office:value-type="string">
            <text:p>parent1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3</text:p>
          </table:table-cell>
          <table:table-cell/>
          <table:table-cell office:value-type="string">
            <text:p>parent1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4</text:p>
          </table:table-cell>
          <table:table-cell/>
          <table:table-cell office:value-type="string">
            <text:p>parent1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5</text:p>
          </table:table-cell>
          <table:table-cell/>
          <table:table-cell office:value-type="string">
            <text:p>parent1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6</text:p>
          </table:table-cell>
          <table:table-cell/>
          <table:table-cell office:value-type="string">
            <text:p>parent1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7</text:p>
          </table:table-cell>
          <table:table-cell/>
          <table:table-cell office:value-type="string">
            <text:p>parent1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8</text:p>
          </table:table-cell>
          <table:table-cell/>
          <table:table-cell office:value-type="string">
            <text:p>parent1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9</text:p>
          </table:table-cell>
          <table:table-cell/>
          <table:table-cell office:value-type="string">
            <text:p>parent1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20</text:p>
          </table:table-cell>
          <table:table-cell/>
          <table:table-cell office:value-type="string">
            <text:p>parent2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21</text:p>
          </table:table-cell>
          <table:table-cell/>
          <table:table-cell office:value-type="string">
            <text:p>parent2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22</text:p>
          </table:table-cell>
          <table:table-cell/>
          <table:table-cell office:value-type="string">
            <text:p>parent2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23</text:p>
          </table:table-cell>
          <table:table-cell/>
          <table:table-cell office:value-type="string">
            <text:p>parent2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24</text:p>
          </table:table-cell>
          <table:table-cell/>
          <table:table-cell office:value-type="string">
            <text:p>parent2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25</text:p>
          </table:table-cell>
          <table:table-cell/>
          <table:table-cell office:value-type="string">
            <text:p>parent2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26</text:p>
          </table:table-cell>
          <table:table-cell/>
          <table:table-cell office:value-type="string">
            <text:p>parent2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27</text:p>
          </table:table-cell>
          <table:table-cell/>
          <table:table-cell office:value-type="string">
            <text:p>parent2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28</text:p>
          </table:table-cell>
          <table:table-cell/>
          <table:table-cell office:value-type="string">
            <text:p>parent2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29</text:p>
          </table:table-cell>
          <table:table-cell/>
          <table:table-cell office:value-type="string">
            <text:p>parent2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30</text:p>
          </table:table-cell>
          <table:table-cell/>
          <table:table-cell office:value-type="string">
            <text:p>parent3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31</text:p>
          </table:table-cell>
          <table:table-cell/>
          <table:table-cell office:value-type="string">
            <text:p>parent3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32</text:p>
          </table:table-cell>
          <table:table-cell/>
          <table:table-cell office:value-type="string">
            <text:p>parent3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33</text:p>
          </table:table-cell>
          <table:table-cell/>
          <table:table-cell office:value-type="string">
            <text:p>parent3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34</text:p>
          </table:table-cell>
          <table:table-cell/>
          <table:table-cell office:value-type="string">
            <text:p>parent3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35</text:p>
          </table:table-cell>
          <table:table-cell/>
          <table:table-cell office:value-type="string">
            <text:p>parent3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36</text:p>
          </table:table-cell>
          <table:table-cell/>
          <table:table-cell office:value-type="string">
            <text:p>parent3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37</text:p>
          </table:table-cell>
          <table:table-cell/>
          <table:table-cell office:value-type="string">
            <text:p>parent3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38</text:p>
          </table:table-cell>
          <table:table-cell/>
          <table:table-cell office:value-type="string">
            <text:p>parent3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39</text:p>
          </table:table-cell>
          <table:table-cell/>
          <table:table-cell office:value-type="string">
            <text:p>parent3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40</text:p>
          </table:table-cell>
          <table:table-cell/>
          <table:table-cell office:value-type="string">
            <text:p>parent4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41</text:p>
          </table:table-cell>
          <table:table-cell/>
          <table:table-cell office:value-type="string">
            <text:p>parent4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42</text:p>
          </table:table-cell>
          <table:table-cell/>
          <table:table-cell office:value-type="string">
            <text:p>parent4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43</text:p>
          </table:table-cell>
          <table:table-cell/>
          <table:table-cell office:value-type="string">
            <text:p>parent4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44</text:p>
          </table:table-cell>
          <table:table-cell/>
          <table:table-cell office:value-type="string">
            <text:p>parent4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45</text:p>
          </table:table-cell>
          <table:table-cell/>
          <table:table-cell office:value-type="string">
            <text:p>parent4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46</text:p>
          </table:table-cell>
          <table:table-cell/>
          <table:table-cell office:value-type="string">
            <text:p>parent4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47</text:p>
          </table:table-cell>
          <table:table-cell/>
          <table:table-cell office:value-type="string">
            <text:p>parent4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48</text:p>
          </table:table-cell>
          <table:table-cell/>
          <table:table-cell office:value-type="string">
            <text:p>parent4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49</text:p>
          </table:table-cell>
          <table:table-cell/>
          <table:table-cell office:value-type="string">
            <text:p>parent4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50</text:p>
          </table:table-cell>
          <table:table-cell/>
          <table:table-cell office:value-type="string">
            <text:p>parent5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51</text:p>
          </table:table-cell>
          <table:table-cell/>
          <table:table-cell office:value-type="string">
            <text:p>parent5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52</text:p>
          </table:table-cell>
          <table:table-cell/>
          <table:table-cell office:value-type="string">
            <text:p>parent5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53</text:p>
          </table:table-cell>
          <table:table-cell/>
          <table:table-cell office:value-type="string">
            <text:p>parent5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54</text:p>
          </table:table-cell>
          <table:table-cell/>
          <table:table-cell office:value-type="string">
            <text:p>parent5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55</text:p>
          </table:table-cell>
          <table:table-cell/>
          <table:table-cell office:value-type="string">
            <text:p>parent5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56</text:p>
          </table:table-cell>
          <table:table-cell/>
          <table:table-cell office:value-type="string">
            <text:p>parent5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57</text:p>
          </table:table-cell>
          <table:table-cell/>
          <table:table-cell office:value-type="string">
            <text:p>parent5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58</text:p>
          </table:table-cell>
          <table:table-cell/>
          <table:table-cell office:value-type="string">
            <text:p>parent5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59</text:p>
          </table:table-cell>
          <table:table-cell/>
          <table:table-cell office:value-type="string">
            <text:p>parent5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60</text:p>
          </table:table-cell>
          <table:table-cell/>
          <table:table-cell office:value-type="string">
            <text:p>parent6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61</text:p>
          </table:table-cell>
          <table:table-cell/>
          <table:table-cell office:value-type="string">
            <text:p>parent6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62</text:p>
          </table:table-cell>
          <table:table-cell/>
          <table:table-cell office:value-type="string">
            <text:p>parent6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63</text:p>
          </table:table-cell>
          <table:table-cell/>
          <table:table-cell office:value-type="string">
            <text:p>parent6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64</text:p>
          </table:table-cell>
          <table:table-cell/>
          <table:table-cell office:value-type="string">
            <text:p>parent6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65</text:p>
          </table:table-cell>
          <table:table-cell/>
          <table:table-cell office:value-type="string">
            <text:p>parent6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66</text:p>
          </table:table-cell>
          <table:table-cell/>
          <table:table-cell office:value-type="string">
            <text:p>parent6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67</text:p>
          </table:table-cell>
          <table:table-cell/>
          <table:table-cell office:value-type="string">
            <text:p>parent6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68</text:p>
          </table:table-cell>
          <table:table-cell/>
          <table:table-cell office:value-type="string">
            <text:p>parent6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69</text:p>
          </table:table-cell>
          <table:table-cell/>
          <table:table-cell office:value-type="string">
            <text:p>parent6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70</text:p>
          </table:table-cell>
          <table:table-cell/>
          <table:table-cell office:value-type="string">
            <text:p>parent7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71</text:p>
          </table:table-cell>
          <table:table-cell/>
          <table:table-cell office:value-type="string">
            <text:p>parent7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72</text:p>
          </table:table-cell>
          <table:table-cell/>
          <table:table-cell office:value-type="string">
            <text:p>parent7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73</text:p>
          </table:table-cell>
          <table:table-cell/>
          <table:table-cell office:value-type="string">
            <text:p>parent7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74</text:p>
          </table:table-cell>
          <table:table-cell/>
          <table:table-cell office:value-type="string">
            <text:p>parent7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75</text:p>
          </table:table-cell>
          <table:table-cell/>
          <table:table-cell office:value-type="string">
            <text:p>parent7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76</text:p>
          </table:table-cell>
          <table:table-cell/>
          <table:table-cell office:value-type="string">
            <text:p>parent7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77</text:p>
          </table:table-cell>
          <table:table-cell/>
          <table:table-cell office:value-type="string">
            <text:p>parent7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78</text:p>
          </table:table-cell>
          <table:table-cell/>
          <table:table-cell office:value-type="string">
            <text:p>parent7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79</text:p>
          </table:table-cell>
          <table:table-cell/>
          <table:table-cell office:value-type="string">
            <text:p>parent7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80</text:p>
          </table:table-cell>
          <table:table-cell/>
          <table:table-cell office:value-type="string">
            <text:p>parent8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81</text:p>
          </table:table-cell>
          <table:table-cell/>
          <table:table-cell office:value-type="string">
            <text:p>parent8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82</text:p>
          </table:table-cell>
          <table:table-cell/>
          <table:table-cell office:value-type="string">
            <text:p>parent8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83</text:p>
          </table:table-cell>
          <table:table-cell/>
          <table:table-cell office:value-type="string">
            <text:p>parent8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84</text:p>
          </table:table-cell>
          <table:table-cell/>
          <table:table-cell office:value-type="string">
            <text:p>parent8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85</text:p>
          </table:table-cell>
          <table:table-cell/>
          <table:table-cell office:value-type="string">
            <text:p>parent8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86</text:p>
          </table:table-cell>
          <table:table-cell/>
          <table:table-cell office:value-type="string">
            <text:p>parent8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87</text:p>
          </table:table-cell>
          <table:table-cell/>
          <table:table-cell office:value-type="string">
            <text:p>parent8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88</text:p>
          </table:table-cell>
          <table:table-cell/>
          <table:table-cell office:value-type="string">
            <text:p>parent8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89</text:p>
          </table:table-cell>
          <table:table-cell/>
          <table:table-cell office:value-type="string">
            <text:p>parent8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90</text:p>
          </table:table-cell>
          <table:table-cell/>
          <table:table-cell office:value-type="string">
            <text:p>parent9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91</text:p>
          </table:table-cell>
          <table:table-cell/>
          <table:table-cell office:value-type="string">
            <text:p>parent9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92</text:p>
          </table:table-cell>
          <table:table-cell/>
          <table:table-cell office:value-type="string">
            <text:p>parent9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93</text:p>
          </table:table-cell>
          <table:table-cell/>
          <table:table-cell office:value-type="string">
            <text:p>parent9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94</text:p>
          </table:table-cell>
          <table:table-cell/>
          <table:table-cell office:value-type="string">
            <text:p>parent9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95</text:p>
          </table:table-cell>
          <table:table-cell/>
          <table:table-cell office:value-type="string">
            <text:p>parent9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96</text:p>
          </table:table-cell>
          <table:table-cell/>
          <table:table-cell office:value-type="string">
            <text:p>parent9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97</text:p>
          </table:table-cell>
          <table:table-cell/>
          <table:table-cell office:value-type="string">
            <text:p>parent9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98</text:p>
          </table:table-cell>
          <table:table-cell/>
          <table:table-cell office:value-type="string">
            <text:p>parent9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99</text:p>
          </table:table-cell>
          <table:table-cell/>
          <table:table-cell office:value-type="string">
            <text:p>parent9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00</text:p>
          </table:table-cell>
          <table:table-cell/>
          <table:table-cell office:value-type="string">
            <text:p>parent10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01</text:p>
          </table:table-cell>
          <table:table-cell/>
          <table:table-cell office:value-type="string">
            <text:p>parent10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02</text:p>
          </table:table-cell>
          <table:table-cell/>
          <table:table-cell office:value-type="string">
            <text:p>parent10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03</text:p>
          </table:table-cell>
          <table:table-cell/>
          <table:table-cell office:value-type="string">
            <text:p>parent10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04</text:p>
          </table:table-cell>
          <table:table-cell/>
          <table:table-cell office:value-type="string">
            <text:p>parent10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05</text:p>
          </table:table-cell>
          <table:table-cell/>
          <table:table-cell office:value-type="string">
            <text:p>parent10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06</text:p>
          </table:table-cell>
          <table:table-cell/>
          <table:table-cell office:value-type="string">
            <text:p>parent10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07</text:p>
          </table:table-cell>
          <table:table-cell/>
          <table:table-cell office:value-type="string">
            <text:p>parent10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08</text:p>
          </table:table-cell>
          <table:table-cell/>
          <table:table-cell office:value-type="string">
            <text:p>parent10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09</text:p>
          </table:table-cell>
          <table:table-cell/>
          <table:table-cell office:value-type="string">
            <text:p>parent10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0</text:p>
          </table:table-cell>
          <table:table-cell/>
          <table:table-cell office:value-type="string">
            <text:p>parent11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1</text:p>
          </table:table-cell>
          <table:table-cell/>
          <table:table-cell office:value-type="string">
            <text:p>parent11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2</text:p>
          </table:table-cell>
          <table:table-cell/>
          <table:table-cell office:value-type="string">
            <text:p>parent11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3</text:p>
          </table:table-cell>
          <table:table-cell/>
          <table:table-cell office:value-type="string">
            <text:p>parent11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4</text:p>
          </table:table-cell>
          <table:table-cell/>
          <table:table-cell office:value-type="string">
            <text:p>parent11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5</text:p>
          </table:table-cell>
          <table:table-cell/>
          <table:table-cell office:value-type="string">
            <text:p>parent11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6</text:p>
          </table:table-cell>
          <table:table-cell/>
          <table:table-cell office:value-type="string">
            <text:p>parent11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7</text:p>
          </table:table-cell>
          <table:table-cell/>
          <table:table-cell office:value-type="string">
            <text:p>parent11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8</text:p>
          </table:table-cell>
          <table:table-cell/>
          <table:table-cell office:value-type="string">
            <text:p>parent11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9</text:p>
          </table:table-cell>
          <table:table-cell/>
          <table:table-cell office:value-type="string">
            <text:p>parent11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20</text:p>
          </table:table-cell>
          <table:table-cell/>
          <table:table-cell office:value-type="string">
            <text:p>parent12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21</text:p>
          </table:table-cell>
          <table:table-cell/>
          <table:table-cell office:value-type="string">
            <text:p>parent12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22</text:p>
          </table:table-cell>
          <table:table-cell/>
          <table:table-cell office:value-type="string">
            <text:p>parent12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23</text:p>
          </table:table-cell>
          <table:table-cell/>
          <table:table-cell office:value-type="string">
            <text:p>parent12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24</text:p>
          </table:table-cell>
          <table:table-cell/>
          <table:table-cell office:value-type="string">
            <text:p>parent12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25</text:p>
          </table:table-cell>
          <table:table-cell/>
          <table:table-cell office:value-type="string">
            <text:p>parent12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26</text:p>
          </table:table-cell>
          <table:table-cell/>
          <table:table-cell office:value-type="string">
            <text:p>parent12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27</text:p>
          </table:table-cell>
          <table:table-cell/>
          <table:table-cell office:value-type="string">
            <text:p>parent12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28</text:p>
          </table:table-cell>
          <table:table-cell/>
          <table:table-cell office:value-type="string">
            <text:p>parent12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29</text:p>
          </table:table-cell>
          <table:table-cell/>
          <table:table-cell office:value-type="string">
            <text:p>parent12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30</text:p>
          </table:table-cell>
          <table:table-cell/>
          <table:table-cell office:value-type="string">
            <text:p>parent13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31</text:p>
          </table:table-cell>
          <table:table-cell/>
          <table:table-cell office:value-type="string">
            <text:p>parent13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32</text:p>
          </table:table-cell>
          <table:table-cell/>
          <table:table-cell office:value-type="string">
            <text:p>parent13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33</text:p>
          </table:table-cell>
          <table:table-cell/>
          <table:table-cell office:value-type="string">
            <text:p>parent13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34</text:p>
          </table:table-cell>
          <table:table-cell/>
          <table:table-cell office:value-type="string">
            <text:p>parent13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35</text:p>
          </table:table-cell>
          <table:table-cell/>
          <table:table-cell office:value-type="string">
            <text:p>parent13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36</text:p>
          </table:table-cell>
          <table:table-cell/>
          <table:table-cell office:value-type="string">
            <text:p>parent13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37</text:p>
          </table:table-cell>
          <table:table-cell/>
          <table:table-cell office:value-type="string">
            <text:p>parent13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38</text:p>
          </table:table-cell>
          <table:table-cell/>
          <table:table-cell office:value-type="string">
            <text:p>parent13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39</text:p>
          </table:table-cell>
          <table:table-cell/>
          <table:table-cell office:value-type="string">
            <text:p>parent13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40</text:p>
          </table:table-cell>
          <table:table-cell/>
          <table:table-cell office:value-type="string">
            <text:p>parent14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41</text:p>
          </table:table-cell>
          <table:table-cell/>
          <table:table-cell office:value-type="string">
            <text:p>parent14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42</text:p>
          </table:table-cell>
          <table:table-cell/>
          <table:table-cell office:value-type="string">
            <text:p>parent14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43</text:p>
          </table:table-cell>
          <table:table-cell/>
          <table:table-cell office:value-type="string">
            <text:p>parent14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44</text:p>
          </table:table-cell>
          <table:table-cell/>
          <table:table-cell office:value-type="string">
            <text:p>parent14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45</text:p>
          </table:table-cell>
          <table:table-cell/>
          <table:table-cell office:value-type="string">
            <text:p>parent14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46</text:p>
          </table:table-cell>
          <table:table-cell/>
          <table:table-cell office:value-type="string">
            <text:p>parent14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47</text:p>
          </table:table-cell>
          <table:table-cell/>
          <table:table-cell office:value-type="string">
            <text:p>parent14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48</text:p>
          </table:table-cell>
          <table:table-cell/>
          <table:table-cell office:value-type="string">
            <text:p>parent14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49</text:p>
          </table:table-cell>
          <table:table-cell/>
          <table:table-cell office:value-type="string">
            <text:p>parent14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50</text:p>
          </table:table-cell>
          <table:table-cell/>
          <table:table-cell office:value-type="string">
            <text:p>parent15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51</text:p>
          </table:table-cell>
          <table:table-cell/>
          <table:table-cell office:value-type="string">
            <text:p>parent15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52</text:p>
          </table:table-cell>
          <table:table-cell/>
          <table:table-cell office:value-type="string">
            <text:p>parent15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53</text:p>
          </table:table-cell>
          <table:table-cell/>
          <table:table-cell office:value-type="string">
            <text:p>parent15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54</text:p>
          </table:table-cell>
          <table:table-cell/>
          <table:table-cell office:value-type="string">
            <text:p>parent15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55</text:p>
          </table:table-cell>
          <table:table-cell/>
          <table:table-cell office:value-type="string">
            <text:p>parent15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56</text:p>
          </table:table-cell>
          <table:table-cell/>
          <table:table-cell office:value-type="string">
            <text:p>parent15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57</text:p>
          </table:table-cell>
          <table:table-cell/>
          <table:table-cell office:value-type="string">
            <text:p>parent15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58</text:p>
          </table:table-cell>
          <table:table-cell/>
          <table:table-cell office:value-type="string">
            <text:p>parent15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59</text:p>
          </table:table-cell>
          <table:table-cell/>
          <table:table-cell office:value-type="string">
            <text:p>parent15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60</text:p>
          </table:table-cell>
          <table:table-cell/>
          <table:table-cell office:value-type="string">
            <text:p>parent16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61</text:p>
          </table:table-cell>
          <table:table-cell/>
          <table:table-cell office:value-type="string">
            <text:p>parent16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62</text:p>
          </table:table-cell>
          <table:table-cell/>
          <table:table-cell office:value-type="string">
            <text:p>parent16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63</text:p>
          </table:table-cell>
          <table:table-cell/>
          <table:table-cell office:value-type="string">
            <text:p>parent16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64</text:p>
          </table:table-cell>
          <table:table-cell/>
          <table:table-cell office:value-type="string">
            <text:p>parent16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65</text:p>
          </table:table-cell>
          <table:table-cell/>
          <table:table-cell office:value-type="string">
            <text:p>parent16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66</text:p>
          </table:table-cell>
          <table:table-cell/>
          <table:table-cell office:value-type="string">
            <text:p>parent16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67</text:p>
          </table:table-cell>
          <table:table-cell/>
          <table:table-cell office:value-type="string">
            <text:p>parent16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68</text:p>
          </table:table-cell>
          <table:table-cell/>
          <table:table-cell office:value-type="string">
            <text:p>parent16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69</text:p>
          </table:table-cell>
          <table:table-cell/>
          <table:table-cell office:value-type="string">
            <text:p>parent16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70</text:p>
          </table:table-cell>
          <table:table-cell/>
          <table:table-cell office:value-type="string">
            <text:p>parent17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71</text:p>
          </table:table-cell>
          <table:table-cell/>
          <table:table-cell office:value-type="string">
            <text:p>parent17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72</text:p>
          </table:table-cell>
          <table:table-cell/>
          <table:table-cell office:value-type="string">
            <text:p>parent17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73</text:p>
          </table:table-cell>
          <table:table-cell/>
          <table:table-cell office:value-type="string">
            <text:p>parent17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74</text:p>
          </table:table-cell>
          <table:table-cell/>
          <table:table-cell office:value-type="string">
            <text:p>parent17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75</text:p>
          </table:table-cell>
          <table:table-cell/>
          <table:table-cell office:value-type="string">
            <text:p>parent17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76</text:p>
          </table:table-cell>
          <table:table-cell/>
          <table:table-cell office:value-type="string">
            <text:p>parent17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77</text:p>
          </table:table-cell>
          <table:table-cell/>
          <table:table-cell office:value-type="string">
            <text:p>parent17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78</text:p>
          </table:table-cell>
          <table:table-cell/>
          <table:table-cell office:value-type="string">
            <text:p>parent17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79</text:p>
          </table:table-cell>
          <table:table-cell/>
          <table:table-cell office:value-type="string">
            <text:p>parent17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80</text:p>
          </table:table-cell>
          <table:table-cell/>
          <table:table-cell office:value-type="string">
            <text:p>parent18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81</text:p>
          </table:table-cell>
          <table:table-cell/>
          <table:table-cell office:value-type="string">
            <text:p>parent18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82</text:p>
          </table:table-cell>
          <table:table-cell/>
          <table:table-cell office:value-type="string">
            <text:p>parent18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83</text:p>
          </table:table-cell>
          <table:table-cell/>
          <table:table-cell office:value-type="string">
            <text:p>parent18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84</text:p>
          </table:table-cell>
          <table:table-cell/>
          <table:table-cell office:value-type="string">
            <text:p>parent18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85</text:p>
          </table:table-cell>
          <table:table-cell/>
          <table:table-cell office:value-type="string">
            <text:p>parent18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86</text:p>
          </table:table-cell>
          <table:table-cell/>
          <table:table-cell office:value-type="string">
            <text:p>parent18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87</text:p>
          </table:table-cell>
          <table:table-cell/>
          <table:table-cell office:value-type="string">
            <text:p>parent18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88</text:p>
          </table:table-cell>
          <table:table-cell/>
          <table:table-cell office:value-type="string">
            <text:p>parent18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89</text:p>
          </table:table-cell>
          <table:table-cell/>
          <table:table-cell office:value-type="string">
            <text:p>parent18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90</text:p>
          </table:table-cell>
          <table:table-cell/>
          <table:table-cell office:value-type="string">
            <text:p>parent19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91</text:p>
          </table:table-cell>
          <table:table-cell/>
          <table:table-cell office:value-type="string">
            <text:p>parent19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92</text:p>
          </table:table-cell>
          <table:table-cell/>
          <table:table-cell office:value-type="string">
            <text:p>parent19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93</text:p>
          </table:table-cell>
          <table:table-cell/>
          <table:table-cell office:value-type="string">
            <text:p>parent19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94</text:p>
          </table:table-cell>
          <table:table-cell/>
          <table:table-cell office:value-type="string">
            <text:p>parent19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95</text:p>
          </table:table-cell>
          <table:table-cell/>
          <table:table-cell office:value-type="string">
            <text:p>parent19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96</text:p>
          </table:table-cell>
          <table:table-cell/>
          <table:table-cell office:value-type="string">
            <text:p>parent19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97</text:p>
          </table:table-cell>
          <table:table-cell/>
          <table:table-cell office:value-type="string">
            <text:p>parent19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98</text:p>
          </table:table-cell>
          <table:table-cell/>
          <table:table-cell office:value-type="string">
            <text:p>parent19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99</text:p>
          </table:table-cell>
          <table:table-cell/>
          <table:table-cell office:value-type="string">
            <text:p>parent19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200</text:p>
          </table:table-cell>
          <table:table-cell/>
          <table:table-cell office:value-type="string">
            <text:p>parent20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201</text:p>
          </table:table-cell>
          <table:table-cell/>
          <table:table-cell office:value-type="string">
            <text:p>parent20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202</text:p>
          </table:table-cell>
          <table:table-cell/>
          <table:table-cell office:value-type="string">
            <text:p>parent20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203</text:p>
          </table:table-cell>
          <table:table-cell/>
          <table:table-cell office:value-type="string">
            <text:p>parent20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204</text:p>
          </table:table-cell>
          <table:table-cell/>
          <table:table-cell office:value-type="string">
            <text:p>parent20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205</text:p>
          </table:table-cell>
          <table:table-cell/>
          <table:table-cell office:value-type="string">
            <text:p>parent20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206</text:p>
          </table:table-cell>
          <table:table-cell/>
          <table:table-cell office:value-type="string">
            <text:p>parent20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207</text:p>
          </table:table-cell>
          <table:table-cell/>
          <table:table-cell office:value-type="string">
            <text:p>parent20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208</text:p>
          </table:table-cell>
          <table:table-cell/>
          <table:table-cell office:value-type="string">
            <text:p>parent20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209</text:p>
          </table:table-cell>
          <table:table-cell/>
          <table:table-cell office:value-type="string">
            <text:p>parent20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210</text:p>
          </table:table-cell>
          <table:table-cell/>
          <table:table-cell office:value-type="string">
            <text:p>parent21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211</text:p>
          </table:table-cell>
          <table:table-cell/>
          <table:table-cell office:value-type="string">
            <text:p>parent21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212</text:p>
          </table:table-cell>
          <table:table-cell/>
          <table:table-cell office:value-type="string">
            <text:p>parent21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213</text:p>
          </table:table-cell>
          <table:table-cell/>
          <table:table-cell office:value-type="string">
            <text:p>parent21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214</text:p>
          </table:table-cell>
          <table:table-cell/>
          <table:table-cell office:value-type="string">
            <text:p>parent21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215</text:p>
          </table:table-cell>
          <table:table-cell/>
          <table:table-cell office:value-type="string">
            <text:p>parent21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216</text:p>
          </table:table-cell>
          <table:table-cell/>
          <table:table-cell office:value-type="string">
            <text:p>parent21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217</text:p>
          </table:table-cell>
          <table:table-cell/>
          <table:table-cell office:value-type="string">
            <text:p>parent21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218</text:p>
          </table:table-cell>
          <table:table-cell/>
          <table:table-cell office:value-type="string">
            <text:p>parent21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219</text:p>
          </table:table-cell>
          <table:table-cell/>
          <table:table-cell office:value-type="string">
            <text:p>parent21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220</text:p>
          </table:table-cell>
          <table:table-cell/>
          <table:table-cell office:value-type="string">
            <text:p>parent22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221</text:p>
          </table:table-cell>
          <table:table-cell/>
          <table:table-cell office:value-type="string">
            <text:p>parent22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222</text:p>
          </table:table-cell>
          <table:table-cell/>
          <table:table-cell office:value-type="string">
            <text:p>parent22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23</text:p>
          </table:table-cell>
          <table:table-cell/>
          <table:table-cell office:value-type="string">
            <text:p>parent22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24</text:p>
          </table:table-cell>
          <table:table-cell/>
          <table:table-cell office:value-type="string">
            <text:p>parent22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25</text:p>
          </table:table-cell>
          <table:table-cell/>
          <table:table-cell office:value-type="string">
            <text:p>parent22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26</text:p>
          </table:table-cell>
          <table:table-cell/>
          <table:table-cell office:value-type="string">
            <text:p>parent22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27</text:p>
          </table:table-cell>
          <table:table-cell/>
          <table:table-cell office:value-type="string">
            <text:p>parent22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28</text:p>
          </table:table-cell>
          <table:table-cell/>
          <table:table-cell office:value-type="string">
            <text:p>parent22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29</text:p>
          </table:table-cell>
          <table:table-cell/>
          <table:table-cell office:value-type="string">
            <text:p>parent22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30</text:p>
          </table:table-cell>
          <table:table-cell/>
          <table:table-cell office:value-type="string">
            <text:p>parent23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31</text:p>
          </table:table-cell>
          <table:table-cell/>
          <table:table-cell office:value-type="string">
            <text:p>parent23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32</text:p>
          </table:table-cell>
          <table:table-cell/>
          <table:table-cell office:value-type="string">
            <text:p>parent23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33</text:p>
          </table:table-cell>
          <table:table-cell/>
          <table:table-cell office:value-type="string">
            <text:p>parent23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34</text:p>
          </table:table-cell>
          <table:table-cell/>
          <table:table-cell office:value-type="string">
            <text:p>parent23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35</text:p>
          </table:table-cell>
          <table:table-cell/>
          <table:table-cell office:value-type="string">
            <text:p>parent23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36</text:p>
          </table:table-cell>
          <table:table-cell/>
          <table:table-cell office:value-type="string">
            <text:p>parent23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37</text:p>
          </table:table-cell>
          <table:table-cell/>
          <table:table-cell office:value-type="string">
            <text:p>parent23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38</text:p>
          </table:table-cell>
          <table:table-cell/>
          <table:table-cell office:value-type="string">
            <text:p>parent23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39</text:p>
          </table:table-cell>
          <table:table-cell/>
          <table:table-cell office:value-type="string">
            <text:p>parent23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40</text:p>
          </table:table-cell>
          <table:table-cell/>
          <table:table-cell office:value-type="string">
            <text:p>parent24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41</text:p>
          </table:table-cell>
          <table:table-cell/>
          <table:table-cell office:value-type="string">
            <text:p>parent24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42</text:p>
          </table:table-cell>
          <table:table-cell/>
          <table:table-cell office:value-type="string">
            <text:p>parent24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43</text:p>
          </table:table-cell>
          <table:table-cell/>
          <table:table-cell office:value-type="string">
            <text:p>parent24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44</text:p>
          </table:table-cell>
          <table:table-cell/>
          <table:table-cell office:value-type="string">
            <text:p>parent24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45</text:p>
          </table:table-cell>
          <table:table-cell/>
          <table:table-cell office:value-type="string">
            <text:p>parent24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46</text:p>
          </table:table-cell>
          <table:table-cell/>
          <table:table-cell office:value-type="string">
            <text:p>parent24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47</text:p>
          </table:table-cell>
          <table:table-cell/>
          <table:table-cell office:value-type="string">
            <text:p>parent24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48</text:p>
          </table:table-cell>
          <table:table-cell/>
          <table:table-cell office:value-type="string">
            <text:p>parent24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49</text:p>
          </table:table-cell>
          <table:table-cell/>
          <table:table-cell office:value-type="string">
            <text:p>parent24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50</text:p>
          </table:table-cell>
          <table:table-cell/>
          <table:table-cell office:value-type="string">
            <text:p>parent25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51</text:p>
          </table:table-cell>
          <table:table-cell/>
          <table:table-cell office:value-type="string">
            <text:p>parent25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52</text:p>
          </table:table-cell>
          <table:table-cell/>
          <table:table-cell office:value-type="string">
            <text:p>parent25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253</text:p>
          </table:table-cell>
          <table:table-cell/>
          <table:table-cell office:value-type="string">
            <text:p>parent25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254</text:p>
          </table:table-cell>
          <table:table-cell/>
          <table:table-cell office:value-type="string">
            <text:p>parent25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255</text:p>
          </table:table-cell>
          <table:table-cell/>
          <table:table-cell office:value-type="string">
            <text:p>parent25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256</text:p>
          </table:table-cell>
          <table:table-cell/>
          <table:table-cell office:value-type="string">
            <text:p>parent25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257</text:p>
          </table:table-cell>
          <table:table-cell/>
          <table:table-cell office:value-type="string">
            <text:p>parent25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258</text:p>
          </table:table-cell>
          <table:table-cell/>
          <table:table-cell office:value-type="string">
            <text:p>parent25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259</text:p>
          </table:table-cell>
          <table:table-cell/>
          <table:table-cell office:value-type="string">
            <text:p>parent25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260</text:p>
          </table:table-cell>
          <table:table-cell/>
          <table:table-cell office:value-type="string">
            <text:p>parent26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261</text:p>
          </table:table-cell>
          <table:table-cell/>
          <table:table-cell office:value-type="string">
            <text:p>parent26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262</text:p>
          </table:table-cell>
          <table:table-cell/>
          <table:table-cell office:value-type="string">
            <text:p>parent26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263</text:p>
          </table:table-cell>
          <table:table-cell/>
          <table:table-cell office:value-type="string">
            <text:p>parent26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264</text:p>
          </table:table-cell>
          <table:table-cell/>
          <table:table-cell office:value-type="string">
            <text:p>parent26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265</text:p>
          </table:table-cell>
          <table:table-cell/>
          <table:table-cell office:value-type="string">
            <text:p>parent26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266</text:p>
          </table:table-cell>
          <table:table-cell/>
          <table:table-cell office:value-type="string">
            <text:p>parent26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267</text:p>
          </table:table-cell>
          <table:table-cell/>
          <table:table-cell office:value-type="string">
            <text:p>parent26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268</text:p>
          </table:table-cell>
          <table:table-cell/>
          <table:table-cell office:value-type="string">
            <text:p>parent26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269</text:p>
          </table:table-cell>
          <table:table-cell/>
          <table:table-cell office:value-type="string">
            <text:p>parent26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270</text:p>
          </table:table-cell>
          <table:table-cell/>
          <table:table-cell office:value-type="string">
            <text:p>parent27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271</text:p>
          </table:table-cell>
          <table:table-cell/>
          <table:table-cell office:value-type="string">
            <text:p>parent27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272</text:p>
          </table:table-cell>
          <table:table-cell/>
          <table:table-cell office:value-type="string">
            <text:p>parent27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273</text:p>
          </table:table-cell>
          <table:table-cell/>
          <table:table-cell office:value-type="string">
            <text:p>parent27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274</text:p>
          </table:table-cell>
          <table:table-cell/>
          <table:table-cell office:value-type="string">
            <text:p>parent27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275</text:p>
          </table:table-cell>
          <table:table-cell/>
          <table:table-cell office:value-type="string">
            <text:p>parent27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276</text:p>
          </table:table-cell>
          <table:table-cell/>
          <table:table-cell office:value-type="string">
            <text:p>parent27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277</text:p>
          </table:table-cell>
          <table:table-cell/>
          <table:table-cell office:value-type="string">
            <text:p>parent27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278</text:p>
          </table:table-cell>
          <table:table-cell/>
          <table:table-cell office:value-type="string">
            <text:p>parent27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279</text:p>
          </table:table-cell>
          <table:table-cell/>
          <table:table-cell office:value-type="string">
            <text:p>parent27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280</text:p>
          </table:table-cell>
          <table:table-cell/>
          <table:table-cell office:value-type="string">
            <text:p>parent28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281</text:p>
          </table:table-cell>
          <table:table-cell/>
          <table:table-cell office:value-type="string">
            <text:p>parent28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282</text:p>
          </table:table-cell>
          <table:table-cell/>
          <table:table-cell office:value-type="string">
            <text:p>parent28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283</text:p>
          </table:table-cell>
          <table:table-cell/>
          <table:table-cell office:value-type="string">
            <text:p>parent28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284</text:p>
          </table:table-cell>
          <table:table-cell/>
          <table:table-cell office:value-type="string">
            <text:p>parent28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285</text:p>
          </table:table-cell>
          <table:table-cell/>
          <table:table-cell office:value-type="string">
            <text:p>parent28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286</text:p>
          </table:table-cell>
          <table:table-cell/>
          <table:table-cell office:value-type="string">
            <text:p>parent28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287</text:p>
          </table:table-cell>
          <table:table-cell/>
          <table:table-cell office:value-type="string">
            <text:p>parent28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288</text:p>
          </table:table-cell>
          <table:table-cell/>
          <table:table-cell office:value-type="string">
            <text:p>parent28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289</text:p>
          </table:table-cell>
          <table:table-cell/>
          <table:table-cell office:value-type="string">
            <text:p>parent28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290</text:p>
          </table:table-cell>
          <table:table-cell/>
          <table:table-cell office:value-type="string">
            <text:p>parent29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291</text:p>
          </table:table-cell>
          <table:table-cell/>
          <table:table-cell office:value-type="string">
            <text:p>parent29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292</text:p>
          </table:table-cell>
          <table:table-cell/>
          <table:table-cell office:value-type="string">
            <text:p>parent29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293</text:p>
          </table:table-cell>
          <table:table-cell/>
          <table:table-cell office:value-type="string">
            <text:p>parent29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294</text:p>
          </table:table-cell>
          <table:table-cell/>
          <table:table-cell office:value-type="string">
            <text:p>parent29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295</text:p>
          </table:table-cell>
          <table:table-cell/>
          <table:table-cell office:value-type="string">
            <text:p>parent29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296</text:p>
          </table:table-cell>
          <table:table-cell/>
          <table:table-cell office:value-type="string">
            <text:p>parent29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297</text:p>
          </table:table-cell>
          <table:table-cell/>
          <table:table-cell office:value-type="string">
            <text:p>parent29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298</text:p>
          </table:table-cell>
          <table:table-cell/>
          <table:table-cell office:value-type="string">
            <text:p>parent29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299</text:p>
          </table:table-cell>
          <table:table-cell/>
          <table:table-cell office:value-type="string">
            <text:p>parent29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300</text:p>
          </table:table-cell>
          <table:table-cell/>
          <table:table-cell office:value-type="string">
            <text:p>parent30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301</text:p>
          </table:table-cell>
          <table:table-cell/>
          <table:table-cell office:value-type="string">
            <text:p>parent30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302</text:p>
          </table:table-cell>
          <table:table-cell/>
          <table:table-cell office:value-type="string">
            <text:p>parent30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303</text:p>
          </table:table-cell>
          <table:table-cell/>
          <table:table-cell office:value-type="string">
            <text:p>parent30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304</text:p>
          </table:table-cell>
          <table:table-cell/>
          <table:table-cell office:value-type="string">
            <text:p>parent30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305</text:p>
          </table:table-cell>
          <table:table-cell/>
          <table:table-cell office:value-type="string">
            <text:p>parent30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306</text:p>
          </table:table-cell>
          <table:table-cell/>
          <table:table-cell office:value-type="string">
            <text:p>parent30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307</text:p>
          </table:table-cell>
          <table:table-cell/>
          <table:table-cell office:value-type="string">
            <text:p>parent30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308</text:p>
          </table:table-cell>
          <table:table-cell/>
          <table:table-cell office:value-type="string">
            <text:p>parent30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309</text:p>
          </table:table-cell>
          <table:table-cell/>
          <table:table-cell office:value-type="string">
            <text:p>parent30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310</text:p>
          </table:table-cell>
          <table:table-cell/>
          <table:table-cell office:value-type="string">
            <text:p>parent31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311</text:p>
          </table:table-cell>
          <table:table-cell/>
          <table:table-cell office:value-type="string">
            <text:p>parent31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312</text:p>
          </table:table-cell>
          <table:table-cell/>
          <table:table-cell office:value-type="string">
            <text:p>parent31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313</text:p>
          </table:table-cell>
          <table:table-cell/>
          <table:table-cell office:value-type="string">
            <text:p>parent31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314</text:p>
          </table:table-cell>
          <table:table-cell/>
          <table:table-cell office:value-type="string">
            <text:p>parent31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315</text:p>
          </table:table-cell>
          <table:table-cell/>
          <table:table-cell office:value-type="string">
            <text:p>parent31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316</text:p>
          </table:table-cell>
          <table:table-cell/>
          <table:table-cell office:value-type="string">
            <text:p>parent31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317</text:p>
          </table:table-cell>
          <table:table-cell/>
          <table:table-cell office:value-type="string">
            <text:p>parent31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318</text:p>
          </table:table-cell>
          <table:table-cell/>
          <table:table-cell office:value-type="string">
            <text:p>parent31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319</text:p>
          </table:table-cell>
          <table:table-cell/>
          <table:table-cell office:value-type="string">
            <text:p>parent31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320</text:p>
          </table:table-cell>
          <table:table-cell/>
          <table:table-cell office:value-type="string">
            <text:p>parent32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321</text:p>
          </table:table-cell>
          <table:table-cell/>
          <table:table-cell office:value-type="string">
            <text:p>parent32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322</text:p>
          </table:table-cell>
          <table:table-cell/>
          <table:table-cell office:value-type="string">
            <text:p>parent32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323</text:p>
          </table:table-cell>
          <table:table-cell/>
          <table:table-cell office:value-type="string">
            <text:p>parent32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324</text:p>
          </table:table-cell>
          <table:table-cell/>
          <table:table-cell office:value-type="string">
            <text:p>parent32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325</text:p>
          </table:table-cell>
          <table:table-cell/>
          <table:table-cell office:value-type="string">
            <text:p>parent32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326</text:p>
          </table:table-cell>
          <table:table-cell/>
          <table:table-cell office:value-type="string">
            <text:p>parent32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327</text:p>
          </table:table-cell>
          <table:table-cell/>
          <table:table-cell office:value-type="string">
            <text:p>parent32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328</text:p>
          </table:table-cell>
          <table:table-cell/>
          <table:table-cell office:value-type="string">
            <text:p>parent32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329</text:p>
          </table:table-cell>
          <table:table-cell/>
          <table:table-cell office:value-type="string">
            <text:p>parent32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330</text:p>
          </table:table-cell>
          <table:table-cell/>
          <table:table-cell office:value-type="string">
            <text:p>parent33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331</text:p>
          </table:table-cell>
          <table:table-cell/>
          <table:table-cell office:value-type="string">
            <text:p>parent33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332</text:p>
          </table:table-cell>
          <table:table-cell/>
          <table:table-cell office:value-type="string">
            <text:p>parent33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333</text:p>
          </table:table-cell>
          <table:table-cell/>
          <table:table-cell office:value-type="string">
            <text:p>parent33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334</text:p>
          </table:table-cell>
          <table:table-cell/>
          <table:table-cell office:value-type="string">
            <text:p>parent33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335</text:p>
          </table:table-cell>
          <table:table-cell/>
          <table:table-cell office:value-type="string">
            <text:p>parent33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336</text:p>
          </table:table-cell>
          <table:table-cell/>
          <table:table-cell office:value-type="string">
            <text:p>parent33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337</text:p>
          </table:table-cell>
          <table:table-cell/>
          <table:table-cell office:value-type="string">
            <text:p>parent33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338</text:p>
          </table:table-cell>
          <table:table-cell/>
          <table:table-cell office:value-type="string">
            <text:p>parent33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339</text:p>
          </table:table-cell>
          <table:table-cell/>
          <table:table-cell office:value-type="string">
            <text:p>parent33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340</text:p>
          </table:table-cell>
          <table:table-cell/>
          <table:table-cell office:value-type="string">
            <text:p>parent34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341</text:p>
          </table:table-cell>
          <table:table-cell/>
          <table:table-cell office:value-type="string">
            <text:p>parent34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342</text:p>
          </table:table-cell>
          <table:table-cell/>
          <table:table-cell office:value-type="string">
            <text:p>parent34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343</text:p>
          </table:table-cell>
          <table:table-cell/>
          <table:table-cell office:value-type="string">
            <text:p>parent34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344</text:p>
          </table:table-cell>
          <table:table-cell/>
          <table:table-cell office:value-type="string">
            <text:p>parent34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345</text:p>
          </table:table-cell>
          <table:table-cell/>
          <table:table-cell office:value-type="string">
            <text:p>parent34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346</text:p>
          </table:table-cell>
          <table:table-cell/>
          <table:table-cell office:value-type="string">
            <text:p>parent34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347</text:p>
          </table:table-cell>
          <table:table-cell/>
          <table:table-cell office:value-type="string">
            <text:p>parent34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348</text:p>
          </table:table-cell>
          <table:table-cell/>
          <table:table-cell office:value-type="string">
            <text:p>parent34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349</text:p>
          </table:table-cell>
          <table:table-cell/>
          <table:table-cell office:value-type="string">
            <text:p>parent34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350</text:p>
          </table:table-cell>
          <table:table-cell/>
          <table:table-cell office:value-type="string">
            <text:p>parent35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351</text:p>
          </table:table-cell>
          <table:table-cell/>
          <table:table-cell office:value-type="string">
            <text:p>parent35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352</text:p>
          </table:table-cell>
          <table:table-cell/>
          <table:table-cell office:value-type="string">
            <text:p>parent35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353</text:p>
          </table:table-cell>
          <table:table-cell/>
          <table:table-cell office:value-type="string">
            <text:p>parent35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354</text:p>
          </table:table-cell>
          <table:table-cell/>
          <table:table-cell office:value-type="string">
            <text:p>parent35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355</text:p>
          </table:table-cell>
          <table:table-cell/>
          <table:table-cell office:value-type="string">
            <text:p>parent35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356</text:p>
          </table:table-cell>
          <table:table-cell/>
          <table:table-cell office:value-type="string">
            <text:p>parent35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357</text:p>
          </table:table-cell>
          <table:table-cell/>
          <table:table-cell office:value-type="string">
            <text:p>parent35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358</text:p>
          </table:table-cell>
          <table:table-cell/>
          <table:table-cell office:value-type="string">
            <text:p>parent35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359</text:p>
          </table:table-cell>
          <table:table-cell/>
          <table:table-cell office:value-type="string">
            <text:p>parent35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360</text:p>
          </table:table-cell>
          <table:table-cell/>
          <table:table-cell office:value-type="string">
            <text:p>parent36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361</text:p>
          </table:table-cell>
          <table:table-cell/>
          <table:table-cell office:value-type="string">
            <text:p>parent36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362</text:p>
          </table:table-cell>
          <table:table-cell/>
          <table:table-cell office:value-type="string">
            <text:p>parent36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363</text:p>
          </table:table-cell>
          <table:table-cell/>
          <table:table-cell office:value-type="string">
            <text:p>parent36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364</text:p>
          </table:table-cell>
          <table:table-cell/>
          <table:table-cell office:value-type="string">
            <text:p>parent36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365</text:p>
          </table:table-cell>
          <table:table-cell/>
          <table:table-cell office:value-type="string">
            <text:p>parent36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366</text:p>
          </table:table-cell>
          <table:table-cell/>
          <table:table-cell office:value-type="string">
            <text:p>parent36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367</text:p>
          </table:table-cell>
          <table:table-cell/>
          <table:table-cell office:value-type="string">
            <text:p>parent36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368</text:p>
          </table:table-cell>
          <table:table-cell/>
          <table:table-cell office:value-type="string">
            <text:p>parent36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369</text:p>
          </table:table-cell>
          <table:table-cell/>
          <table:table-cell office:value-type="string">
            <text:p>parent36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370</text:p>
          </table:table-cell>
          <table:table-cell/>
          <table:table-cell office:value-type="string">
            <text:p>parent37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371</text:p>
          </table:table-cell>
          <table:table-cell/>
          <table:table-cell office:value-type="string">
            <text:p>parent37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372</text:p>
          </table:table-cell>
          <table:table-cell/>
          <table:table-cell office:value-type="string">
            <text:p>parent37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373</text:p>
          </table:table-cell>
          <table:table-cell/>
          <table:table-cell office:value-type="string">
            <text:p>parent37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374</text:p>
          </table:table-cell>
          <table:table-cell/>
          <table:table-cell office:value-type="string">
            <text:p>parent37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375</text:p>
          </table:table-cell>
          <table:table-cell/>
          <table:table-cell office:value-type="string">
            <text:p>parent37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376</text:p>
          </table:table-cell>
          <table:table-cell/>
          <table:table-cell office:value-type="string">
            <text:p>parent37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377</text:p>
          </table:table-cell>
          <table:table-cell/>
          <table:table-cell office:value-type="string">
            <text:p>parent37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378</text:p>
          </table:table-cell>
          <table:table-cell/>
          <table:table-cell office:value-type="string">
            <text:p>parent37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379</text:p>
          </table:table-cell>
          <table:table-cell/>
          <table:table-cell office:value-type="string">
            <text:p>parent37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380</text:p>
          </table:table-cell>
          <table:table-cell/>
          <table:table-cell office:value-type="string">
            <text:p>parent38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381</text:p>
          </table:table-cell>
          <table:table-cell/>
          <table:table-cell office:value-type="string">
            <text:p>parent38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382</text:p>
          </table:table-cell>
          <table:table-cell/>
          <table:table-cell office:value-type="string">
            <text:p>parent38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383</text:p>
          </table:table-cell>
          <table:table-cell/>
          <table:table-cell office:value-type="string">
            <text:p>parent38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384</text:p>
          </table:table-cell>
          <table:table-cell/>
          <table:table-cell office:value-type="string">
            <text:p>parent38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385</text:p>
          </table:table-cell>
          <table:table-cell/>
          <table:table-cell office:value-type="string">
            <text:p>parent38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386</text:p>
          </table:table-cell>
          <table:table-cell/>
          <table:table-cell office:value-type="string">
            <text:p>parent38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387</text:p>
          </table:table-cell>
          <table:table-cell/>
          <table:table-cell office:value-type="string">
            <text:p>parent38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388</text:p>
          </table:table-cell>
          <table:table-cell/>
          <table:table-cell office:value-type="string">
            <text:p>parent38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389</text:p>
          </table:table-cell>
          <table:table-cell/>
          <table:table-cell office:value-type="string">
            <text:p>parent38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390</text:p>
          </table:table-cell>
          <table:table-cell/>
          <table:table-cell office:value-type="string">
            <text:p>parent39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391</text:p>
          </table:table-cell>
          <table:table-cell/>
          <table:table-cell office:value-type="string">
            <text:p>parent39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392</text:p>
          </table:table-cell>
          <table:table-cell/>
          <table:table-cell office:value-type="string">
            <text:p>parent39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393</text:p>
          </table:table-cell>
          <table:table-cell/>
          <table:table-cell office:value-type="string">
            <text:p>parent39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394</text:p>
          </table:table-cell>
          <table:table-cell/>
          <table:table-cell office:value-type="string">
            <text:p>parent39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395</text:p>
          </table:table-cell>
          <table:table-cell/>
          <table:table-cell office:value-type="string">
            <text:p>parent39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396</text:p>
          </table:table-cell>
          <table:table-cell/>
          <table:table-cell office:value-type="string">
            <text:p>parent39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397</text:p>
          </table:table-cell>
          <table:table-cell/>
          <table:table-cell office:value-type="string">
            <text:p>parent39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398</text:p>
          </table:table-cell>
          <table:table-cell/>
          <table:table-cell office:value-type="string">
            <text:p>parent39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399</text:p>
          </table:table-cell>
          <table:table-cell/>
          <table:table-cell office:value-type="string">
            <text:p>parent39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400</text:p>
          </table:table-cell>
          <table:table-cell/>
          <table:table-cell office:value-type="string">
            <text:p>parent40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401</text:p>
          </table:table-cell>
          <table:table-cell/>
          <table:table-cell office:value-type="string">
            <text:p>parent40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402</text:p>
          </table:table-cell>
          <table:table-cell/>
          <table:table-cell office:value-type="string">
            <text:p>parent40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403</text:p>
          </table:table-cell>
          <table:table-cell/>
          <table:table-cell office:value-type="string">
            <text:p>parent40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404</text:p>
          </table:table-cell>
          <table:table-cell/>
          <table:table-cell office:value-type="string">
            <text:p>parent40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405</text:p>
          </table:table-cell>
          <table:table-cell/>
          <table:table-cell office:value-type="string">
            <text:p>parent40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406</text:p>
          </table:table-cell>
          <table:table-cell/>
          <table:table-cell office:value-type="string">
            <text:p>parent40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407</text:p>
          </table:table-cell>
          <table:table-cell/>
          <table:table-cell office:value-type="string">
            <text:p>parent40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408</text:p>
          </table:table-cell>
          <table:table-cell/>
          <table:table-cell office:value-type="string">
            <text:p>parent40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409</text:p>
          </table:table-cell>
          <table:table-cell/>
          <table:table-cell office:value-type="string">
            <text:p>parent40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410</text:p>
          </table:table-cell>
          <table:table-cell/>
          <table:table-cell office:value-type="string">
            <text:p>parent41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411</text:p>
          </table:table-cell>
          <table:table-cell/>
          <table:table-cell office:value-type="string">
            <text:p>parent41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412</text:p>
          </table:table-cell>
          <table:table-cell/>
          <table:table-cell office:value-type="string">
            <text:p>parent41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413</text:p>
          </table:table-cell>
          <table:table-cell/>
          <table:table-cell office:value-type="string">
            <text:p>parent41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414</text:p>
          </table:table-cell>
          <table:table-cell/>
          <table:table-cell office:value-type="string">
            <text:p>parent41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415</text:p>
          </table:table-cell>
          <table:table-cell/>
          <table:table-cell office:value-type="string">
            <text:p>parent41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416</text:p>
          </table:table-cell>
          <table:table-cell/>
          <table:table-cell office:value-type="string">
            <text:p>parent41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417</text:p>
          </table:table-cell>
          <table:table-cell/>
          <table:table-cell office:value-type="string">
            <text:p>parent41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418</text:p>
          </table:table-cell>
          <table:table-cell/>
          <table:table-cell office:value-type="string">
            <text:p>parent41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419</text:p>
          </table:table-cell>
          <table:table-cell/>
          <table:table-cell office:value-type="string">
            <text:p>parent41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420</text:p>
          </table:table-cell>
          <table:table-cell/>
          <table:table-cell office:value-type="string">
            <text:p>parent42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421</text:p>
          </table:table-cell>
          <table:table-cell/>
          <table:table-cell office:value-type="string">
            <text:p>parent42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422</text:p>
          </table:table-cell>
          <table:table-cell/>
          <table:table-cell office:value-type="string">
            <text:p>parent42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423</text:p>
          </table:table-cell>
          <table:table-cell/>
          <table:table-cell office:value-type="string">
            <text:p>parent42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424</text:p>
          </table:table-cell>
          <table:table-cell/>
          <table:table-cell office:value-type="string">
            <text:p>parent42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425</text:p>
          </table:table-cell>
          <table:table-cell/>
          <table:table-cell office:value-type="string">
            <text:p>parent42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426</text:p>
          </table:table-cell>
          <table:table-cell/>
          <table:table-cell office:value-type="string">
            <text:p>parent42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427</text:p>
          </table:table-cell>
          <table:table-cell/>
          <table:table-cell office:value-type="string">
            <text:p>parent42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428</text:p>
          </table:table-cell>
          <table:table-cell/>
          <table:table-cell office:value-type="string">
            <text:p>parent42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429</text:p>
          </table:table-cell>
          <table:table-cell/>
          <table:table-cell office:value-type="string">
            <text:p>parent42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430</text:p>
          </table:table-cell>
          <table:table-cell/>
          <table:table-cell office:value-type="string">
            <text:p>parent43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431</text:p>
          </table:table-cell>
          <table:table-cell/>
          <table:table-cell office:value-type="string">
            <text:p>parent43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432</text:p>
          </table:table-cell>
          <table:table-cell/>
          <table:table-cell office:value-type="string">
            <text:p>parent43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433</text:p>
          </table:table-cell>
          <table:table-cell/>
          <table:table-cell office:value-type="string">
            <text:p>parent43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434</text:p>
          </table:table-cell>
          <table:table-cell/>
          <table:table-cell office:value-type="string">
            <text:p>parent43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435</text:p>
          </table:table-cell>
          <table:table-cell/>
          <table:table-cell office:value-type="string">
            <text:p>parent43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436</text:p>
          </table:table-cell>
          <table:table-cell/>
          <table:table-cell office:value-type="string">
            <text:p>parent43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437</text:p>
          </table:table-cell>
          <table:table-cell/>
          <table:table-cell office:value-type="string">
            <text:p>parent43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438</text:p>
          </table:table-cell>
          <table:table-cell/>
          <table:table-cell office:value-type="string">
            <text:p>parent43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439</text:p>
          </table:table-cell>
          <table:table-cell/>
          <table:table-cell office:value-type="string">
            <text:p>parent43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440</text:p>
          </table:table-cell>
          <table:table-cell/>
          <table:table-cell office:value-type="string">
            <text:p>parent44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441</text:p>
          </table:table-cell>
          <table:table-cell/>
          <table:table-cell office:value-type="string">
            <text:p>parent44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442</text:p>
          </table:table-cell>
          <table:table-cell/>
          <table:table-cell office:value-type="string">
            <text:p>parent44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443</text:p>
          </table:table-cell>
          <table:table-cell/>
          <table:table-cell office:value-type="string">
            <text:p>parent44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444</text:p>
          </table:table-cell>
          <table:table-cell/>
          <table:table-cell office:value-type="string">
            <text:p>parent44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445</text:p>
          </table:table-cell>
          <table:table-cell/>
          <table:table-cell office:value-type="string">
            <text:p>parent44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446</text:p>
          </table:table-cell>
          <table:table-cell/>
          <table:table-cell office:value-type="string">
            <text:p>parent44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447</text:p>
          </table:table-cell>
          <table:table-cell/>
          <table:table-cell office:value-type="string">
            <text:p>parent44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448</text:p>
          </table:table-cell>
          <table:table-cell/>
          <table:table-cell office:value-type="string">
            <text:p>parent44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449</text:p>
          </table:table-cell>
          <table:table-cell/>
          <table:table-cell office:value-type="string">
            <text:p>parent44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450</text:p>
          </table:table-cell>
          <table:table-cell/>
          <table:table-cell office:value-type="string">
            <text:p>parent45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451</text:p>
          </table:table-cell>
          <table:table-cell/>
          <table:table-cell office:value-type="string">
            <text:p>parent45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452</text:p>
          </table:table-cell>
          <table:table-cell/>
          <table:table-cell office:value-type="string">
            <text:p>parent45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453</text:p>
          </table:table-cell>
          <table:table-cell/>
          <table:table-cell office:value-type="string">
            <text:p>parent45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454</text:p>
          </table:table-cell>
          <table:table-cell/>
          <table:table-cell office:value-type="string">
            <text:p>parent45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455</text:p>
          </table:table-cell>
          <table:table-cell/>
          <table:table-cell office:value-type="string">
            <text:p>parent45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456</text:p>
          </table:table-cell>
          <table:table-cell/>
          <table:table-cell office:value-type="string">
            <text:p>parent45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457</text:p>
          </table:table-cell>
          <table:table-cell/>
          <table:table-cell office:value-type="string">
            <text:p>parent45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458</text:p>
          </table:table-cell>
          <table:table-cell/>
          <table:table-cell office:value-type="string">
            <text:p>parent45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459</text:p>
          </table:table-cell>
          <table:table-cell/>
          <table:table-cell office:value-type="string">
            <text:p>parent45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460</text:p>
          </table:table-cell>
          <table:table-cell/>
          <table:table-cell office:value-type="string">
            <text:p>parent46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461</text:p>
          </table:table-cell>
          <table:table-cell/>
          <table:table-cell office:value-type="string">
            <text:p>parent46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462</text:p>
          </table:table-cell>
          <table:table-cell/>
          <table:table-cell office:value-type="string">
            <text:p>parent46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463</text:p>
          </table:table-cell>
          <table:table-cell/>
          <table:table-cell office:value-type="string">
            <text:p>parent46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464</text:p>
          </table:table-cell>
          <table:table-cell/>
          <table:table-cell office:value-type="string">
            <text:p>parent46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465</text:p>
          </table:table-cell>
          <table:table-cell/>
          <table:table-cell office:value-type="string">
            <text:p>parent46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466</text:p>
          </table:table-cell>
          <table:table-cell/>
          <table:table-cell office:value-type="string">
            <text:p>parent46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467</text:p>
          </table:table-cell>
          <table:table-cell/>
          <table:table-cell office:value-type="string">
            <text:p>parent46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468</text:p>
          </table:table-cell>
          <table:table-cell/>
          <table:table-cell office:value-type="string">
            <text:p>parent46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469</text:p>
          </table:table-cell>
          <table:table-cell/>
          <table:table-cell office:value-type="string">
            <text:p>parent46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470</text:p>
          </table:table-cell>
          <table:table-cell/>
          <table:table-cell office:value-type="string">
            <text:p>parent47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471</text:p>
          </table:table-cell>
          <table:table-cell/>
          <table:table-cell office:value-type="string">
            <text:p>parent47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472</text:p>
          </table:table-cell>
          <table:table-cell/>
          <table:table-cell office:value-type="string">
            <text:p>parent47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473</text:p>
          </table:table-cell>
          <table:table-cell/>
          <table:table-cell office:value-type="string">
            <text:p>parent47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474</text:p>
          </table:table-cell>
          <table:table-cell/>
          <table:table-cell office:value-type="string">
            <text:p>parent47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475</text:p>
          </table:table-cell>
          <table:table-cell/>
          <table:table-cell office:value-type="string">
            <text:p>parent47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476</text:p>
          </table:table-cell>
          <table:table-cell/>
          <table:table-cell office:value-type="string">
            <text:p>parent47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477</text:p>
          </table:table-cell>
          <table:table-cell/>
          <table:table-cell office:value-type="string">
            <text:p>parent47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478</text:p>
          </table:table-cell>
          <table:table-cell/>
          <table:table-cell office:value-type="string">
            <text:p>parent47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479</text:p>
          </table:table-cell>
          <table:table-cell/>
          <table:table-cell office:value-type="string">
            <text:p>parent47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480</text:p>
          </table:table-cell>
          <table:table-cell/>
          <table:table-cell office:value-type="string">
            <text:p>parent48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481</text:p>
          </table:table-cell>
          <table:table-cell/>
          <table:table-cell office:value-type="string">
            <text:p>parent48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482</text:p>
          </table:table-cell>
          <table:table-cell/>
          <table:table-cell office:value-type="string">
            <text:p>parent48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483</text:p>
          </table:table-cell>
          <table:table-cell/>
          <table:table-cell office:value-type="string">
            <text:p>parent48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484</text:p>
          </table:table-cell>
          <table:table-cell/>
          <table:table-cell office:value-type="string">
            <text:p>parent48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485</text:p>
          </table:table-cell>
          <table:table-cell/>
          <table:table-cell office:value-type="string">
            <text:p>parent48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486</text:p>
          </table:table-cell>
          <table:table-cell/>
          <table:table-cell office:value-type="string">
            <text:p>parent48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487</text:p>
          </table:table-cell>
          <table:table-cell/>
          <table:table-cell office:value-type="string">
            <text:p>parent48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488</text:p>
          </table:table-cell>
          <table:table-cell/>
          <table:table-cell office:value-type="string">
            <text:p>parent48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489</text:p>
          </table:table-cell>
          <table:table-cell/>
          <table:table-cell office:value-type="string">
            <text:p>parent48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490</text:p>
          </table:table-cell>
          <table:table-cell/>
          <table:table-cell office:value-type="string">
            <text:p>parent49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491</text:p>
          </table:table-cell>
          <table:table-cell/>
          <table:table-cell office:value-type="string">
            <text:p>parent49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492</text:p>
          </table:table-cell>
          <table:table-cell/>
          <table:table-cell office:value-type="string">
            <text:p>parent49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493</text:p>
          </table:table-cell>
          <table:table-cell/>
          <table:table-cell office:value-type="string">
            <text:p>parent49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494</text:p>
          </table:table-cell>
          <table:table-cell/>
          <table:table-cell office:value-type="string">
            <text:p>parent49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495</text:p>
          </table:table-cell>
          <table:table-cell/>
          <table:table-cell office:value-type="string">
            <text:p>parent49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496</text:p>
          </table:table-cell>
          <table:table-cell/>
          <table:table-cell office:value-type="string">
            <text:p>parent49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497</text:p>
          </table:table-cell>
          <table:table-cell/>
          <table:table-cell office:value-type="string">
            <text:p>parent49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498</text:p>
          </table:table-cell>
          <table:table-cell/>
          <table:table-cell office:value-type="string">
            <text:p>parent49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499</text:p>
          </table:table-cell>
          <table:table-cell/>
          <table:table-cell office:value-type="string">
            <text:p>parent49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500</text:p>
          </table:table-cell>
          <table:table-cell/>
          <table:table-cell office:value-type="string">
            <text:p>parent50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501</text:p>
          </table:table-cell>
          <table:table-cell/>
          <table:table-cell office:value-type="string">
            <text:p>parent50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502</text:p>
          </table:table-cell>
          <table:table-cell/>
          <table:table-cell office:value-type="string">
            <text:p>parent50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503</text:p>
          </table:table-cell>
          <table:table-cell/>
          <table:table-cell office:value-type="string">
            <text:p>parent50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504</text:p>
          </table:table-cell>
          <table:table-cell/>
          <table:table-cell office:value-type="string">
            <text:p>parent50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505</text:p>
          </table:table-cell>
          <table:table-cell/>
          <table:table-cell office:value-type="string">
            <text:p>parent50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506</text:p>
          </table:table-cell>
          <table:table-cell/>
          <table:table-cell office:value-type="string">
            <text:p>parent50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507</text:p>
          </table:table-cell>
          <table:table-cell/>
          <table:table-cell office:value-type="string">
            <text:p>parent50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508</text:p>
          </table:table-cell>
          <table:table-cell/>
          <table:table-cell office:value-type="string">
            <text:p>parent50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509</text:p>
          </table:table-cell>
          <table:table-cell/>
          <table:table-cell office:value-type="string">
            <text:p>parent50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510</text:p>
          </table:table-cell>
          <table:table-cell/>
          <table:table-cell office:value-type="string">
            <text:p>parent51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511</text:p>
          </table:table-cell>
          <table:table-cell/>
          <table:table-cell office:value-type="string">
            <text:p>parent51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512</text:p>
          </table:table-cell>
          <table:table-cell/>
          <table:table-cell office:value-type="string">
            <text:p>parent51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513</text:p>
          </table:table-cell>
          <table:table-cell/>
          <table:table-cell office:value-type="string">
            <text:p>parent51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514</text:p>
          </table:table-cell>
          <table:table-cell/>
          <table:table-cell office:value-type="string">
            <text:p>parent51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515</text:p>
          </table:table-cell>
          <table:table-cell/>
          <table:table-cell office:value-type="string">
            <text:p>parent51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516</text:p>
          </table:table-cell>
          <table:table-cell/>
          <table:table-cell office:value-type="string">
            <text:p>parent51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517</text:p>
          </table:table-cell>
          <table:table-cell/>
          <table:table-cell office:value-type="string">
            <text:p>parent51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518</text:p>
          </table:table-cell>
          <table:table-cell/>
          <table:table-cell office:value-type="string">
            <text:p>parent51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519</text:p>
          </table:table-cell>
          <table:table-cell/>
          <table:table-cell office:value-type="string">
            <text:p>parent51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520</text:p>
          </table:table-cell>
          <table:table-cell/>
          <table:table-cell office:value-type="string">
            <text:p>parent52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521</text:p>
          </table:table-cell>
          <table:table-cell/>
          <table:table-cell office:value-type="string">
            <text:p>parent52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522</text:p>
          </table:table-cell>
          <table:table-cell/>
          <table:table-cell office:value-type="string">
            <text:p>parent52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523</text:p>
          </table:table-cell>
          <table:table-cell/>
          <table:table-cell office:value-type="string">
            <text:p>parent52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524</text:p>
          </table:table-cell>
          <table:table-cell/>
          <table:table-cell office:value-type="string">
            <text:p>parent52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525</text:p>
          </table:table-cell>
          <table:table-cell/>
          <table:table-cell office:value-type="string">
            <text:p>parent52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526</text:p>
          </table:table-cell>
          <table:table-cell/>
          <table:table-cell office:value-type="string">
            <text:p>parent52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527</text:p>
          </table:table-cell>
          <table:table-cell/>
          <table:table-cell office:value-type="string">
            <text:p>parent52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528</text:p>
          </table:table-cell>
          <table:table-cell/>
          <table:table-cell office:value-type="string">
            <text:p>parent52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529</text:p>
          </table:table-cell>
          <table:table-cell/>
          <table:table-cell office:value-type="string">
            <text:p>parent52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530</text:p>
          </table:table-cell>
          <table:table-cell/>
          <table:table-cell office:value-type="string">
            <text:p>parent53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531</text:p>
          </table:table-cell>
          <table:table-cell/>
          <table:table-cell office:value-type="string">
            <text:p>parent53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532</text:p>
          </table:table-cell>
          <table:table-cell/>
          <table:table-cell office:value-type="string">
            <text:p>parent53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533</text:p>
          </table:table-cell>
          <table:table-cell/>
          <table:table-cell office:value-type="string">
            <text:p>parent53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534</text:p>
          </table:table-cell>
          <table:table-cell/>
          <table:table-cell office:value-type="string">
            <text:p>parent53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535</text:p>
          </table:table-cell>
          <table:table-cell/>
          <table:table-cell office:value-type="string">
            <text:p>parent53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536</text:p>
          </table:table-cell>
          <table:table-cell/>
          <table:table-cell office:value-type="string">
            <text:p>parent53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537</text:p>
          </table:table-cell>
          <table:table-cell/>
          <table:table-cell office:value-type="string">
            <text:p>parent53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538</text:p>
          </table:table-cell>
          <table:table-cell/>
          <table:table-cell office:value-type="string">
            <text:p>parent53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539</text:p>
          </table:table-cell>
          <table:table-cell/>
          <table:table-cell office:value-type="string">
            <text:p>parent53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540</text:p>
          </table:table-cell>
          <table:table-cell/>
          <table:table-cell office:value-type="string">
            <text:p>parent54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541</text:p>
          </table:table-cell>
          <table:table-cell/>
          <table:table-cell office:value-type="string">
            <text:p>parent54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542</text:p>
          </table:table-cell>
          <table:table-cell/>
          <table:table-cell office:value-type="string">
            <text:p>parent54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543</text:p>
          </table:table-cell>
          <table:table-cell/>
          <table:table-cell office:value-type="string">
            <text:p>parent54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544</text:p>
          </table:table-cell>
          <table:table-cell/>
          <table:table-cell office:value-type="string">
            <text:p>parent54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545</text:p>
          </table:table-cell>
          <table:table-cell/>
          <table:table-cell office:value-type="string">
            <text:p>parent54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546</text:p>
          </table:table-cell>
          <table:table-cell/>
          <table:table-cell office:value-type="string">
            <text:p>parent54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547</text:p>
          </table:table-cell>
          <table:table-cell/>
          <table:table-cell office:value-type="string">
            <text:p>parent54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548</text:p>
          </table:table-cell>
          <table:table-cell/>
          <table:table-cell office:value-type="string">
            <text:p>parent54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549</text:p>
          </table:table-cell>
          <table:table-cell/>
          <table:table-cell office:value-type="string">
            <text:p>parent54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550</text:p>
          </table:table-cell>
          <table:table-cell/>
          <table:table-cell office:value-type="string">
            <text:p>parent55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551</text:p>
          </table:table-cell>
          <table:table-cell/>
          <table:table-cell office:value-type="string">
            <text:p>parent55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552</text:p>
          </table:table-cell>
          <table:table-cell/>
          <table:table-cell office:value-type="string">
            <text:p>parent55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553</text:p>
          </table:table-cell>
          <table:table-cell/>
          <table:table-cell office:value-type="string">
            <text:p>parent55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554</text:p>
          </table:table-cell>
          <table:table-cell/>
          <table:table-cell office:value-type="string">
            <text:p>parent55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555</text:p>
          </table:table-cell>
          <table:table-cell/>
          <table:table-cell office:value-type="string">
            <text:p>parent55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556</text:p>
          </table:table-cell>
          <table:table-cell/>
          <table:table-cell office:value-type="string">
            <text:p>parent55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557</text:p>
          </table:table-cell>
          <table:table-cell/>
          <table:table-cell office:value-type="string">
            <text:p>parent55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558</text:p>
          </table:table-cell>
          <table:table-cell/>
          <table:table-cell office:value-type="string">
            <text:p>parent55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559</text:p>
          </table:table-cell>
          <table:table-cell/>
          <table:table-cell office:value-type="string">
            <text:p>parent55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560</text:p>
          </table:table-cell>
          <table:table-cell/>
          <table:table-cell office:value-type="string">
            <text:p>parent56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561</text:p>
          </table:table-cell>
          <table:table-cell/>
          <table:table-cell office:value-type="string">
            <text:p>parent56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562</text:p>
          </table:table-cell>
          <table:table-cell/>
          <table:table-cell office:value-type="string">
            <text:p>parent56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563</text:p>
          </table:table-cell>
          <table:table-cell/>
          <table:table-cell office:value-type="string">
            <text:p>parent56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564</text:p>
          </table:table-cell>
          <table:table-cell/>
          <table:table-cell office:value-type="string">
            <text:p>parent56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565</text:p>
          </table:table-cell>
          <table:table-cell/>
          <table:table-cell office:value-type="string">
            <text:p>parent56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566</text:p>
          </table:table-cell>
          <table:table-cell/>
          <table:table-cell office:value-type="string">
            <text:p>parent56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567</text:p>
          </table:table-cell>
          <table:table-cell/>
          <table:table-cell office:value-type="string">
            <text:p>parent56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568</text:p>
          </table:table-cell>
          <table:table-cell/>
          <table:table-cell office:value-type="string">
            <text:p>parent56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569</text:p>
          </table:table-cell>
          <table:table-cell/>
          <table:table-cell office:value-type="string">
            <text:p>parent56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570</text:p>
          </table:table-cell>
          <table:table-cell/>
          <table:table-cell office:value-type="string">
            <text:p>parent57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571</text:p>
          </table:table-cell>
          <table:table-cell/>
          <table:table-cell office:value-type="string">
            <text:p>parent57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572</text:p>
          </table:table-cell>
          <table:table-cell/>
          <table:table-cell office:value-type="string">
            <text:p>parent57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573</text:p>
          </table:table-cell>
          <table:table-cell/>
          <table:table-cell office:value-type="string">
            <text:p>parent57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574</text:p>
          </table:table-cell>
          <table:table-cell/>
          <table:table-cell office:value-type="string">
            <text:p>parent57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575</text:p>
          </table:table-cell>
          <table:table-cell/>
          <table:table-cell office:value-type="string">
            <text:p>parent57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576</text:p>
          </table:table-cell>
          <table:table-cell/>
          <table:table-cell office:value-type="string">
            <text:p>parent57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577</text:p>
          </table:table-cell>
          <table:table-cell/>
          <table:table-cell office:value-type="string">
            <text:p>parent57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578</text:p>
          </table:table-cell>
          <table:table-cell/>
          <table:table-cell office:value-type="string">
            <text:p>parent57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579</text:p>
          </table:table-cell>
          <table:table-cell/>
          <table:table-cell office:value-type="string">
            <text:p>parent57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580</text:p>
          </table:table-cell>
          <table:table-cell/>
          <table:table-cell office:value-type="string">
            <text:p>parent58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581</text:p>
          </table:table-cell>
          <table:table-cell/>
          <table:table-cell office:value-type="string">
            <text:p>parent58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582</text:p>
          </table:table-cell>
          <table:table-cell/>
          <table:table-cell office:value-type="string">
            <text:p>parent58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583</text:p>
          </table:table-cell>
          <table:table-cell/>
          <table:table-cell office:value-type="string">
            <text:p>parent58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584</text:p>
          </table:table-cell>
          <table:table-cell/>
          <table:table-cell office:value-type="string">
            <text:p>parent58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585</text:p>
          </table:table-cell>
          <table:table-cell/>
          <table:table-cell office:value-type="string">
            <text:p>parent58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586</text:p>
          </table:table-cell>
          <table:table-cell/>
          <table:table-cell office:value-type="string">
            <text:p>parent58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587</text:p>
          </table:table-cell>
          <table:table-cell/>
          <table:table-cell office:value-type="string">
            <text:p>parent58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588</text:p>
          </table:table-cell>
          <table:table-cell/>
          <table:table-cell office:value-type="string">
            <text:p>parent58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589</text:p>
          </table:table-cell>
          <table:table-cell/>
          <table:table-cell office:value-type="string">
            <text:p>parent58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590</text:p>
          </table:table-cell>
          <table:table-cell/>
          <table:table-cell office:value-type="string">
            <text:p>parent59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591</text:p>
          </table:table-cell>
          <table:table-cell/>
          <table:table-cell office:value-type="string">
            <text:p>parent59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592</text:p>
          </table:table-cell>
          <table:table-cell/>
          <table:table-cell office:value-type="string">
            <text:p>parent59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593</text:p>
          </table:table-cell>
          <table:table-cell/>
          <table:table-cell office:value-type="string">
            <text:p>parent59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594</text:p>
          </table:table-cell>
          <table:table-cell/>
          <table:table-cell office:value-type="string">
            <text:p>parent59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595</text:p>
          </table:table-cell>
          <table:table-cell/>
          <table:table-cell office:value-type="string">
            <text:p>parent59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596</text:p>
          </table:table-cell>
          <table:table-cell/>
          <table:table-cell office:value-type="string">
            <text:p>parent59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597</text:p>
          </table:table-cell>
          <table:table-cell/>
          <table:table-cell office:value-type="string">
            <text:p>parent59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598</text:p>
          </table:table-cell>
          <table:table-cell/>
          <table:table-cell office:value-type="string">
            <text:p>parent59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599</text:p>
          </table:table-cell>
          <table:table-cell/>
          <table:table-cell office:value-type="string">
            <text:p>parent59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600</text:p>
          </table:table-cell>
          <table:table-cell/>
          <table:table-cell office:value-type="string">
            <text:p>parent60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601</text:p>
          </table:table-cell>
          <table:table-cell/>
          <table:table-cell office:value-type="string">
            <text:p>parent60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602</text:p>
          </table:table-cell>
          <table:table-cell/>
          <table:table-cell office:value-type="string">
            <text:p>parent60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603</text:p>
          </table:table-cell>
          <table:table-cell/>
          <table:table-cell office:value-type="string">
            <text:p>parent60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604</text:p>
          </table:table-cell>
          <table:table-cell/>
          <table:table-cell office:value-type="string">
            <text:p>parent60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605</text:p>
          </table:table-cell>
          <table:table-cell/>
          <table:table-cell office:value-type="string">
            <text:p>parent60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606</text:p>
          </table:table-cell>
          <table:table-cell/>
          <table:table-cell office:value-type="string">
            <text:p>parent60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607</text:p>
          </table:table-cell>
          <table:table-cell/>
          <table:table-cell office:value-type="string">
            <text:p>parent60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608</text:p>
          </table:table-cell>
          <table:table-cell/>
          <table:table-cell office:value-type="string">
            <text:p>parent60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609</text:p>
          </table:table-cell>
          <table:table-cell/>
          <table:table-cell office:value-type="string">
            <text:p>parent60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610</text:p>
          </table:table-cell>
          <table:table-cell/>
          <table:table-cell office:value-type="string">
            <text:p>parent61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611</text:p>
          </table:table-cell>
          <table:table-cell/>
          <table:table-cell office:value-type="string">
            <text:p>parent61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612</text:p>
          </table:table-cell>
          <table:table-cell/>
          <table:table-cell office:value-type="string">
            <text:p>parent61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613</text:p>
          </table:table-cell>
          <table:table-cell/>
          <table:table-cell office:value-type="string">
            <text:p>parent61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614</text:p>
          </table:table-cell>
          <table:table-cell/>
          <table:table-cell office:value-type="string">
            <text:p>parent61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615</text:p>
          </table:table-cell>
          <table:table-cell/>
          <table:table-cell office:value-type="string">
            <text:p>parent61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616</text:p>
          </table:table-cell>
          <table:table-cell/>
          <table:table-cell office:value-type="string">
            <text:p>parent61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617</text:p>
          </table:table-cell>
          <table:table-cell/>
          <table:table-cell office:value-type="string">
            <text:p>parent61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618</text:p>
          </table:table-cell>
          <table:table-cell/>
          <table:table-cell office:value-type="string">
            <text:p>parent61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619</text:p>
          </table:table-cell>
          <table:table-cell/>
          <table:table-cell office:value-type="string">
            <text:p>parent61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620</text:p>
          </table:table-cell>
          <table:table-cell/>
          <table:table-cell office:value-type="string">
            <text:p>parent62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621</text:p>
          </table:table-cell>
          <table:table-cell/>
          <table:table-cell office:value-type="string">
            <text:p>parent62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622</text:p>
          </table:table-cell>
          <table:table-cell/>
          <table:table-cell office:value-type="string">
            <text:p>parent62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623</text:p>
          </table:table-cell>
          <table:table-cell/>
          <table:table-cell office:value-type="string">
            <text:p>parent62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624</text:p>
          </table:table-cell>
          <table:table-cell/>
          <table:table-cell office:value-type="string">
            <text:p>parent62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625</text:p>
          </table:table-cell>
          <table:table-cell/>
          <table:table-cell office:value-type="string">
            <text:p>parent62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626</text:p>
          </table:table-cell>
          <table:table-cell/>
          <table:table-cell office:value-type="string">
            <text:p>parent62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627</text:p>
          </table:table-cell>
          <table:table-cell/>
          <table:table-cell office:value-type="string">
            <text:p>parent62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628</text:p>
          </table:table-cell>
          <table:table-cell/>
          <table:table-cell office:value-type="string">
            <text:p>parent62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629</text:p>
          </table:table-cell>
          <table:table-cell/>
          <table:table-cell office:value-type="string">
            <text:p>parent62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630</text:p>
          </table:table-cell>
          <table:table-cell/>
          <table:table-cell office:value-type="string">
            <text:p>parent63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631</text:p>
          </table:table-cell>
          <table:table-cell/>
          <table:table-cell office:value-type="string">
            <text:p>parent63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632</text:p>
          </table:table-cell>
          <table:table-cell/>
          <table:table-cell office:value-type="string">
            <text:p>parent63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633</text:p>
          </table:table-cell>
          <table:table-cell/>
          <table:table-cell office:value-type="string">
            <text:p>parent63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634</text:p>
          </table:table-cell>
          <table:table-cell/>
          <table:table-cell office:value-type="string">
            <text:p>parent63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635</text:p>
          </table:table-cell>
          <table:table-cell/>
          <table:table-cell office:value-type="string">
            <text:p>parent63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636</text:p>
          </table:table-cell>
          <table:table-cell/>
          <table:table-cell office:value-type="string">
            <text:p>parent63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637</text:p>
          </table:table-cell>
          <table:table-cell/>
          <table:table-cell office:value-type="string">
            <text:p>parent63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638</text:p>
          </table:table-cell>
          <table:table-cell/>
          <table:table-cell office:value-type="string">
            <text:p>parent63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639</text:p>
          </table:table-cell>
          <table:table-cell/>
          <table:table-cell office:value-type="string">
            <text:p>parent63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640</text:p>
          </table:table-cell>
          <table:table-cell/>
          <table:table-cell office:value-type="string">
            <text:p>parent64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641</text:p>
          </table:table-cell>
          <table:table-cell/>
          <table:table-cell office:value-type="string">
            <text:p>parent64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642</text:p>
          </table:table-cell>
          <table:table-cell/>
          <table:table-cell office:value-type="string">
            <text:p>parent64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643</text:p>
          </table:table-cell>
          <table:table-cell/>
          <table:table-cell office:value-type="string">
            <text:p>parent64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644</text:p>
          </table:table-cell>
          <table:table-cell/>
          <table:table-cell office:value-type="string">
            <text:p>parent64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645</text:p>
          </table:table-cell>
          <table:table-cell/>
          <table:table-cell office:value-type="string">
            <text:p>parent64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646</text:p>
          </table:table-cell>
          <table:table-cell/>
          <table:table-cell office:value-type="string">
            <text:p>parent64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647</text:p>
          </table:table-cell>
          <table:table-cell/>
          <table:table-cell office:value-type="string">
            <text:p>parent64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648</text:p>
          </table:table-cell>
          <table:table-cell/>
          <table:table-cell office:value-type="string">
            <text:p>parent64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649</text:p>
          </table:table-cell>
          <table:table-cell/>
          <table:table-cell office:value-type="string">
            <text:p>parent64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650</text:p>
          </table:table-cell>
          <table:table-cell/>
          <table:table-cell office:value-type="string">
            <text:p>parent65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651</text:p>
          </table:table-cell>
          <table:table-cell/>
          <table:table-cell office:value-type="string">
            <text:p>parent65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652</text:p>
          </table:table-cell>
          <table:table-cell/>
          <table:table-cell office:value-type="string">
            <text:p>parent65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653</text:p>
          </table:table-cell>
          <table:table-cell/>
          <table:table-cell office:value-type="string">
            <text:p>parent65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654</text:p>
          </table:table-cell>
          <table:table-cell/>
          <table:table-cell office:value-type="string">
            <text:p>parent65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655</text:p>
          </table:table-cell>
          <table:table-cell/>
          <table:table-cell office:value-type="string">
            <text:p>parent65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656</text:p>
          </table:table-cell>
          <table:table-cell/>
          <table:table-cell office:value-type="string">
            <text:p>parent65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657</text:p>
          </table:table-cell>
          <table:table-cell/>
          <table:table-cell office:value-type="string">
            <text:p>parent65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658</text:p>
          </table:table-cell>
          <table:table-cell/>
          <table:table-cell office:value-type="string">
            <text:p>parent65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659</text:p>
          </table:table-cell>
          <table:table-cell/>
          <table:table-cell office:value-type="string">
            <text:p>parent65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660</text:p>
          </table:table-cell>
          <table:table-cell/>
          <table:table-cell office:value-type="string">
            <text:p>parent66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661</text:p>
          </table:table-cell>
          <table:table-cell/>
          <table:table-cell office:value-type="string">
            <text:p>parent66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662</text:p>
          </table:table-cell>
          <table:table-cell/>
          <table:table-cell office:value-type="string">
            <text:p>parent66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663</text:p>
          </table:table-cell>
          <table:table-cell/>
          <table:table-cell office:value-type="string">
            <text:p>parent66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664</text:p>
          </table:table-cell>
          <table:table-cell/>
          <table:table-cell office:value-type="string">
            <text:p>parent66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665</text:p>
          </table:table-cell>
          <table:table-cell/>
          <table:table-cell office:value-type="string">
            <text:p>parent66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666</text:p>
          </table:table-cell>
          <table:table-cell/>
          <table:table-cell office:value-type="string">
            <text:p>parent66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667</text:p>
          </table:table-cell>
          <table:table-cell/>
          <table:table-cell office:value-type="string">
            <text:p>parent66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668</text:p>
          </table:table-cell>
          <table:table-cell/>
          <table:table-cell office:value-type="string">
            <text:p>parent66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669</text:p>
          </table:table-cell>
          <table:table-cell/>
          <table:table-cell office:value-type="string">
            <text:p>parent66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670</text:p>
          </table:table-cell>
          <table:table-cell/>
          <table:table-cell office:value-type="string">
            <text:p>parent67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671</text:p>
          </table:table-cell>
          <table:table-cell/>
          <table:table-cell office:value-type="string">
            <text:p>parent67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672</text:p>
          </table:table-cell>
          <table:table-cell/>
          <table:table-cell office:value-type="string">
            <text:p>parent67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673</text:p>
          </table:table-cell>
          <table:table-cell/>
          <table:table-cell office:value-type="string">
            <text:p>parent67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674</text:p>
          </table:table-cell>
          <table:table-cell/>
          <table:table-cell office:value-type="string">
            <text:p>parent67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675</text:p>
          </table:table-cell>
          <table:table-cell/>
          <table:table-cell office:value-type="string">
            <text:p>parent67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676</text:p>
          </table:table-cell>
          <table:table-cell/>
          <table:table-cell office:value-type="string">
            <text:p>parent67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677</text:p>
          </table:table-cell>
          <table:table-cell/>
          <table:table-cell office:value-type="string">
            <text:p>parent67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678</text:p>
          </table:table-cell>
          <table:table-cell/>
          <table:table-cell office:value-type="string">
            <text:p>parent67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679</text:p>
          </table:table-cell>
          <table:table-cell/>
          <table:table-cell office:value-type="string">
            <text:p>parent67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680</text:p>
          </table:table-cell>
          <table:table-cell/>
          <table:table-cell office:value-type="string">
            <text:p>parent68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681</text:p>
          </table:table-cell>
          <table:table-cell/>
          <table:table-cell office:value-type="string">
            <text:p>parent68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682</text:p>
          </table:table-cell>
          <table:table-cell/>
          <table:table-cell office:value-type="string">
            <text:p>parent68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683</text:p>
          </table:table-cell>
          <table:table-cell/>
          <table:table-cell office:value-type="string">
            <text:p>parent68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684</text:p>
          </table:table-cell>
          <table:table-cell/>
          <table:table-cell office:value-type="string">
            <text:p>parent68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685</text:p>
          </table:table-cell>
          <table:table-cell/>
          <table:table-cell office:value-type="string">
            <text:p>parent68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686</text:p>
          </table:table-cell>
          <table:table-cell/>
          <table:table-cell office:value-type="string">
            <text:p>parent68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687</text:p>
          </table:table-cell>
          <table:table-cell/>
          <table:table-cell office:value-type="string">
            <text:p>parent68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688</text:p>
          </table:table-cell>
          <table:table-cell/>
          <table:table-cell office:value-type="string">
            <text:p>parent68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689</text:p>
          </table:table-cell>
          <table:table-cell/>
          <table:table-cell office:value-type="string">
            <text:p>parent68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690</text:p>
          </table:table-cell>
          <table:table-cell/>
          <table:table-cell office:value-type="string">
            <text:p>parent69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691</text:p>
          </table:table-cell>
          <table:table-cell/>
          <table:table-cell office:value-type="string">
            <text:p>parent69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692</text:p>
          </table:table-cell>
          <table:table-cell/>
          <table:table-cell office:value-type="string">
            <text:p>parent69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693</text:p>
          </table:table-cell>
          <table:table-cell/>
          <table:table-cell office:value-type="string">
            <text:p>parent69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694</text:p>
          </table:table-cell>
          <table:table-cell/>
          <table:table-cell office:value-type="string">
            <text:p>parent69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695</text:p>
          </table:table-cell>
          <table:table-cell/>
          <table:table-cell office:value-type="string">
            <text:p>parent69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696</text:p>
          </table:table-cell>
          <table:table-cell/>
          <table:table-cell office:value-type="string">
            <text:p>parent69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697</text:p>
          </table:table-cell>
          <table:table-cell/>
          <table:table-cell office:value-type="string">
            <text:p>parent69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698</text:p>
          </table:table-cell>
          <table:table-cell/>
          <table:table-cell office:value-type="string">
            <text:p>parent69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699</text:p>
          </table:table-cell>
          <table:table-cell/>
          <table:table-cell office:value-type="string">
            <text:p>parent69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700</text:p>
          </table:table-cell>
          <table:table-cell/>
          <table:table-cell office:value-type="string">
            <text:p>parent70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701</text:p>
          </table:table-cell>
          <table:table-cell/>
          <table:table-cell office:value-type="string">
            <text:p>parent70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702</text:p>
          </table:table-cell>
          <table:table-cell/>
          <table:table-cell office:value-type="string">
            <text:p>parent70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703</text:p>
          </table:table-cell>
          <table:table-cell/>
          <table:table-cell office:value-type="string">
            <text:p>parent70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704</text:p>
          </table:table-cell>
          <table:table-cell/>
          <table:table-cell office:value-type="string">
            <text:p>parent70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705</text:p>
          </table:table-cell>
          <table:table-cell/>
          <table:table-cell office:value-type="string">
            <text:p>parent70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706</text:p>
          </table:table-cell>
          <table:table-cell/>
          <table:table-cell office:value-type="string">
            <text:p>parent70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707</text:p>
          </table:table-cell>
          <table:table-cell/>
          <table:table-cell office:value-type="string">
            <text:p>parent70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708</text:p>
          </table:table-cell>
          <table:table-cell/>
          <table:table-cell office:value-type="string">
            <text:p>parent70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709</text:p>
          </table:table-cell>
          <table:table-cell/>
          <table:table-cell office:value-type="string">
            <text:p>parent70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710</text:p>
          </table:table-cell>
          <table:table-cell/>
          <table:table-cell office:value-type="string">
            <text:p>parent71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711</text:p>
          </table:table-cell>
          <table:table-cell/>
          <table:table-cell office:value-type="string">
            <text:p>parent71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712</text:p>
          </table:table-cell>
          <table:table-cell/>
          <table:table-cell office:value-type="string">
            <text:p>parent71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713</text:p>
          </table:table-cell>
          <table:table-cell/>
          <table:table-cell office:value-type="string">
            <text:p>parent71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714</text:p>
          </table:table-cell>
          <table:table-cell/>
          <table:table-cell office:value-type="string">
            <text:p>parent71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715</text:p>
          </table:table-cell>
          <table:table-cell/>
          <table:table-cell office:value-type="string">
            <text:p>parent71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716</text:p>
          </table:table-cell>
          <table:table-cell/>
          <table:table-cell office:value-type="string">
            <text:p>parent71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717</text:p>
          </table:table-cell>
          <table:table-cell/>
          <table:table-cell office:value-type="string">
            <text:p>parent71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718</text:p>
          </table:table-cell>
          <table:table-cell/>
          <table:table-cell office:value-type="string">
            <text:p>parent71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719</text:p>
          </table:table-cell>
          <table:table-cell/>
          <table:table-cell office:value-type="string">
            <text:p>parent71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720</text:p>
          </table:table-cell>
          <table:table-cell/>
          <table:table-cell office:value-type="string">
            <text:p>parent72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721</text:p>
          </table:table-cell>
          <table:table-cell/>
          <table:table-cell office:value-type="string">
            <text:p>parent72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722</text:p>
          </table:table-cell>
          <table:table-cell/>
          <table:table-cell office:value-type="string">
            <text:p>parent72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723</text:p>
          </table:table-cell>
          <table:table-cell/>
          <table:table-cell office:value-type="string">
            <text:p>parent72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724</text:p>
          </table:table-cell>
          <table:table-cell/>
          <table:table-cell office:value-type="string">
            <text:p>parent72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725</text:p>
          </table:table-cell>
          <table:table-cell/>
          <table:table-cell office:value-type="string">
            <text:p>parent72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726</text:p>
          </table:table-cell>
          <table:table-cell/>
          <table:table-cell office:value-type="string">
            <text:p>parent72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727</text:p>
          </table:table-cell>
          <table:table-cell/>
          <table:table-cell office:value-type="string">
            <text:p>parent72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728</text:p>
          </table:table-cell>
          <table:table-cell/>
          <table:table-cell office:value-type="string">
            <text:p>parent72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729</text:p>
          </table:table-cell>
          <table:table-cell/>
          <table:table-cell office:value-type="string">
            <text:p>parent72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730</text:p>
          </table:table-cell>
          <table:table-cell/>
          <table:table-cell office:value-type="string">
            <text:p>parent73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731</text:p>
          </table:table-cell>
          <table:table-cell/>
          <table:table-cell office:value-type="string">
            <text:p>parent73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732</text:p>
          </table:table-cell>
          <table:table-cell/>
          <table:table-cell office:value-type="string">
            <text:p>parent73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733</text:p>
          </table:table-cell>
          <table:table-cell/>
          <table:table-cell office:value-type="string">
            <text:p>parent73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734</text:p>
          </table:table-cell>
          <table:table-cell/>
          <table:table-cell office:value-type="string">
            <text:p>parent73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735</text:p>
          </table:table-cell>
          <table:table-cell/>
          <table:table-cell office:value-type="string">
            <text:p>parent73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736</text:p>
          </table:table-cell>
          <table:table-cell/>
          <table:table-cell office:value-type="string">
            <text:p>parent73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737</text:p>
          </table:table-cell>
          <table:table-cell/>
          <table:table-cell office:value-type="string">
            <text:p>parent73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738</text:p>
          </table:table-cell>
          <table:table-cell/>
          <table:table-cell office:value-type="string">
            <text:p>parent73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739</text:p>
          </table:table-cell>
          <table:table-cell/>
          <table:table-cell office:value-type="string">
            <text:p>parent73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740</text:p>
          </table:table-cell>
          <table:table-cell/>
          <table:table-cell office:value-type="string">
            <text:p>parent74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741</text:p>
          </table:table-cell>
          <table:table-cell/>
          <table:table-cell office:value-type="string">
            <text:p>parent74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742</text:p>
          </table:table-cell>
          <table:table-cell/>
          <table:table-cell office:value-type="string">
            <text:p>parent74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743</text:p>
          </table:table-cell>
          <table:table-cell/>
          <table:table-cell office:value-type="string">
            <text:p>parent74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744</text:p>
          </table:table-cell>
          <table:table-cell/>
          <table:table-cell office:value-type="string">
            <text:p>parent74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745</text:p>
          </table:table-cell>
          <table:table-cell/>
          <table:table-cell office:value-type="string">
            <text:p>parent74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746</text:p>
          </table:table-cell>
          <table:table-cell/>
          <table:table-cell office:value-type="string">
            <text:p>parent74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747</text:p>
          </table:table-cell>
          <table:table-cell/>
          <table:table-cell office:value-type="string">
            <text:p>parent74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748</text:p>
          </table:table-cell>
          <table:table-cell/>
          <table:table-cell office:value-type="string">
            <text:p>parent74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749</text:p>
          </table:table-cell>
          <table:table-cell/>
          <table:table-cell office:value-type="string">
            <text:p>parent74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750</text:p>
          </table:table-cell>
          <table:table-cell/>
          <table:table-cell office:value-type="string">
            <text:p>parent75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751</text:p>
          </table:table-cell>
          <table:table-cell/>
          <table:table-cell office:value-type="string">
            <text:p>parent75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752</text:p>
          </table:table-cell>
          <table:table-cell/>
          <table:table-cell office:value-type="string">
            <text:p>parent75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753</text:p>
          </table:table-cell>
          <table:table-cell/>
          <table:table-cell office:value-type="string">
            <text:p>parent75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754</text:p>
          </table:table-cell>
          <table:table-cell/>
          <table:table-cell office:value-type="string">
            <text:p>parent75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755</text:p>
          </table:table-cell>
          <table:table-cell/>
          <table:table-cell office:value-type="string">
            <text:p>parent75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756</text:p>
          </table:table-cell>
          <table:table-cell/>
          <table:table-cell office:value-type="string">
            <text:p>parent75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757</text:p>
          </table:table-cell>
          <table:table-cell/>
          <table:table-cell office:value-type="string">
            <text:p>parent75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758</text:p>
          </table:table-cell>
          <table:table-cell/>
          <table:table-cell office:value-type="string">
            <text:p>parent75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759</text:p>
          </table:table-cell>
          <table:table-cell/>
          <table:table-cell office:value-type="string">
            <text:p>parent75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760</text:p>
          </table:table-cell>
          <table:table-cell/>
          <table:table-cell office:value-type="string">
            <text:p>parent76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761</text:p>
          </table:table-cell>
          <table:table-cell/>
          <table:table-cell office:value-type="string">
            <text:p>parent76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762</text:p>
          </table:table-cell>
          <table:table-cell/>
          <table:table-cell office:value-type="string">
            <text:p>parent76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763</text:p>
          </table:table-cell>
          <table:table-cell/>
          <table:table-cell office:value-type="string">
            <text:p>parent76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764</text:p>
          </table:table-cell>
          <table:table-cell/>
          <table:table-cell office:value-type="string">
            <text:p>parent76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765</text:p>
          </table:table-cell>
          <table:table-cell/>
          <table:table-cell office:value-type="string">
            <text:p>parent76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766</text:p>
          </table:table-cell>
          <table:table-cell/>
          <table:table-cell office:value-type="string">
            <text:p>parent76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767</text:p>
          </table:table-cell>
          <table:table-cell/>
          <table:table-cell office:value-type="string">
            <text:p>parent76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768</text:p>
          </table:table-cell>
          <table:table-cell/>
          <table:table-cell office:value-type="string">
            <text:p>parent76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769</text:p>
          </table:table-cell>
          <table:table-cell/>
          <table:table-cell office:value-type="string">
            <text:p>parent76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770</text:p>
          </table:table-cell>
          <table:table-cell/>
          <table:table-cell office:value-type="string">
            <text:p>parent77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771</text:p>
          </table:table-cell>
          <table:table-cell/>
          <table:table-cell office:value-type="string">
            <text:p>parent77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772</text:p>
          </table:table-cell>
          <table:table-cell/>
          <table:table-cell office:value-type="string">
            <text:p>parent77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773</text:p>
          </table:table-cell>
          <table:table-cell/>
          <table:table-cell office:value-type="string">
            <text:p>parent77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774</text:p>
          </table:table-cell>
          <table:table-cell/>
          <table:table-cell office:value-type="string">
            <text:p>parent77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775</text:p>
          </table:table-cell>
          <table:table-cell/>
          <table:table-cell office:value-type="string">
            <text:p>parent77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776</text:p>
          </table:table-cell>
          <table:table-cell/>
          <table:table-cell office:value-type="string">
            <text:p>parent77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777</text:p>
          </table:table-cell>
          <table:table-cell/>
          <table:table-cell office:value-type="string">
            <text:p>parent77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778</text:p>
          </table:table-cell>
          <table:table-cell/>
          <table:table-cell office:value-type="string">
            <text:p>parent77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779</text:p>
          </table:table-cell>
          <table:table-cell/>
          <table:table-cell office:value-type="string">
            <text:p>parent77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780</text:p>
          </table:table-cell>
          <table:table-cell/>
          <table:table-cell office:value-type="string">
            <text:p>parent78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781</text:p>
          </table:table-cell>
          <table:table-cell/>
          <table:table-cell office:value-type="string">
            <text:p>parent78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782</text:p>
          </table:table-cell>
          <table:table-cell/>
          <table:table-cell office:value-type="string">
            <text:p>parent78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783</text:p>
          </table:table-cell>
          <table:table-cell/>
          <table:table-cell office:value-type="string">
            <text:p>parent78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784</text:p>
          </table:table-cell>
          <table:table-cell/>
          <table:table-cell office:value-type="string">
            <text:p>parent78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785</text:p>
          </table:table-cell>
          <table:table-cell/>
          <table:table-cell office:value-type="string">
            <text:p>parent78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786</text:p>
          </table:table-cell>
          <table:table-cell/>
          <table:table-cell office:value-type="string">
            <text:p>parent78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787</text:p>
          </table:table-cell>
          <table:table-cell/>
          <table:table-cell office:value-type="string">
            <text:p>parent78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788</text:p>
          </table:table-cell>
          <table:table-cell/>
          <table:table-cell office:value-type="string">
            <text:p>parent78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789</text:p>
          </table:table-cell>
          <table:table-cell/>
          <table:table-cell office:value-type="string">
            <text:p>parent78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790</text:p>
          </table:table-cell>
          <table:table-cell/>
          <table:table-cell office:value-type="string">
            <text:p>parent79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791</text:p>
          </table:table-cell>
          <table:table-cell/>
          <table:table-cell office:value-type="string">
            <text:p>parent79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792</text:p>
          </table:table-cell>
          <table:table-cell/>
          <table:table-cell office:value-type="string">
            <text:p>parent79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793</text:p>
          </table:table-cell>
          <table:table-cell/>
          <table:table-cell office:value-type="string">
            <text:p>parent79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794</text:p>
          </table:table-cell>
          <table:table-cell/>
          <table:table-cell office:value-type="string">
            <text:p>parent79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795</text:p>
          </table:table-cell>
          <table:table-cell/>
          <table:table-cell office:value-type="string">
            <text:p>parent79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796</text:p>
          </table:table-cell>
          <table:table-cell/>
          <table:table-cell office:value-type="string">
            <text:p>parent79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797</text:p>
          </table:table-cell>
          <table:table-cell/>
          <table:table-cell office:value-type="string">
            <text:p>parent79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798</text:p>
          </table:table-cell>
          <table:table-cell/>
          <table:table-cell office:value-type="string">
            <text:p>parent79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799</text:p>
          </table:table-cell>
          <table:table-cell/>
          <table:table-cell office:value-type="string">
            <text:p>parent79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800</text:p>
          </table:table-cell>
          <table:table-cell/>
          <table:table-cell office:value-type="string">
            <text:p>parent80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801</text:p>
          </table:table-cell>
          <table:table-cell/>
          <table:table-cell office:value-type="string">
            <text:p>parent80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802</text:p>
          </table:table-cell>
          <table:table-cell/>
          <table:table-cell office:value-type="string">
            <text:p>parent80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803</text:p>
          </table:table-cell>
          <table:table-cell/>
          <table:table-cell office:value-type="string">
            <text:p>parent80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804</text:p>
          </table:table-cell>
          <table:table-cell/>
          <table:table-cell office:value-type="string">
            <text:p>parent80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805</text:p>
          </table:table-cell>
          <table:table-cell/>
          <table:table-cell office:value-type="string">
            <text:p>parent80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806</text:p>
          </table:table-cell>
          <table:table-cell/>
          <table:table-cell office:value-type="string">
            <text:p>parent80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807</text:p>
          </table:table-cell>
          <table:table-cell/>
          <table:table-cell office:value-type="string">
            <text:p>parent80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808</text:p>
          </table:table-cell>
          <table:table-cell/>
          <table:table-cell office:value-type="string">
            <text:p>parent80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809</text:p>
          </table:table-cell>
          <table:table-cell/>
          <table:table-cell office:value-type="string">
            <text:p>parent80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810</text:p>
          </table:table-cell>
          <table:table-cell/>
          <table:table-cell office:value-type="string">
            <text:p>parent81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811</text:p>
          </table:table-cell>
          <table:table-cell/>
          <table:table-cell office:value-type="string">
            <text:p>parent81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812</text:p>
          </table:table-cell>
          <table:table-cell/>
          <table:table-cell office:value-type="string">
            <text:p>parent81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813</text:p>
          </table:table-cell>
          <table:table-cell/>
          <table:table-cell office:value-type="string">
            <text:p>parent81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814</text:p>
          </table:table-cell>
          <table:table-cell/>
          <table:table-cell office:value-type="string">
            <text:p>parent81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815</text:p>
          </table:table-cell>
          <table:table-cell/>
          <table:table-cell office:value-type="string">
            <text:p>parent81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816</text:p>
          </table:table-cell>
          <table:table-cell/>
          <table:table-cell office:value-type="string">
            <text:p>parent81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817</text:p>
          </table:table-cell>
          <table:table-cell/>
          <table:table-cell office:value-type="string">
            <text:p>parent81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818</text:p>
          </table:table-cell>
          <table:table-cell/>
          <table:table-cell office:value-type="string">
            <text:p>parent81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819</text:p>
          </table:table-cell>
          <table:table-cell/>
          <table:table-cell office:value-type="string">
            <text:p>parent81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820</text:p>
          </table:table-cell>
          <table:table-cell/>
          <table:table-cell office:value-type="string">
            <text:p>parent82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821</text:p>
          </table:table-cell>
          <table:table-cell/>
          <table:table-cell office:value-type="string">
            <text:p>parent82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822</text:p>
          </table:table-cell>
          <table:table-cell/>
          <table:table-cell office:value-type="string">
            <text:p>parent82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823</text:p>
          </table:table-cell>
          <table:table-cell/>
          <table:table-cell office:value-type="string">
            <text:p>parent82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824</text:p>
          </table:table-cell>
          <table:table-cell/>
          <table:table-cell office:value-type="string">
            <text:p>parent82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825</text:p>
          </table:table-cell>
          <table:table-cell/>
          <table:table-cell office:value-type="string">
            <text:p>parent82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826</text:p>
          </table:table-cell>
          <table:table-cell/>
          <table:table-cell office:value-type="string">
            <text:p>parent82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827</text:p>
          </table:table-cell>
          <table:table-cell/>
          <table:table-cell office:value-type="string">
            <text:p>parent82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828</text:p>
          </table:table-cell>
          <table:table-cell/>
          <table:table-cell office:value-type="string">
            <text:p>parent82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829</text:p>
          </table:table-cell>
          <table:table-cell/>
          <table:table-cell office:value-type="string">
            <text:p>parent82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830</text:p>
          </table:table-cell>
          <table:table-cell/>
          <table:table-cell office:value-type="string">
            <text:p>parent83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831</text:p>
          </table:table-cell>
          <table:table-cell/>
          <table:table-cell office:value-type="string">
            <text:p>parent83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832</text:p>
          </table:table-cell>
          <table:table-cell/>
          <table:table-cell office:value-type="string">
            <text:p>parent83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833</text:p>
          </table:table-cell>
          <table:table-cell/>
          <table:table-cell office:value-type="string">
            <text:p>parent83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834</text:p>
          </table:table-cell>
          <table:table-cell/>
          <table:table-cell office:value-type="string">
            <text:p>parent83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835</text:p>
          </table:table-cell>
          <table:table-cell/>
          <table:table-cell office:value-type="string">
            <text:p>parent83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836</text:p>
          </table:table-cell>
          <table:table-cell/>
          <table:table-cell office:value-type="string">
            <text:p>parent83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837</text:p>
          </table:table-cell>
          <table:table-cell/>
          <table:table-cell office:value-type="string">
            <text:p>parent83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838</text:p>
          </table:table-cell>
          <table:table-cell/>
          <table:table-cell office:value-type="string">
            <text:p>parent83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839</text:p>
          </table:table-cell>
          <table:table-cell/>
          <table:table-cell office:value-type="string">
            <text:p>parent83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840</text:p>
          </table:table-cell>
          <table:table-cell/>
          <table:table-cell office:value-type="string">
            <text:p>parent84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841</text:p>
          </table:table-cell>
          <table:table-cell/>
          <table:table-cell office:value-type="string">
            <text:p>parent84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842</text:p>
          </table:table-cell>
          <table:table-cell/>
          <table:table-cell office:value-type="string">
            <text:p>parent84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843</text:p>
          </table:table-cell>
          <table:table-cell/>
          <table:table-cell office:value-type="string">
            <text:p>parent84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844</text:p>
          </table:table-cell>
          <table:table-cell/>
          <table:table-cell office:value-type="string">
            <text:p>parent84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845</text:p>
          </table:table-cell>
          <table:table-cell/>
          <table:table-cell office:value-type="string">
            <text:p>parent84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846</text:p>
          </table:table-cell>
          <table:table-cell/>
          <table:table-cell office:value-type="string">
            <text:p>parent84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847</text:p>
          </table:table-cell>
          <table:table-cell/>
          <table:table-cell office:value-type="string">
            <text:p>parent84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848</text:p>
          </table:table-cell>
          <table:table-cell/>
          <table:table-cell office:value-type="string">
            <text:p>parent84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849</text:p>
          </table:table-cell>
          <table:table-cell/>
          <table:table-cell office:value-type="string">
            <text:p>parent84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850</text:p>
          </table:table-cell>
          <table:table-cell/>
          <table:table-cell office:value-type="string">
            <text:p>parent85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851</text:p>
          </table:table-cell>
          <table:table-cell/>
          <table:table-cell office:value-type="string">
            <text:p>parent85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852</text:p>
          </table:table-cell>
          <table:table-cell/>
          <table:table-cell office:value-type="string">
            <text:p>parent85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853</text:p>
          </table:table-cell>
          <table:table-cell/>
          <table:table-cell office:value-type="string">
            <text:p>parent85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854</text:p>
          </table:table-cell>
          <table:table-cell/>
          <table:table-cell office:value-type="string">
            <text:p>parent85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855</text:p>
          </table:table-cell>
          <table:table-cell/>
          <table:table-cell office:value-type="string">
            <text:p>parent85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856</text:p>
          </table:table-cell>
          <table:table-cell/>
          <table:table-cell office:value-type="string">
            <text:p>parent85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857</text:p>
          </table:table-cell>
          <table:table-cell/>
          <table:table-cell office:value-type="string">
            <text:p>parent85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858</text:p>
          </table:table-cell>
          <table:table-cell/>
          <table:table-cell office:value-type="string">
            <text:p>parent85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859</text:p>
          </table:table-cell>
          <table:table-cell/>
          <table:table-cell office:value-type="string">
            <text:p>parent85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860</text:p>
          </table:table-cell>
          <table:table-cell/>
          <table:table-cell office:value-type="string">
            <text:p>parent86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861</text:p>
          </table:table-cell>
          <table:table-cell/>
          <table:table-cell office:value-type="string">
            <text:p>parent86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862</text:p>
          </table:table-cell>
          <table:table-cell/>
          <table:table-cell office:value-type="string">
            <text:p>parent86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863</text:p>
          </table:table-cell>
          <table:table-cell/>
          <table:table-cell office:value-type="string">
            <text:p>parent86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864</text:p>
          </table:table-cell>
          <table:table-cell/>
          <table:table-cell office:value-type="string">
            <text:p>parent86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865</text:p>
          </table:table-cell>
          <table:table-cell/>
          <table:table-cell office:value-type="string">
            <text:p>parent86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866</text:p>
          </table:table-cell>
          <table:table-cell/>
          <table:table-cell office:value-type="string">
            <text:p>parent86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867</text:p>
          </table:table-cell>
          <table:table-cell/>
          <table:table-cell office:value-type="string">
            <text:p>parent86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868</text:p>
          </table:table-cell>
          <table:table-cell/>
          <table:table-cell office:value-type="string">
            <text:p>parent86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869</text:p>
          </table:table-cell>
          <table:table-cell/>
          <table:table-cell office:value-type="string">
            <text:p>parent86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870</text:p>
          </table:table-cell>
          <table:table-cell/>
          <table:table-cell office:value-type="string">
            <text:p>parent87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871</text:p>
          </table:table-cell>
          <table:table-cell/>
          <table:table-cell office:value-type="string">
            <text:p>parent87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872</text:p>
          </table:table-cell>
          <table:table-cell/>
          <table:table-cell office:value-type="string">
            <text:p>parent87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873</text:p>
          </table:table-cell>
          <table:table-cell/>
          <table:table-cell office:value-type="string">
            <text:p>parent87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874</text:p>
          </table:table-cell>
          <table:table-cell/>
          <table:table-cell office:value-type="string">
            <text:p>parent87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875</text:p>
          </table:table-cell>
          <table:table-cell/>
          <table:table-cell office:value-type="string">
            <text:p>parent87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876</text:p>
          </table:table-cell>
          <table:table-cell/>
          <table:table-cell office:value-type="string">
            <text:p>parent87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877</text:p>
          </table:table-cell>
          <table:table-cell/>
          <table:table-cell office:value-type="string">
            <text:p>parent87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878</text:p>
          </table:table-cell>
          <table:table-cell/>
          <table:table-cell office:value-type="string">
            <text:p>parent87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879</text:p>
          </table:table-cell>
          <table:table-cell/>
          <table:table-cell office:value-type="string">
            <text:p>parent87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880</text:p>
          </table:table-cell>
          <table:table-cell/>
          <table:table-cell office:value-type="string">
            <text:p>parent88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881</text:p>
          </table:table-cell>
          <table:table-cell/>
          <table:table-cell office:value-type="string">
            <text:p>parent88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882</text:p>
          </table:table-cell>
          <table:table-cell/>
          <table:table-cell office:value-type="string">
            <text:p>parent88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883</text:p>
          </table:table-cell>
          <table:table-cell/>
          <table:table-cell office:value-type="string">
            <text:p>parent88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884</text:p>
          </table:table-cell>
          <table:table-cell/>
          <table:table-cell office:value-type="string">
            <text:p>parent88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</table:table>
      <table:table table:name="profs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PROF01</text:p>
          </table:table-cell>
          <table:table-cell office:value-type="string">
            <text:p>CDI</text:p>
          </table:table-cell>
          <table:table-cell office:value-type="string">
            <text:p>prof01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CDI</text:p>
          </table:table-cell>
        </table:table-row>
        <table:table-row table:style-name="ro1">
          <table:table-cell office:value-type="string">
            <text:p>PROF02</text:p>
          </table:table-cell>
          <table:table-cell office:value-type="string">
            <text:p>ECO</text:p>
          </table:table-cell>
          <table:table-cell office:value-type="string">
            <text:p>prof02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03</text:p>
          </table:table-cell>
          <table:table-cell office:value-type="string">
            <text:p>ECO</text:p>
          </table:table-cell>
          <table:table-cell office:value-type="string">
            <text:p>prof03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04</text:p>
          </table:table-cell>
          <table:table-cell office:value-type="string">
            <text:p>EPS</text:p>
          </table:table-cell>
          <table:table-cell office:value-type="string">
            <text:p>prof04</text:p>
          </table:table-cell>
          <table:table-cell/>
          <table:table-cell office:value-type="string">
            <text:p>prof04.marion@laposte.net</text:p>
          </table:table-cell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05</text:p>
          </table:table-cell>
          <table:table-cell office:value-type="string">
            <text:p>EPS</text:p>
          </table:table-cell>
          <table:table-cell office:value-type="string">
            <text:p>prof05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06</text:p>
          </table:table-cell>
          <table:table-cell office:value-type="string">
            <text:p>SVT</text:p>
          </table:table-cell>
          <table:table-cell office:value-type="string">
            <text:p>prof06</text:p>
          </table:table-cell>
          <table:table-cell/>
          <table:table-cell office:value-type="string">
            <text:p>prof06.christine@laposte.net</text:p>
          </table:table-cell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07</text:p>
          </table:table-cell>
          <table:table-cell office:value-type="string">
            <text:p>SVT</text:p>
          </table:table-cell>
          <table:table-cell office:value-type="string">
            <text:p>prof07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08</text:p>
          </table:table-cell>
          <table:table-cell office:value-type="string">
            <text:p>HG</text:p>
          </table:table-cell>
          <table:table-cell office:value-type="string">
            <text:p>prof08</text:p>
          </table:table-cell>
          <table:table-cell office:value-type="string">
            <text:p>aaa prof14</text:p>
          </table:table-cell>
          <table:table-cell office:value-type="string">
            <text:p>prof08.severine@laposte.net</text:p>
          </table:table-cell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09</text:p>
          </table:table-cell>
          <table:table-cell office:value-type="string">
            <text:p>HG</text:p>
          </table:table-cell>
          <table:table-cell office:value-type="string">
            <text:p>prof09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10</text:p>
          </table:table-cell>
          <table:table-cell office:value-type="string">
            <text:p>ITA</text:p>
          </table:table-cell>
          <table:table-cell office:value-type="string">
            <text:p>prof10</text:p>
          </table:table-cell>
          <table:table-cell/>
          <table:table-cell office:value-type="string">
            <text:p>prof10.laurence@laposte.net</text:p>
          </table:table-cell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11</text:p>
          </table:table-cell>
          <table:table-cell office:value-type="string">
            <text:p>ITA</text:p>
          </table:table-cell>
          <table:table-cell office:value-type="string">
            <text:p>prof11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12</text:p>
          </table:table-cell>
          <table:table-cell office:value-type="string">
            <text:p>CDI</text:p>
          </table:table-cell>
          <table:table-cell office:value-type="string">
            <text:p>prof12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CDI</text:p>
          </table:table-cell>
        </table:table-row>
        <table:table-row table:style-name="ro1">
          <table:table-cell office:value-type="string">
            <text:p>PROF13</text:p>
          </table:table-cell>
          <table:table-cell office:value-type="string">
            <text:p>ECO</text:p>
          </table:table-cell>
          <table:table-cell office:value-type="string">
            <text:p>prof13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14</text:p>
          </table:table-cell>
          <table:table-cell office:value-type="string">
            <text:p>ECO</text:p>
          </table:table-cell>
          <table:table-cell office:value-type="string">
            <text:p>prof14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15</text:p>
          </table:table-cell>
          <table:table-cell office:value-type="string">
            <text:p>EPS</text:p>
          </table:table-cell>
          <table:table-cell office:value-type="string">
            <text:p>prof15</text:p>
          </table:table-cell>
          <table:table-cell/>
          <table:table-cell office:value-type="string">
            <text:p>prof04.marion@laposte.net</text:p>
          </table:table-cell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16</text:p>
          </table:table-cell>
          <table:table-cell office:value-type="string">
            <text:p>EPS</text:p>
          </table:table-cell>
          <table:table-cell office:value-type="string">
            <text:p>prof16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17</text:p>
          </table:table-cell>
          <table:table-cell office:value-type="string">
            <text:p>SVT</text:p>
          </table:table-cell>
          <table:table-cell office:value-type="string">
            <text:p>prof17</text:p>
          </table:table-cell>
          <table:table-cell/>
          <table:table-cell office:value-type="string">
            <text:p>prof06.christine@laposte.net</text:p>
          </table:table-cell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18</text:p>
          </table:table-cell>
          <table:table-cell office:value-type="string">
            <text:p>SVT</text:p>
          </table:table-cell>
          <table:table-cell office:value-type="string">
            <text:p>prof18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19</text:p>
          </table:table-cell>
          <table:table-cell office:value-type="string">
            <text:p>HG</text:p>
          </table:table-cell>
          <table:table-cell office:value-type="string">
            <text:p>prof19</text:p>
          </table:table-cell>
          <table:table-cell office:value-type="string">
            <text:p>aaa prof15</text:p>
          </table:table-cell>
          <table:table-cell office:value-type="string">
            <text:p>prof08.severine@laposte.net</text:p>
          </table:table-cell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20</text:p>
          </table:table-cell>
          <table:table-cell office:value-type="string">
            <text:p>HG</text:p>
          </table:table-cell>
          <table:table-cell office:value-type="string">
            <text:p>prof20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21</text:p>
          </table:table-cell>
          <table:table-cell office:value-type="string">
            <text:p>ITA</text:p>
          </table:table-cell>
          <table:table-cell office:value-type="string">
            <text:p>prof21</text:p>
          </table:table-cell>
          <table:table-cell/>
          <table:table-cell office:value-type="string">
            <text:p>prof10.laurence@laposte.net</text:p>
          </table:table-cell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22</text:p>
          </table:table-cell>
          <table:table-cell office:value-type="string">
            <text:p>ITA</text:p>
          </table:table-cell>
          <table:table-cell office:value-type="string">
            <text:p>prof22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23</text:p>
          </table:table-cell>
          <table:table-cell office:value-type="string">
            <text:p>CDI</text:p>
          </table:table-cell>
          <table:table-cell office:value-type="string">
            <text:p>prof23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CDI</text:p>
          </table:table-cell>
        </table:table-row>
        <table:table-row table:style-name="ro1">
          <table:table-cell office:value-type="string">
            <text:p>PROF24</text:p>
          </table:table-cell>
          <table:table-cell office:value-type="string">
            <text:p>ECO</text:p>
          </table:table-cell>
          <table:table-cell office:value-type="string">
            <text:p>prof24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25</text:p>
          </table:table-cell>
          <table:table-cell office:value-type="string">
            <text:p>ECO</text:p>
          </table:table-cell>
          <table:table-cell office:value-type="string">
            <text:p>prof25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26</text:p>
          </table:table-cell>
          <table:table-cell office:value-type="string">
            <text:p>EPS</text:p>
          </table:table-cell>
          <table:table-cell office:value-type="string">
            <text:p>prof26</text:p>
          </table:table-cell>
          <table:table-cell/>
          <table:table-cell office:value-type="string">
            <text:p>prof04.marion@laposte.net</text:p>
          </table:table-cell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27</text:p>
          </table:table-cell>
          <table:table-cell office:value-type="string">
            <text:p>EPS</text:p>
          </table:table-cell>
          <table:table-cell office:value-type="string">
            <text:p>prof27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28</text:p>
          </table:table-cell>
          <table:table-cell office:value-type="string">
            <text:p>SVT</text:p>
          </table:table-cell>
          <table:table-cell office:value-type="string">
            <text:p>prof28</text:p>
          </table:table-cell>
          <table:table-cell/>
          <table:table-cell office:value-type="string">
            <text:p>prof06.christine@laposte.net</text:p>
          </table:table-cell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29</text:p>
          </table:table-cell>
          <table:table-cell office:value-type="string">
            <text:p>SVT</text:p>
          </table:table-cell>
          <table:table-cell office:value-type="string">
            <text:p>prof29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30</text:p>
          </table:table-cell>
          <table:table-cell office:value-type="string">
            <text:p>HG</text:p>
          </table:table-cell>
          <table:table-cell office:value-type="string">
            <text:p>prof30</text:p>
          </table:table-cell>
          <table:table-cell office:value-type="string">
            <text:p>aaa prof16</text:p>
          </table:table-cell>
          <table:table-cell office:value-type="string">
            <text:p>prof08.severine@laposte.net</text:p>
          </table:table-cell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31</text:p>
          </table:table-cell>
          <table:table-cell office:value-type="string">
            <text:p>HG</text:p>
          </table:table-cell>
          <table:table-cell office:value-type="string">
            <text:p>prof31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32</text:p>
          </table:table-cell>
          <table:table-cell office:value-type="string">
            <text:p>ITA</text:p>
          </table:table-cell>
          <table:table-cell office:value-type="string">
            <text:p>prof32</text:p>
          </table:table-cell>
          <table:table-cell/>
          <table:table-cell office:value-type="string">
            <text:p>prof10.laurence@laposte.net</text:p>
          </table:table-cell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33</text:p>
          </table:table-cell>
          <table:table-cell office:value-type="string">
            <text:p>ITA</text:p>
          </table:table-cell>
          <table:table-cell office:value-type="string">
            <text:p>prof33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34</text:p>
          </table:table-cell>
          <table:table-cell office:value-type="string">
            <text:p>CDI</text:p>
          </table:table-cell>
          <table:table-cell office:value-type="string">
            <text:p>prof34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CDI</text:p>
          </table:table-cell>
        </table:table-row>
        <table:table-row table:style-name="ro1">
          <table:table-cell office:value-type="string">
            <text:p>PROF35</text:p>
          </table:table-cell>
          <table:table-cell office:value-type="string">
            <text:p>ECO</text:p>
          </table:table-cell>
          <table:table-cell office:value-type="string">
            <text:p>prof35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36</text:p>
          </table:table-cell>
          <table:table-cell office:value-type="string">
            <text:p>ECO</text:p>
          </table:table-cell>
          <table:table-cell office:value-type="string">
            <text:p>prof36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37</text:p>
          </table:table-cell>
          <table:table-cell office:value-type="string">
            <text:p>EPS</text:p>
          </table:table-cell>
          <table:table-cell office:value-type="string">
            <text:p>prof37</text:p>
          </table:table-cell>
          <table:table-cell/>
          <table:table-cell office:value-type="string">
            <text:p>prof04.marion@laposte.net</text:p>
          </table:table-cell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38</text:p>
          </table:table-cell>
          <table:table-cell office:value-type="string">
            <text:p>EPS</text:p>
          </table:table-cell>
          <table:table-cell office:value-type="string">
            <text:p>prof38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39</text:p>
          </table:table-cell>
          <table:table-cell office:value-type="string">
            <text:p>SVT</text:p>
          </table:table-cell>
          <table:table-cell office:value-type="string">
            <text:p>prof39</text:p>
          </table:table-cell>
          <table:table-cell/>
          <table:table-cell office:value-type="string">
            <text:p>prof06.christine@laposte.net</text:p>
          </table:table-cell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40</text:p>
          </table:table-cell>
          <table:table-cell office:value-type="string">
            <text:p>SVT</text:p>
          </table:table-cell>
          <table:table-cell office:value-type="string">
            <text:p>prof40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41</text:p>
          </table:table-cell>
          <table:table-cell office:value-type="string">
            <text:p>HG</text:p>
          </table:table-cell>
          <table:table-cell office:value-type="string">
            <text:p>prof41</text:p>
          </table:table-cell>
          <table:table-cell office:value-type="string">
            <text:p>aaa prof17</text:p>
          </table:table-cell>
          <table:table-cell office:value-type="string">
            <text:p>prof08.severine@laposte.net</text:p>
          </table:table-cell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42</text:p>
          </table:table-cell>
          <table:table-cell office:value-type="string">
            <text:p>HG</text:p>
          </table:table-cell>
          <table:table-cell office:value-type="string">
            <text:p>prof42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43</text:p>
          </table:table-cell>
          <table:table-cell office:value-type="string">
            <text:p>ITA</text:p>
          </table:table-cell>
          <table:table-cell office:value-type="string">
            <text:p>prof43</text:p>
          </table:table-cell>
          <table:table-cell/>
          <table:table-cell office:value-type="string">
            <text:p>prof10.laurence@laposte.net</text:p>
          </table:table-cell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44</text:p>
          </table:table-cell>
          <table:table-cell office:value-type="string">
            <text:p>ITA</text:p>
          </table:table-cell>
          <table:table-cell office:value-type="string">
            <text:p>prof44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45</text:p>
          </table:table-cell>
          <table:table-cell office:value-type="string">
            <text:p>CDI</text:p>
          </table:table-cell>
          <table:table-cell office:value-type="string">
            <text:p>prof45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CDI</text:p>
          </table:table-cell>
        </table:table-row>
        <table:table-row table:style-name="ro1">
          <table:table-cell office:value-type="string">
            <text:p>PROF46</text:p>
          </table:table-cell>
          <table:table-cell office:value-type="string">
            <text:p>ECO</text:p>
          </table:table-cell>
          <table:table-cell office:value-type="string">
            <text:p>prof46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47</text:p>
          </table:table-cell>
          <table:table-cell office:value-type="string">
            <text:p>ECO</text:p>
          </table:table-cell>
          <table:table-cell office:value-type="string">
            <text:p>prof47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48</text:p>
          </table:table-cell>
          <table:table-cell office:value-type="string">
            <text:p>EPS</text:p>
          </table:table-cell>
          <table:table-cell office:value-type="string">
            <text:p>prof48</text:p>
          </table:table-cell>
          <table:table-cell/>
          <table:table-cell office:value-type="string">
            <text:p>prof04.marion@laposte.net</text:p>
          </table:table-cell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49</text:p>
          </table:table-cell>
          <table:table-cell office:value-type="string">
            <text:p>EPS</text:p>
          </table:table-cell>
          <table:table-cell office:value-type="string">
            <text:p>prof49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50</text:p>
          </table:table-cell>
          <table:table-cell office:value-type="string">
            <text:p>SVT</text:p>
          </table:table-cell>
          <table:table-cell office:value-type="string">
            <text:p>prof50</text:p>
          </table:table-cell>
          <table:table-cell/>
          <table:table-cell office:value-type="string">
            <text:p>prof06.christine@laposte.net</text:p>
          </table:table-cell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51</text:p>
          </table:table-cell>
          <table:table-cell office:value-type="string">
            <text:p>SVT</text:p>
          </table:table-cell>
          <table:table-cell office:value-type="string">
            <text:p>prof51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52</text:p>
          </table:table-cell>
          <table:table-cell office:value-type="string">
            <text:p>HG</text:p>
          </table:table-cell>
          <table:table-cell office:value-type="string">
            <text:p>prof52</text:p>
          </table:table-cell>
          <table:table-cell office:value-type="string">
            <text:p>aaa prof18</text:p>
          </table:table-cell>
          <table:table-cell office:value-type="string">
            <text:p>prof08.severine@laposte.net</text:p>
          </table:table-cell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53</text:p>
          </table:table-cell>
          <table:table-cell office:value-type="string">
            <text:p>HG</text:p>
          </table:table-cell>
          <table:table-cell office:value-type="string">
            <text:p>prof53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54</text:p>
          </table:table-cell>
          <table:table-cell office:value-type="string">
            <text:p>ITA</text:p>
          </table:table-cell>
          <table:table-cell office:value-type="string">
            <text:p>prof54</text:p>
          </table:table-cell>
          <table:table-cell/>
          <table:table-cell office:value-type="string">
            <text:p>prof10.laurence@laposte.net</text:p>
          </table:table-cell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55</text:p>
          </table:table-cell>
          <table:table-cell office:value-type="string">
            <text:p>ITA</text:p>
          </table:table-cell>
          <table:table-cell office:value-type="string">
            <text:p>prof55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56</text:p>
          </table:table-cell>
          <table:table-cell office:value-type="string">
            <text:p>CDI</text:p>
          </table:table-cell>
          <table:table-cell office:value-type="string">
            <text:p>prof56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CDI</text:p>
          </table:table-cell>
        </table:table-row>
        <table:table-row table:style-name="ro1">
          <table:table-cell office:value-type="string">
            <text:p>PROF57</text:p>
          </table:table-cell>
          <table:table-cell office:value-type="string">
            <text:p>ECO</text:p>
          </table:table-cell>
          <table:table-cell office:value-type="string">
            <text:p>prof57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58</text:p>
          </table:table-cell>
          <table:table-cell office:value-type="string">
            <text:p>ECO</text:p>
          </table:table-cell>
          <table:table-cell office:value-type="string">
            <text:p>prof58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59</text:p>
          </table:table-cell>
          <table:table-cell office:value-type="string">
            <text:p>EPS</text:p>
          </table:table-cell>
          <table:table-cell office:value-type="string">
            <text:p>prof59</text:p>
          </table:table-cell>
          <table:table-cell/>
          <table:table-cell office:value-type="string">
            <text:p>prof04.marion@laposte.net</text:p>
          </table:table-cell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60</text:p>
          </table:table-cell>
          <table:table-cell office:value-type="string">
            <text:p>EPS</text:p>
          </table:table-cell>
          <table:table-cell office:value-type="string">
            <text:p>prof60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61</text:p>
          </table:table-cell>
          <table:table-cell office:value-type="string">
            <text:p>SVT</text:p>
          </table:table-cell>
          <table:table-cell office:value-type="string">
            <text:p>prof61</text:p>
          </table:table-cell>
          <table:table-cell/>
          <table:table-cell office:value-type="string">
            <text:p>prof06.christine@laposte.net</text:p>
          </table:table-cell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62</text:p>
          </table:table-cell>
          <table:table-cell office:value-type="string">
            <text:p>SVT</text:p>
          </table:table-cell>
          <table:table-cell office:value-type="string">
            <text:p>prof62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63</text:p>
          </table:table-cell>
          <table:table-cell office:value-type="string">
            <text:p>HG</text:p>
          </table:table-cell>
          <table:table-cell office:value-type="string">
            <text:p>prof63</text:p>
          </table:table-cell>
          <table:table-cell office:value-type="string">
            <text:p>aaa prof19</text:p>
          </table:table-cell>
          <table:table-cell office:value-type="string">
            <text:p>prof08.severine@laposte.net</text:p>
          </table:table-cell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64</text:p>
          </table:table-cell>
          <table:table-cell office:value-type="string">
            <text:p>HG</text:p>
          </table:table-cell>
          <table:table-cell office:value-type="string">
            <text:p>prof64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65</text:p>
          </table:table-cell>
          <table:table-cell office:value-type="string">
            <text:p>ITA</text:p>
          </table:table-cell>
          <table:table-cell office:value-type="string">
            <text:p>prof65</text:p>
          </table:table-cell>
          <table:table-cell/>
          <table:table-cell office:value-type="string">
            <text:p>prof10.laurence@laposte.net</text:p>
          </table:table-cell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66</text:p>
          </table:table-cell>
          <table:table-cell office:value-type="string">
            <text:p>ITA</text:p>
          </table:table-cell>
          <table:table-cell office:value-type="string">
            <text:p>prof66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67</text:p>
          </table:table-cell>
          <table:table-cell office:value-type="string">
            <text:p>CDI</text:p>
          </table:table-cell>
          <table:table-cell office:value-type="string">
            <text:p>prof67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CDI</text:p>
          </table:table-cell>
        </table:table-row>
        <table:table-row table:style-name="ro1">
          <table:table-cell office:value-type="string">
            <text:p>PROF68</text:p>
          </table:table-cell>
          <table:table-cell office:value-type="string">
            <text:p>ECO</text:p>
          </table:table-cell>
          <table:table-cell office:value-type="string">
            <text:p>prof68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69</text:p>
          </table:table-cell>
          <table:table-cell office:value-type="string">
            <text:p>ECO</text:p>
          </table:table-cell>
          <table:table-cell office:value-type="string">
            <text:p>prof69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70</text:p>
          </table:table-cell>
          <table:table-cell office:value-type="string">
            <text:p>EPS</text:p>
          </table:table-cell>
          <table:table-cell office:value-type="string">
            <text:p>prof70</text:p>
          </table:table-cell>
          <table:table-cell/>
          <table:table-cell office:value-type="string">
            <text:p>prof04.marion@laposte.net</text:p>
          </table:table-cell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71</text:p>
          </table:table-cell>
          <table:table-cell office:value-type="string">
            <text:p>EPS</text:p>
          </table:table-cell>
          <table:table-cell office:value-type="string">
            <text:p>prof71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72</text:p>
          </table:table-cell>
          <table:table-cell office:value-type="string">
            <text:p>SVT</text:p>
          </table:table-cell>
          <table:table-cell office:value-type="string">
            <text:p>prof72</text:p>
          </table:table-cell>
          <table:table-cell/>
          <table:table-cell office:value-type="string">
            <text:p>prof06.christine@laposte.net</text:p>
          </table:table-cell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73</text:p>
          </table:table-cell>
          <table:table-cell office:value-type="string">
            <text:p>SVT</text:p>
          </table:table-cell>
          <table:table-cell office:value-type="string">
            <text:p>prof73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74</text:p>
          </table:table-cell>
          <table:table-cell office:value-type="string">
            <text:p>HG</text:p>
          </table:table-cell>
          <table:table-cell office:value-type="string">
            <text:p>prof74</text:p>
          </table:table-cell>
          <table:table-cell office:value-type="string">
            <text:p>aaa prof20</text:p>
          </table:table-cell>
          <table:table-cell office:value-type="string">
            <text:p>prof08.severine@laposte.net</text:p>
          </table:table-cell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75</text:p>
          </table:table-cell>
          <table:table-cell office:value-type="string">
            <text:p>HG</text:p>
          </table:table-cell>
          <table:table-cell office:value-type="string">
            <text:p>prof75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76</text:p>
          </table:table-cell>
          <table:table-cell office:value-type="string">
            <text:p>ITA</text:p>
          </table:table-cell>
          <table:table-cell office:value-type="string">
            <text:p>prof76</text:p>
          </table:table-cell>
          <table:table-cell/>
          <table:table-cell office:value-type="string">
            <text:p>prof10.laurence@laposte.net</text:p>
          </table:table-cell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77</text:p>
          </table:table-cell>
          <table:table-cell office:value-type="string">
            <text:p>ITA</text:p>
          </table:table-cell>
          <table:table-cell office:value-type="string">
            <text:p>prof77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78</text:p>
          </table:table-cell>
          <table:table-cell office:value-type="string">
            <text:p>CDI</text:p>
          </table:table-cell>
          <table:table-cell office:value-type="string">
            <text:p>prof78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CDI</text:p>
          </table:table-cell>
        </table:table-row>
        <table:table-row table:style-name="ro1">
          <table:table-cell office:value-type="string">
            <text:p>PROF79</text:p>
          </table:table-cell>
          <table:table-cell office:value-type="string">
            <text:p>ECO</text:p>
          </table:table-cell>
          <table:table-cell office:value-type="string">
            <text:p>prof79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80</text:p>
          </table:table-cell>
          <table:table-cell office:value-type="string">
            <text:p>ECO</text:p>
          </table:table-cell>
          <table:table-cell office:value-type="string">
            <text:p>prof80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81</text:p>
          </table:table-cell>
          <table:table-cell office:value-type="string">
            <text:p>EPS</text:p>
          </table:table-cell>
          <table:table-cell office:value-type="string">
            <text:p>prof81</text:p>
          </table:table-cell>
          <table:table-cell/>
          <table:table-cell office:value-type="string">
            <text:p>prof04.marion@laposte.net</text:p>
          </table:table-cell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82</text:p>
          </table:table-cell>
          <table:table-cell office:value-type="string">
            <text:p>EPS</text:p>
          </table:table-cell>
          <table:table-cell office:value-type="string">
            <text:p>prof82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83</text:p>
          </table:table-cell>
          <table:table-cell office:value-type="string">
            <text:p>SVT</text:p>
          </table:table-cell>
          <table:table-cell office:value-type="string">
            <text:p>prof83</text:p>
          </table:table-cell>
          <table:table-cell/>
          <table:table-cell office:value-type="string">
            <text:p>prof06.christine@laposte.net</text:p>
          </table:table-cell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84</text:p>
          </table:table-cell>
          <table:table-cell office:value-type="string">
            <text:p>SVT</text:p>
          </table:table-cell>
          <table:table-cell office:value-type="string">
            <text:p>prof84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85</text:p>
          </table:table-cell>
          <table:table-cell office:value-type="string">
            <text:p>HG</text:p>
          </table:table-cell>
          <table:table-cell office:value-type="string">
            <text:p>prof85</text:p>
          </table:table-cell>
          <table:table-cell office:value-type="string">
            <text:p>aaa prof21</text:p>
          </table:table-cell>
          <table:table-cell office:value-type="string">
            <text:p>prof08.severine@laposte.net</text:p>
          </table:table-cell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86</text:p>
          </table:table-cell>
          <table:table-cell office:value-type="string">
            <text:p>HG</text:p>
          </table:table-cell>
          <table:table-cell office:value-type="string">
            <text:p>prof86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87</text:p>
          </table:table-cell>
          <table:table-cell office:value-type="string">
            <text:p>ITA</text:p>
          </table:table-cell>
          <table:table-cell office:value-type="string">
            <text:p>prof87</text:p>
          </table:table-cell>
          <table:table-cell/>
          <table:table-cell office:value-type="string">
            <text:p>prof10.laurence@laposte.net</text:p>
          </table:table-cell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88</text:p>
          </table:table-cell>
          <table:table-cell office:value-type="string">
            <text:p>ITA</text:p>
          </table:table-cell>
          <table:table-cell office:value-type="string">
            <text:p>prof88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89</text:p>
          </table:table-cell>
          <table:table-cell office:value-type="string">
            <text:p>CDI</text:p>
          </table:table-cell>
          <table:table-cell office:value-type="string">
            <text:p>prof89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CDI</text:p>
          </table:table-cell>
        </table:table-row>
        <table:table-row table:style-name="ro1">
          <table:table-cell office:value-type="string">
            <text:p>PROF90</text:p>
          </table:table-cell>
          <table:table-cell office:value-type="string">
            <text:p>ECO</text:p>
          </table:table-cell>
          <table:table-cell office:value-type="string">
            <text:p>prof90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91</text:p>
          </table:table-cell>
          <table:table-cell office:value-type="string">
            <text:p>ECO</text:p>
          </table:table-cell>
          <table:table-cell office:value-type="string">
            <text:p>prof91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92</text:p>
          </table:table-cell>
          <table:table-cell office:value-type="string">
            <text:p>EPS</text:p>
          </table:table-cell>
          <table:table-cell office:value-type="string">
            <text:p>prof92</text:p>
          </table:table-cell>
          <table:table-cell/>
          <table:table-cell office:value-type="string">
            <text:p>prof04.marion@laposte.net</text:p>
          </table:table-cell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93</text:p>
          </table:table-cell>
          <table:table-cell office:value-type="string">
            <text:p>EPS</text:p>
          </table:table-cell>
          <table:table-cell office:value-type="string">
            <text:p>prof93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94</text:p>
          </table:table-cell>
          <table:table-cell office:value-type="string">
            <text:p>SVT</text:p>
          </table:table-cell>
          <table:table-cell office:value-type="string">
            <text:p>prof94</text:p>
          </table:table-cell>
          <table:table-cell/>
          <table:table-cell office:value-type="string">
            <text:p>prof06.christine@laposte.net</text:p>
          </table:table-cell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95</text:p>
          </table:table-cell>
          <table:table-cell office:value-type="string">
            <text:p>SVT</text:p>
          </table:table-cell>
          <table:table-cell office:value-type="string">
            <text:p>prof95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96</text:p>
          </table:table-cell>
          <table:table-cell office:value-type="string">
            <text:p>HG</text:p>
          </table:table-cell>
          <table:table-cell office:value-type="string">
            <text:p>prof96</text:p>
          </table:table-cell>
          <table:table-cell office:value-type="string">
            <text:p>aaa prof22</text:p>
          </table:table-cell>
          <table:table-cell office:value-type="string">
            <text:p>prof08.severine@laposte.net</text:p>
          </table:table-cell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97</text:p>
          </table:table-cell>
          <table:table-cell office:value-type="string">
            <text:p>HG</text:p>
          </table:table-cell>
          <table:table-cell office:value-type="string">
            <text:p>prof97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98</text:p>
          </table:table-cell>
          <table:table-cell office:value-type="string">
            <text:p>ITA</text:p>
          </table:table-cell>
          <table:table-cell office:value-type="string">
            <text:p>prof98</text:p>
          </table:table-cell>
          <table:table-cell/>
          <table:table-cell office:value-type="string">
            <text:p>prof10.laurence@laposte.net</text:p>
          </table:table-cell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99</text:p>
          </table:table-cell>
          <table:table-cell office:value-type="string">
            <text:p>ITA</text:p>
          </table:table-cell>
          <table:table-cell office:value-type="string">
            <text:p>prof99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100</text:p>
          </table:table-cell>
          <table:table-cell office:value-type="string">
            <text:p>CDI</text:p>
          </table:table-cell>
          <table:table-cell office:value-type="string">
            <text:p>prof100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CDI</text:p>
          </table:table-cell>
        </table:table-row>
        <table:table-row table:style-name="ro1">
          <table:table-cell office:value-type="string">
            <text:p>PROF101</text:p>
          </table:table-cell>
          <table:table-cell office:value-type="string">
            <text:p>ECO</text:p>
          </table:table-cell>
          <table:table-cell office:value-type="string">
            <text:p>prof101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102</text:p>
          </table:table-cell>
          <table:table-cell office:value-type="string">
            <text:p>ECO</text:p>
          </table:table-cell>
          <table:table-cell office:value-type="string">
            <text:p>prof102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103</text:p>
          </table:table-cell>
          <table:table-cell office:value-type="string">
            <text:p>EPS</text:p>
          </table:table-cell>
          <table:table-cell office:value-type="string">
            <text:p>prof103</text:p>
          </table:table-cell>
          <table:table-cell/>
          <table:table-cell office:value-type="string">
            <text:p>prof04.marion@laposte.net</text:p>
          </table:table-cell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104</text:p>
          </table:table-cell>
          <table:table-cell office:value-type="string">
            <text:p>EPS</text:p>
          </table:table-cell>
          <table:table-cell office:value-type="string">
            <text:p>prof104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105</text:p>
          </table:table-cell>
          <table:table-cell office:value-type="string">
            <text:p>SVT</text:p>
          </table:table-cell>
          <table:table-cell office:value-type="string">
            <text:p>prof105</text:p>
          </table:table-cell>
          <table:table-cell/>
          <table:table-cell office:value-type="string">
            <text:p>prof06.christine@laposte.net</text:p>
          </table:table-cell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106</text:p>
          </table:table-cell>
          <table:table-cell office:value-type="string">
            <text:p>SVT</text:p>
          </table:table-cell>
          <table:table-cell office:value-type="string">
            <text:p>prof106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107</text:p>
          </table:table-cell>
          <table:table-cell office:value-type="string">
            <text:p>HG</text:p>
          </table:table-cell>
          <table:table-cell office:value-type="string">
            <text:p>prof107</text:p>
          </table:table-cell>
          <table:table-cell office:value-type="string">
            <text:p>aaa prof23</text:p>
          </table:table-cell>
          <table:table-cell office:value-type="string">
            <text:p>prof08.severine@laposte.net</text:p>
          </table:table-cell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108</text:p>
          </table:table-cell>
          <table:table-cell office:value-type="string">
            <text:p>HG</text:p>
          </table:table-cell>
          <table:table-cell office:value-type="string">
            <text:p>prof108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109</text:p>
          </table:table-cell>
          <table:table-cell office:value-type="string">
            <text:p>ITA</text:p>
          </table:table-cell>
          <table:table-cell office:value-type="string">
            <text:p>prof109</text:p>
          </table:table-cell>
          <table:table-cell/>
          <table:table-cell office:value-type="string">
            <text:p>prof10.laurence@laposte.net</text:p>
          </table:table-cell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110</text:p>
          </table:table-cell>
          <table:table-cell office:value-type="string">
            <text:p>ITA</text:p>
          </table:table-cell>
          <table:table-cell office:value-type="string">
            <text:p>prof110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111</text:p>
          </table:table-cell>
          <table:table-cell office:value-type="string">
            <text:p>CDI</text:p>
          </table:table-cell>
          <table:table-cell office:value-type="string">
            <text:p>prof111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CDI</text:p>
          </table:table-cell>
        </table:table-row>
        <table:table-row table:style-name="ro1">
          <table:table-cell office:value-type="string">
            <text:p>PROF112</text:p>
          </table:table-cell>
          <table:table-cell office:value-type="string">
            <text:p>ECO</text:p>
          </table:table-cell>
          <table:table-cell office:value-type="string">
            <text:p>prof112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113</text:p>
          </table:table-cell>
          <table:table-cell office:value-type="string">
            <text:p>ECO</text:p>
          </table:table-cell>
          <table:table-cell office:value-type="string">
            <text:p>prof113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114</text:p>
          </table:table-cell>
          <table:table-cell office:value-type="string">
            <text:p>EPS</text:p>
          </table:table-cell>
          <table:table-cell office:value-type="string">
            <text:p>prof114</text:p>
          </table:table-cell>
          <table:table-cell/>
          <table:table-cell office:value-type="string">
            <text:p>prof04.marion@laposte.net</text:p>
          </table:table-cell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115</text:p>
          </table:table-cell>
          <table:table-cell office:value-type="string">
            <text:p>EPS</text:p>
          </table:table-cell>
          <table:table-cell office:value-type="string">
            <text:p>prof115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116</text:p>
          </table:table-cell>
          <table:table-cell office:value-type="string">
            <text:p>SVT</text:p>
          </table:table-cell>
          <table:table-cell office:value-type="string">
            <text:p>prof116</text:p>
          </table:table-cell>
          <table:table-cell/>
          <table:table-cell office:value-type="string">
            <text:p>prof06.christine@laposte.net</text:p>
          </table:table-cell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117</text:p>
          </table:table-cell>
          <table:table-cell office:value-type="string">
            <text:p>SVT</text:p>
          </table:table-cell>
          <table:table-cell office:value-type="string">
            <text:p>prof117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118</text:p>
          </table:table-cell>
          <table:table-cell office:value-type="string">
            <text:p>HG</text:p>
          </table:table-cell>
          <table:table-cell office:value-type="string">
            <text:p>prof118</text:p>
          </table:table-cell>
          <table:table-cell office:value-type="string">
            <text:p>aaa prof24</text:p>
          </table:table-cell>
          <table:table-cell office:value-type="string">
            <text:p>prof08.severine@laposte.net</text:p>
          </table:table-cell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119</text:p>
          </table:table-cell>
          <table:table-cell office:value-type="string">
            <text:p>HG</text:p>
          </table:table-cell>
          <table:table-cell office:value-type="string">
            <text:p>prof119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120</text:p>
          </table:table-cell>
          <table:table-cell office:value-type="string">
            <text:p>ITA</text:p>
          </table:table-cell>
          <table:table-cell office:value-type="string">
            <text:p>prof120</text:p>
          </table:table-cell>
          <table:table-cell/>
          <table:table-cell office:value-type="string">
            <text:p>prof10.laurence@laposte.net</text:p>
          </table:table-cell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121</text:p>
          </table:table-cell>
          <table:table-cell office:value-type="string">
            <text:p>ITA</text:p>
          </table:table-cell>
          <table:table-cell office:value-type="string">
            <text:p>prof121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122</text:p>
          </table:table-cell>
          <table:table-cell office:value-type="string">
            <text:p>CDI</text:p>
          </table:table-cell>
          <table:table-cell office:value-type="string">
            <text:p>prof122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CDI</text:p>
          </table:table-cell>
        </table:table-row>
        <table:table-row table:style-name="ro1">
          <table:table-cell office:value-type="string">
            <text:p>PROF123</text:p>
          </table:table-cell>
          <table:table-cell office:value-type="string">
            <text:p>ECO</text:p>
          </table:table-cell>
          <table:table-cell office:value-type="string">
            <text:p>prof123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124</text:p>
          </table:table-cell>
          <table:table-cell office:value-type="string">
            <text:p>ECO</text:p>
          </table:table-cell>
          <table:table-cell office:value-type="string">
            <text:p>prof124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125</text:p>
          </table:table-cell>
          <table:table-cell office:value-type="string">
            <text:p>EPS</text:p>
          </table:table-cell>
          <table:table-cell office:value-type="string">
            <text:p>prof125</text:p>
          </table:table-cell>
          <table:table-cell/>
          <table:table-cell office:value-type="string">
            <text:p>prof04.marion@laposte.net</text:p>
          </table:table-cell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126</text:p>
          </table:table-cell>
          <table:table-cell office:value-type="string">
            <text:p>EPS</text:p>
          </table:table-cell>
          <table:table-cell office:value-type="string">
            <text:p>prof126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127</text:p>
          </table:table-cell>
          <table:table-cell office:value-type="string">
            <text:p>SVT</text:p>
          </table:table-cell>
          <table:table-cell office:value-type="string">
            <text:p>prof127</text:p>
          </table:table-cell>
          <table:table-cell/>
          <table:table-cell office:value-type="string">
            <text:p>prof06.christine@laposte.net</text:p>
          </table:table-cell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128</text:p>
          </table:table-cell>
          <table:table-cell office:value-type="string">
            <text:p>SVT</text:p>
          </table:table-cell>
          <table:table-cell office:value-type="string">
            <text:p>prof128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129</text:p>
          </table:table-cell>
          <table:table-cell office:value-type="string">
            <text:p>HG</text:p>
          </table:table-cell>
          <table:table-cell office:value-type="string">
            <text:p>prof129</text:p>
          </table:table-cell>
          <table:table-cell office:value-type="string">
            <text:p>aaa prof25</text:p>
          </table:table-cell>
          <table:table-cell office:value-type="string">
            <text:p>prof08.severine@laposte.net</text:p>
          </table:table-cell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130</text:p>
          </table:table-cell>
          <table:table-cell office:value-type="string">
            <text:p>HG</text:p>
          </table:table-cell>
          <table:table-cell office:value-type="string">
            <text:p>prof130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131</text:p>
          </table:table-cell>
          <table:table-cell office:value-type="string">
            <text:p>ITA</text:p>
          </table:table-cell>
          <table:table-cell office:value-type="string">
            <text:p>prof131</text:p>
          </table:table-cell>
          <table:table-cell/>
          <table:table-cell office:value-type="string">
            <text:p>prof10.laurence@laposte.net</text:p>
          </table:table-cell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132</text:p>
          </table:table-cell>
          <table:table-cell office:value-type="string">
            <text:p>ITA</text:p>
          </table:table-cell>
          <table:table-cell office:value-type="string">
            <text:p>prof132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133</text:p>
          </table:table-cell>
          <table:table-cell office:value-type="string">
            <text:p>CDI</text:p>
          </table:table-cell>
          <table:table-cell office:value-type="string">
            <text:p>prof133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CDI</text:p>
          </table:table-cell>
        </table:table-row>
        <table:table-row table:style-name="ro1">
          <table:table-cell office:value-type="string">
            <text:p>PROF134</text:p>
          </table:table-cell>
          <table:table-cell office:value-type="string">
            <text:p>ECO</text:p>
          </table:table-cell>
          <table:table-cell office:value-type="string">
            <text:p>prof134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135</text:p>
          </table:table-cell>
          <table:table-cell office:value-type="string">
            <text:p>ECO</text:p>
          </table:table-cell>
          <table:table-cell office:value-type="string">
            <text:p>prof135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136</text:p>
          </table:table-cell>
          <table:table-cell office:value-type="string">
            <text:p>EPS</text:p>
          </table:table-cell>
          <table:table-cell office:value-type="string">
            <text:p>prof136</text:p>
          </table:table-cell>
          <table:table-cell/>
          <table:table-cell office:value-type="string">
            <text:p>prof04.marion@laposte.net</text:p>
          </table:table-cell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137</text:p>
          </table:table-cell>
          <table:table-cell office:value-type="string">
            <text:p>EPS</text:p>
          </table:table-cell>
          <table:table-cell office:value-type="string">
            <text:p>prof137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138</text:p>
          </table:table-cell>
          <table:table-cell office:value-type="string">
            <text:p>SVT</text:p>
          </table:table-cell>
          <table:table-cell office:value-type="string">
            <text:p>prof138</text:p>
          </table:table-cell>
          <table:table-cell/>
          <table:table-cell office:value-type="string">
            <text:p>prof06.christine@laposte.net</text:p>
          </table:table-cell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139</text:p>
          </table:table-cell>
          <table:table-cell office:value-type="string">
            <text:p>SVT</text:p>
          </table:table-cell>
          <table:table-cell office:value-type="string">
            <text:p>prof139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140</text:p>
          </table:table-cell>
          <table:table-cell office:value-type="string">
            <text:p>HG</text:p>
          </table:table-cell>
          <table:table-cell office:value-type="string">
            <text:p>prof140</text:p>
          </table:table-cell>
          <table:table-cell office:value-type="string">
            <text:p>aaa prof26</text:p>
          </table:table-cell>
          <table:table-cell office:value-type="string">
            <text:p>prof08.severine@laposte.net</text:p>
          </table:table-cell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141</text:p>
          </table:table-cell>
          <table:table-cell office:value-type="string">
            <text:p>HG</text:p>
          </table:table-cell>
          <table:table-cell office:value-type="string">
            <text:p>prof141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142</text:p>
          </table:table-cell>
          <table:table-cell office:value-type="string">
            <text:p>ITA</text:p>
          </table:table-cell>
          <table:table-cell office:value-type="string">
            <text:p>prof142</text:p>
          </table:table-cell>
          <table:table-cell/>
          <table:table-cell office:value-type="string">
            <text:p>prof10.laurence@laposte.net</text:p>
          </table:table-cell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143</text:p>
          </table:table-cell>
          <table:table-cell office:value-type="string">
            <text:p>ITA</text:p>
          </table:table-cell>
          <table:table-cell office:value-type="string">
            <text:p>prof143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144</text:p>
          </table:table-cell>
          <table:table-cell office:value-type="string">
            <text:p>CDI</text:p>
          </table:table-cell>
          <table:table-cell office:value-type="string">
            <text:p>prof144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CDI</text:p>
          </table:table-cell>
        </table:table-row>
        <table:table-row table:style-name="ro1">
          <table:table-cell office:value-type="string">
            <text:p>PROF145</text:p>
          </table:table-cell>
          <table:table-cell office:value-type="string">
            <text:p>ECO</text:p>
          </table:table-cell>
          <table:table-cell office:value-type="string">
            <text:p>prof145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146</text:p>
          </table:table-cell>
          <table:table-cell office:value-type="string">
            <text:p>ECO</text:p>
          </table:table-cell>
          <table:table-cell office:value-type="string">
            <text:p>prof146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147</text:p>
          </table:table-cell>
          <table:table-cell office:value-type="string">
            <text:p>EPS</text:p>
          </table:table-cell>
          <table:table-cell office:value-type="string">
            <text:p>prof147</text:p>
          </table:table-cell>
          <table:table-cell/>
          <table:table-cell office:value-type="string">
            <text:p>prof04.marion@laposte.net</text:p>
          </table:table-cell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148</text:p>
          </table:table-cell>
          <table:table-cell office:value-type="string">
            <text:p>EPS</text:p>
          </table:table-cell>
          <table:table-cell office:value-type="string">
            <text:p>prof148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149</text:p>
          </table:table-cell>
          <table:table-cell office:value-type="string">
            <text:p>SVT</text:p>
          </table:table-cell>
          <table:table-cell office:value-type="string">
            <text:p>prof149</text:p>
          </table:table-cell>
          <table:table-cell/>
          <table:table-cell office:value-type="string">
            <text:p>prof06.christine@laposte.net</text:p>
          </table:table-cell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150</text:p>
          </table:table-cell>
          <table:table-cell office:value-type="string">
            <text:p>SVT</text:p>
          </table:table-cell>
          <table:table-cell office:value-type="string">
            <text:p>prof150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SVT</text:p>
          </table:table-cell>
        </table:table-row>
      </table:table>
      <table:table table:name="eleves" table:style-name="ta1" table:print="false">
        <table:table-column table:style-name="co1" table:number-columns-repeated="4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ELEVE01</text:p>
          </table:table-cell>
          <table:table-cell office:value-type="string">
            <text:p>nadia</text:p>
          </table:table-cell>
          <table:table-cell office:value-type="string">
            <text:p>eleve01</text:p>
          </table:table-cell>
          <table:table-cell/>
          <table:table-cell office:value-type="string">
            <text:p>eleve01.nadia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02</text:p>
          </table:table-cell>
          <table:table-cell office:value-type="string">
            <text:p>guillaume</text:p>
          </table:table-cell>
          <table:table-cell office:value-type="string">
            <text:p>eleve02</text:p>
          </table:table-cell>
          <table:table-cell/>
          <table:table-cell office:value-type="string">
            <text:p>eleve02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03</text:p>
          </table:table-cell>
          <table:table-cell office:value-type="string">
            <text:p>janique</text:p>
          </table:table-cell>
          <table:table-cell office:value-type="string">
            <text:p>eleve03</text:p>
          </table:table-cell>
          <table:table-cell/>
          <table:table-cell office:value-type="string">
            <text:p>eleve03.janique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04</text:p>
          </table:table-cell>
          <table:table-cell office:value-type="string">
            <text:p>clement</text:p>
          </table:table-cell>
          <table:table-cell office:value-type="string">
            <text:p>eleve04</text:p>
          </table:table-cell>
          <table:table-cell/>
          <table:table-cell office:value-type="string">
            <text:p>eleve04.clement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05</text:p>
          </table:table-cell>
          <table:table-cell office:value-type="string">
            <text:p>anne</text:p>
          </table:table-cell>
          <table:table-cell office:value-type="string">
            <text:p>eleve05</text:p>
          </table:table-cell>
          <table:table-cell/>
          <table:table-cell office:value-type="string">
            <text:p>eleve05.anne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06</text:p>
          </table:table-cell>
          <table:table-cell office:value-type="string">
            <text:p>laure</text:p>
          </table:table-cell>
          <table:table-cell office:value-type="string">
            <text:p>eleve06</text:p>
          </table:table-cell>
          <table:table-cell/>
          <table:table-cell office:value-type="string">
            <text:p>eleve06.laure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07</text:p>
          </table:table-cell>
          <table:table-cell office:value-type="string">
            <text:p>aurelia</text:p>
          </table:table-cell>
          <table:table-cell office:value-type="string">
            <text:p>eleve07</text:p>
          </table:table-cell>
          <table:table-cell/>
          <table:table-cell office:value-type="string">
            <text:p>eleve07.aurelia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08</text:p>
          </table:table-cell>
          <table:table-cell office:value-type="string">
            <text:p>olivier</text:p>
          </table:table-cell>
          <table:table-cell office:value-type="string">
            <text:p>eleve08</text:p>
          </table:table-cell>
          <table:table-cell/>
          <table:table-cell office:value-type="string">
            <text:p>eleve08.olivier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09</text:p>
          </table:table-cell>
          <table:table-cell office:value-type="string">
            <text:p>mickael</text:p>
          </table:table-cell>
          <table:table-cell office:value-type="string">
            <text:p>eleve0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0</text:p>
          </table:table-cell>
          <table:table-cell office:value-type="string">
            <text:p>laetitia</text:p>
          </table:table-cell>
          <table:table-cell office:value-type="string">
            <text:p>eleve1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1</text:p>
          </table:table-cell>
          <table:table-cell office:value-type="string">
            <text:p>nadia</text:p>
          </table:table-cell>
          <table:table-cell office:value-type="string">
            <text:p>eleve1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2</text:p>
          </table:table-cell>
          <table:table-cell office:value-type="string">
            <text:p>guillaume</text:p>
          </table:table-cell>
          <table:table-cell office:value-type="string">
            <text:p>eleve1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3</text:p>
          </table:table-cell>
          <table:table-cell office:value-type="string">
            <text:p>janique</text:p>
          </table:table-cell>
          <table:table-cell office:value-type="string">
            <text:p>eleve1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4</text:p>
          </table:table-cell>
          <table:table-cell office:value-type="string">
            <text:p>clement</text:p>
          </table:table-cell>
          <table:table-cell office:value-type="string">
            <text:p>eleve1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5</text:p>
          </table:table-cell>
          <table:table-cell office:value-type="string">
            <text:p>anne</text:p>
          </table:table-cell>
          <table:table-cell office:value-type="string">
            <text:p>eleve1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6</text:p>
          </table:table-cell>
          <table:table-cell office:value-type="string">
            <text:p>laure</text:p>
          </table:table-cell>
          <table:table-cell office:value-type="string">
            <text:p>eleve1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7</text:p>
          </table:table-cell>
          <table:table-cell office:value-type="string">
            <text:p>aurelia</text:p>
          </table:table-cell>
          <table:table-cell office:value-type="string">
            <text:p>eleve1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8</text:p>
          </table:table-cell>
          <table:table-cell office:value-type="string">
            <text:p>olivier</text:p>
          </table:table-cell>
          <table:table-cell office:value-type="string">
            <text:p>eleve1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9</text:p>
          </table:table-cell>
          <table:table-cell office:value-type="string">
            <text:p>mickael</text:p>
          </table:table-cell>
          <table:table-cell office:value-type="string">
            <text:p>eleve1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20</text:p>
          </table:table-cell>
          <table:table-cell office:value-type="string">
            <text:p>laetitia</text:p>
          </table:table-cell>
          <table:table-cell office:value-type="string">
            <text:p>eleve2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21</text:p>
          </table:table-cell>
          <table:table-cell office:value-type="string">
            <text:p>nadia</text:p>
          </table:table-cell>
          <table:table-cell office:value-type="string">
            <text:p>eleve2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22</text:p>
          </table:table-cell>
          <table:table-cell office:value-type="string">
            <text:p>guillaume</text:p>
          </table:table-cell>
          <table:table-cell office:value-type="string">
            <text:p>eleve2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23</text:p>
          </table:table-cell>
          <table:table-cell office:value-type="string">
            <text:p>janique</text:p>
          </table:table-cell>
          <table:table-cell office:value-type="string">
            <text:p>eleve2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24</text:p>
          </table:table-cell>
          <table:table-cell office:value-type="string">
            <text:p>clement</text:p>
          </table:table-cell>
          <table:table-cell office:value-type="string">
            <text:p>eleve2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25</text:p>
          </table:table-cell>
          <table:table-cell office:value-type="string">
            <text:p>anne</text:p>
          </table:table-cell>
          <table:table-cell office:value-type="string">
            <text:p>eleve2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26</text:p>
          </table:table-cell>
          <table:table-cell office:value-type="string">
            <text:p>laure</text:p>
          </table:table-cell>
          <table:table-cell office:value-type="string">
            <text:p>eleve2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27</text:p>
          </table:table-cell>
          <table:table-cell office:value-type="string">
            <text:p>aurelia</text:p>
          </table:table-cell>
          <table:table-cell office:value-type="string">
            <text:p>eleve2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28</text:p>
          </table:table-cell>
          <table:table-cell office:value-type="string">
            <text:p>nadia</text:p>
          </table:table-cell>
          <table:table-cell office:value-type="string">
            <text:p>eleve2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29</text:p>
          </table:table-cell>
          <table:table-cell office:value-type="string">
            <text:p>guillaume</text:p>
          </table:table-cell>
          <table:table-cell office:value-type="string">
            <text:p>eleve2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30</text:p>
          </table:table-cell>
          <table:table-cell office:value-type="string">
            <text:p>janique</text:p>
          </table:table-cell>
          <table:table-cell office:value-type="string">
            <text:p>eleve3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31</text:p>
          </table:table-cell>
          <table:table-cell office:value-type="string">
            <text:p>clement</text:p>
          </table:table-cell>
          <table:table-cell office:value-type="string">
            <text:p>eleve3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32</text:p>
          </table:table-cell>
          <table:table-cell office:value-type="string">
            <text:p>anne</text:p>
          </table:table-cell>
          <table:table-cell office:value-type="string">
            <text:p>eleve3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33</text:p>
          </table:table-cell>
          <table:table-cell office:value-type="string">
            <text:p>laure</text:p>
          </table:table-cell>
          <table:table-cell office:value-type="string">
            <text:p>eleve3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34</text:p>
          </table:table-cell>
          <table:table-cell office:value-type="string">
            <text:p>aurelia</text:p>
          </table:table-cell>
          <table:table-cell office:value-type="string">
            <text:p>eleve3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35</text:p>
          </table:table-cell>
          <table:table-cell office:value-type="string">
            <text:p>olivier</text:p>
          </table:table-cell>
          <table:table-cell office:value-type="string">
            <text:p>eleve3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36</text:p>
          </table:table-cell>
          <table:table-cell office:value-type="string">
            <text:p>mickael</text:p>
          </table:table-cell>
          <table:table-cell office:value-type="string">
            <text:p>eleve3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37</text:p>
          </table:table-cell>
          <table:table-cell office:value-type="string">
            <text:p>laetitia</text:p>
          </table:table-cell>
          <table:table-cell office:value-type="string">
            <text:p>eleve3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38</text:p>
          </table:table-cell>
          <table:table-cell office:value-type="string">
            <text:p>nadia</text:p>
          </table:table-cell>
          <table:table-cell office:value-type="string">
            <text:p>eleve3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39</text:p>
          </table:table-cell>
          <table:table-cell office:value-type="string">
            <text:p>guillaume</text:p>
          </table:table-cell>
          <table:table-cell office:value-type="string">
            <text:p>eleve3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40</text:p>
          </table:table-cell>
          <table:table-cell office:value-type="string">
            <text:p>janique</text:p>
          </table:table-cell>
          <table:table-cell office:value-type="string">
            <text:p>eleve4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41</text:p>
          </table:table-cell>
          <table:table-cell office:value-type="string">
            <text:p>clement</text:p>
          </table:table-cell>
          <table:table-cell office:value-type="string">
            <text:p>eleve4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42</text:p>
          </table:table-cell>
          <table:table-cell office:value-type="string">
            <text:p>anne</text:p>
          </table:table-cell>
          <table:table-cell office:value-type="string">
            <text:p>eleve4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43</text:p>
          </table:table-cell>
          <table:table-cell office:value-type="string">
            <text:p>laure</text:p>
          </table:table-cell>
          <table:table-cell office:value-type="string">
            <text:p>eleve4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44</text:p>
          </table:table-cell>
          <table:table-cell office:value-type="string">
            <text:p>aurelia</text:p>
          </table:table-cell>
          <table:table-cell office:value-type="string">
            <text:p>eleve4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45</text:p>
          </table:table-cell>
          <table:table-cell office:value-type="string">
            <text:p>olivier</text:p>
          </table:table-cell>
          <table:table-cell office:value-type="string">
            <text:p>eleve4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46</text:p>
          </table:table-cell>
          <table:table-cell office:value-type="string">
            <text:p>mickael</text:p>
          </table:table-cell>
          <table:table-cell office:value-type="string">
            <text:p>eleve4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47</text:p>
          </table:table-cell>
          <table:table-cell office:value-type="string">
            <text:p>laetitia</text:p>
          </table:table-cell>
          <table:table-cell office:value-type="string">
            <text:p>eleve4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48</text:p>
          </table:table-cell>
          <table:table-cell office:value-type="string">
            <text:p>nadia</text:p>
          </table:table-cell>
          <table:table-cell office:value-type="string">
            <text:p>eleve4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49</text:p>
          </table:table-cell>
          <table:table-cell office:value-type="string">
            <text:p>guillaume</text:p>
          </table:table-cell>
          <table:table-cell office:value-type="string">
            <text:p>eleve4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50</text:p>
          </table:table-cell>
          <table:table-cell office:value-type="string">
            <text:p>janique</text:p>
          </table:table-cell>
          <table:table-cell office:value-type="string">
            <text:p>eleve5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51</text:p>
          </table:table-cell>
          <table:table-cell office:value-type="string">
            <text:p>clement</text:p>
          </table:table-cell>
          <table:table-cell office:value-type="string">
            <text:p>eleve5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52</text:p>
          </table:table-cell>
          <table:table-cell office:value-type="string">
            <text:p>anne</text:p>
          </table:table-cell>
          <table:table-cell office:value-type="string">
            <text:p>eleve5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53</text:p>
          </table:table-cell>
          <table:table-cell office:value-type="string">
            <text:p>laure</text:p>
          </table:table-cell>
          <table:table-cell office:value-type="string">
            <text:p>eleve5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54</text:p>
          </table:table-cell>
          <table:table-cell office:value-type="string">
            <text:p>aurelia</text:p>
          </table:table-cell>
          <table:table-cell office:value-type="string">
            <text:p>eleve5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55</text:p>
          </table:table-cell>
          <table:table-cell office:value-type="string">
            <text:p>nadia</text:p>
          </table:table-cell>
          <table:table-cell office:value-type="string">
            <text:p>eleve5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56</text:p>
          </table:table-cell>
          <table:table-cell office:value-type="string">
            <text:p>guillaume</text:p>
          </table:table-cell>
          <table:table-cell office:value-type="string">
            <text:p>eleve5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57</text:p>
          </table:table-cell>
          <table:table-cell office:value-type="string">
            <text:p>janique</text:p>
          </table:table-cell>
          <table:table-cell office:value-type="string">
            <text:p>eleve5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58</text:p>
          </table:table-cell>
          <table:table-cell office:value-type="string">
            <text:p>clement</text:p>
          </table:table-cell>
          <table:table-cell office:value-type="string">
            <text:p>eleve5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59</text:p>
          </table:table-cell>
          <table:table-cell office:value-type="string">
            <text:p>anne</text:p>
          </table:table-cell>
          <table:table-cell office:value-type="string">
            <text:p>eleve5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60</text:p>
          </table:table-cell>
          <table:table-cell office:value-type="string">
            <text:p>laure</text:p>
          </table:table-cell>
          <table:table-cell office:value-type="string">
            <text:p>eleve6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61</text:p>
          </table:table-cell>
          <table:table-cell office:value-type="string">
            <text:p>aurelia</text:p>
          </table:table-cell>
          <table:table-cell office:value-type="string">
            <text:p>eleve6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62</text:p>
          </table:table-cell>
          <table:table-cell office:value-type="string">
            <text:p>olivier</text:p>
          </table:table-cell>
          <table:table-cell office:value-type="string">
            <text:p>eleve6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63</text:p>
          </table:table-cell>
          <table:table-cell office:value-type="string">
            <text:p>mickael</text:p>
          </table:table-cell>
          <table:table-cell office:value-type="string">
            <text:p>eleve6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64</text:p>
          </table:table-cell>
          <table:table-cell office:value-type="string">
            <text:p>laetitia</text:p>
          </table:table-cell>
          <table:table-cell office:value-type="string">
            <text:p>eleve6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65</text:p>
          </table:table-cell>
          <table:table-cell office:value-type="string">
            <text:p>nadia</text:p>
          </table:table-cell>
          <table:table-cell office:value-type="string">
            <text:p>eleve6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66</text:p>
          </table:table-cell>
          <table:table-cell office:value-type="string">
            <text:p>guillaume</text:p>
          </table:table-cell>
          <table:table-cell office:value-type="string">
            <text:p>eleve6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67</text:p>
          </table:table-cell>
          <table:table-cell office:value-type="string">
            <text:p>janique</text:p>
          </table:table-cell>
          <table:table-cell office:value-type="string">
            <text:p>eleve6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68</text:p>
          </table:table-cell>
          <table:table-cell office:value-type="string">
            <text:p>clement</text:p>
          </table:table-cell>
          <table:table-cell office:value-type="string">
            <text:p>eleve6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69</text:p>
          </table:table-cell>
          <table:table-cell office:value-type="string">
            <text:p>anne</text:p>
          </table:table-cell>
          <table:table-cell office:value-type="string">
            <text:p>eleve6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70</text:p>
          </table:table-cell>
          <table:table-cell office:value-type="string">
            <text:p>laure</text:p>
          </table:table-cell>
          <table:table-cell office:value-type="string">
            <text:p>eleve7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71</text:p>
          </table:table-cell>
          <table:table-cell office:value-type="string">
            <text:p>aurelia</text:p>
          </table:table-cell>
          <table:table-cell office:value-type="string">
            <text:p>eleve7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72</text:p>
          </table:table-cell>
          <table:table-cell office:value-type="string">
            <text:p>olivier</text:p>
          </table:table-cell>
          <table:table-cell office:value-type="string">
            <text:p>eleve7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73</text:p>
          </table:table-cell>
          <table:table-cell office:value-type="string">
            <text:p>mickael</text:p>
          </table:table-cell>
          <table:table-cell office:value-type="string">
            <text:p>eleve7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74</text:p>
          </table:table-cell>
          <table:table-cell office:value-type="string">
            <text:p>laetitia</text:p>
          </table:table-cell>
          <table:table-cell office:value-type="string">
            <text:p>eleve7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75</text:p>
          </table:table-cell>
          <table:table-cell office:value-type="string">
            <text:p>nadia</text:p>
          </table:table-cell>
          <table:table-cell office:value-type="string">
            <text:p>eleve7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76</text:p>
          </table:table-cell>
          <table:table-cell office:value-type="string">
            <text:p>guillaume</text:p>
          </table:table-cell>
          <table:table-cell office:value-type="string">
            <text:p>eleve7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77</text:p>
          </table:table-cell>
          <table:table-cell office:value-type="string">
            <text:p>janique</text:p>
          </table:table-cell>
          <table:table-cell office:value-type="string">
            <text:p>eleve7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78</text:p>
          </table:table-cell>
          <table:table-cell office:value-type="string">
            <text:p>clement</text:p>
          </table:table-cell>
          <table:table-cell office:value-type="string">
            <text:p>eleve7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79</text:p>
          </table:table-cell>
          <table:table-cell office:value-type="string">
            <text:p>anne</text:p>
          </table:table-cell>
          <table:table-cell office:value-type="string">
            <text:p>eleve7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80</text:p>
          </table:table-cell>
          <table:table-cell office:value-type="string">
            <text:p>laure</text:p>
          </table:table-cell>
          <table:table-cell office:value-type="string">
            <text:p>eleve8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81</text:p>
          </table:table-cell>
          <table:table-cell office:value-type="string">
            <text:p>aurelia</text:p>
          </table:table-cell>
          <table:table-cell office:value-type="string">
            <text:p>eleve8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82</text:p>
          </table:table-cell>
          <table:table-cell office:value-type="string">
            <text:p>nadia</text:p>
          </table:table-cell>
          <table:table-cell office:value-type="string">
            <text:p>eleve8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83</text:p>
          </table:table-cell>
          <table:table-cell office:value-type="string">
            <text:p>guillaume</text:p>
          </table:table-cell>
          <table:table-cell office:value-type="string">
            <text:p>eleve8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84</text:p>
          </table:table-cell>
          <table:table-cell office:value-type="string">
            <text:p>janique</text:p>
          </table:table-cell>
          <table:table-cell office:value-type="string">
            <text:p>eleve8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85</text:p>
          </table:table-cell>
          <table:table-cell office:value-type="string">
            <text:p>clement</text:p>
          </table:table-cell>
          <table:table-cell office:value-type="string">
            <text:p>eleve8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86</text:p>
          </table:table-cell>
          <table:table-cell office:value-type="string">
            <text:p>anne</text:p>
          </table:table-cell>
          <table:table-cell office:value-type="string">
            <text:p>eleve8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87</text:p>
          </table:table-cell>
          <table:table-cell office:value-type="string">
            <text:p>laure</text:p>
          </table:table-cell>
          <table:table-cell office:value-type="string">
            <text:p>eleve8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88</text:p>
          </table:table-cell>
          <table:table-cell office:value-type="string">
            <text:p>aurelia</text:p>
          </table:table-cell>
          <table:table-cell office:value-type="string">
            <text:p>eleve8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89</text:p>
          </table:table-cell>
          <table:table-cell office:value-type="string">
            <text:p>olivier</text:p>
          </table:table-cell>
          <table:table-cell office:value-type="string">
            <text:p>eleve8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90</text:p>
          </table:table-cell>
          <table:table-cell office:value-type="string">
            <text:p>mickael</text:p>
          </table:table-cell>
          <table:table-cell office:value-type="string">
            <text:p>eleve9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91</text:p>
          </table:table-cell>
          <table:table-cell office:value-type="string">
            <text:p>laetitia</text:p>
          </table:table-cell>
          <table:table-cell office:value-type="string">
            <text:p>eleve9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92</text:p>
          </table:table-cell>
          <table:table-cell office:value-type="string">
            <text:p>nadia</text:p>
          </table:table-cell>
          <table:table-cell office:value-type="string">
            <text:p>eleve9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93</text:p>
          </table:table-cell>
          <table:table-cell office:value-type="string">
            <text:p>guillaume</text:p>
          </table:table-cell>
          <table:table-cell office:value-type="string">
            <text:p>eleve9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94</text:p>
          </table:table-cell>
          <table:table-cell office:value-type="string">
            <text:p>janique</text:p>
          </table:table-cell>
          <table:table-cell office:value-type="string">
            <text:p>eleve9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95</text:p>
          </table:table-cell>
          <table:table-cell office:value-type="string">
            <text:p>clement</text:p>
          </table:table-cell>
          <table:table-cell office:value-type="string">
            <text:p>eleve9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96</text:p>
          </table:table-cell>
          <table:table-cell office:value-type="string">
            <text:p>anne</text:p>
          </table:table-cell>
          <table:table-cell office:value-type="string">
            <text:p>eleve9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97</text:p>
          </table:table-cell>
          <table:table-cell office:value-type="string">
            <text:p>laure</text:p>
          </table:table-cell>
          <table:table-cell office:value-type="string">
            <text:p>eleve9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98</text:p>
          </table:table-cell>
          <table:table-cell office:value-type="string">
            <text:p>aurelia</text:p>
          </table:table-cell>
          <table:table-cell office:value-type="string">
            <text:p>eleve9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99</text:p>
          </table:table-cell>
          <table:table-cell office:value-type="string">
            <text:p>olivier</text:p>
          </table:table-cell>
          <table:table-cell office:value-type="string">
            <text:p>eleve9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00</text:p>
          </table:table-cell>
          <table:table-cell office:value-type="string">
            <text:p>mickael</text:p>
          </table:table-cell>
          <table:table-cell office:value-type="string">
            <text:p>eleve10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01</text:p>
          </table:table-cell>
          <table:table-cell office:value-type="string">
            <text:p>laetitia</text:p>
          </table:table-cell>
          <table:table-cell office:value-type="string">
            <text:p>eleve10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02</text:p>
          </table:table-cell>
          <table:table-cell office:value-type="string">
            <text:p>nadia</text:p>
          </table:table-cell>
          <table:table-cell office:value-type="string">
            <text:p>eleve10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03</text:p>
          </table:table-cell>
          <table:table-cell office:value-type="string">
            <text:p>guillaume</text:p>
          </table:table-cell>
          <table:table-cell office:value-type="string">
            <text:p>eleve10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04</text:p>
          </table:table-cell>
          <table:table-cell office:value-type="string">
            <text:p>janique</text:p>
          </table:table-cell>
          <table:table-cell office:value-type="string">
            <text:p>eleve10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05</text:p>
          </table:table-cell>
          <table:table-cell office:value-type="string">
            <text:p>clement</text:p>
          </table:table-cell>
          <table:table-cell office:value-type="string">
            <text:p>eleve10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06</text:p>
          </table:table-cell>
          <table:table-cell office:value-type="string">
            <text:p>anne</text:p>
          </table:table-cell>
          <table:table-cell office:value-type="string">
            <text:p>eleve10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07</text:p>
          </table:table-cell>
          <table:table-cell office:value-type="string">
            <text:p>laure</text:p>
          </table:table-cell>
          <table:table-cell office:value-type="string">
            <text:p>eleve10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08</text:p>
          </table:table-cell>
          <table:table-cell office:value-type="string">
            <text:p>aurelia</text:p>
          </table:table-cell>
          <table:table-cell office:value-type="string">
            <text:p>eleve10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09</text:p>
          </table:table-cell>
          <table:table-cell office:value-type="string">
            <text:p>nadia</text:p>
          </table:table-cell>
          <table:table-cell office:value-type="string">
            <text:p>eleve10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0</text:p>
          </table:table-cell>
          <table:table-cell office:value-type="string">
            <text:p>guillaume</text:p>
          </table:table-cell>
          <table:table-cell office:value-type="string">
            <text:p>eleve11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1</text:p>
          </table:table-cell>
          <table:table-cell office:value-type="string">
            <text:p>janique</text:p>
          </table:table-cell>
          <table:table-cell office:value-type="string">
            <text:p>eleve11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2</text:p>
          </table:table-cell>
          <table:table-cell office:value-type="string">
            <text:p>clement</text:p>
          </table:table-cell>
          <table:table-cell office:value-type="string">
            <text:p>eleve11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3</text:p>
          </table:table-cell>
          <table:table-cell office:value-type="string">
            <text:p>anne</text:p>
          </table:table-cell>
          <table:table-cell office:value-type="string">
            <text:p>eleve11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4</text:p>
          </table:table-cell>
          <table:table-cell office:value-type="string">
            <text:p>laure</text:p>
          </table:table-cell>
          <table:table-cell office:value-type="string">
            <text:p>eleve11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5</text:p>
          </table:table-cell>
          <table:table-cell office:value-type="string">
            <text:p>aurelia</text:p>
          </table:table-cell>
          <table:table-cell office:value-type="string">
            <text:p>eleve11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6</text:p>
          </table:table-cell>
          <table:table-cell office:value-type="string">
            <text:p>olivier</text:p>
          </table:table-cell>
          <table:table-cell office:value-type="string">
            <text:p>eleve11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7</text:p>
          </table:table-cell>
          <table:table-cell office:value-type="string">
            <text:p>mickael</text:p>
          </table:table-cell>
          <table:table-cell office:value-type="string">
            <text:p>eleve11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8</text:p>
          </table:table-cell>
          <table:table-cell office:value-type="string">
            <text:p>laetitia</text:p>
          </table:table-cell>
          <table:table-cell office:value-type="string">
            <text:p>eleve11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9</text:p>
          </table:table-cell>
          <table:table-cell office:value-type="string">
            <text:p>nadia</text:p>
          </table:table-cell>
          <table:table-cell office:value-type="string">
            <text:p>eleve11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20</text:p>
          </table:table-cell>
          <table:table-cell office:value-type="string">
            <text:p>guillaume</text:p>
          </table:table-cell>
          <table:table-cell office:value-type="string">
            <text:p>eleve12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21</text:p>
          </table:table-cell>
          <table:table-cell office:value-type="string">
            <text:p>janique</text:p>
          </table:table-cell>
          <table:table-cell office:value-type="string">
            <text:p>eleve12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22</text:p>
          </table:table-cell>
          <table:table-cell office:value-type="string">
            <text:p>clement</text:p>
          </table:table-cell>
          <table:table-cell office:value-type="string">
            <text:p>eleve12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23</text:p>
          </table:table-cell>
          <table:table-cell office:value-type="string">
            <text:p>anne</text:p>
          </table:table-cell>
          <table:table-cell office:value-type="string">
            <text:p>eleve12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24</text:p>
          </table:table-cell>
          <table:table-cell office:value-type="string">
            <text:p>laure</text:p>
          </table:table-cell>
          <table:table-cell office:value-type="string">
            <text:p>eleve12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25</text:p>
          </table:table-cell>
          <table:table-cell office:value-type="string">
            <text:p>aurelia</text:p>
          </table:table-cell>
          <table:table-cell office:value-type="string">
            <text:p>eleve12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26</text:p>
          </table:table-cell>
          <table:table-cell office:value-type="string">
            <text:p>olivier</text:p>
          </table:table-cell>
          <table:table-cell office:value-type="string">
            <text:p>eleve12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27</text:p>
          </table:table-cell>
          <table:table-cell office:value-type="string">
            <text:p>mickael</text:p>
          </table:table-cell>
          <table:table-cell office:value-type="string">
            <text:p>eleve12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28</text:p>
          </table:table-cell>
          <table:table-cell office:value-type="string">
            <text:p>laetitia</text:p>
          </table:table-cell>
          <table:table-cell office:value-type="string">
            <text:p>eleve12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29</text:p>
          </table:table-cell>
          <table:table-cell office:value-type="string">
            <text:p>nadia</text:p>
          </table:table-cell>
          <table:table-cell office:value-type="string">
            <text:p>eleve12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30</text:p>
          </table:table-cell>
          <table:table-cell office:value-type="string">
            <text:p>guillaume</text:p>
          </table:table-cell>
          <table:table-cell office:value-type="string">
            <text:p>eleve13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31</text:p>
          </table:table-cell>
          <table:table-cell office:value-type="string">
            <text:p>janique</text:p>
          </table:table-cell>
          <table:table-cell office:value-type="string">
            <text:p>eleve13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32</text:p>
          </table:table-cell>
          <table:table-cell office:value-type="string">
            <text:p>clement</text:p>
          </table:table-cell>
          <table:table-cell office:value-type="string">
            <text:p>eleve13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33</text:p>
          </table:table-cell>
          <table:table-cell office:value-type="string">
            <text:p>anne</text:p>
          </table:table-cell>
          <table:table-cell office:value-type="string">
            <text:p>eleve13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34</text:p>
          </table:table-cell>
          <table:table-cell office:value-type="string">
            <text:p>laure</text:p>
          </table:table-cell>
          <table:table-cell office:value-type="string">
            <text:p>eleve13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35</text:p>
          </table:table-cell>
          <table:table-cell office:value-type="string">
            <text:p>aurelia</text:p>
          </table:table-cell>
          <table:table-cell office:value-type="string">
            <text:p>eleve13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36</text:p>
          </table:table-cell>
          <table:table-cell office:value-type="string">
            <text:p>nadia</text:p>
          </table:table-cell>
          <table:table-cell office:value-type="string">
            <text:p>eleve13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37</text:p>
          </table:table-cell>
          <table:table-cell office:value-type="string">
            <text:p>guillaume</text:p>
          </table:table-cell>
          <table:table-cell office:value-type="string">
            <text:p>eleve13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38</text:p>
          </table:table-cell>
          <table:table-cell office:value-type="string">
            <text:p>janique</text:p>
          </table:table-cell>
          <table:table-cell office:value-type="string">
            <text:p>eleve13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39</text:p>
          </table:table-cell>
          <table:table-cell office:value-type="string">
            <text:p>clement</text:p>
          </table:table-cell>
          <table:table-cell office:value-type="string">
            <text:p>eleve13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40</text:p>
          </table:table-cell>
          <table:table-cell office:value-type="string">
            <text:p>anne</text:p>
          </table:table-cell>
          <table:table-cell office:value-type="string">
            <text:p>eleve14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41</text:p>
          </table:table-cell>
          <table:table-cell office:value-type="string">
            <text:p>laure</text:p>
          </table:table-cell>
          <table:table-cell office:value-type="string">
            <text:p>eleve14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42</text:p>
          </table:table-cell>
          <table:table-cell office:value-type="string">
            <text:p>aurelia</text:p>
          </table:table-cell>
          <table:table-cell office:value-type="string">
            <text:p>eleve14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43</text:p>
          </table:table-cell>
          <table:table-cell office:value-type="string">
            <text:p>olivier</text:p>
          </table:table-cell>
          <table:table-cell office:value-type="string">
            <text:p>eleve14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44</text:p>
          </table:table-cell>
          <table:table-cell office:value-type="string">
            <text:p>mickael</text:p>
          </table:table-cell>
          <table:table-cell office:value-type="string">
            <text:p>eleve14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45</text:p>
          </table:table-cell>
          <table:table-cell office:value-type="string">
            <text:p>laetitia</text:p>
          </table:table-cell>
          <table:table-cell office:value-type="string">
            <text:p>eleve14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46</text:p>
          </table:table-cell>
          <table:table-cell office:value-type="string">
            <text:p>nadia</text:p>
          </table:table-cell>
          <table:table-cell office:value-type="string">
            <text:p>eleve14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47</text:p>
          </table:table-cell>
          <table:table-cell office:value-type="string">
            <text:p>guillaume</text:p>
          </table:table-cell>
          <table:table-cell office:value-type="string">
            <text:p>eleve14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48</text:p>
          </table:table-cell>
          <table:table-cell office:value-type="string">
            <text:p>janique</text:p>
          </table:table-cell>
          <table:table-cell office:value-type="string">
            <text:p>eleve14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49</text:p>
          </table:table-cell>
          <table:table-cell office:value-type="string">
            <text:p>clement</text:p>
          </table:table-cell>
          <table:table-cell office:value-type="string">
            <text:p>eleve14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50</text:p>
          </table:table-cell>
          <table:table-cell office:value-type="string">
            <text:p>anne</text:p>
          </table:table-cell>
          <table:table-cell office:value-type="string">
            <text:p>eleve15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51</text:p>
          </table:table-cell>
          <table:table-cell office:value-type="string">
            <text:p>laure</text:p>
          </table:table-cell>
          <table:table-cell office:value-type="string">
            <text:p>eleve15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52</text:p>
          </table:table-cell>
          <table:table-cell office:value-type="string">
            <text:p>aurelia</text:p>
          </table:table-cell>
          <table:table-cell office:value-type="string">
            <text:p>eleve15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53</text:p>
          </table:table-cell>
          <table:table-cell office:value-type="string">
            <text:p>olivier</text:p>
          </table:table-cell>
          <table:table-cell office:value-type="string">
            <text:p>eleve15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54</text:p>
          </table:table-cell>
          <table:table-cell office:value-type="string">
            <text:p>mickael</text:p>
          </table:table-cell>
          <table:table-cell office:value-type="string">
            <text:p>eleve15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55</text:p>
          </table:table-cell>
          <table:table-cell office:value-type="string">
            <text:p>laetitia</text:p>
          </table:table-cell>
          <table:table-cell office:value-type="string">
            <text:p>eleve15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56</text:p>
          </table:table-cell>
          <table:table-cell office:value-type="string">
            <text:p>nadia</text:p>
          </table:table-cell>
          <table:table-cell office:value-type="string">
            <text:p>eleve15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57</text:p>
          </table:table-cell>
          <table:table-cell office:value-type="string">
            <text:p>guillaume</text:p>
          </table:table-cell>
          <table:table-cell office:value-type="string">
            <text:p>eleve15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58</text:p>
          </table:table-cell>
          <table:table-cell office:value-type="string">
            <text:p>janique</text:p>
          </table:table-cell>
          <table:table-cell office:value-type="string">
            <text:p>eleve15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59</text:p>
          </table:table-cell>
          <table:table-cell office:value-type="string">
            <text:p>clement</text:p>
          </table:table-cell>
          <table:table-cell office:value-type="string">
            <text:p>eleve15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60</text:p>
          </table:table-cell>
          <table:table-cell office:value-type="string">
            <text:p>anne</text:p>
          </table:table-cell>
          <table:table-cell office:value-type="string">
            <text:p>eleve16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61</text:p>
          </table:table-cell>
          <table:table-cell office:value-type="string">
            <text:p>laure</text:p>
          </table:table-cell>
          <table:table-cell office:value-type="string">
            <text:p>eleve16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62</text:p>
          </table:table-cell>
          <table:table-cell office:value-type="string">
            <text:p>aurelia</text:p>
          </table:table-cell>
          <table:table-cell office:value-type="string">
            <text:p>eleve16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63</text:p>
          </table:table-cell>
          <table:table-cell office:value-type="string">
            <text:p>nadia</text:p>
          </table:table-cell>
          <table:table-cell office:value-type="string">
            <text:p>eleve16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64</text:p>
          </table:table-cell>
          <table:table-cell office:value-type="string">
            <text:p>guillaume</text:p>
          </table:table-cell>
          <table:table-cell office:value-type="string">
            <text:p>eleve16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65</text:p>
          </table:table-cell>
          <table:table-cell office:value-type="string">
            <text:p>janique</text:p>
          </table:table-cell>
          <table:table-cell office:value-type="string">
            <text:p>eleve16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66</text:p>
          </table:table-cell>
          <table:table-cell office:value-type="string">
            <text:p>clement</text:p>
          </table:table-cell>
          <table:table-cell office:value-type="string">
            <text:p>eleve16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67</text:p>
          </table:table-cell>
          <table:table-cell office:value-type="string">
            <text:p>anne</text:p>
          </table:table-cell>
          <table:table-cell office:value-type="string">
            <text:p>eleve16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68</text:p>
          </table:table-cell>
          <table:table-cell office:value-type="string">
            <text:p>laure</text:p>
          </table:table-cell>
          <table:table-cell office:value-type="string">
            <text:p>eleve16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69</text:p>
          </table:table-cell>
          <table:table-cell office:value-type="string">
            <text:p>aurelia</text:p>
          </table:table-cell>
          <table:table-cell office:value-type="string">
            <text:p>eleve16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70</text:p>
          </table:table-cell>
          <table:table-cell office:value-type="string">
            <text:p>olivier</text:p>
          </table:table-cell>
          <table:table-cell office:value-type="string">
            <text:p>eleve17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71</text:p>
          </table:table-cell>
          <table:table-cell office:value-type="string">
            <text:p>mickael</text:p>
          </table:table-cell>
          <table:table-cell office:value-type="string">
            <text:p>eleve17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72</text:p>
          </table:table-cell>
          <table:table-cell office:value-type="string">
            <text:p>laetitia</text:p>
          </table:table-cell>
          <table:table-cell office:value-type="string">
            <text:p>eleve17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73</text:p>
          </table:table-cell>
          <table:table-cell office:value-type="string">
            <text:p>nadia</text:p>
          </table:table-cell>
          <table:table-cell office:value-type="string">
            <text:p>eleve17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74</text:p>
          </table:table-cell>
          <table:table-cell office:value-type="string">
            <text:p>guillaume</text:p>
          </table:table-cell>
          <table:table-cell office:value-type="string">
            <text:p>eleve17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75</text:p>
          </table:table-cell>
          <table:table-cell office:value-type="string">
            <text:p>janique</text:p>
          </table:table-cell>
          <table:table-cell office:value-type="string">
            <text:p>eleve17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76</text:p>
          </table:table-cell>
          <table:table-cell office:value-type="string">
            <text:p>clement</text:p>
          </table:table-cell>
          <table:table-cell office:value-type="string">
            <text:p>eleve17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77</text:p>
          </table:table-cell>
          <table:table-cell office:value-type="string">
            <text:p>anne</text:p>
          </table:table-cell>
          <table:table-cell office:value-type="string">
            <text:p>eleve17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78</text:p>
          </table:table-cell>
          <table:table-cell office:value-type="string">
            <text:p>laure</text:p>
          </table:table-cell>
          <table:table-cell office:value-type="string">
            <text:p>eleve17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79</text:p>
          </table:table-cell>
          <table:table-cell office:value-type="string">
            <text:p>aurelia</text:p>
          </table:table-cell>
          <table:table-cell office:value-type="string">
            <text:p>eleve17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80</text:p>
          </table:table-cell>
          <table:table-cell office:value-type="string">
            <text:p>olivier</text:p>
          </table:table-cell>
          <table:table-cell office:value-type="string">
            <text:p>eleve18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81</text:p>
          </table:table-cell>
          <table:table-cell office:value-type="string">
            <text:p>mickael</text:p>
          </table:table-cell>
          <table:table-cell office:value-type="string">
            <text:p>eleve18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82</text:p>
          </table:table-cell>
          <table:table-cell office:value-type="string">
            <text:p>laetitia</text:p>
          </table:table-cell>
          <table:table-cell office:value-type="string">
            <text:p>eleve18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83</text:p>
          </table:table-cell>
          <table:table-cell office:value-type="string">
            <text:p>nadia</text:p>
          </table:table-cell>
          <table:table-cell office:value-type="string">
            <text:p>eleve18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84</text:p>
          </table:table-cell>
          <table:table-cell office:value-type="string">
            <text:p>guillaume</text:p>
          </table:table-cell>
          <table:table-cell office:value-type="string">
            <text:p>eleve18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85</text:p>
          </table:table-cell>
          <table:table-cell office:value-type="string">
            <text:p>janique</text:p>
          </table:table-cell>
          <table:table-cell office:value-type="string">
            <text:p>eleve18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86</text:p>
          </table:table-cell>
          <table:table-cell office:value-type="string">
            <text:p>clement</text:p>
          </table:table-cell>
          <table:table-cell office:value-type="string">
            <text:p>eleve18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87</text:p>
          </table:table-cell>
          <table:table-cell office:value-type="string">
            <text:p>anne</text:p>
          </table:table-cell>
          <table:table-cell office:value-type="string">
            <text:p>eleve18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88</text:p>
          </table:table-cell>
          <table:table-cell office:value-type="string">
            <text:p>laure</text:p>
          </table:table-cell>
          <table:table-cell office:value-type="string">
            <text:p>eleve18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89</text:p>
          </table:table-cell>
          <table:table-cell office:value-type="string">
            <text:p>aurelia</text:p>
          </table:table-cell>
          <table:table-cell office:value-type="string">
            <text:p>eleve18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90</text:p>
          </table:table-cell>
          <table:table-cell office:value-type="string">
            <text:p>nadia</text:p>
          </table:table-cell>
          <table:table-cell office:value-type="string">
            <text:p>eleve19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91</text:p>
          </table:table-cell>
          <table:table-cell office:value-type="string">
            <text:p>guillaume</text:p>
          </table:table-cell>
          <table:table-cell office:value-type="string">
            <text:p>eleve19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92</text:p>
          </table:table-cell>
          <table:table-cell office:value-type="string">
            <text:p>janique</text:p>
          </table:table-cell>
          <table:table-cell office:value-type="string">
            <text:p>eleve19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93</text:p>
          </table:table-cell>
          <table:table-cell office:value-type="string">
            <text:p>clement</text:p>
          </table:table-cell>
          <table:table-cell office:value-type="string">
            <text:p>eleve19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94</text:p>
          </table:table-cell>
          <table:table-cell office:value-type="string">
            <text:p>anne</text:p>
          </table:table-cell>
          <table:table-cell office:value-type="string">
            <text:p>eleve19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95</text:p>
          </table:table-cell>
          <table:table-cell office:value-type="string">
            <text:p>laure</text:p>
          </table:table-cell>
          <table:table-cell office:value-type="string">
            <text:p>eleve19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96</text:p>
          </table:table-cell>
          <table:table-cell office:value-type="string">
            <text:p>aurelia</text:p>
          </table:table-cell>
          <table:table-cell office:value-type="string">
            <text:p>eleve19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97</text:p>
          </table:table-cell>
          <table:table-cell office:value-type="string">
            <text:p>olivier</text:p>
          </table:table-cell>
          <table:table-cell office:value-type="string">
            <text:p>eleve19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98</text:p>
          </table:table-cell>
          <table:table-cell office:value-type="string">
            <text:p>mickael</text:p>
          </table:table-cell>
          <table:table-cell office:value-type="string">
            <text:p>eleve19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99</text:p>
          </table:table-cell>
          <table:table-cell office:value-type="string">
            <text:p>laetitia</text:p>
          </table:table-cell>
          <table:table-cell office:value-type="string">
            <text:p>eleve19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200</text:p>
          </table:table-cell>
          <table:table-cell office:value-type="string">
            <text:p>nadia</text:p>
          </table:table-cell>
          <table:table-cell office:value-type="string">
            <text:p>eleve20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201</text:p>
          </table:table-cell>
          <table:table-cell office:value-type="string">
            <text:p>guillaume</text:p>
          </table:table-cell>
          <table:table-cell office:value-type="string">
            <text:p>eleve20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202</text:p>
          </table:table-cell>
          <table:table-cell office:value-type="string">
            <text:p>janique</text:p>
          </table:table-cell>
          <table:table-cell office:value-type="string">
            <text:p>eleve20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203</text:p>
          </table:table-cell>
          <table:table-cell office:value-type="string">
            <text:p>clement</text:p>
          </table:table-cell>
          <table:table-cell office:value-type="string">
            <text:p>eleve20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204</text:p>
          </table:table-cell>
          <table:table-cell office:value-type="string">
            <text:p>anne</text:p>
          </table:table-cell>
          <table:table-cell office:value-type="string">
            <text:p>eleve20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205</text:p>
          </table:table-cell>
          <table:table-cell office:value-type="string">
            <text:p>laure</text:p>
          </table:table-cell>
          <table:table-cell office:value-type="string">
            <text:p>eleve20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206</text:p>
          </table:table-cell>
          <table:table-cell office:value-type="string">
            <text:p>aurelia</text:p>
          </table:table-cell>
          <table:table-cell office:value-type="string">
            <text:p>eleve20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207</text:p>
          </table:table-cell>
          <table:table-cell office:value-type="string">
            <text:p>olivier</text:p>
          </table:table-cell>
          <table:table-cell office:value-type="string">
            <text:p>eleve20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208</text:p>
          </table:table-cell>
          <table:table-cell office:value-type="string">
            <text:p>mickael</text:p>
          </table:table-cell>
          <table:table-cell office:value-type="string">
            <text:p>eleve20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209</text:p>
          </table:table-cell>
          <table:table-cell office:value-type="string">
            <text:p>laetitia</text:p>
          </table:table-cell>
          <table:table-cell office:value-type="string">
            <text:p>eleve20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210</text:p>
          </table:table-cell>
          <table:table-cell office:value-type="string">
            <text:p>nadia</text:p>
          </table:table-cell>
          <table:table-cell office:value-type="string">
            <text:p>eleve21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211</text:p>
          </table:table-cell>
          <table:table-cell office:value-type="string">
            <text:p>guillaume</text:p>
          </table:table-cell>
          <table:table-cell office:value-type="string">
            <text:p>eleve21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212</text:p>
          </table:table-cell>
          <table:table-cell office:value-type="string">
            <text:p>janique</text:p>
          </table:table-cell>
          <table:table-cell office:value-type="string">
            <text:p>eleve21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213</text:p>
          </table:table-cell>
          <table:table-cell office:value-type="string">
            <text:p>clement</text:p>
          </table:table-cell>
          <table:table-cell office:value-type="string">
            <text:p>eleve21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214</text:p>
          </table:table-cell>
          <table:table-cell office:value-type="string">
            <text:p>anne</text:p>
          </table:table-cell>
          <table:table-cell office:value-type="string">
            <text:p>eleve21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215</text:p>
          </table:table-cell>
          <table:table-cell office:value-type="string">
            <text:p>laure</text:p>
          </table:table-cell>
          <table:table-cell office:value-type="string">
            <text:p>eleve21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216</text:p>
          </table:table-cell>
          <table:table-cell office:value-type="string">
            <text:p>aurelia</text:p>
          </table:table-cell>
          <table:table-cell office:value-type="string">
            <text:p>eleve21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217</text:p>
          </table:table-cell>
          <table:table-cell office:value-type="string">
            <text:p>nadia</text:p>
          </table:table-cell>
          <table:table-cell office:value-type="string">
            <text:p>eleve21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218</text:p>
          </table:table-cell>
          <table:table-cell office:value-type="string">
            <text:p>guillaume</text:p>
          </table:table-cell>
          <table:table-cell office:value-type="string">
            <text:p>eleve21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219</text:p>
          </table:table-cell>
          <table:table-cell office:value-type="string">
            <text:p>janique</text:p>
          </table:table-cell>
          <table:table-cell office:value-type="string">
            <text:p>eleve21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220</text:p>
          </table:table-cell>
          <table:table-cell office:value-type="string">
            <text:p>clement</text:p>
          </table:table-cell>
          <table:table-cell office:value-type="string">
            <text:p>eleve22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221</text:p>
          </table:table-cell>
          <table:table-cell office:value-type="string">
            <text:p>anne</text:p>
          </table:table-cell>
          <table:table-cell office:value-type="string">
            <text:p>eleve22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222</text:p>
          </table:table-cell>
          <table:table-cell office:value-type="string">
            <text:p>laure</text:p>
          </table:table-cell>
          <table:table-cell office:value-type="string">
            <text:p>eleve22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23</text:p>
          </table:table-cell>
          <table:table-cell office:value-type="string">
            <text:p>aurelia</text:p>
          </table:table-cell>
          <table:table-cell office:value-type="string">
            <text:p>eleve22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24</text:p>
          </table:table-cell>
          <table:table-cell office:value-type="string">
            <text:p>olivier</text:p>
          </table:table-cell>
          <table:table-cell office:value-type="string">
            <text:p>eleve22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25</text:p>
          </table:table-cell>
          <table:table-cell office:value-type="string">
            <text:p>mickael</text:p>
          </table:table-cell>
          <table:table-cell office:value-type="string">
            <text:p>eleve22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26</text:p>
          </table:table-cell>
          <table:table-cell office:value-type="string">
            <text:p>laetitia</text:p>
          </table:table-cell>
          <table:table-cell office:value-type="string">
            <text:p>eleve22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27</text:p>
          </table:table-cell>
          <table:table-cell office:value-type="string">
            <text:p>nadia</text:p>
          </table:table-cell>
          <table:table-cell office:value-type="string">
            <text:p>eleve22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28</text:p>
          </table:table-cell>
          <table:table-cell office:value-type="string">
            <text:p>guillaume</text:p>
          </table:table-cell>
          <table:table-cell office:value-type="string">
            <text:p>eleve22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29</text:p>
          </table:table-cell>
          <table:table-cell office:value-type="string">
            <text:p>janique</text:p>
          </table:table-cell>
          <table:table-cell office:value-type="string">
            <text:p>eleve22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30</text:p>
          </table:table-cell>
          <table:table-cell office:value-type="string">
            <text:p>clement</text:p>
          </table:table-cell>
          <table:table-cell office:value-type="string">
            <text:p>eleve23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31</text:p>
          </table:table-cell>
          <table:table-cell office:value-type="string">
            <text:p>anne</text:p>
          </table:table-cell>
          <table:table-cell office:value-type="string">
            <text:p>eleve23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32</text:p>
          </table:table-cell>
          <table:table-cell office:value-type="string">
            <text:p>laure</text:p>
          </table:table-cell>
          <table:table-cell office:value-type="string">
            <text:p>eleve23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33</text:p>
          </table:table-cell>
          <table:table-cell office:value-type="string">
            <text:p>aurelia</text:p>
          </table:table-cell>
          <table:table-cell office:value-type="string">
            <text:p>eleve23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34</text:p>
          </table:table-cell>
          <table:table-cell office:value-type="string">
            <text:p>olivier</text:p>
          </table:table-cell>
          <table:table-cell office:value-type="string">
            <text:p>eleve23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35</text:p>
          </table:table-cell>
          <table:table-cell office:value-type="string">
            <text:p>mickael</text:p>
          </table:table-cell>
          <table:table-cell office:value-type="string">
            <text:p>eleve23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36</text:p>
          </table:table-cell>
          <table:table-cell office:value-type="string">
            <text:p>laetitia</text:p>
          </table:table-cell>
          <table:table-cell office:value-type="string">
            <text:p>eleve23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37</text:p>
          </table:table-cell>
          <table:table-cell office:value-type="string">
            <text:p>nadia</text:p>
          </table:table-cell>
          <table:table-cell office:value-type="string">
            <text:p>eleve23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38</text:p>
          </table:table-cell>
          <table:table-cell office:value-type="string">
            <text:p>guillaume</text:p>
          </table:table-cell>
          <table:table-cell office:value-type="string">
            <text:p>eleve23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39</text:p>
          </table:table-cell>
          <table:table-cell office:value-type="string">
            <text:p>janique</text:p>
          </table:table-cell>
          <table:table-cell office:value-type="string">
            <text:p>eleve23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40</text:p>
          </table:table-cell>
          <table:table-cell office:value-type="string">
            <text:p>clement</text:p>
          </table:table-cell>
          <table:table-cell office:value-type="string">
            <text:p>eleve24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41</text:p>
          </table:table-cell>
          <table:table-cell office:value-type="string">
            <text:p>anne</text:p>
          </table:table-cell>
          <table:table-cell office:value-type="string">
            <text:p>eleve24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42</text:p>
          </table:table-cell>
          <table:table-cell office:value-type="string">
            <text:p>laure</text:p>
          </table:table-cell>
          <table:table-cell office:value-type="string">
            <text:p>eleve24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43</text:p>
          </table:table-cell>
          <table:table-cell office:value-type="string">
            <text:p>aurelia</text:p>
          </table:table-cell>
          <table:table-cell office:value-type="string">
            <text:p>eleve24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44</text:p>
          </table:table-cell>
          <table:table-cell office:value-type="string">
            <text:p>nadia</text:p>
          </table:table-cell>
          <table:table-cell office:value-type="string">
            <text:p>eleve24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45</text:p>
          </table:table-cell>
          <table:table-cell office:value-type="string">
            <text:p>guillaume</text:p>
          </table:table-cell>
          <table:table-cell office:value-type="string">
            <text:p>eleve24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46</text:p>
          </table:table-cell>
          <table:table-cell office:value-type="string">
            <text:p>janique</text:p>
          </table:table-cell>
          <table:table-cell office:value-type="string">
            <text:p>eleve24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47</text:p>
          </table:table-cell>
          <table:table-cell office:value-type="string">
            <text:p>clement</text:p>
          </table:table-cell>
          <table:table-cell office:value-type="string">
            <text:p>eleve24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48</text:p>
          </table:table-cell>
          <table:table-cell office:value-type="string">
            <text:p>anne</text:p>
          </table:table-cell>
          <table:table-cell office:value-type="string">
            <text:p>eleve24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49</text:p>
          </table:table-cell>
          <table:table-cell office:value-type="string">
            <text:p>laure</text:p>
          </table:table-cell>
          <table:table-cell office:value-type="string">
            <text:p>eleve24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50</text:p>
          </table:table-cell>
          <table:table-cell office:value-type="string">
            <text:p>aurelia</text:p>
          </table:table-cell>
          <table:table-cell office:value-type="string">
            <text:p>eleve25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51</text:p>
          </table:table-cell>
          <table:table-cell office:value-type="string">
            <text:p>olivier</text:p>
          </table:table-cell>
          <table:table-cell office:value-type="string">
            <text:p>eleve25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52</text:p>
          </table:table-cell>
          <table:table-cell office:value-type="string">
            <text:p>mickael</text:p>
          </table:table-cell>
          <table:table-cell office:value-type="string">
            <text:p>eleve25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253</text:p>
          </table:table-cell>
          <table:table-cell office:value-type="string">
            <text:p>laetitia</text:p>
          </table:table-cell>
          <table:table-cell office:value-type="string">
            <text:p>eleve25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254</text:p>
          </table:table-cell>
          <table:table-cell office:value-type="string">
            <text:p>nadia</text:p>
          </table:table-cell>
          <table:table-cell office:value-type="string">
            <text:p>eleve25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255</text:p>
          </table:table-cell>
          <table:table-cell office:value-type="string">
            <text:p>guillaume</text:p>
          </table:table-cell>
          <table:table-cell office:value-type="string">
            <text:p>eleve25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256</text:p>
          </table:table-cell>
          <table:table-cell office:value-type="string">
            <text:p>janique</text:p>
          </table:table-cell>
          <table:table-cell office:value-type="string">
            <text:p>eleve25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257</text:p>
          </table:table-cell>
          <table:table-cell office:value-type="string">
            <text:p>clement</text:p>
          </table:table-cell>
          <table:table-cell office:value-type="string">
            <text:p>eleve25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258</text:p>
          </table:table-cell>
          <table:table-cell office:value-type="string">
            <text:p>anne</text:p>
          </table:table-cell>
          <table:table-cell office:value-type="string">
            <text:p>eleve25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259</text:p>
          </table:table-cell>
          <table:table-cell office:value-type="string">
            <text:p>laure</text:p>
          </table:table-cell>
          <table:table-cell office:value-type="string">
            <text:p>eleve25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260</text:p>
          </table:table-cell>
          <table:table-cell office:value-type="string">
            <text:p>aurelia</text:p>
          </table:table-cell>
          <table:table-cell office:value-type="string">
            <text:p>eleve26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261</text:p>
          </table:table-cell>
          <table:table-cell office:value-type="string">
            <text:p>olivier</text:p>
          </table:table-cell>
          <table:table-cell office:value-type="string">
            <text:p>eleve26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262</text:p>
          </table:table-cell>
          <table:table-cell office:value-type="string">
            <text:p>mickael</text:p>
          </table:table-cell>
          <table:table-cell office:value-type="string">
            <text:p>eleve26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263</text:p>
          </table:table-cell>
          <table:table-cell office:value-type="string">
            <text:p>laetitia</text:p>
          </table:table-cell>
          <table:table-cell office:value-type="string">
            <text:p>eleve26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264</text:p>
          </table:table-cell>
          <table:table-cell office:value-type="string">
            <text:p>nadia</text:p>
          </table:table-cell>
          <table:table-cell office:value-type="string">
            <text:p>eleve26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265</text:p>
          </table:table-cell>
          <table:table-cell office:value-type="string">
            <text:p>guillaume</text:p>
          </table:table-cell>
          <table:table-cell office:value-type="string">
            <text:p>eleve26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266</text:p>
          </table:table-cell>
          <table:table-cell office:value-type="string">
            <text:p>janique</text:p>
          </table:table-cell>
          <table:table-cell office:value-type="string">
            <text:p>eleve26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267</text:p>
          </table:table-cell>
          <table:table-cell office:value-type="string">
            <text:p>clement</text:p>
          </table:table-cell>
          <table:table-cell office:value-type="string">
            <text:p>eleve26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268</text:p>
          </table:table-cell>
          <table:table-cell office:value-type="string">
            <text:p>anne</text:p>
          </table:table-cell>
          <table:table-cell office:value-type="string">
            <text:p>eleve26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269</text:p>
          </table:table-cell>
          <table:table-cell office:value-type="string">
            <text:p>laure</text:p>
          </table:table-cell>
          <table:table-cell office:value-type="string">
            <text:p>eleve26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270</text:p>
          </table:table-cell>
          <table:table-cell office:value-type="string">
            <text:p>aurelia</text:p>
          </table:table-cell>
          <table:table-cell office:value-type="string">
            <text:p>eleve27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271</text:p>
          </table:table-cell>
          <table:table-cell office:value-type="string">
            <text:p>nadia</text:p>
          </table:table-cell>
          <table:table-cell office:value-type="string">
            <text:p>eleve27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272</text:p>
          </table:table-cell>
          <table:table-cell office:value-type="string">
            <text:p>guillaume</text:p>
          </table:table-cell>
          <table:table-cell office:value-type="string">
            <text:p>eleve27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273</text:p>
          </table:table-cell>
          <table:table-cell office:value-type="string">
            <text:p>janique</text:p>
          </table:table-cell>
          <table:table-cell office:value-type="string">
            <text:p>eleve27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274</text:p>
          </table:table-cell>
          <table:table-cell office:value-type="string">
            <text:p>clement</text:p>
          </table:table-cell>
          <table:table-cell office:value-type="string">
            <text:p>eleve27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275</text:p>
          </table:table-cell>
          <table:table-cell office:value-type="string">
            <text:p>anne</text:p>
          </table:table-cell>
          <table:table-cell office:value-type="string">
            <text:p>eleve27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276</text:p>
          </table:table-cell>
          <table:table-cell office:value-type="string">
            <text:p>laure</text:p>
          </table:table-cell>
          <table:table-cell office:value-type="string">
            <text:p>eleve27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277</text:p>
          </table:table-cell>
          <table:table-cell office:value-type="string">
            <text:p>aurelia</text:p>
          </table:table-cell>
          <table:table-cell office:value-type="string">
            <text:p>eleve27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278</text:p>
          </table:table-cell>
          <table:table-cell office:value-type="string">
            <text:p>olivier</text:p>
          </table:table-cell>
          <table:table-cell office:value-type="string">
            <text:p>eleve27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279</text:p>
          </table:table-cell>
          <table:table-cell office:value-type="string">
            <text:p>mickael</text:p>
          </table:table-cell>
          <table:table-cell office:value-type="string">
            <text:p>eleve27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280</text:p>
          </table:table-cell>
          <table:table-cell office:value-type="string">
            <text:p>laetitia</text:p>
          </table:table-cell>
          <table:table-cell office:value-type="string">
            <text:p>eleve28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281</text:p>
          </table:table-cell>
          <table:table-cell office:value-type="string">
            <text:p>nadia</text:p>
          </table:table-cell>
          <table:table-cell office:value-type="string">
            <text:p>eleve28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282</text:p>
          </table:table-cell>
          <table:table-cell office:value-type="string">
            <text:p>guillaume</text:p>
          </table:table-cell>
          <table:table-cell office:value-type="string">
            <text:p>eleve28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283</text:p>
          </table:table-cell>
          <table:table-cell office:value-type="string">
            <text:p>janique</text:p>
          </table:table-cell>
          <table:table-cell office:value-type="string">
            <text:p>eleve28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284</text:p>
          </table:table-cell>
          <table:table-cell office:value-type="string">
            <text:p>clement</text:p>
          </table:table-cell>
          <table:table-cell office:value-type="string">
            <text:p>eleve28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285</text:p>
          </table:table-cell>
          <table:table-cell office:value-type="string">
            <text:p>anne</text:p>
          </table:table-cell>
          <table:table-cell office:value-type="string">
            <text:p>eleve28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286</text:p>
          </table:table-cell>
          <table:table-cell office:value-type="string">
            <text:p>laure</text:p>
          </table:table-cell>
          <table:table-cell office:value-type="string">
            <text:p>eleve28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287</text:p>
          </table:table-cell>
          <table:table-cell office:value-type="string">
            <text:p>aurelia</text:p>
          </table:table-cell>
          <table:table-cell office:value-type="string">
            <text:p>eleve28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288</text:p>
          </table:table-cell>
          <table:table-cell office:value-type="string">
            <text:p>olivier</text:p>
          </table:table-cell>
          <table:table-cell office:value-type="string">
            <text:p>eleve28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289</text:p>
          </table:table-cell>
          <table:table-cell office:value-type="string">
            <text:p>mickael</text:p>
          </table:table-cell>
          <table:table-cell office:value-type="string">
            <text:p>eleve28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290</text:p>
          </table:table-cell>
          <table:table-cell office:value-type="string">
            <text:p>laetitia</text:p>
          </table:table-cell>
          <table:table-cell office:value-type="string">
            <text:p>eleve29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291</text:p>
          </table:table-cell>
          <table:table-cell office:value-type="string">
            <text:p>nadia</text:p>
          </table:table-cell>
          <table:table-cell office:value-type="string">
            <text:p>eleve29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292</text:p>
          </table:table-cell>
          <table:table-cell office:value-type="string">
            <text:p>guillaume</text:p>
          </table:table-cell>
          <table:table-cell office:value-type="string">
            <text:p>eleve29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293</text:p>
          </table:table-cell>
          <table:table-cell office:value-type="string">
            <text:p>janique</text:p>
          </table:table-cell>
          <table:table-cell office:value-type="string">
            <text:p>eleve29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294</text:p>
          </table:table-cell>
          <table:table-cell office:value-type="string">
            <text:p>clement</text:p>
          </table:table-cell>
          <table:table-cell office:value-type="string">
            <text:p>eleve29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295</text:p>
          </table:table-cell>
          <table:table-cell office:value-type="string">
            <text:p>anne</text:p>
          </table:table-cell>
          <table:table-cell office:value-type="string">
            <text:p>eleve29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296</text:p>
          </table:table-cell>
          <table:table-cell office:value-type="string">
            <text:p>laure</text:p>
          </table:table-cell>
          <table:table-cell office:value-type="string">
            <text:p>eleve29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297</text:p>
          </table:table-cell>
          <table:table-cell office:value-type="string">
            <text:p>aurelia</text:p>
          </table:table-cell>
          <table:table-cell office:value-type="string">
            <text:p>eleve29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298</text:p>
          </table:table-cell>
          <table:table-cell office:value-type="string">
            <text:p>nadia</text:p>
          </table:table-cell>
          <table:table-cell office:value-type="string">
            <text:p>eleve29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299</text:p>
          </table:table-cell>
          <table:table-cell office:value-type="string">
            <text:p>guillaume</text:p>
          </table:table-cell>
          <table:table-cell office:value-type="string">
            <text:p>eleve29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300</text:p>
          </table:table-cell>
          <table:table-cell office:value-type="string">
            <text:p>janique</text:p>
          </table:table-cell>
          <table:table-cell office:value-type="string">
            <text:p>eleve30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301</text:p>
          </table:table-cell>
          <table:table-cell office:value-type="string">
            <text:p>clement</text:p>
          </table:table-cell>
          <table:table-cell office:value-type="string">
            <text:p>eleve30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302</text:p>
          </table:table-cell>
          <table:table-cell office:value-type="string">
            <text:p>anne</text:p>
          </table:table-cell>
          <table:table-cell office:value-type="string">
            <text:p>eleve30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303</text:p>
          </table:table-cell>
          <table:table-cell office:value-type="string">
            <text:p>laure</text:p>
          </table:table-cell>
          <table:table-cell office:value-type="string">
            <text:p>eleve30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304</text:p>
          </table:table-cell>
          <table:table-cell office:value-type="string">
            <text:p>aurelia</text:p>
          </table:table-cell>
          <table:table-cell office:value-type="string">
            <text:p>eleve30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305</text:p>
          </table:table-cell>
          <table:table-cell office:value-type="string">
            <text:p>olivier</text:p>
          </table:table-cell>
          <table:table-cell office:value-type="string">
            <text:p>eleve30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306</text:p>
          </table:table-cell>
          <table:table-cell office:value-type="string">
            <text:p>mickael</text:p>
          </table:table-cell>
          <table:table-cell office:value-type="string">
            <text:p>eleve30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307</text:p>
          </table:table-cell>
          <table:table-cell office:value-type="string">
            <text:p>laetitia</text:p>
          </table:table-cell>
          <table:table-cell office:value-type="string">
            <text:p>eleve30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308</text:p>
          </table:table-cell>
          <table:table-cell office:value-type="string">
            <text:p>nadia</text:p>
          </table:table-cell>
          <table:table-cell office:value-type="string">
            <text:p>eleve30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309</text:p>
          </table:table-cell>
          <table:table-cell office:value-type="string">
            <text:p>guillaume</text:p>
          </table:table-cell>
          <table:table-cell office:value-type="string">
            <text:p>eleve30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310</text:p>
          </table:table-cell>
          <table:table-cell office:value-type="string">
            <text:p>janique</text:p>
          </table:table-cell>
          <table:table-cell office:value-type="string">
            <text:p>eleve31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311</text:p>
          </table:table-cell>
          <table:table-cell office:value-type="string">
            <text:p>clement</text:p>
          </table:table-cell>
          <table:table-cell office:value-type="string">
            <text:p>eleve31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312</text:p>
          </table:table-cell>
          <table:table-cell office:value-type="string">
            <text:p>anne</text:p>
          </table:table-cell>
          <table:table-cell office:value-type="string">
            <text:p>eleve31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313</text:p>
          </table:table-cell>
          <table:table-cell office:value-type="string">
            <text:p>laure</text:p>
          </table:table-cell>
          <table:table-cell office:value-type="string">
            <text:p>eleve31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314</text:p>
          </table:table-cell>
          <table:table-cell office:value-type="string">
            <text:p>aurelia</text:p>
          </table:table-cell>
          <table:table-cell office:value-type="string">
            <text:p>eleve31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315</text:p>
          </table:table-cell>
          <table:table-cell office:value-type="string">
            <text:p>olivier</text:p>
          </table:table-cell>
          <table:table-cell office:value-type="string">
            <text:p>eleve31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316</text:p>
          </table:table-cell>
          <table:table-cell office:value-type="string">
            <text:p>mickael</text:p>
          </table:table-cell>
          <table:table-cell office:value-type="string">
            <text:p>eleve31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317</text:p>
          </table:table-cell>
          <table:table-cell office:value-type="string">
            <text:p>laetitia</text:p>
          </table:table-cell>
          <table:table-cell office:value-type="string">
            <text:p>eleve31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318</text:p>
          </table:table-cell>
          <table:table-cell office:value-type="string">
            <text:p>nadia</text:p>
          </table:table-cell>
          <table:table-cell office:value-type="string">
            <text:p>eleve31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319</text:p>
          </table:table-cell>
          <table:table-cell office:value-type="string">
            <text:p>guillaume</text:p>
          </table:table-cell>
          <table:table-cell office:value-type="string">
            <text:p>eleve31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320</text:p>
          </table:table-cell>
          <table:table-cell office:value-type="string">
            <text:p>janique</text:p>
          </table:table-cell>
          <table:table-cell office:value-type="string">
            <text:p>eleve32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321</text:p>
          </table:table-cell>
          <table:table-cell office:value-type="string">
            <text:p>clement</text:p>
          </table:table-cell>
          <table:table-cell office:value-type="string">
            <text:p>eleve32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322</text:p>
          </table:table-cell>
          <table:table-cell office:value-type="string">
            <text:p>anne</text:p>
          </table:table-cell>
          <table:table-cell office:value-type="string">
            <text:p>eleve32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323</text:p>
          </table:table-cell>
          <table:table-cell office:value-type="string">
            <text:p>laure</text:p>
          </table:table-cell>
          <table:table-cell office:value-type="string">
            <text:p>eleve32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324</text:p>
          </table:table-cell>
          <table:table-cell office:value-type="string">
            <text:p>aurelia</text:p>
          </table:table-cell>
          <table:table-cell office:value-type="string">
            <text:p>eleve32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325</text:p>
          </table:table-cell>
          <table:table-cell office:value-type="string">
            <text:p>nadia</text:p>
          </table:table-cell>
          <table:table-cell office:value-type="string">
            <text:p>eleve32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326</text:p>
          </table:table-cell>
          <table:table-cell office:value-type="string">
            <text:p>guillaume</text:p>
          </table:table-cell>
          <table:table-cell office:value-type="string">
            <text:p>eleve32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327</text:p>
          </table:table-cell>
          <table:table-cell office:value-type="string">
            <text:p>janique</text:p>
          </table:table-cell>
          <table:table-cell office:value-type="string">
            <text:p>eleve32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328</text:p>
          </table:table-cell>
          <table:table-cell office:value-type="string">
            <text:p>clement</text:p>
          </table:table-cell>
          <table:table-cell office:value-type="string">
            <text:p>eleve32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329</text:p>
          </table:table-cell>
          <table:table-cell office:value-type="string">
            <text:p>anne</text:p>
          </table:table-cell>
          <table:table-cell office:value-type="string">
            <text:p>eleve32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330</text:p>
          </table:table-cell>
          <table:table-cell office:value-type="string">
            <text:p>laure</text:p>
          </table:table-cell>
          <table:table-cell office:value-type="string">
            <text:p>eleve33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331</text:p>
          </table:table-cell>
          <table:table-cell office:value-type="string">
            <text:p>aurelia</text:p>
          </table:table-cell>
          <table:table-cell office:value-type="string">
            <text:p>eleve33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332</text:p>
          </table:table-cell>
          <table:table-cell office:value-type="string">
            <text:p>olivier</text:p>
          </table:table-cell>
          <table:table-cell office:value-type="string">
            <text:p>eleve33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333</text:p>
          </table:table-cell>
          <table:table-cell office:value-type="string">
            <text:p>mickael</text:p>
          </table:table-cell>
          <table:table-cell office:value-type="string">
            <text:p>eleve33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334</text:p>
          </table:table-cell>
          <table:table-cell office:value-type="string">
            <text:p>laetitia</text:p>
          </table:table-cell>
          <table:table-cell office:value-type="string">
            <text:p>eleve33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335</text:p>
          </table:table-cell>
          <table:table-cell office:value-type="string">
            <text:p>nadia</text:p>
          </table:table-cell>
          <table:table-cell office:value-type="string">
            <text:p>eleve33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336</text:p>
          </table:table-cell>
          <table:table-cell office:value-type="string">
            <text:p>guillaume</text:p>
          </table:table-cell>
          <table:table-cell office:value-type="string">
            <text:p>eleve33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337</text:p>
          </table:table-cell>
          <table:table-cell office:value-type="string">
            <text:p>janique</text:p>
          </table:table-cell>
          <table:table-cell office:value-type="string">
            <text:p>eleve33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338</text:p>
          </table:table-cell>
          <table:table-cell office:value-type="string">
            <text:p>clement</text:p>
          </table:table-cell>
          <table:table-cell office:value-type="string">
            <text:p>eleve33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339</text:p>
          </table:table-cell>
          <table:table-cell office:value-type="string">
            <text:p>anne</text:p>
          </table:table-cell>
          <table:table-cell office:value-type="string">
            <text:p>eleve33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340</text:p>
          </table:table-cell>
          <table:table-cell office:value-type="string">
            <text:p>laure</text:p>
          </table:table-cell>
          <table:table-cell office:value-type="string">
            <text:p>eleve34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341</text:p>
          </table:table-cell>
          <table:table-cell office:value-type="string">
            <text:p>aurelia</text:p>
          </table:table-cell>
          <table:table-cell office:value-type="string">
            <text:p>eleve34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342</text:p>
          </table:table-cell>
          <table:table-cell office:value-type="string">
            <text:p>olivier</text:p>
          </table:table-cell>
          <table:table-cell office:value-type="string">
            <text:p>eleve34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343</text:p>
          </table:table-cell>
          <table:table-cell office:value-type="string">
            <text:p>mickael</text:p>
          </table:table-cell>
          <table:table-cell office:value-type="string">
            <text:p>eleve34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344</text:p>
          </table:table-cell>
          <table:table-cell office:value-type="string">
            <text:p>laetitia</text:p>
          </table:table-cell>
          <table:table-cell office:value-type="string">
            <text:p>eleve34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345</text:p>
          </table:table-cell>
          <table:table-cell office:value-type="string">
            <text:p>nadia</text:p>
          </table:table-cell>
          <table:table-cell office:value-type="string">
            <text:p>eleve34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346</text:p>
          </table:table-cell>
          <table:table-cell office:value-type="string">
            <text:p>guillaume</text:p>
          </table:table-cell>
          <table:table-cell office:value-type="string">
            <text:p>eleve34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347</text:p>
          </table:table-cell>
          <table:table-cell office:value-type="string">
            <text:p>janique</text:p>
          </table:table-cell>
          <table:table-cell office:value-type="string">
            <text:p>eleve34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348</text:p>
          </table:table-cell>
          <table:table-cell office:value-type="string">
            <text:p>clement</text:p>
          </table:table-cell>
          <table:table-cell office:value-type="string">
            <text:p>eleve34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349</text:p>
          </table:table-cell>
          <table:table-cell office:value-type="string">
            <text:p>anne</text:p>
          </table:table-cell>
          <table:table-cell office:value-type="string">
            <text:p>eleve34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350</text:p>
          </table:table-cell>
          <table:table-cell office:value-type="string">
            <text:p>laure</text:p>
          </table:table-cell>
          <table:table-cell office:value-type="string">
            <text:p>eleve35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351</text:p>
          </table:table-cell>
          <table:table-cell office:value-type="string">
            <text:p>aurelia</text:p>
          </table:table-cell>
          <table:table-cell office:value-type="string">
            <text:p>eleve35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352</text:p>
          </table:table-cell>
          <table:table-cell office:value-type="string">
            <text:p>nadia</text:p>
          </table:table-cell>
          <table:table-cell office:value-type="string">
            <text:p>eleve35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353</text:p>
          </table:table-cell>
          <table:table-cell office:value-type="string">
            <text:p>guillaume</text:p>
          </table:table-cell>
          <table:table-cell office:value-type="string">
            <text:p>eleve35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354</text:p>
          </table:table-cell>
          <table:table-cell office:value-type="string">
            <text:p>janique</text:p>
          </table:table-cell>
          <table:table-cell office:value-type="string">
            <text:p>eleve35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355</text:p>
          </table:table-cell>
          <table:table-cell office:value-type="string">
            <text:p>clement</text:p>
          </table:table-cell>
          <table:table-cell office:value-type="string">
            <text:p>eleve35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356</text:p>
          </table:table-cell>
          <table:table-cell office:value-type="string">
            <text:p>anne</text:p>
          </table:table-cell>
          <table:table-cell office:value-type="string">
            <text:p>eleve35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357</text:p>
          </table:table-cell>
          <table:table-cell office:value-type="string">
            <text:p>laure</text:p>
          </table:table-cell>
          <table:table-cell office:value-type="string">
            <text:p>eleve35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358</text:p>
          </table:table-cell>
          <table:table-cell office:value-type="string">
            <text:p>aurelia</text:p>
          </table:table-cell>
          <table:table-cell office:value-type="string">
            <text:p>eleve35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359</text:p>
          </table:table-cell>
          <table:table-cell office:value-type="string">
            <text:p>olivier</text:p>
          </table:table-cell>
          <table:table-cell office:value-type="string">
            <text:p>eleve35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360</text:p>
          </table:table-cell>
          <table:table-cell office:value-type="string">
            <text:p>mickael</text:p>
          </table:table-cell>
          <table:table-cell office:value-type="string">
            <text:p>eleve36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361</text:p>
          </table:table-cell>
          <table:table-cell office:value-type="string">
            <text:p>laetitia</text:p>
          </table:table-cell>
          <table:table-cell office:value-type="string">
            <text:p>eleve36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362</text:p>
          </table:table-cell>
          <table:table-cell office:value-type="string">
            <text:p>nadia</text:p>
          </table:table-cell>
          <table:table-cell office:value-type="string">
            <text:p>eleve36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363</text:p>
          </table:table-cell>
          <table:table-cell office:value-type="string">
            <text:p>guillaume</text:p>
          </table:table-cell>
          <table:table-cell office:value-type="string">
            <text:p>eleve36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364</text:p>
          </table:table-cell>
          <table:table-cell office:value-type="string">
            <text:p>janique</text:p>
          </table:table-cell>
          <table:table-cell office:value-type="string">
            <text:p>eleve36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365</text:p>
          </table:table-cell>
          <table:table-cell office:value-type="string">
            <text:p>clement</text:p>
          </table:table-cell>
          <table:table-cell office:value-type="string">
            <text:p>eleve36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366</text:p>
          </table:table-cell>
          <table:table-cell office:value-type="string">
            <text:p>anne</text:p>
          </table:table-cell>
          <table:table-cell office:value-type="string">
            <text:p>eleve36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367</text:p>
          </table:table-cell>
          <table:table-cell office:value-type="string">
            <text:p>laure</text:p>
          </table:table-cell>
          <table:table-cell office:value-type="string">
            <text:p>eleve36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368</text:p>
          </table:table-cell>
          <table:table-cell office:value-type="string">
            <text:p>aurelia</text:p>
          </table:table-cell>
          <table:table-cell office:value-type="string">
            <text:p>eleve36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369</text:p>
          </table:table-cell>
          <table:table-cell office:value-type="string">
            <text:p>olivier</text:p>
          </table:table-cell>
          <table:table-cell office:value-type="string">
            <text:p>eleve36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370</text:p>
          </table:table-cell>
          <table:table-cell office:value-type="string">
            <text:p>mickael</text:p>
          </table:table-cell>
          <table:table-cell office:value-type="string">
            <text:p>eleve37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371</text:p>
          </table:table-cell>
          <table:table-cell office:value-type="string">
            <text:p>laetitia</text:p>
          </table:table-cell>
          <table:table-cell office:value-type="string">
            <text:p>eleve37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372</text:p>
          </table:table-cell>
          <table:table-cell office:value-type="string">
            <text:p>nadia</text:p>
          </table:table-cell>
          <table:table-cell office:value-type="string">
            <text:p>eleve37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373</text:p>
          </table:table-cell>
          <table:table-cell office:value-type="string">
            <text:p>guillaume</text:p>
          </table:table-cell>
          <table:table-cell office:value-type="string">
            <text:p>eleve37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374</text:p>
          </table:table-cell>
          <table:table-cell office:value-type="string">
            <text:p>janique</text:p>
          </table:table-cell>
          <table:table-cell office:value-type="string">
            <text:p>eleve37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375</text:p>
          </table:table-cell>
          <table:table-cell office:value-type="string">
            <text:p>clement</text:p>
          </table:table-cell>
          <table:table-cell office:value-type="string">
            <text:p>eleve37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376</text:p>
          </table:table-cell>
          <table:table-cell office:value-type="string">
            <text:p>anne</text:p>
          </table:table-cell>
          <table:table-cell office:value-type="string">
            <text:p>eleve37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377</text:p>
          </table:table-cell>
          <table:table-cell office:value-type="string">
            <text:p>laure</text:p>
          </table:table-cell>
          <table:table-cell office:value-type="string">
            <text:p>eleve37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378</text:p>
          </table:table-cell>
          <table:table-cell office:value-type="string">
            <text:p>aurelia</text:p>
          </table:table-cell>
          <table:table-cell office:value-type="string">
            <text:p>eleve37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379</text:p>
          </table:table-cell>
          <table:table-cell office:value-type="string">
            <text:p>nadia</text:p>
          </table:table-cell>
          <table:table-cell office:value-type="string">
            <text:p>eleve37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380</text:p>
          </table:table-cell>
          <table:table-cell office:value-type="string">
            <text:p>guillaume</text:p>
          </table:table-cell>
          <table:table-cell office:value-type="string">
            <text:p>eleve38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381</text:p>
          </table:table-cell>
          <table:table-cell office:value-type="string">
            <text:p>janique</text:p>
          </table:table-cell>
          <table:table-cell office:value-type="string">
            <text:p>eleve38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382</text:p>
          </table:table-cell>
          <table:table-cell office:value-type="string">
            <text:p>clement</text:p>
          </table:table-cell>
          <table:table-cell office:value-type="string">
            <text:p>eleve38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383</text:p>
          </table:table-cell>
          <table:table-cell office:value-type="string">
            <text:p>anne</text:p>
          </table:table-cell>
          <table:table-cell office:value-type="string">
            <text:p>eleve38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384</text:p>
          </table:table-cell>
          <table:table-cell office:value-type="string">
            <text:p>laure</text:p>
          </table:table-cell>
          <table:table-cell office:value-type="string">
            <text:p>eleve38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385</text:p>
          </table:table-cell>
          <table:table-cell office:value-type="string">
            <text:p>aurelia</text:p>
          </table:table-cell>
          <table:table-cell office:value-type="string">
            <text:p>eleve38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386</text:p>
          </table:table-cell>
          <table:table-cell office:value-type="string">
            <text:p>olivier</text:p>
          </table:table-cell>
          <table:table-cell office:value-type="string">
            <text:p>eleve38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387</text:p>
          </table:table-cell>
          <table:table-cell office:value-type="string">
            <text:p>mickael</text:p>
          </table:table-cell>
          <table:table-cell office:value-type="string">
            <text:p>eleve38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388</text:p>
          </table:table-cell>
          <table:table-cell office:value-type="string">
            <text:p>laetitia</text:p>
          </table:table-cell>
          <table:table-cell office:value-type="string">
            <text:p>eleve38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389</text:p>
          </table:table-cell>
          <table:table-cell office:value-type="string">
            <text:p>nadia</text:p>
          </table:table-cell>
          <table:table-cell office:value-type="string">
            <text:p>eleve38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390</text:p>
          </table:table-cell>
          <table:table-cell office:value-type="string">
            <text:p>guillaume</text:p>
          </table:table-cell>
          <table:table-cell office:value-type="string">
            <text:p>eleve39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391</text:p>
          </table:table-cell>
          <table:table-cell office:value-type="string">
            <text:p>janique</text:p>
          </table:table-cell>
          <table:table-cell office:value-type="string">
            <text:p>eleve39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392</text:p>
          </table:table-cell>
          <table:table-cell office:value-type="string">
            <text:p>clement</text:p>
          </table:table-cell>
          <table:table-cell office:value-type="string">
            <text:p>eleve39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393</text:p>
          </table:table-cell>
          <table:table-cell office:value-type="string">
            <text:p>anne</text:p>
          </table:table-cell>
          <table:table-cell office:value-type="string">
            <text:p>eleve39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394</text:p>
          </table:table-cell>
          <table:table-cell office:value-type="string">
            <text:p>laure</text:p>
          </table:table-cell>
          <table:table-cell office:value-type="string">
            <text:p>eleve39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395</text:p>
          </table:table-cell>
          <table:table-cell office:value-type="string">
            <text:p>aurelia</text:p>
          </table:table-cell>
          <table:table-cell office:value-type="string">
            <text:p>eleve39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396</text:p>
          </table:table-cell>
          <table:table-cell office:value-type="string">
            <text:p>olivier</text:p>
          </table:table-cell>
          <table:table-cell office:value-type="string">
            <text:p>eleve39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397</text:p>
          </table:table-cell>
          <table:table-cell office:value-type="string">
            <text:p>mickael</text:p>
          </table:table-cell>
          <table:table-cell office:value-type="string">
            <text:p>eleve39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398</text:p>
          </table:table-cell>
          <table:table-cell office:value-type="string">
            <text:p>laetitia</text:p>
          </table:table-cell>
          <table:table-cell office:value-type="string">
            <text:p>eleve39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399</text:p>
          </table:table-cell>
          <table:table-cell office:value-type="string">
            <text:p>nadia</text:p>
          </table:table-cell>
          <table:table-cell office:value-type="string">
            <text:p>eleve39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400</text:p>
          </table:table-cell>
          <table:table-cell office:value-type="string">
            <text:p>guillaume</text:p>
          </table:table-cell>
          <table:table-cell office:value-type="string">
            <text:p>eleve40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401</text:p>
          </table:table-cell>
          <table:table-cell office:value-type="string">
            <text:p>janique</text:p>
          </table:table-cell>
          <table:table-cell office:value-type="string">
            <text:p>eleve40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402</text:p>
          </table:table-cell>
          <table:table-cell office:value-type="string">
            <text:p>clement</text:p>
          </table:table-cell>
          <table:table-cell office:value-type="string">
            <text:p>eleve40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403</text:p>
          </table:table-cell>
          <table:table-cell office:value-type="string">
            <text:p>anne</text:p>
          </table:table-cell>
          <table:table-cell office:value-type="string">
            <text:p>eleve40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404</text:p>
          </table:table-cell>
          <table:table-cell office:value-type="string">
            <text:p>laure</text:p>
          </table:table-cell>
          <table:table-cell office:value-type="string">
            <text:p>eleve40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405</text:p>
          </table:table-cell>
          <table:table-cell office:value-type="string">
            <text:p>aurelia</text:p>
          </table:table-cell>
          <table:table-cell office:value-type="string">
            <text:p>eleve40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406</text:p>
          </table:table-cell>
          <table:table-cell office:value-type="string">
            <text:p>nadia</text:p>
          </table:table-cell>
          <table:table-cell office:value-type="string">
            <text:p>eleve40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407</text:p>
          </table:table-cell>
          <table:table-cell office:value-type="string">
            <text:p>guillaume</text:p>
          </table:table-cell>
          <table:table-cell office:value-type="string">
            <text:p>eleve40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408</text:p>
          </table:table-cell>
          <table:table-cell office:value-type="string">
            <text:p>janique</text:p>
          </table:table-cell>
          <table:table-cell office:value-type="string">
            <text:p>eleve40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409</text:p>
          </table:table-cell>
          <table:table-cell office:value-type="string">
            <text:p>clement</text:p>
          </table:table-cell>
          <table:table-cell office:value-type="string">
            <text:p>eleve40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410</text:p>
          </table:table-cell>
          <table:table-cell office:value-type="string">
            <text:p>anne</text:p>
          </table:table-cell>
          <table:table-cell office:value-type="string">
            <text:p>eleve41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411</text:p>
          </table:table-cell>
          <table:table-cell office:value-type="string">
            <text:p>laure</text:p>
          </table:table-cell>
          <table:table-cell office:value-type="string">
            <text:p>eleve41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412</text:p>
          </table:table-cell>
          <table:table-cell office:value-type="string">
            <text:p>aurelia</text:p>
          </table:table-cell>
          <table:table-cell office:value-type="string">
            <text:p>eleve41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413</text:p>
          </table:table-cell>
          <table:table-cell office:value-type="string">
            <text:p>olivier</text:p>
          </table:table-cell>
          <table:table-cell office:value-type="string">
            <text:p>eleve41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414</text:p>
          </table:table-cell>
          <table:table-cell office:value-type="string">
            <text:p>mickael</text:p>
          </table:table-cell>
          <table:table-cell office:value-type="string">
            <text:p>eleve41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415</text:p>
          </table:table-cell>
          <table:table-cell office:value-type="string">
            <text:p>laetitia</text:p>
          </table:table-cell>
          <table:table-cell office:value-type="string">
            <text:p>eleve41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416</text:p>
          </table:table-cell>
          <table:table-cell office:value-type="string">
            <text:p>nadia</text:p>
          </table:table-cell>
          <table:table-cell office:value-type="string">
            <text:p>eleve41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417</text:p>
          </table:table-cell>
          <table:table-cell office:value-type="string">
            <text:p>guillaume</text:p>
          </table:table-cell>
          <table:table-cell office:value-type="string">
            <text:p>eleve41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418</text:p>
          </table:table-cell>
          <table:table-cell office:value-type="string">
            <text:p>janique</text:p>
          </table:table-cell>
          <table:table-cell office:value-type="string">
            <text:p>eleve41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419</text:p>
          </table:table-cell>
          <table:table-cell office:value-type="string">
            <text:p>clement</text:p>
          </table:table-cell>
          <table:table-cell office:value-type="string">
            <text:p>eleve41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420</text:p>
          </table:table-cell>
          <table:table-cell office:value-type="string">
            <text:p>anne</text:p>
          </table:table-cell>
          <table:table-cell office:value-type="string">
            <text:p>eleve42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421</text:p>
          </table:table-cell>
          <table:table-cell office:value-type="string">
            <text:p>laure</text:p>
          </table:table-cell>
          <table:table-cell office:value-type="string">
            <text:p>eleve42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422</text:p>
          </table:table-cell>
          <table:table-cell office:value-type="string">
            <text:p>aurelia</text:p>
          </table:table-cell>
          <table:table-cell office:value-type="string">
            <text:p>eleve42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423</text:p>
          </table:table-cell>
          <table:table-cell office:value-type="string">
            <text:p>olivier</text:p>
          </table:table-cell>
          <table:table-cell office:value-type="string">
            <text:p>eleve42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424</text:p>
          </table:table-cell>
          <table:table-cell office:value-type="string">
            <text:p>mickael</text:p>
          </table:table-cell>
          <table:table-cell office:value-type="string">
            <text:p>eleve42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425</text:p>
          </table:table-cell>
          <table:table-cell office:value-type="string">
            <text:p>laetitia</text:p>
          </table:table-cell>
          <table:table-cell office:value-type="string">
            <text:p>eleve42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426</text:p>
          </table:table-cell>
          <table:table-cell office:value-type="string">
            <text:p>nadia</text:p>
          </table:table-cell>
          <table:table-cell office:value-type="string">
            <text:p>eleve42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427</text:p>
          </table:table-cell>
          <table:table-cell office:value-type="string">
            <text:p>guillaume</text:p>
          </table:table-cell>
          <table:table-cell office:value-type="string">
            <text:p>eleve42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428</text:p>
          </table:table-cell>
          <table:table-cell office:value-type="string">
            <text:p>janique</text:p>
          </table:table-cell>
          <table:table-cell office:value-type="string">
            <text:p>eleve42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429</text:p>
          </table:table-cell>
          <table:table-cell office:value-type="string">
            <text:p>clement</text:p>
          </table:table-cell>
          <table:table-cell office:value-type="string">
            <text:p>eleve42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430</text:p>
          </table:table-cell>
          <table:table-cell office:value-type="string">
            <text:p>anne</text:p>
          </table:table-cell>
          <table:table-cell office:value-type="string">
            <text:p>eleve43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431</text:p>
          </table:table-cell>
          <table:table-cell office:value-type="string">
            <text:p>laure</text:p>
          </table:table-cell>
          <table:table-cell office:value-type="string">
            <text:p>eleve43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432</text:p>
          </table:table-cell>
          <table:table-cell office:value-type="string">
            <text:p>aurelia</text:p>
          </table:table-cell>
          <table:table-cell office:value-type="string">
            <text:p>eleve43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433</text:p>
          </table:table-cell>
          <table:table-cell office:value-type="string">
            <text:p>nadia</text:p>
          </table:table-cell>
          <table:table-cell office:value-type="string">
            <text:p>eleve43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434</text:p>
          </table:table-cell>
          <table:table-cell office:value-type="string">
            <text:p>guillaume</text:p>
          </table:table-cell>
          <table:table-cell office:value-type="string">
            <text:p>eleve43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435</text:p>
          </table:table-cell>
          <table:table-cell office:value-type="string">
            <text:p>janique</text:p>
          </table:table-cell>
          <table:table-cell office:value-type="string">
            <text:p>eleve43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436</text:p>
          </table:table-cell>
          <table:table-cell office:value-type="string">
            <text:p>clement</text:p>
          </table:table-cell>
          <table:table-cell office:value-type="string">
            <text:p>eleve43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437</text:p>
          </table:table-cell>
          <table:table-cell office:value-type="string">
            <text:p>anne</text:p>
          </table:table-cell>
          <table:table-cell office:value-type="string">
            <text:p>eleve43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438</text:p>
          </table:table-cell>
          <table:table-cell office:value-type="string">
            <text:p>laure</text:p>
          </table:table-cell>
          <table:table-cell office:value-type="string">
            <text:p>eleve43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439</text:p>
          </table:table-cell>
          <table:table-cell office:value-type="string">
            <text:p>aurelia</text:p>
          </table:table-cell>
          <table:table-cell office:value-type="string">
            <text:p>eleve43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440</text:p>
          </table:table-cell>
          <table:table-cell office:value-type="string">
            <text:p>olivier</text:p>
          </table:table-cell>
          <table:table-cell office:value-type="string">
            <text:p>eleve44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441</text:p>
          </table:table-cell>
          <table:table-cell office:value-type="string">
            <text:p>mickael</text:p>
          </table:table-cell>
          <table:table-cell office:value-type="string">
            <text:p>eleve44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442</text:p>
          </table:table-cell>
          <table:table-cell office:value-type="string">
            <text:p>laetitia</text:p>
          </table:table-cell>
          <table:table-cell office:value-type="string">
            <text:p>eleve44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443</text:p>
          </table:table-cell>
          <table:table-cell office:value-type="string">
            <text:p>nadia</text:p>
          </table:table-cell>
          <table:table-cell office:value-type="string">
            <text:p>eleve44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444</text:p>
          </table:table-cell>
          <table:table-cell office:value-type="string">
            <text:p>guillaume</text:p>
          </table:table-cell>
          <table:table-cell office:value-type="string">
            <text:p>eleve44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445</text:p>
          </table:table-cell>
          <table:table-cell office:value-type="string">
            <text:p>janique</text:p>
          </table:table-cell>
          <table:table-cell office:value-type="string">
            <text:p>eleve44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446</text:p>
          </table:table-cell>
          <table:table-cell office:value-type="string">
            <text:p>clement</text:p>
          </table:table-cell>
          <table:table-cell office:value-type="string">
            <text:p>eleve44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447</text:p>
          </table:table-cell>
          <table:table-cell office:value-type="string">
            <text:p>anne</text:p>
          </table:table-cell>
          <table:table-cell office:value-type="string">
            <text:p>eleve44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448</text:p>
          </table:table-cell>
          <table:table-cell office:value-type="string">
            <text:p>laure</text:p>
          </table:table-cell>
          <table:table-cell office:value-type="string">
            <text:p>eleve44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449</text:p>
          </table:table-cell>
          <table:table-cell office:value-type="string">
            <text:p>aurelia</text:p>
          </table:table-cell>
          <table:table-cell office:value-type="string">
            <text:p>eleve44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450</text:p>
          </table:table-cell>
          <table:table-cell office:value-type="string">
            <text:p>olivier</text:p>
          </table:table-cell>
          <table:table-cell office:value-type="string">
            <text:p>eleve45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451</text:p>
          </table:table-cell>
          <table:table-cell office:value-type="string">
            <text:p>mickael</text:p>
          </table:table-cell>
          <table:table-cell office:value-type="string">
            <text:p>eleve45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452</text:p>
          </table:table-cell>
          <table:table-cell office:value-type="string">
            <text:p>laetitia</text:p>
          </table:table-cell>
          <table:table-cell office:value-type="string">
            <text:p>eleve45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453</text:p>
          </table:table-cell>
          <table:table-cell office:value-type="string">
            <text:p>nadia</text:p>
          </table:table-cell>
          <table:table-cell office:value-type="string">
            <text:p>eleve45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454</text:p>
          </table:table-cell>
          <table:table-cell office:value-type="string">
            <text:p>guillaume</text:p>
          </table:table-cell>
          <table:table-cell office:value-type="string">
            <text:p>eleve45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455</text:p>
          </table:table-cell>
          <table:table-cell office:value-type="string">
            <text:p>janique</text:p>
          </table:table-cell>
          <table:table-cell office:value-type="string">
            <text:p>eleve45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456</text:p>
          </table:table-cell>
          <table:table-cell office:value-type="string">
            <text:p>clement</text:p>
          </table:table-cell>
          <table:table-cell office:value-type="string">
            <text:p>eleve45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457</text:p>
          </table:table-cell>
          <table:table-cell office:value-type="string">
            <text:p>anne</text:p>
          </table:table-cell>
          <table:table-cell office:value-type="string">
            <text:p>eleve45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458</text:p>
          </table:table-cell>
          <table:table-cell office:value-type="string">
            <text:p>laure</text:p>
          </table:table-cell>
          <table:table-cell office:value-type="string">
            <text:p>eleve45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459</text:p>
          </table:table-cell>
          <table:table-cell office:value-type="string">
            <text:p>aurelia</text:p>
          </table:table-cell>
          <table:table-cell office:value-type="string">
            <text:p>eleve45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460</text:p>
          </table:table-cell>
          <table:table-cell office:value-type="string">
            <text:p>nadia</text:p>
          </table:table-cell>
          <table:table-cell office:value-type="string">
            <text:p>eleve46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461</text:p>
          </table:table-cell>
          <table:table-cell office:value-type="string">
            <text:p>guillaume</text:p>
          </table:table-cell>
          <table:table-cell office:value-type="string">
            <text:p>eleve46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462</text:p>
          </table:table-cell>
          <table:table-cell office:value-type="string">
            <text:p>janique</text:p>
          </table:table-cell>
          <table:table-cell office:value-type="string">
            <text:p>eleve46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463</text:p>
          </table:table-cell>
          <table:table-cell office:value-type="string">
            <text:p>clement</text:p>
          </table:table-cell>
          <table:table-cell office:value-type="string">
            <text:p>eleve46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464</text:p>
          </table:table-cell>
          <table:table-cell office:value-type="string">
            <text:p>anne</text:p>
          </table:table-cell>
          <table:table-cell office:value-type="string">
            <text:p>eleve46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465</text:p>
          </table:table-cell>
          <table:table-cell office:value-type="string">
            <text:p>laure</text:p>
          </table:table-cell>
          <table:table-cell office:value-type="string">
            <text:p>eleve46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466</text:p>
          </table:table-cell>
          <table:table-cell office:value-type="string">
            <text:p>aurelia</text:p>
          </table:table-cell>
          <table:table-cell office:value-type="string">
            <text:p>eleve46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467</text:p>
          </table:table-cell>
          <table:table-cell office:value-type="string">
            <text:p>olivier</text:p>
          </table:table-cell>
          <table:table-cell office:value-type="string">
            <text:p>eleve46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468</text:p>
          </table:table-cell>
          <table:table-cell office:value-type="string">
            <text:p>mickael</text:p>
          </table:table-cell>
          <table:table-cell office:value-type="string">
            <text:p>eleve46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469</text:p>
          </table:table-cell>
          <table:table-cell office:value-type="string">
            <text:p>laetitia</text:p>
          </table:table-cell>
          <table:table-cell office:value-type="string">
            <text:p>eleve46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470</text:p>
          </table:table-cell>
          <table:table-cell office:value-type="string">
            <text:p>nadia</text:p>
          </table:table-cell>
          <table:table-cell office:value-type="string">
            <text:p>eleve47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471</text:p>
          </table:table-cell>
          <table:table-cell office:value-type="string">
            <text:p>guillaume</text:p>
          </table:table-cell>
          <table:table-cell office:value-type="string">
            <text:p>eleve47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472</text:p>
          </table:table-cell>
          <table:table-cell office:value-type="string">
            <text:p>janique</text:p>
          </table:table-cell>
          <table:table-cell office:value-type="string">
            <text:p>eleve47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473</text:p>
          </table:table-cell>
          <table:table-cell office:value-type="string">
            <text:p>clement</text:p>
          </table:table-cell>
          <table:table-cell office:value-type="string">
            <text:p>eleve47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474</text:p>
          </table:table-cell>
          <table:table-cell office:value-type="string">
            <text:p>anne</text:p>
          </table:table-cell>
          <table:table-cell office:value-type="string">
            <text:p>eleve47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475</text:p>
          </table:table-cell>
          <table:table-cell office:value-type="string">
            <text:p>laure</text:p>
          </table:table-cell>
          <table:table-cell office:value-type="string">
            <text:p>eleve47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476</text:p>
          </table:table-cell>
          <table:table-cell office:value-type="string">
            <text:p>aurelia</text:p>
          </table:table-cell>
          <table:table-cell office:value-type="string">
            <text:p>eleve47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477</text:p>
          </table:table-cell>
          <table:table-cell office:value-type="string">
            <text:p>olivier</text:p>
          </table:table-cell>
          <table:table-cell office:value-type="string">
            <text:p>eleve47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478</text:p>
          </table:table-cell>
          <table:table-cell office:value-type="string">
            <text:p>mickael</text:p>
          </table:table-cell>
          <table:table-cell office:value-type="string">
            <text:p>eleve47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479</text:p>
          </table:table-cell>
          <table:table-cell office:value-type="string">
            <text:p>laetitia</text:p>
          </table:table-cell>
          <table:table-cell office:value-type="string">
            <text:p>eleve47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480</text:p>
          </table:table-cell>
          <table:table-cell office:value-type="string">
            <text:p>nadia</text:p>
          </table:table-cell>
          <table:table-cell office:value-type="string">
            <text:p>eleve48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481</text:p>
          </table:table-cell>
          <table:table-cell office:value-type="string">
            <text:p>guillaume</text:p>
          </table:table-cell>
          <table:table-cell office:value-type="string">
            <text:p>eleve48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482</text:p>
          </table:table-cell>
          <table:table-cell office:value-type="string">
            <text:p>janique</text:p>
          </table:table-cell>
          <table:table-cell office:value-type="string">
            <text:p>eleve48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483</text:p>
          </table:table-cell>
          <table:table-cell office:value-type="string">
            <text:p>clement</text:p>
          </table:table-cell>
          <table:table-cell office:value-type="string">
            <text:p>eleve48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484</text:p>
          </table:table-cell>
          <table:table-cell office:value-type="string">
            <text:p>anne</text:p>
          </table:table-cell>
          <table:table-cell office:value-type="string">
            <text:p>eleve48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485</text:p>
          </table:table-cell>
          <table:table-cell office:value-type="string">
            <text:p>laure</text:p>
          </table:table-cell>
          <table:table-cell office:value-type="string">
            <text:p>eleve48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486</text:p>
          </table:table-cell>
          <table:table-cell office:value-type="string">
            <text:p>aurelia</text:p>
          </table:table-cell>
          <table:table-cell office:value-type="string">
            <text:p>eleve48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487</text:p>
          </table:table-cell>
          <table:table-cell office:value-type="string">
            <text:p>nadia</text:p>
          </table:table-cell>
          <table:table-cell office:value-type="string">
            <text:p>eleve48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488</text:p>
          </table:table-cell>
          <table:table-cell office:value-type="string">
            <text:p>guillaume</text:p>
          </table:table-cell>
          <table:table-cell office:value-type="string">
            <text:p>eleve48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489</text:p>
          </table:table-cell>
          <table:table-cell office:value-type="string">
            <text:p>janique</text:p>
          </table:table-cell>
          <table:table-cell office:value-type="string">
            <text:p>eleve48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490</text:p>
          </table:table-cell>
          <table:table-cell office:value-type="string">
            <text:p>clement</text:p>
          </table:table-cell>
          <table:table-cell office:value-type="string">
            <text:p>eleve49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491</text:p>
          </table:table-cell>
          <table:table-cell office:value-type="string">
            <text:p>anne</text:p>
          </table:table-cell>
          <table:table-cell office:value-type="string">
            <text:p>eleve49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492</text:p>
          </table:table-cell>
          <table:table-cell office:value-type="string">
            <text:p>laure</text:p>
          </table:table-cell>
          <table:table-cell office:value-type="string">
            <text:p>eleve49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493</text:p>
          </table:table-cell>
          <table:table-cell office:value-type="string">
            <text:p>aurelia</text:p>
          </table:table-cell>
          <table:table-cell office:value-type="string">
            <text:p>eleve49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494</text:p>
          </table:table-cell>
          <table:table-cell office:value-type="string">
            <text:p>olivier</text:p>
          </table:table-cell>
          <table:table-cell office:value-type="string">
            <text:p>eleve49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495</text:p>
          </table:table-cell>
          <table:table-cell office:value-type="string">
            <text:p>mickael</text:p>
          </table:table-cell>
          <table:table-cell office:value-type="string">
            <text:p>eleve49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496</text:p>
          </table:table-cell>
          <table:table-cell office:value-type="string">
            <text:p>laetitia</text:p>
          </table:table-cell>
          <table:table-cell office:value-type="string">
            <text:p>eleve49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497</text:p>
          </table:table-cell>
          <table:table-cell office:value-type="string">
            <text:p>nadia</text:p>
          </table:table-cell>
          <table:table-cell office:value-type="string">
            <text:p>eleve49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498</text:p>
          </table:table-cell>
          <table:table-cell office:value-type="string">
            <text:p>guillaume</text:p>
          </table:table-cell>
          <table:table-cell office:value-type="string">
            <text:p>eleve49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499</text:p>
          </table:table-cell>
          <table:table-cell office:value-type="string">
            <text:p>janique</text:p>
          </table:table-cell>
          <table:table-cell office:value-type="string">
            <text:p>eleve49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500</text:p>
          </table:table-cell>
          <table:table-cell office:value-type="string">
            <text:p>clement</text:p>
          </table:table-cell>
          <table:table-cell office:value-type="string">
            <text:p>eleve50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501</text:p>
          </table:table-cell>
          <table:table-cell office:value-type="string">
            <text:p>anne</text:p>
          </table:table-cell>
          <table:table-cell office:value-type="string">
            <text:p>eleve50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502</text:p>
          </table:table-cell>
          <table:table-cell office:value-type="string">
            <text:p>laure</text:p>
          </table:table-cell>
          <table:table-cell office:value-type="string">
            <text:p>eleve50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503</text:p>
          </table:table-cell>
          <table:table-cell office:value-type="string">
            <text:p>aurelia</text:p>
          </table:table-cell>
          <table:table-cell office:value-type="string">
            <text:p>eleve50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504</text:p>
          </table:table-cell>
          <table:table-cell office:value-type="string">
            <text:p>olivier</text:p>
          </table:table-cell>
          <table:table-cell office:value-type="string">
            <text:p>eleve50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505</text:p>
          </table:table-cell>
          <table:table-cell office:value-type="string">
            <text:p>mickael</text:p>
          </table:table-cell>
          <table:table-cell office:value-type="string">
            <text:p>eleve50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506</text:p>
          </table:table-cell>
          <table:table-cell office:value-type="string">
            <text:p>laetitia</text:p>
          </table:table-cell>
          <table:table-cell office:value-type="string">
            <text:p>eleve50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507</text:p>
          </table:table-cell>
          <table:table-cell office:value-type="string">
            <text:p>nadia</text:p>
          </table:table-cell>
          <table:table-cell office:value-type="string">
            <text:p>eleve50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508</text:p>
          </table:table-cell>
          <table:table-cell office:value-type="string">
            <text:p>guillaume</text:p>
          </table:table-cell>
          <table:table-cell office:value-type="string">
            <text:p>eleve50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509</text:p>
          </table:table-cell>
          <table:table-cell office:value-type="string">
            <text:p>janique</text:p>
          </table:table-cell>
          <table:table-cell office:value-type="string">
            <text:p>eleve50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510</text:p>
          </table:table-cell>
          <table:table-cell office:value-type="string">
            <text:p>clement</text:p>
          </table:table-cell>
          <table:table-cell office:value-type="string">
            <text:p>eleve51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511</text:p>
          </table:table-cell>
          <table:table-cell office:value-type="string">
            <text:p>anne</text:p>
          </table:table-cell>
          <table:table-cell office:value-type="string">
            <text:p>eleve51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512</text:p>
          </table:table-cell>
          <table:table-cell office:value-type="string">
            <text:p>laure</text:p>
          </table:table-cell>
          <table:table-cell office:value-type="string">
            <text:p>eleve51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513</text:p>
          </table:table-cell>
          <table:table-cell office:value-type="string">
            <text:p>aurelia</text:p>
          </table:table-cell>
          <table:table-cell office:value-type="string">
            <text:p>eleve51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514</text:p>
          </table:table-cell>
          <table:table-cell office:value-type="string">
            <text:p>nadia</text:p>
          </table:table-cell>
          <table:table-cell office:value-type="string">
            <text:p>eleve51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515</text:p>
          </table:table-cell>
          <table:table-cell office:value-type="string">
            <text:p>guillaume</text:p>
          </table:table-cell>
          <table:table-cell office:value-type="string">
            <text:p>eleve51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516</text:p>
          </table:table-cell>
          <table:table-cell office:value-type="string">
            <text:p>janique</text:p>
          </table:table-cell>
          <table:table-cell office:value-type="string">
            <text:p>eleve51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517</text:p>
          </table:table-cell>
          <table:table-cell office:value-type="string">
            <text:p>clement</text:p>
          </table:table-cell>
          <table:table-cell office:value-type="string">
            <text:p>eleve51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518</text:p>
          </table:table-cell>
          <table:table-cell office:value-type="string">
            <text:p>anne</text:p>
          </table:table-cell>
          <table:table-cell office:value-type="string">
            <text:p>eleve51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519</text:p>
          </table:table-cell>
          <table:table-cell office:value-type="string">
            <text:p>laure</text:p>
          </table:table-cell>
          <table:table-cell office:value-type="string">
            <text:p>eleve51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520</text:p>
          </table:table-cell>
          <table:table-cell office:value-type="string">
            <text:p>aurelia</text:p>
          </table:table-cell>
          <table:table-cell office:value-type="string">
            <text:p>eleve52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521</text:p>
          </table:table-cell>
          <table:table-cell office:value-type="string">
            <text:p>olivier</text:p>
          </table:table-cell>
          <table:table-cell office:value-type="string">
            <text:p>eleve52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522</text:p>
          </table:table-cell>
          <table:table-cell office:value-type="string">
            <text:p>mickael</text:p>
          </table:table-cell>
          <table:table-cell office:value-type="string">
            <text:p>eleve52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523</text:p>
          </table:table-cell>
          <table:table-cell office:value-type="string">
            <text:p>laetitia</text:p>
          </table:table-cell>
          <table:table-cell office:value-type="string">
            <text:p>eleve52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524</text:p>
          </table:table-cell>
          <table:table-cell office:value-type="string">
            <text:p>nadia</text:p>
          </table:table-cell>
          <table:table-cell office:value-type="string">
            <text:p>eleve52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525</text:p>
          </table:table-cell>
          <table:table-cell office:value-type="string">
            <text:p>guillaume</text:p>
          </table:table-cell>
          <table:table-cell office:value-type="string">
            <text:p>eleve52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526</text:p>
          </table:table-cell>
          <table:table-cell office:value-type="string">
            <text:p>janique</text:p>
          </table:table-cell>
          <table:table-cell office:value-type="string">
            <text:p>eleve52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527</text:p>
          </table:table-cell>
          <table:table-cell office:value-type="string">
            <text:p>clement</text:p>
          </table:table-cell>
          <table:table-cell office:value-type="string">
            <text:p>eleve52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528</text:p>
          </table:table-cell>
          <table:table-cell office:value-type="string">
            <text:p>anne</text:p>
          </table:table-cell>
          <table:table-cell office:value-type="string">
            <text:p>eleve52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529</text:p>
          </table:table-cell>
          <table:table-cell office:value-type="string">
            <text:p>laure</text:p>
          </table:table-cell>
          <table:table-cell office:value-type="string">
            <text:p>eleve52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530</text:p>
          </table:table-cell>
          <table:table-cell office:value-type="string">
            <text:p>aurelia</text:p>
          </table:table-cell>
          <table:table-cell office:value-type="string">
            <text:p>eleve53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531</text:p>
          </table:table-cell>
          <table:table-cell office:value-type="string">
            <text:p>olivier</text:p>
          </table:table-cell>
          <table:table-cell office:value-type="string">
            <text:p>eleve53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532</text:p>
          </table:table-cell>
          <table:table-cell office:value-type="string">
            <text:p>mickael</text:p>
          </table:table-cell>
          <table:table-cell office:value-type="string">
            <text:p>eleve53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533</text:p>
          </table:table-cell>
          <table:table-cell office:value-type="string">
            <text:p>laetitia</text:p>
          </table:table-cell>
          <table:table-cell office:value-type="string">
            <text:p>eleve53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534</text:p>
          </table:table-cell>
          <table:table-cell office:value-type="string">
            <text:p>nadia</text:p>
          </table:table-cell>
          <table:table-cell office:value-type="string">
            <text:p>eleve53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535</text:p>
          </table:table-cell>
          <table:table-cell office:value-type="string">
            <text:p>guillaume</text:p>
          </table:table-cell>
          <table:table-cell office:value-type="string">
            <text:p>eleve53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536</text:p>
          </table:table-cell>
          <table:table-cell office:value-type="string">
            <text:p>janique</text:p>
          </table:table-cell>
          <table:table-cell office:value-type="string">
            <text:p>eleve53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537</text:p>
          </table:table-cell>
          <table:table-cell office:value-type="string">
            <text:p>clement</text:p>
          </table:table-cell>
          <table:table-cell office:value-type="string">
            <text:p>eleve53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538</text:p>
          </table:table-cell>
          <table:table-cell office:value-type="string">
            <text:p>anne</text:p>
          </table:table-cell>
          <table:table-cell office:value-type="string">
            <text:p>eleve53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539</text:p>
          </table:table-cell>
          <table:table-cell office:value-type="string">
            <text:p>laure</text:p>
          </table:table-cell>
          <table:table-cell office:value-type="string">
            <text:p>eleve53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540</text:p>
          </table:table-cell>
          <table:table-cell office:value-type="string">
            <text:p>aurelia</text:p>
          </table:table-cell>
          <table:table-cell office:value-type="string">
            <text:p>eleve54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541</text:p>
          </table:table-cell>
          <table:table-cell office:value-type="string">
            <text:p>nadia</text:p>
          </table:table-cell>
          <table:table-cell office:value-type="string">
            <text:p>eleve54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542</text:p>
          </table:table-cell>
          <table:table-cell office:value-type="string">
            <text:p>guillaume</text:p>
          </table:table-cell>
          <table:table-cell office:value-type="string">
            <text:p>eleve54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543</text:p>
          </table:table-cell>
          <table:table-cell office:value-type="string">
            <text:p>janique</text:p>
          </table:table-cell>
          <table:table-cell office:value-type="string">
            <text:p>eleve54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544</text:p>
          </table:table-cell>
          <table:table-cell office:value-type="string">
            <text:p>clement</text:p>
          </table:table-cell>
          <table:table-cell office:value-type="string">
            <text:p>eleve54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545</text:p>
          </table:table-cell>
          <table:table-cell office:value-type="string">
            <text:p>anne</text:p>
          </table:table-cell>
          <table:table-cell office:value-type="string">
            <text:p>eleve54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546</text:p>
          </table:table-cell>
          <table:table-cell office:value-type="string">
            <text:p>laure</text:p>
          </table:table-cell>
          <table:table-cell office:value-type="string">
            <text:p>eleve54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547</text:p>
          </table:table-cell>
          <table:table-cell office:value-type="string">
            <text:p>aurelia</text:p>
          </table:table-cell>
          <table:table-cell office:value-type="string">
            <text:p>eleve54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548</text:p>
          </table:table-cell>
          <table:table-cell office:value-type="string">
            <text:p>olivier</text:p>
          </table:table-cell>
          <table:table-cell office:value-type="string">
            <text:p>eleve54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549</text:p>
          </table:table-cell>
          <table:table-cell office:value-type="string">
            <text:p>mickael</text:p>
          </table:table-cell>
          <table:table-cell office:value-type="string">
            <text:p>eleve54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550</text:p>
          </table:table-cell>
          <table:table-cell office:value-type="string">
            <text:p>laetitia</text:p>
          </table:table-cell>
          <table:table-cell office:value-type="string">
            <text:p>eleve55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551</text:p>
          </table:table-cell>
          <table:table-cell office:value-type="string">
            <text:p>nadia</text:p>
          </table:table-cell>
          <table:table-cell office:value-type="string">
            <text:p>eleve55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552</text:p>
          </table:table-cell>
          <table:table-cell office:value-type="string">
            <text:p>guillaume</text:p>
          </table:table-cell>
          <table:table-cell office:value-type="string">
            <text:p>eleve55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553</text:p>
          </table:table-cell>
          <table:table-cell office:value-type="string">
            <text:p>janique</text:p>
          </table:table-cell>
          <table:table-cell office:value-type="string">
            <text:p>eleve55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554</text:p>
          </table:table-cell>
          <table:table-cell office:value-type="string">
            <text:p>clement</text:p>
          </table:table-cell>
          <table:table-cell office:value-type="string">
            <text:p>eleve55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555</text:p>
          </table:table-cell>
          <table:table-cell office:value-type="string">
            <text:p>anne</text:p>
          </table:table-cell>
          <table:table-cell office:value-type="string">
            <text:p>eleve55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556</text:p>
          </table:table-cell>
          <table:table-cell office:value-type="string">
            <text:p>laure</text:p>
          </table:table-cell>
          <table:table-cell office:value-type="string">
            <text:p>eleve55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557</text:p>
          </table:table-cell>
          <table:table-cell office:value-type="string">
            <text:p>aurelia</text:p>
          </table:table-cell>
          <table:table-cell office:value-type="string">
            <text:p>eleve55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558</text:p>
          </table:table-cell>
          <table:table-cell office:value-type="string">
            <text:p>olivier</text:p>
          </table:table-cell>
          <table:table-cell office:value-type="string">
            <text:p>eleve55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559</text:p>
          </table:table-cell>
          <table:table-cell office:value-type="string">
            <text:p>mickael</text:p>
          </table:table-cell>
          <table:table-cell office:value-type="string">
            <text:p>eleve55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560</text:p>
          </table:table-cell>
          <table:table-cell office:value-type="string">
            <text:p>laetitia</text:p>
          </table:table-cell>
          <table:table-cell office:value-type="string">
            <text:p>eleve56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561</text:p>
          </table:table-cell>
          <table:table-cell office:value-type="string">
            <text:p>nadia</text:p>
          </table:table-cell>
          <table:table-cell office:value-type="string">
            <text:p>eleve56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562</text:p>
          </table:table-cell>
          <table:table-cell office:value-type="string">
            <text:p>guillaume</text:p>
          </table:table-cell>
          <table:table-cell office:value-type="string">
            <text:p>eleve56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563</text:p>
          </table:table-cell>
          <table:table-cell office:value-type="string">
            <text:p>janique</text:p>
          </table:table-cell>
          <table:table-cell office:value-type="string">
            <text:p>eleve56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564</text:p>
          </table:table-cell>
          <table:table-cell office:value-type="string">
            <text:p>clement</text:p>
          </table:table-cell>
          <table:table-cell office:value-type="string">
            <text:p>eleve56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565</text:p>
          </table:table-cell>
          <table:table-cell office:value-type="string">
            <text:p>anne</text:p>
          </table:table-cell>
          <table:table-cell office:value-type="string">
            <text:p>eleve56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566</text:p>
          </table:table-cell>
          <table:table-cell office:value-type="string">
            <text:p>laure</text:p>
          </table:table-cell>
          <table:table-cell office:value-type="string">
            <text:p>eleve56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567</text:p>
          </table:table-cell>
          <table:table-cell office:value-type="string">
            <text:p>aurelia</text:p>
          </table:table-cell>
          <table:table-cell office:value-type="string">
            <text:p>eleve56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568</text:p>
          </table:table-cell>
          <table:table-cell office:value-type="string">
            <text:p>nadia</text:p>
          </table:table-cell>
          <table:table-cell office:value-type="string">
            <text:p>eleve56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569</text:p>
          </table:table-cell>
          <table:table-cell office:value-type="string">
            <text:p>guillaume</text:p>
          </table:table-cell>
          <table:table-cell office:value-type="string">
            <text:p>eleve56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570</text:p>
          </table:table-cell>
          <table:table-cell office:value-type="string">
            <text:p>janique</text:p>
          </table:table-cell>
          <table:table-cell office:value-type="string">
            <text:p>eleve57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571</text:p>
          </table:table-cell>
          <table:table-cell office:value-type="string">
            <text:p>clement</text:p>
          </table:table-cell>
          <table:table-cell office:value-type="string">
            <text:p>eleve57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572</text:p>
          </table:table-cell>
          <table:table-cell office:value-type="string">
            <text:p>anne</text:p>
          </table:table-cell>
          <table:table-cell office:value-type="string">
            <text:p>eleve57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573</text:p>
          </table:table-cell>
          <table:table-cell office:value-type="string">
            <text:p>laure</text:p>
          </table:table-cell>
          <table:table-cell office:value-type="string">
            <text:p>eleve57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574</text:p>
          </table:table-cell>
          <table:table-cell office:value-type="string">
            <text:p>aurelia</text:p>
          </table:table-cell>
          <table:table-cell office:value-type="string">
            <text:p>eleve57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575</text:p>
          </table:table-cell>
          <table:table-cell office:value-type="string">
            <text:p>olivier</text:p>
          </table:table-cell>
          <table:table-cell office:value-type="string">
            <text:p>eleve57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576</text:p>
          </table:table-cell>
          <table:table-cell office:value-type="string">
            <text:p>mickael</text:p>
          </table:table-cell>
          <table:table-cell office:value-type="string">
            <text:p>eleve57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577</text:p>
          </table:table-cell>
          <table:table-cell office:value-type="string">
            <text:p>laetitia</text:p>
          </table:table-cell>
          <table:table-cell office:value-type="string">
            <text:p>eleve57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578</text:p>
          </table:table-cell>
          <table:table-cell office:value-type="string">
            <text:p>nadia</text:p>
          </table:table-cell>
          <table:table-cell office:value-type="string">
            <text:p>eleve57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579</text:p>
          </table:table-cell>
          <table:table-cell office:value-type="string">
            <text:p>guillaume</text:p>
          </table:table-cell>
          <table:table-cell office:value-type="string">
            <text:p>eleve57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580</text:p>
          </table:table-cell>
          <table:table-cell office:value-type="string">
            <text:p>janique</text:p>
          </table:table-cell>
          <table:table-cell office:value-type="string">
            <text:p>eleve58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581</text:p>
          </table:table-cell>
          <table:table-cell office:value-type="string">
            <text:p>clement</text:p>
          </table:table-cell>
          <table:table-cell office:value-type="string">
            <text:p>eleve58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582</text:p>
          </table:table-cell>
          <table:table-cell office:value-type="string">
            <text:p>anne</text:p>
          </table:table-cell>
          <table:table-cell office:value-type="string">
            <text:p>eleve58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583</text:p>
          </table:table-cell>
          <table:table-cell office:value-type="string">
            <text:p>laure</text:p>
          </table:table-cell>
          <table:table-cell office:value-type="string">
            <text:p>eleve58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584</text:p>
          </table:table-cell>
          <table:table-cell office:value-type="string">
            <text:p>aurelia</text:p>
          </table:table-cell>
          <table:table-cell office:value-type="string">
            <text:p>eleve58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585</text:p>
          </table:table-cell>
          <table:table-cell office:value-type="string">
            <text:p>olivier</text:p>
          </table:table-cell>
          <table:table-cell office:value-type="string">
            <text:p>eleve58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586</text:p>
          </table:table-cell>
          <table:table-cell office:value-type="string">
            <text:p>mickael</text:p>
          </table:table-cell>
          <table:table-cell office:value-type="string">
            <text:p>eleve58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587</text:p>
          </table:table-cell>
          <table:table-cell office:value-type="string">
            <text:p>laetitia</text:p>
          </table:table-cell>
          <table:table-cell office:value-type="string">
            <text:p>eleve58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588</text:p>
          </table:table-cell>
          <table:table-cell office:value-type="string">
            <text:p>nadia</text:p>
          </table:table-cell>
          <table:table-cell office:value-type="string">
            <text:p>eleve58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589</text:p>
          </table:table-cell>
          <table:table-cell office:value-type="string">
            <text:p>guillaume</text:p>
          </table:table-cell>
          <table:table-cell office:value-type="string">
            <text:p>eleve58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590</text:p>
          </table:table-cell>
          <table:table-cell office:value-type="string">
            <text:p>janique</text:p>
          </table:table-cell>
          <table:table-cell office:value-type="string">
            <text:p>eleve59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591</text:p>
          </table:table-cell>
          <table:table-cell office:value-type="string">
            <text:p>clement</text:p>
          </table:table-cell>
          <table:table-cell office:value-type="string">
            <text:p>eleve59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592</text:p>
          </table:table-cell>
          <table:table-cell office:value-type="string">
            <text:p>anne</text:p>
          </table:table-cell>
          <table:table-cell office:value-type="string">
            <text:p>eleve59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593</text:p>
          </table:table-cell>
          <table:table-cell office:value-type="string">
            <text:p>laure</text:p>
          </table:table-cell>
          <table:table-cell office:value-type="string">
            <text:p>eleve59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594</text:p>
          </table:table-cell>
          <table:table-cell office:value-type="string">
            <text:p>aurelia</text:p>
          </table:table-cell>
          <table:table-cell office:value-type="string">
            <text:p>eleve59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595</text:p>
          </table:table-cell>
          <table:table-cell office:value-type="string">
            <text:p>nadia</text:p>
          </table:table-cell>
          <table:table-cell office:value-type="string">
            <text:p>eleve59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596</text:p>
          </table:table-cell>
          <table:table-cell office:value-type="string">
            <text:p>guillaume</text:p>
          </table:table-cell>
          <table:table-cell office:value-type="string">
            <text:p>eleve59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597</text:p>
          </table:table-cell>
          <table:table-cell office:value-type="string">
            <text:p>janique</text:p>
          </table:table-cell>
          <table:table-cell office:value-type="string">
            <text:p>eleve59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598</text:p>
          </table:table-cell>
          <table:table-cell office:value-type="string">
            <text:p>clement</text:p>
          </table:table-cell>
          <table:table-cell office:value-type="string">
            <text:p>eleve59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599</text:p>
          </table:table-cell>
          <table:table-cell office:value-type="string">
            <text:p>anne</text:p>
          </table:table-cell>
          <table:table-cell office:value-type="string">
            <text:p>eleve59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600</text:p>
          </table:table-cell>
          <table:table-cell office:value-type="string">
            <text:p>laure</text:p>
          </table:table-cell>
          <table:table-cell office:value-type="string">
            <text:p>eleve60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601</text:p>
          </table:table-cell>
          <table:table-cell office:value-type="string">
            <text:p>aurelia</text:p>
          </table:table-cell>
          <table:table-cell office:value-type="string">
            <text:p>eleve60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602</text:p>
          </table:table-cell>
          <table:table-cell office:value-type="string">
            <text:p>olivier</text:p>
          </table:table-cell>
          <table:table-cell office:value-type="string">
            <text:p>eleve60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603</text:p>
          </table:table-cell>
          <table:table-cell office:value-type="string">
            <text:p>mickael</text:p>
          </table:table-cell>
          <table:table-cell office:value-type="string">
            <text:p>eleve60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604</text:p>
          </table:table-cell>
          <table:table-cell office:value-type="string">
            <text:p>laetitia</text:p>
          </table:table-cell>
          <table:table-cell office:value-type="string">
            <text:p>eleve60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605</text:p>
          </table:table-cell>
          <table:table-cell office:value-type="string">
            <text:p>nadia</text:p>
          </table:table-cell>
          <table:table-cell office:value-type="string">
            <text:p>eleve60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606</text:p>
          </table:table-cell>
          <table:table-cell office:value-type="string">
            <text:p>guillaume</text:p>
          </table:table-cell>
          <table:table-cell office:value-type="string">
            <text:p>eleve60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607</text:p>
          </table:table-cell>
          <table:table-cell office:value-type="string">
            <text:p>janique</text:p>
          </table:table-cell>
          <table:table-cell office:value-type="string">
            <text:p>eleve60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608</text:p>
          </table:table-cell>
          <table:table-cell office:value-type="string">
            <text:p>clement</text:p>
          </table:table-cell>
          <table:table-cell office:value-type="string">
            <text:p>eleve60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609</text:p>
          </table:table-cell>
          <table:table-cell office:value-type="string">
            <text:p>anne</text:p>
          </table:table-cell>
          <table:table-cell office:value-type="string">
            <text:p>eleve60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610</text:p>
          </table:table-cell>
          <table:table-cell office:value-type="string">
            <text:p>laure</text:p>
          </table:table-cell>
          <table:table-cell office:value-type="string">
            <text:p>eleve61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611</text:p>
          </table:table-cell>
          <table:table-cell office:value-type="string">
            <text:p>aurelia</text:p>
          </table:table-cell>
          <table:table-cell office:value-type="string">
            <text:p>eleve61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612</text:p>
          </table:table-cell>
          <table:table-cell office:value-type="string">
            <text:p>olivier</text:p>
          </table:table-cell>
          <table:table-cell office:value-type="string">
            <text:p>eleve61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613</text:p>
          </table:table-cell>
          <table:table-cell office:value-type="string">
            <text:p>mickael</text:p>
          </table:table-cell>
          <table:table-cell office:value-type="string">
            <text:p>eleve61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614</text:p>
          </table:table-cell>
          <table:table-cell office:value-type="string">
            <text:p>laetitia</text:p>
          </table:table-cell>
          <table:table-cell office:value-type="string">
            <text:p>eleve61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615</text:p>
          </table:table-cell>
          <table:table-cell office:value-type="string">
            <text:p>nadia</text:p>
          </table:table-cell>
          <table:table-cell office:value-type="string">
            <text:p>eleve61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616</text:p>
          </table:table-cell>
          <table:table-cell office:value-type="string">
            <text:p>guillaume</text:p>
          </table:table-cell>
          <table:table-cell office:value-type="string">
            <text:p>eleve61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617</text:p>
          </table:table-cell>
          <table:table-cell office:value-type="string">
            <text:p>janique</text:p>
          </table:table-cell>
          <table:table-cell office:value-type="string">
            <text:p>eleve61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618</text:p>
          </table:table-cell>
          <table:table-cell office:value-type="string">
            <text:p>clement</text:p>
          </table:table-cell>
          <table:table-cell office:value-type="string">
            <text:p>eleve61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619</text:p>
          </table:table-cell>
          <table:table-cell office:value-type="string">
            <text:p>anne</text:p>
          </table:table-cell>
          <table:table-cell office:value-type="string">
            <text:p>eleve61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620</text:p>
          </table:table-cell>
          <table:table-cell office:value-type="string">
            <text:p>laure</text:p>
          </table:table-cell>
          <table:table-cell office:value-type="string">
            <text:p>eleve62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621</text:p>
          </table:table-cell>
          <table:table-cell office:value-type="string">
            <text:p>aurelia</text:p>
          </table:table-cell>
          <table:table-cell office:value-type="string">
            <text:p>eleve62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622</text:p>
          </table:table-cell>
          <table:table-cell office:value-type="string">
            <text:p>nadia</text:p>
          </table:table-cell>
          <table:table-cell office:value-type="string">
            <text:p>eleve62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623</text:p>
          </table:table-cell>
          <table:table-cell office:value-type="string">
            <text:p>guillaume</text:p>
          </table:table-cell>
          <table:table-cell office:value-type="string">
            <text:p>eleve62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624</text:p>
          </table:table-cell>
          <table:table-cell office:value-type="string">
            <text:p>janique</text:p>
          </table:table-cell>
          <table:table-cell office:value-type="string">
            <text:p>eleve62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625</text:p>
          </table:table-cell>
          <table:table-cell office:value-type="string">
            <text:p>clement</text:p>
          </table:table-cell>
          <table:table-cell office:value-type="string">
            <text:p>eleve62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626</text:p>
          </table:table-cell>
          <table:table-cell office:value-type="string">
            <text:p>anne</text:p>
          </table:table-cell>
          <table:table-cell office:value-type="string">
            <text:p>eleve62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627</text:p>
          </table:table-cell>
          <table:table-cell office:value-type="string">
            <text:p>laure</text:p>
          </table:table-cell>
          <table:table-cell office:value-type="string">
            <text:p>eleve62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628</text:p>
          </table:table-cell>
          <table:table-cell office:value-type="string">
            <text:p>aurelia</text:p>
          </table:table-cell>
          <table:table-cell office:value-type="string">
            <text:p>eleve62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629</text:p>
          </table:table-cell>
          <table:table-cell office:value-type="string">
            <text:p>olivier</text:p>
          </table:table-cell>
          <table:table-cell office:value-type="string">
            <text:p>eleve62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630</text:p>
          </table:table-cell>
          <table:table-cell office:value-type="string">
            <text:p>mickael</text:p>
          </table:table-cell>
          <table:table-cell office:value-type="string">
            <text:p>eleve63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631</text:p>
          </table:table-cell>
          <table:table-cell office:value-type="string">
            <text:p>laetitia</text:p>
          </table:table-cell>
          <table:table-cell office:value-type="string">
            <text:p>eleve63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632</text:p>
          </table:table-cell>
          <table:table-cell office:value-type="string">
            <text:p>nadia</text:p>
          </table:table-cell>
          <table:table-cell office:value-type="string">
            <text:p>eleve63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633</text:p>
          </table:table-cell>
          <table:table-cell office:value-type="string">
            <text:p>guillaume</text:p>
          </table:table-cell>
          <table:table-cell office:value-type="string">
            <text:p>eleve63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634</text:p>
          </table:table-cell>
          <table:table-cell office:value-type="string">
            <text:p>janique</text:p>
          </table:table-cell>
          <table:table-cell office:value-type="string">
            <text:p>eleve63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635</text:p>
          </table:table-cell>
          <table:table-cell office:value-type="string">
            <text:p>clement</text:p>
          </table:table-cell>
          <table:table-cell office:value-type="string">
            <text:p>eleve63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636</text:p>
          </table:table-cell>
          <table:table-cell office:value-type="string">
            <text:p>anne</text:p>
          </table:table-cell>
          <table:table-cell office:value-type="string">
            <text:p>eleve63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637</text:p>
          </table:table-cell>
          <table:table-cell office:value-type="string">
            <text:p>laure</text:p>
          </table:table-cell>
          <table:table-cell office:value-type="string">
            <text:p>eleve63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638</text:p>
          </table:table-cell>
          <table:table-cell office:value-type="string">
            <text:p>aurelia</text:p>
          </table:table-cell>
          <table:table-cell office:value-type="string">
            <text:p>eleve63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639</text:p>
          </table:table-cell>
          <table:table-cell office:value-type="string">
            <text:p>olivier</text:p>
          </table:table-cell>
          <table:table-cell office:value-type="string">
            <text:p>eleve63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640</text:p>
          </table:table-cell>
          <table:table-cell office:value-type="string">
            <text:p>mickael</text:p>
          </table:table-cell>
          <table:table-cell office:value-type="string">
            <text:p>eleve64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641</text:p>
          </table:table-cell>
          <table:table-cell office:value-type="string">
            <text:p>laetitia</text:p>
          </table:table-cell>
          <table:table-cell office:value-type="string">
            <text:p>eleve64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642</text:p>
          </table:table-cell>
          <table:table-cell office:value-type="string">
            <text:p>nadia</text:p>
          </table:table-cell>
          <table:table-cell office:value-type="string">
            <text:p>eleve64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643</text:p>
          </table:table-cell>
          <table:table-cell office:value-type="string">
            <text:p>guillaume</text:p>
          </table:table-cell>
          <table:table-cell office:value-type="string">
            <text:p>eleve64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644</text:p>
          </table:table-cell>
          <table:table-cell office:value-type="string">
            <text:p>janique</text:p>
          </table:table-cell>
          <table:table-cell office:value-type="string">
            <text:p>eleve64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645</text:p>
          </table:table-cell>
          <table:table-cell office:value-type="string">
            <text:p>clement</text:p>
          </table:table-cell>
          <table:table-cell office:value-type="string">
            <text:p>eleve64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646</text:p>
          </table:table-cell>
          <table:table-cell office:value-type="string">
            <text:p>anne</text:p>
          </table:table-cell>
          <table:table-cell office:value-type="string">
            <text:p>eleve64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647</text:p>
          </table:table-cell>
          <table:table-cell office:value-type="string">
            <text:p>laure</text:p>
          </table:table-cell>
          <table:table-cell office:value-type="string">
            <text:p>eleve64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648</text:p>
          </table:table-cell>
          <table:table-cell office:value-type="string">
            <text:p>aurelia</text:p>
          </table:table-cell>
          <table:table-cell office:value-type="string">
            <text:p>eleve64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649</text:p>
          </table:table-cell>
          <table:table-cell office:value-type="string">
            <text:p>nadia</text:p>
          </table:table-cell>
          <table:table-cell office:value-type="string">
            <text:p>eleve64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650</text:p>
          </table:table-cell>
          <table:table-cell office:value-type="string">
            <text:p>guillaume</text:p>
          </table:table-cell>
          <table:table-cell office:value-type="string">
            <text:p>eleve65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651</text:p>
          </table:table-cell>
          <table:table-cell office:value-type="string">
            <text:p>janique</text:p>
          </table:table-cell>
          <table:table-cell office:value-type="string">
            <text:p>eleve65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652</text:p>
          </table:table-cell>
          <table:table-cell office:value-type="string">
            <text:p>clement</text:p>
          </table:table-cell>
          <table:table-cell office:value-type="string">
            <text:p>eleve65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653</text:p>
          </table:table-cell>
          <table:table-cell office:value-type="string">
            <text:p>anne</text:p>
          </table:table-cell>
          <table:table-cell office:value-type="string">
            <text:p>eleve65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654</text:p>
          </table:table-cell>
          <table:table-cell office:value-type="string">
            <text:p>laure</text:p>
          </table:table-cell>
          <table:table-cell office:value-type="string">
            <text:p>eleve65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655</text:p>
          </table:table-cell>
          <table:table-cell office:value-type="string">
            <text:p>aurelia</text:p>
          </table:table-cell>
          <table:table-cell office:value-type="string">
            <text:p>eleve65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656</text:p>
          </table:table-cell>
          <table:table-cell office:value-type="string">
            <text:p>olivier</text:p>
          </table:table-cell>
          <table:table-cell office:value-type="string">
            <text:p>eleve65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657</text:p>
          </table:table-cell>
          <table:table-cell office:value-type="string">
            <text:p>mickael</text:p>
          </table:table-cell>
          <table:table-cell office:value-type="string">
            <text:p>eleve65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658</text:p>
          </table:table-cell>
          <table:table-cell office:value-type="string">
            <text:p>laetitia</text:p>
          </table:table-cell>
          <table:table-cell office:value-type="string">
            <text:p>eleve65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659</text:p>
          </table:table-cell>
          <table:table-cell office:value-type="string">
            <text:p>nadia</text:p>
          </table:table-cell>
          <table:table-cell office:value-type="string">
            <text:p>eleve65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660</text:p>
          </table:table-cell>
          <table:table-cell office:value-type="string">
            <text:p>guillaume</text:p>
          </table:table-cell>
          <table:table-cell office:value-type="string">
            <text:p>eleve66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661</text:p>
          </table:table-cell>
          <table:table-cell office:value-type="string">
            <text:p>janique</text:p>
          </table:table-cell>
          <table:table-cell office:value-type="string">
            <text:p>eleve66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662</text:p>
          </table:table-cell>
          <table:table-cell office:value-type="string">
            <text:p>clement</text:p>
          </table:table-cell>
          <table:table-cell office:value-type="string">
            <text:p>eleve66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663</text:p>
          </table:table-cell>
          <table:table-cell office:value-type="string">
            <text:p>anne</text:p>
          </table:table-cell>
          <table:table-cell office:value-type="string">
            <text:p>eleve66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664</text:p>
          </table:table-cell>
          <table:table-cell office:value-type="string">
            <text:p>laure</text:p>
          </table:table-cell>
          <table:table-cell office:value-type="string">
            <text:p>eleve66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665</text:p>
          </table:table-cell>
          <table:table-cell office:value-type="string">
            <text:p>aurelia</text:p>
          </table:table-cell>
          <table:table-cell office:value-type="string">
            <text:p>eleve66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666</text:p>
          </table:table-cell>
          <table:table-cell office:value-type="string">
            <text:p>olivier</text:p>
          </table:table-cell>
          <table:table-cell office:value-type="string">
            <text:p>eleve66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667</text:p>
          </table:table-cell>
          <table:table-cell office:value-type="string">
            <text:p>mickael</text:p>
          </table:table-cell>
          <table:table-cell office:value-type="string">
            <text:p>eleve66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668</text:p>
          </table:table-cell>
          <table:table-cell office:value-type="string">
            <text:p>laetitia</text:p>
          </table:table-cell>
          <table:table-cell office:value-type="string">
            <text:p>eleve66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669</text:p>
          </table:table-cell>
          <table:table-cell office:value-type="string">
            <text:p>nadia</text:p>
          </table:table-cell>
          <table:table-cell office:value-type="string">
            <text:p>eleve66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670</text:p>
          </table:table-cell>
          <table:table-cell office:value-type="string">
            <text:p>guillaume</text:p>
          </table:table-cell>
          <table:table-cell office:value-type="string">
            <text:p>eleve67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671</text:p>
          </table:table-cell>
          <table:table-cell office:value-type="string">
            <text:p>janique</text:p>
          </table:table-cell>
          <table:table-cell office:value-type="string">
            <text:p>eleve67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672</text:p>
          </table:table-cell>
          <table:table-cell office:value-type="string">
            <text:p>clement</text:p>
          </table:table-cell>
          <table:table-cell office:value-type="string">
            <text:p>eleve67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673</text:p>
          </table:table-cell>
          <table:table-cell office:value-type="string">
            <text:p>anne</text:p>
          </table:table-cell>
          <table:table-cell office:value-type="string">
            <text:p>eleve67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674</text:p>
          </table:table-cell>
          <table:table-cell office:value-type="string">
            <text:p>laure</text:p>
          </table:table-cell>
          <table:table-cell office:value-type="string">
            <text:p>eleve67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675</text:p>
          </table:table-cell>
          <table:table-cell office:value-type="string">
            <text:p>aurelia</text:p>
          </table:table-cell>
          <table:table-cell office:value-type="string">
            <text:p>eleve67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676</text:p>
          </table:table-cell>
          <table:table-cell office:value-type="string">
            <text:p>nadia</text:p>
          </table:table-cell>
          <table:table-cell office:value-type="string">
            <text:p>eleve67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677</text:p>
          </table:table-cell>
          <table:table-cell office:value-type="string">
            <text:p>guillaume</text:p>
          </table:table-cell>
          <table:table-cell office:value-type="string">
            <text:p>eleve67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678</text:p>
          </table:table-cell>
          <table:table-cell office:value-type="string">
            <text:p>janique</text:p>
          </table:table-cell>
          <table:table-cell office:value-type="string">
            <text:p>eleve67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679</text:p>
          </table:table-cell>
          <table:table-cell office:value-type="string">
            <text:p>clement</text:p>
          </table:table-cell>
          <table:table-cell office:value-type="string">
            <text:p>eleve67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680</text:p>
          </table:table-cell>
          <table:table-cell office:value-type="string">
            <text:p>anne</text:p>
          </table:table-cell>
          <table:table-cell office:value-type="string">
            <text:p>eleve68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681</text:p>
          </table:table-cell>
          <table:table-cell office:value-type="string">
            <text:p>laure</text:p>
          </table:table-cell>
          <table:table-cell office:value-type="string">
            <text:p>eleve68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682</text:p>
          </table:table-cell>
          <table:table-cell office:value-type="string">
            <text:p>aurelia</text:p>
          </table:table-cell>
          <table:table-cell office:value-type="string">
            <text:p>eleve68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683</text:p>
          </table:table-cell>
          <table:table-cell office:value-type="string">
            <text:p>olivier</text:p>
          </table:table-cell>
          <table:table-cell office:value-type="string">
            <text:p>eleve68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684</text:p>
          </table:table-cell>
          <table:table-cell office:value-type="string">
            <text:p>mickael</text:p>
          </table:table-cell>
          <table:table-cell office:value-type="string">
            <text:p>eleve68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685</text:p>
          </table:table-cell>
          <table:table-cell office:value-type="string">
            <text:p>laetitia</text:p>
          </table:table-cell>
          <table:table-cell office:value-type="string">
            <text:p>eleve68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686</text:p>
          </table:table-cell>
          <table:table-cell office:value-type="string">
            <text:p>nadia</text:p>
          </table:table-cell>
          <table:table-cell office:value-type="string">
            <text:p>eleve68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687</text:p>
          </table:table-cell>
          <table:table-cell office:value-type="string">
            <text:p>guillaume</text:p>
          </table:table-cell>
          <table:table-cell office:value-type="string">
            <text:p>eleve68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688</text:p>
          </table:table-cell>
          <table:table-cell office:value-type="string">
            <text:p>janique</text:p>
          </table:table-cell>
          <table:table-cell office:value-type="string">
            <text:p>eleve68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689</text:p>
          </table:table-cell>
          <table:table-cell office:value-type="string">
            <text:p>clement</text:p>
          </table:table-cell>
          <table:table-cell office:value-type="string">
            <text:p>eleve68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690</text:p>
          </table:table-cell>
          <table:table-cell office:value-type="string">
            <text:p>anne</text:p>
          </table:table-cell>
          <table:table-cell office:value-type="string">
            <text:p>eleve69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691</text:p>
          </table:table-cell>
          <table:table-cell office:value-type="string">
            <text:p>laure</text:p>
          </table:table-cell>
          <table:table-cell office:value-type="string">
            <text:p>eleve69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692</text:p>
          </table:table-cell>
          <table:table-cell office:value-type="string">
            <text:p>aurelia</text:p>
          </table:table-cell>
          <table:table-cell office:value-type="string">
            <text:p>eleve69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693</text:p>
          </table:table-cell>
          <table:table-cell office:value-type="string">
            <text:p>olivier</text:p>
          </table:table-cell>
          <table:table-cell office:value-type="string">
            <text:p>eleve69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694</text:p>
          </table:table-cell>
          <table:table-cell office:value-type="string">
            <text:p>mickael</text:p>
          </table:table-cell>
          <table:table-cell office:value-type="string">
            <text:p>eleve69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695</text:p>
          </table:table-cell>
          <table:table-cell office:value-type="string">
            <text:p>laetitia</text:p>
          </table:table-cell>
          <table:table-cell office:value-type="string">
            <text:p>eleve69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696</text:p>
          </table:table-cell>
          <table:table-cell office:value-type="string">
            <text:p>nadia</text:p>
          </table:table-cell>
          <table:table-cell office:value-type="string">
            <text:p>eleve69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697</text:p>
          </table:table-cell>
          <table:table-cell office:value-type="string">
            <text:p>guillaume</text:p>
          </table:table-cell>
          <table:table-cell office:value-type="string">
            <text:p>eleve69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698</text:p>
          </table:table-cell>
          <table:table-cell office:value-type="string">
            <text:p>janique</text:p>
          </table:table-cell>
          <table:table-cell office:value-type="string">
            <text:p>eleve69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699</text:p>
          </table:table-cell>
          <table:table-cell office:value-type="string">
            <text:p>clement</text:p>
          </table:table-cell>
          <table:table-cell office:value-type="string">
            <text:p>eleve69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700</text:p>
          </table:table-cell>
          <table:table-cell office:value-type="string">
            <text:p>anne</text:p>
          </table:table-cell>
          <table:table-cell office:value-type="string">
            <text:p>eleve70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701</text:p>
          </table:table-cell>
          <table:table-cell office:value-type="string">
            <text:p>laure</text:p>
          </table:table-cell>
          <table:table-cell office:value-type="string">
            <text:p>eleve70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702</text:p>
          </table:table-cell>
          <table:table-cell office:value-type="string">
            <text:p>aurelia</text:p>
          </table:table-cell>
          <table:table-cell office:value-type="string">
            <text:p>eleve70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703</text:p>
          </table:table-cell>
          <table:table-cell office:value-type="string">
            <text:p>nadia</text:p>
          </table:table-cell>
          <table:table-cell office:value-type="string">
            <text:p>eleve70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704</text:p>
          </table:table-cell>
          <table:table-cell office:value-type="string">
            <text:p>guillaume</text:p>
          </table:table-cell>
          <table:table-cell office:value-type="string">
            <text:p>eleve70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705</text:p>
          </table:table-cell>
          <table:table-cell office:value-type="string">
            <text:p>janique</text:p>
          </table:table-cell>
          <table:table-cell office:value-type="string">
            <text:p>eleve70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706</text:p>
          </table:table-cell>
          <table:table-cell office:value-type="string">
            <text:p>clement</text:p>
          </table:table-cell>
          <table:table-cell office:value-type="string">
            <text:p>eleve70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707</text:p>
          </table:table-cell>
          <table:table-cell office:value-type="string">
            <text:p>anne</text:p>
          </table:table-cell>
          <table:table-cell office:value-type="string">
            <text:p>eleve70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708</text:p>
          </table:table-cell>
          <table:table-cell office:value-type="string">
            <text:p>laure</text:p>
          </table:table-cell>
          <table:table-cell office:value-type="string">
            <text:p>eleve70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709</text:p>
          </table:table-cell>
          <table:table-cell office:value-type="string">
            <text:p>aurelia</text:p>
          </table:table-cell>
          <table:table-cell office:value-type="string">
            <text:p>eleve70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710</text:p>
          </table:table-cell>
          <table:table-cell office:value-type="string">
            <text:p>olivier</text:p>
          </table:table-cell>
          <table:table-cell office:value-type="string">
            <text:p>eleve71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711</text:p>
          </table:table-cell>
          <table:table-cell office:value-type="string">
            <text:p>mickael</text:p>
          </table:table-cell>
          <table:table-cell office:value-type="string">
            <text:p>eleve71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712</text:p>
          </table:table-cell>
          <table:table-cell office:value-type="string">
            <text:p>laetitia</text:p>
          </table:table-cell>
          <table:table-cell office:value-type="string">
            <text:p>eleve71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713</text:p>
          </table:table-cell>
          <table:table-cell office:value-type="string">
            <text:p>nadia</text:p>
          </table:table-cell>
          <table:table-cell office:value-type="string">
            <text:p>eleve71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714</text:p>
          </table:table-cell>
          <table:table-cell office:value-type="string">
            <text:p>guillaume</text:p>
          </table:table-cell>
          <table:table-cell office:value-type="string">
            <text:p>eleve71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715</text:p>
          </table:table-cell>
          <table:table-cell office:value-type="string">
            <text:p>janique</text:p>
          </table:table-cell>
          <table:table-cell office:value-type="string">
            <text:p>eleve71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716</text:p>
          </table:table-cell>
          <table:table-cell office:value-type="string">
            <text:p>clement</text:p>
          </table:table-cell>
          <table:table-cell office:value-type="string">
            <text:p>eleve71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717</text:p>
          </table:table-cell>
          <table:table-cell office:value-type="string">
            <text:p>anne</text:p>
          </table:table-cell>
          <table:table-cell office:value-type="string">
            <text:p>eleve71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718</text:p>
          </table:table-cell>
          <table:table-cell office:value-type="string">
            <text:p>laure</text:p>
          </table:table-cell>
          <table:table-cell office:value-type="string">
            <text:p>eleve71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719</text:p>
          </table:table-cell>
          <table:table-cell office:value-type="string">
            <text:p>aurelia</text:p>
          </table:table-cell>
          <table:table-cell office:value-type="string">
            <text:p>eleve71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720</text:p>
          </table:table-cell>
          <table:table-cell office:value-type="string">
            <text:p>olivier</text:p>
          </table:table-cell>
          <table:table-cell office:value-type="string">
            <text:p>eleve72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721</text:p>
          </table:table-cell>
          <table:table-cell office:value-type="string">
            <text:p>mickael</text:p>
          </table:table-cell>
          <table:table-cell office:value-type="string">
            <text:p>eleve72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722</text:p>
          </table:table-cell>
          <table:table-cell office:value-type="string">
            <text:p>laetitia</text:p>
          </table:table-cell>
          <table:table-cell office:value-type="string">
            <text:p>eleve72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723</text:p>
          </table:table-cell>
          <table:table-cell office:value-type="string">
            <text:p>nadia</text:p>
          </table:table-cell>
          <table:table-cell office:value-type="string">
            <text:p>eleve72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724</text:p>
          </table:table-cell>
          <table:table-cell office:value-type="string">
            <text:p>guillaume</text:p>
          </table:table-cell>
          <table:table-cell office:value-type="string">
            <text:p>eleve72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725</text:p>
          </table:table-cell>
          <table:table-cell office:value-type="string">
            <text:p>janique</text:p>
          </table:table-cell>
          <table:table-cell office:value-type="string">
            <text:p>eleve72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726</text:p>
          </table:table-cell>
          <table:table-cell office:value-type="string">
            <text:p>clement</text:p>
          </table:table-cell>
          <table:table-cell office:value-type="string">
            <text:p>eleve72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727</text:p>
          </table:table-cell>
          <table:table-cell office:value-type="string">
            <text:p>anne</text:p>
          </table:table-cell>
          <table:table-cell office:value-type="string">
            <text:p>eleve72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728</text:p>
          </table:table-cell>
          <table:table-cell office:value-type="string">
            <text:p>laure</text:p>
          </table:table-cell>
          <table:table-cell office:value-type="string">
            <text:p>eleve72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729</text:p>
          </table:table-cell>
          <table:table-cell office:value-type="string">
            <text:p>aurelia</text:p>
          </table:table-cell>
          <table:table-cell office:value-type="string">
            <text:p>eleve72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730</text:p>
          </table:table-cell>
          <table:table-cell office:value-type="string">
            <text:p>nadia</text:p>
          </table:table-cell>
          <table:table-cell office:value-type="string">
            <text:p>eleve73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731</text:p>
          </table:table-cell>
          <table:table-cell office:value-type="string">
            <text:p>guillaume</text:p>
          </table:table-cell>
          <table:table-cell office:value-type="string">
            <text:p>eleve73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732</text:p>
          </table:table-cell>
          <table:table-cell office:value-type="string">
            <text:p>janique</text:p>
          </table:table-cell>
          <table:table-cell office:value-type="string">
            <text:p>eleve73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733</text:p>
          </table:table-cell>
          <table:table-cell office:value-type="string">
            <text:p>clement</text:p>
          </table:table-cell>
          <table:table-cell office:value-type="string">
            <text:p>eleve73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734</text:p>
          </table:table-cell>
          <table:table-cell office:value-type="string">
            <text:p>anne</text:p>
          </table:table-cell>
          <table:table-cell office:value-type="string">
            <text:p>eleve73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735</text:p>
          </table:table-cell>
          <table:table-cell office:value-type="string">
            <text:p>laure</text:p>
          </table:table-cell>
          <table:table-cell office:value-type="string">
            <text:p>eleve73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736</text:p>
          </table:table-cell>
          <table:table-cell office:value-type="string">
            <text:p>aurelia</text:p>
          </table:table-cell>
          <table:table-cell office:value-type="string">
            <text:p>eleve73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737</text:p>
          </table:table-cell>
          <table:table-cell office:value-type="string">
            <text:p>olivier</text:p>
          </table:table-cell>
          <table:table-cell office:value-type="string">
            <text:p>eleve73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738</text:p>
          </table:table-cell>
          <table:table-cell office:value-type="string">
            <text:p>mickael</text:p>
          </table:table-cell>
          <table:table-cell office:value-type="string">
            <text:p>eleve73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739</text:p>
          </table:table-cell>
          <table:table-cell office:value-type="string">
            <text:p>laetitia</text:p>
          </table:table-cell>
          <table:table-cell office:value-type="string">
            <text:p>eleve73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740</text:p>
          </table:table-cell>
          <table:table-cell office:value-type="string">
            <text:p>nadia</text:p>
          </table:table-cell>
          <table:table-cell office:value-type="string">
            <text:p>eleve74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741</text:p>
          </table:table-cell>
          <table:table-cell office:value-type="string">
            <text:p>guillaume</text:p>
          </table:table-cell>
          <table:table-cell office:value-type="string">
            <text:p>eleve74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742</text:p>
          </table:table-cell>
          <table:table-cell office:value-type="string">
            <text:p>janique</text:p>
          </table:table-cell>
          <table:table-cell office:value-type="string">
            <text:p>eleve74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743</text:p>
          </table:table-cell>
          <table:table-cell office:value-type="string">
            <text:p>clement</text:p>
          </table:table-cell>
          <table:table-cell office:value-type="string">
            <text:p>eleve74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744</text:p>
          </table:table-cell>
          <table:table-cell office:value-type="string">
            <text:p>anne</text:p>
          </table:table-cell>
          <table:table-cell office:value-type="string">
            <text:p>eleve74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745</text:p>
          </table:table-cell>
          <table:table-cell office:value-type="string">
            <text:p>laure</text:p>
          </table:table-cell>
          <table:table-cell office:value-type="string">
            <text:p>eleve74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746</text:p>
          </table:table-cell>
          <table:table-cell office:value-type="string">
            <text:p>aurelia</text:p>
          </table:table-cell>
          <table:table-cell office:value-type="string">
            <text:p>eleve74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747</text:p>
          </table:table-cell>
          <table:table-cell office:value-type="string">
            <text:p>olivier</text:p>
          </table:table-cell>
          <table:table-cell office:value-type="string">
            <text:p>eleve74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748</text:p>
          </table:table-cell>
          <table:table-cell office:value-type="string">
            <text:p>mickael</text:p>
          </table:table-cell>
          <table:table-cell office:value-type="string">
            <text:p>eleve74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749</text:p>
          </table:table-cell>
          <table:table-cell office:value-type="string">
            <text:p>laetitia</text:p>
          </table:table-cell>
          <table:table-cell office:value-type="string">
            <text:p>eleve74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750</text:p>
          </table:table-cell>
          <table:table-cell office:value-type="string">
            <text:p>nadia</text:p>
          </table:table-cell>
          <table:table-cell office:value-type="string">
            <text:p>eleve75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751</text:p>
          </table:table-cell>
          <table:table-cell office:value-type="string">
            <text:p>guillaume</text:p>
          </table:table-cell>
          <table:table-cell office:value-type="string">
            <text:p>eleve75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752</text:p>
          </table:table-cell>
          <table:table-cell office:value-type="string">
            <text:p>janique</text:p>
          </table:table-cell>
          <table:table-cell office:value-type="string">
            <text:p>eleve75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753</text:p>
          </table:table-cell>
          <table:table-cell office:value-type="string">
            <text:p>clement</text:p>
          </table:table-cell>
          <table:table-cell office:value-type="string">
            <text:p>eleve75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754</text:p>
          </table:table-cell>
          <table:table-cell office:value-type="string">
            <text:p>anne</text:p>
          </table:table-cell>
          <table:table-cell office:value-type="string">
            <text:p>eleve75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755</text:p>
          </table:table-cell>
          <table:table-cell office:value-type="string">
            <text:p>laure</text:p>
          </table:table-cell>
          <table:table-cell office:value-type="string">
            <text:p>eleve75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756</text:p>
          </table:table-cell>
          <table:table-cell office:value-type="string">
            <text:p>aurelia</text:p>
          </table:table-cell>
          <table:table-cell office:value-type="string">
            <text:p>eleve75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757</text:p>
          </table:table-cell>
          <table:table-cell office:value-type="string">
            <text:p>nadia</text:p>
          </table:table-cell>
          <table:table-cell office:value-type="string">
            <text:p>eleve75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758</text:p>
          </table:table-cell>
          <table:table-cell office:value-type="string">
            <text:p>guillaume</text:p>
          </table:table-cell>
          <table:table-cell office:value-type="string">
            <text:p>eleve75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759</text:p>
          </table:table-cell>
          <table:table-cell office:value-type="string">
            <text:p>janique</text:p>
          </table:table-cell>
          <table:table-cell office:value-type="string">
            <text:p>eleve75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760</text:p>
          </table:table-cell>
          <table:table-cell office:value-type="string">
            <text:p>clement</text:p>
          </table:table-cell>
          <table:table-cell office:value-type="string">
            <text:p>eleve76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761</text:p>
          </table:table-cell>
          <table:table-cell office:value-type="string">
            <text:p>anne</text:p>
          </table:table-cell>
          <table:table-cell office:value-type="string">
            <text:p>eleve76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762</text:p>
          </table:table-cell>
          <table:table-cell office:value-type="string">
            <text:p>laure</text:p>
          </table:table-cell>
          <table:table-cell office:value-type="string">
            <text:p>eleve76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763</text:p>
          </table:table-cell>
          <table:table-cell office:value-type="string">
            <text:p>aurelia</text:p>
          </table:table-cell>
          <table:table-cell office:value-type="string">
            <text:p>eleve76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764</text:p>
          </table:table-cell>
          <table:table-cell office:value-type="string">
            <text:p>olivier</text:p>
          </table:table-cell>
          <table:table-cell office:value-type="string">
            <text:p>eleve76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765</text:p>
          </table:table-cell>
          <table:table-cell office:value-type="string">
            <text:p>mickael</text:p>
          </table:table-cell>
          <table:table-cell office:value-type="string">
            <text:p>eleve76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766</text:p>
          </table:table-cell>
          <table:table-cell office:value-type="string">
            <text:p>laetitia</text:p>
          </table:table-cell>
          <table:table-cell office:value-type="string">
            <text:p>eleve76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767</text:p>
          </table:table-cell>
          <table:table-cell office:value-type="string">
            <text:p>nadia</text:p>
          </table:table-cell>
          <table:table-cell office:value-type="string">
            <text:p>eleve76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768</text:p>
          </table:table-cell>
          <table:table-cell office:value-type="string">
            <text:p>guillaume</text:p>
          </table:table-cell>
          <table:table-cell office:value-type="string">
            <text:p>eleve76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769</text:p>
          </table:table-cell>
          <table:table-cell office:value-type="string">
            <text:p>janique</text:p>
          </table:table-cell>
          <table:table-cell office:value-type="string">
            <text:p>eleve76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770</text:p>
          </table:table-cell>
          <table:table-cell office:value-type="string">
            <text:p>clement</text:p>
          </table:table-cell>
          <table:table-cell office:value-type="string">
            <text:p>eleve77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771</text:p>
          </table:table-cell>
          <table:table-cell office:value-type="string">
            <text:p>anne</text:p>
          </table:table-cell>
          <table:table-cell office:value-type="string">
            <text:p>eleve77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772</text:p>
          </table:table-cell>
          <table:table-cell office:value-type="string">
            <text:p>laure</text:p>
          </table:table-cell>
          <table:table-cell office:value-type="string">
            <text:p>eleve77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773</text:p>
          </table:table-cell>
          <table:table-cell office:value-type="string">
            <text:p>aurelia</text:p>
          </table:table-cell>
          <table:table-cell office:value-type="string">
            <text:p>eleve77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774</text:p>
          </table:table-cell>
          <table:table-cell office:value-type="string">
            <text:p>olivier</text:p>
          </table:table-cell>
          <table:table-cell office:value-type="string">
            <text:p>eleve77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775</text:p>
          </table:table-cell>
          <table:table-cell office:value-type="string">
            <text:p>mickael</text:p>
          </table:table-cell>
          <table:table-cell office:value-type="string">
            <text:p>eleve77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776</text:p>
          </table:table-cell>
          <table:table-cell office:value-type="string">
            <text:p>laetitia</text:p>
          </table:table-cell>
          <table:table-cell office:value-type="string">
            <text:p>eleve77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777</text:p>
          </table:table-cell>
          <table:table-cell office:value-type="string">
            <text:p>nadia</text:p>
          </table:table-cell>
          <table:table-cell office:value-type="string">
            <text:p>eleve77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778</text:p>
          </table:table-cell>
          <table:table-cell office:value-type="string">
            <text:p>guillaume</text:p>
          </table:table-cell>
          <table:table-cell office:value-type="string">
            <text:p>eleve77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779</text:p>
          </table:table-cell>
          <table:table-cell office:value-type="string">
            <text:p>janique</text:p>
          </table:table-cell>
          <table:table-cell office:value-type="string">
            <text:p>eleve77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780</text:p>
          </table:table-cell>
          <table:table-cell office:value-type="string">
            <text:p>clement</text:p>
          </table:table-cell>
          <table:table-cell office:value-type="string">
            <text:p>eleve78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781</text:p>
          </table:table-cell>
          <table:table-cell office:value-type="string">
            <text:p>anne</text:p>
          </table:table-cell>
          <table:table-cell office:value-type="string">
            <text:p>eleve78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782</text:p>
          </table:table-cell>
          <table:table-cell office:value-type="string">
            <text:p>laure</text:p>
          </table:table-cell>
          <table:table-cell office:value-type="string">
            <text:p>eleve78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783</text:p>
          </table:table-cell>
          <table:table-cell office:value-type="string">
            <text:p>aurelia</text:p>
          </table:table-cell>
          <table:table-cell office:value-type="string">
            <text:p>eleve78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784</text:p>
          </table:table-cell>
          <table:table-cell office:value-type="string">
            <text:p>nadia</text:p>
          </table:table-cell>
          <table:table-cell office:value-type="string">
            <text:p>eleve78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785</text:p>
          </table:table-cell>
          <table:table-cell office:value-type="string">
            <text:p>guillaume</text:p>
          </table:table-cell>
          <table:table-cell office:value-type="string">
            <text:p>eleve78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786</text:p>
          </table:table-cell>
          <table:table-cell office:value-type="string">
            <text:p>janique</text:p>
          </table:table-cell>
          <table:table-cell office:value-type="string">
            <text:p>eleve78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787</text:p>
          </table:table-cell>
          <table:table-cell office:value-type="string">
            <text:p>clement</text:p>
          </table:table-cell>
          <table:table-cell office:value-type="string">
            <text:p>eleve78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788</text:p>
          </table:table-cell>
          <table:table-cell office:value-type="string">
            <text:p>anne</text:p>
          </table:table-cell>
          <table:table-cell office:value-type="string">
            <text:p>eleve78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789</text:p>
          </table:table-cell>
          <table:table-cell office:value-type="string">
            <text:p>laure</text:p>
          </table:table-cell>
          <table:table-cell office:value-type="string">
            <text:p>eleve78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790</text:p>
          </table:table-cell>
          <table:table-cell office:value-type="string">
            <text:p>aurelia</text:p>
          </table:table-cell>
          <table:table-cell office:value-type="string">
            <text:p>eleve79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791</text:p>
          </table:table-cell>
          <table:table-cell office:value-type="string">
            <text:p>olivier</text:p>
          </table:table-cell>
          <table:table-cell office:value-type="string">
            <text:p>eleve79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792</text:p>
          </table:table-cell>
          <table:table-cell office:value-type="string">
            <text:p>mickael</text:p>
          </table:table-cell>
          <table:table-cell office:value-type="string">
            <text:p>eleve79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793</text:p>
          </table:table-cell>
          <table:table-cell office:value-type="string">
            <text:p>laetitia</text:p>
          </table:table-cell>
          <table:table-cell office:value-type="string">
            <text:p>eleve79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794</text:p>
          </table:table-cell>
          <table:table-cell office:value-type="string">
            <text:p>nadia</text:p>
          </table:table-cell>
          <table:table-cell office:value-type="string">
            <text:p>eleve79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795</text:p>
          </table:table-cell>
          <table:table-cell office:value-type="string">
            <text:p>guillaume</text:p>
          </table:table-cell>
          <table:table-cell office:value-type="string">
            <text:p>eleve79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796</text:p>
          </table:table-cell>
          <table:table-cell office:value-type="string">
            <text:p>janique</text:p>
          </table:table-cell>
          <table:table-cell office:value-type="string">
            <text:p>eleve79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797</text:p>
          </table:table-cell>
          <table:table-cell office:value-type="string">
            <text:p>clement</text:p>
          </table:table-cell>
          <table:table-cell office:value-type="string">
            <text:p>eleve79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798</text:p>
          </table:table-cell>
          <table:table-cell office:value-type="string">
            <text:p>anne</text:p>
          </table:table-cell>
          <table:table-cell office:value-type="string">
            <text:p>eleve79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799</text:p>
          </table:table-cell>
          <table:table-cell office:value-type="string">
            <text:p>laure</text:p>
          </table:table-cell>
          <table:table-cell office:value-type="string">
            <text:p>eleve79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800</text:p>
          </table:table-cell>
          <table:table-cell office:value-type="string">
            <text:p>aurelia</text:p>
          </table:table-cell>
          <table:table-cell office:value-type="string">
            <text:p>eleve80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801</text:p>
          </table:table-cell>
          <table:table-cell office:value-type="string">
            <text:p>olivier</text:p>
          </table:table-cell>
          <table:table-cell office:value-type="string">
            <text:p>eleve80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802</text:p>
          </table:table-cell>
          <table:table-cell office:value-type="string">
            <text:p>mickael</text:p>
          </table:table-cell>
          <table:table-cell office:value-type="string">
            <text:p>eleve80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803</text:p>
          </table:table-cell>
          <table:table-cell office:value-type="string">
            <text:p>laetitia</text:p>
          </table:table-cell>
          <table:table-cell office:value-type="string">
            <text:p>eleve80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804</text:p>
          </table:table-cell>
          <table:table-cell office:value-type="string">
            <text:p>nadia</text:p>
          </table:table-cell>
          <table:table-cell office:value-type="string">
            <text:p>eleve80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805</text:p>
          </table:table-cell>
          <table:table-cell office:value-type="string">
            <text:p>guillaume</text:p>
          </table:table-cell>
          <table:table-cell office:value-type="string">
            <text:p>eleve80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806</text:p>
          </table:table-cell>
          <table:table-cell office:value-type="string">
            <text:p>janique</text:p>
          </table:table-cell>
          <table:table-cell office:value-type="string">
            <text:p>eleve80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807</text:p>
          </table:table-cell>
          <table:table-cell office:value-type="string">
            <text:p>clement</text:p>
          </table:table-cell>
          <table:table-cell office:value-type="string">
            <text:p>eleve80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808</text:p>
          </table:table-cell>
          <table:table-cell office:value-type="string">
            <text:p>anne</text:p>
          </table:table-cell>
          <table:table-cell office:value-type="string">
            <text:p>eleve80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809</text:p>
          </table:table-cell>
          <table:table-cell office:value-type="string">
            <text:p>laure</text:p>
          </table:table-cell>
          <table:table-cell office:value-type="string">
            <text:p>eleve80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810</text:p>
          </table:table-cell>
          <table:table-cell office:value-type="string">
            <text:p>aurelia</text:p>
          </table:table-cell>
          <table:table-cell office:value-type="string">
            <text:p>eleve81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811</text:p>
          </table:table-cell>
          <table:table-cell office:value-type="string">
            <text:p>nadia</text:p>
          </table:table-cell>
          <table:table-cell office:value-type="string">
            <text:p>eleve81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812</text:p>
          </table:table-cell>
          <table:table-cell office:value-type="string">
            <text:p>guillaume</text:p>
          </table:table-cell>
          <table:table-cell office:value-type="string">
            <text:p>eleve81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813</text:p>
          </table:table-cell>
          <table:table-cell office:value-type="string">
            <text:p>janique</text:p>
          </table:table-cell>
          <table:table-cell office:value-type="string">
            <text:p>eleve81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814</text:p>
          </table:table-cell>
          <table:table-cell office:value-type="string">
            <text:p>clement</text:p>
          </table:table-cell>
          <table:table-cell office:value-type="string">
            <text:p>eleve81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815</text:p>
          </table:table-cell>
          <table:table-cell office:value-type="string">
            <text:p>anne</text:p>
          </table:table-cell>
          <table:table-cell office:value-type="string">
            <text:p>eleve81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816</text:p>
          </table:table-cell>
          <table:table-cell office:value-type="string">
            <text:p>laure</text:p>
          </table:table-cell>
          <table:table-cell office:value-type="string">
            <text:p>eleve81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817</text:p>
          </table:table-cell>
          <table:table-cell office:value-type="string">
            <text:p>aurelia</text:p>
          </table:table-cell>
          <table:table-cell office:value-type="string">
            <text:p>eleve81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818</text:p>
          </table:table-cell>
          <table:table-cell office:value-type="string">
            <text:p>olivier</text:p>
          </table:table-cell>
          <table:table-cell office:value-type="string">
            <text:p>eleve81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819</text:p>
          </table:table-cell>
          <table:table-cell office:value-type="string">
            <text:p>mickael</text:p>
          </table:table-cell>
          <table:table-cell office:value-type="string">
            <text:p>eleve81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820</text:p>
          </table:table-cell>
          <table:table-cell office:value-type="string">
            <text:p>laetitia</text:p>
          </table:table-cell>
          <table:table-cell office:value-type="string">
            <text:p>eleve82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821</text:p>
          </table:table-cell>
          <table:table-cell office:value-type="string">
            <text:p>nadia</text:p>
          </table:table-cell>
          <table:table-cell office:value-type="string">
            <text:p>eleve82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822</text:p>
          </table:table-cell>
          <table:table-cell office:value-type="string">
            <text:p>guillaume</text:p>
          </table:table-cell>
          <table:table-cell office:value-type="string">
            <text:p>eleve82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823</text:p>
          </table:table-cell>
          <table:table-cell office:value-type="string">
            <text:p>janique</text:p>
          </table:table-cell>
          <table:table-cell office:value-type="string">
            <text:p>eleve82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824</text:p>
          </table:table-cell>
          <table:table-cell office:value-type="string">
            <text:p>clement</text:p>
          </table:table-cell>
          <table:table-cell office:value-type="string">
            <text:p>eleve82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825</text:p>
          </table:table-cell>
          <table:table-cell office:value-type="string">
            <text:p>anne</text:p>
          </table:table-cell>
          <table:table-cell office:value-type="string">
            <text:p>eleve82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826</text:p>
          </table:table-cell>
          <table:table-cell office:value-type="string">
            <text:p>laure</text:p>
          </table:table-cell>
          <table:table-cell office:value-type="string">
            <text:p>eleve82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827</text:p>
          </table:table-cell>
          <table:table-cell office:value-type="string">
            <text:p>aurelia</text:p>
          </table:table-cell>
          <table:table-cell office:value-type="string">
            <text:p>eleve82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828</text:p>
          </table:table-cell>
          <table:table-cell office:value-type="string">
            <text:p>olivier</text:p>
          </table:table-cell>
          <table:table-cell office:value-type="string">
            <text:p>eleve82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829</text:p>
          </table:table-cell>
          <table:table-cell office:value-type="string">
            <text:p>mickael</text:p>
          </table:table-cell>
          <table:table-cell office:value-type="string">
            <text:p>eleve82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830</text:p>
          </table:table-cell>
          <table:table-cell office:value-type="string">
            <text:p>laetitia</text:p>
          </table:table-cell>
          <table:table-cell office:value-type="string">
            <text:p>eleve83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831</text:p>
          </table:table-cell>
          <table:table-cell office:value-type="string">
            <text:p>nadia</text:p>
          </table:table-cell>
          <table:table-cell office:value-type="string">
            <text:p>eleve83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832</text:p>
          </table:table-cell>
          <table:table-cell office:value-type="string">
            <text:p>guillaume</text:p>
          </table:table-cell>
          <table:table-cell office:value-type="string">
            <text:p>eleve83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833</text:p>
          </table:table-cell>
          <table:table-cell office:value-type="string">
            <text:p>janique</text:p>
          </table:table-cell>
          <table:table-cell office:value-type="string">
            <text:p>eleve83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834</text:p>
          </table:table-cell>
          <table:table-cell office:value-type="string">
            <text:p>clement</text:p>
          </table:table-cell>
          <table:table-cell office:value-type="string">
            <text:p>eleve83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835</text:p>
          </table:table-cell>
          <table:table-cell office:value-type="string">
            <text:p>anne</text:p>
          </table:table-cell>
          <table:table-cell office:value-type="string">
            <text:p>eleve83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836</text:p>
          </table:table-cell>
          <table:table-cell office:value-type="string">
            <text:p>laure</text:p>
          </table:table-cell>
          <table:table-cell office:value-type="string">
            <text:p>eleve83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837</text:p>
          </table:table-cell>
          <table:table-cell office:value-type="string">
            <text:p>aurelia</text:p>
          </table:table-cell>
          <table:table-cell office:value-type="string">
            <text:p>eleve83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838</text:p>
          </table:table-cell>
          <table:table-cell office:value-type="string">
            <text:p>nadia</text:p>
          </table:table-cell>
          <table:table-cell office:value-type="string">
            <text:p>eleve83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839</text:p>
          </table:table-cell>
          <table:table-cell office:value-type="string">
            <text:p>guillaume</text:p>
          </table:table-cell>
          <table:table-cell office:value-type="string">
            <text:p>eleve83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840</text:p>
          </table:table-cell>
          <table:table-cell office:value-type="string">
            <text:p>janique</text:p>
          </table:table-cell>
          <table:table-cell office:value-type="string">
            <text:p>eleve84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841</text:p>
          </table:table-cell>
          <table:table-cell office:value-type="string">
            <text:p>clement</text:p>
          </table:table-cell>
          <table:table-cell office:value-type="string">
            <text:p>eleve84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842</text:p>
          </table:table-cell>
          <table:table-cell office:value-type="string">
            <text:p>anne</text:p>
          </table:table-cell>
          <table:table-cell office:value-type="string">
            <text:p>eleve84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843</text:p>
          </table:table-cell>
          <table:table-cell office:value-type="string">
            <text:p>laure</text:p>
          </table:table-cell>
          <table:table-cell office:value-type="string">
            <text:p>eleve84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844</text:p>
          </table:table-cell>
          <table:table-cell office:value-type="string">
            <text:p>aurelia</text:p>
          </table:table-cell>
          <table:table-cell office:value-type="string">
            <text:p>eleve84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845</text:p>
          </table:table-cell>
          <table:table-cell office:value-type="string">
            <text:p>olivier</text:p>
          </table:table-cell>
          <table:table-cell office:value-type="string">
            <text:p>eleve84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846</text:p>
          </table:table-cell>
          <table:table-cell office:value-type="string">
            <text:p>mickael</text:p>
          </table:table-cell>
          <table:table-cell office:value-type="string">
            <text:p>eleve84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847</text:p>
          </table:table-cell>
          <table:table-cell office:value-type="string">
            <text:p>laetitia</text:p>
          </table:table-cell>
          <table:table-cell office:value-type="string">
            <text:p>eleve84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848</text:p>
          </table:table-cell>
          <table:table-cell office:value-type="string">
            <text:p>nadia</text:p>
          </table:table-cell>
          <table:table-cell office:value-type="string">
            <text:p>eleve84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849</text:p>
          </table:table-cell>
          <table:table-cell office:value-type="string">
            <text:p>guillaume</text:p>
          </table:table-cell>
          <table:table-cell office:value-type="string">
            <text:p>eleve84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850</text:p>
          </table:table-cell>
          <table:table-cell office:value-type="string">
            <text:p>janique</text:p>
          </table:table-cell>
          <table:table-cell office:value-type="string">
            <text:p>eleve85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851</text:p>
          </table:table-cell>
          <table:table-cell office:value-type="string">
            <text:p>clement</text:p>
          </table:table-cell>
          <table:table-cell office:value-type="string">
            <text:p>eleve85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852</text:p>
          </table:table-cell>
          <table:table-cell office:value-type="string">
            <text:p>anne</text:p>
          </table:table-cell>
          <table:table-cell office:value-type="string">
            <text:p>eleve85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853</text:p>
          </table:table-cell>
          <table:table-cell office:value-type="string">
            <text:p>laure</text:p>
          </table:table-cell>
          <table:table-cell office:value-type="string">
            <text:p>eleve85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854</text:p>
          </table:table-cell>
          <table:table-cell office:value-type="string">
            <text:p>aurelia</text:p>
          </table:table-cell>
          <table:table-cell office:value-type="string">
            <text:p>eleve85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855</text:p>
          </table:table-cell>
          <table:table-cell office:value-type="string">
            <text:p>olivier</text:p>
          </table:table-cell>
          <table:table-cell office:value-type="string">
            <text:p>eleve85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856</text:p>
          </table:table-cell>
          <table:table-cell office:value-type="string">
            <text:p>mickael</text:p>
          </table:table-cell>
          <table:table-cell office:value-type="string">
            <text:p>eleve85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857</text:p>
          </table:table-cell>
          <table:table-cell office:value-type="string">
            <text:p>laetitia</text:p>
          </table:table-cell>
          <table:table-cell office:value-type="string">
            <text:p>eleve85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858</text:p>
          </table:table-cell>
          <table:table-cell office:value-type="string">
            <text:p>nadia</text:p>
          </table:table-cell>
          <table:table-cell office:value-type="string">
            <text:p>eleve85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859</text:p>
          </table:table-cell>
          <table:table-cell office:value-type="string">
            <text:p>guillaume</text:p>
          </table:table-cell>
          <table:table-cell office:value-type="string">
            <text:p>eleve85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860</text:p>
          </table:table-cell>
          <table:table-cell office:value-type="string">
            <text:p>janique</text:p>
          </table:table-cell>
          <table:table-cell office:value-type="string">
            <text:p>eleve86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861</text:p>
          </table:table-cell>
          <table:table-cell office:value-type="string">
            <text:p>clement</text:p>
          </table:table-cell>
          <table:table-cell office:value-type="string">
            <text:p>eleve86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862</text:p>
          </table:table-cell>
          <table:table-cell office:value-type="string">
            <text:p>anne</text:p>
          </table:table-cell>
          <table:table-cell office:value-type="string">
            <text:p>eleve86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863</text:p>
          </table:table-cell>
          <table:table-cell office:value-type="string">
            <text:p>laure</text:p>
          </table:table-cell>
          <table:table-cell office:value-type="string">
            <text:p>eleve86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864</text:p>
          </table:table-cell>
          <table:table-cell office:value-type="string">
            <text:p>aurelia</text:p>
          </table:table-cell>
          <table:table-cell office:value-type="string">
            <text:p>eleve86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865</text:p>
          </table:table-cell>
          <table:table-cell office:value-type="string">
            <text:p>nadia</text:p>
          </table:table-cell>
          <table:table-cell office:value-type="string">
            <text:p>eleve86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866</text:p>
          </table:table-cell>
          <table:table-cell office:value-type="string">
            <text:p>guillaume</text:p>
          </table:table-cell>
          <table:table-cell office:value-type="string">
            <text:p>eleve86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867</text:p>
          </table:table-cell>
          <table:table-cell office:value-type="string">
            <text:p>janique</text:p>
          </table:table-cell>
          <table:table-cell office:value-type="string">
            <text:p>eleve86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868</text:p>
          </table:table-cell>
          <table:table-cell office:value-type="string">
            <text:p>clement</text:p>
          </table:table-cell>
          <table:table-cell office:value-type="string">
            <text:p>eleve86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869</text:p>
          </table:table-cell>
          <table:table-cell office:value-type="string">
            <text:p>anne</text:p>
          </table:table-cell>
          <table:table-cell office:value-type="string">
            <text:p>eleve86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870</text:p>
          </table:table-cell>
          <table:table-cell office:value-type="string">
            <text:p>laure</text:p>
          </table:table-cell>
          <table:table-cell office:value-type="string">
            <text:p>eleve87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871</text:p>
          </table:table-cell>
          <table:table-cell office:value-type="string">
            <text:p>aurelia</text:p>
          </table:table-cell>
          <table:table-cell office:value-type="string">
            <text:p>eleve87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872</text:p>
          </table:table-cell>
          <table:table-cell office:value-type="string">
            <text:p>olivier</text:p>
          </table:table-cell>
          <table:table-cell office:value-type="string">
            <text:p>eleve87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873</text:p>
          </table:table-cell>
          <table:table-cell office:value-type="string">
            <text:p>mickael</text:p>
          </table:table-cell>
          <table:table-cell office:value-type="string">
            <text:p>eleve87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874</text:p>
          </table:table-cell>
          <table:table-cell office:value-type="string">
            <text:p>laetitia</text:p>
          </table:table-cell>
          <table:table-cell office:value-type="string">
            <text:p>eleve87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875</text:p>
          </table:table-cell>
          <table:table-cell office:value-type="string">
            <text:p>nadia</text:p>
          </table:table-cell>
          <table:table-cell office:value-type="string">
            <text:p>eleve87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876</text:p>
          </table:table-cell>
          <table:table-cell office:value-type="string">
            <text:p>guillaume</text:p>
          </table:table-cell>
          <table:table-cell office:value-type="string">
            <text:p>eleve87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877</text:p>
          </table:table-cell>
          <table:table-cell office:value-type="string">
            <text:p>janique</text:p>
          </table:table-cell>
          <table:table-cell office:value-type="string">
            <text:p>eleve87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878</text:p>
          </table:table-cell>
          <table:table-cell office:value-type="string">
            <text:p>clement</text:p>
          </table:table-cell>
          <table:table-cell office:value-type="string">
            <text:p>eleve87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879</text:p>
          </table:table-cell>
          <table:table-cell office:value-type="string">
            <text:p>anne</text:p>
          </table:table-cell>
          <table:table-cell office:value-type="string">
            <text:p>eleve87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880</text:p>
          </table:table-cell>
          <table:table-cell office:value-type="string">
            <text:p>laure</text:p>
          </table:table-cell>
          <table:table-cell office:value-type="string">
            <text:p>eleve88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881</text:p>
          </table:table-cell>
          <table:table-cell office:value-type="string">
            <text:p>aurelia</text:p>
          </table:table-cell>
          <table:table-cell office:value-type="string">
            <text:p>eleve88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882</text:p>
          </table:table-cell>
          <table:table-cell office:value-type="string">
            <text:p>olivier</text:p>
          </table:table-cell>
          <table:table-cell office:value-type="string">
            <text:p>eleve88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883</text:p>
          </table:table-cell>
          <table:table-cell office:value-type="string">
            <text:p>mickael</text:p>
          </table:table-cell>
          <table:table-cell office:value-type="string">
            <text:p>eleve88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884</text:p>
          </table:table-cell>
          <table:table-cell office:value-type="string">
            <text:p>laetitia</text:p>
          </table:table-cell>
          <table:table-cell office:value-type="string">
            <text:p>eleve88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23">23/11/2006</text:date>, <text:time>14:39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1-23T14:01:01</meta:creation-date>
    <dc:language>fr-FR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4" meta:cell-count="21117"/>
  </office:meta>
</office:document-meta>
</file>